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356.71mm" svg:y="1mm">
            <draw:object draw:notify-on-update-of-ranges="Sheet1.A2:Sheet1.A225 Sheet1.E2:Sheet1.E225 Sheet1.H2:Sheet1.H225 Sheet1.T2:Sheet1.T2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22:19:32.6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025" calcext:value-type="float">
            <text:p>22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475" calcext:value-type="float">
            <text:p>3.4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I</text:p>
          </table:table-cell>
          <table:table-cell office:value-type="float" office:value="1.236" calcext:value-type="float">
            <text:p>1.236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5.986" calcext:value-type="float">
            <text:p>35.9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19:32.6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025" calcext:value-type="float">
            <text:p>22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475" calcext:value-type="float">
            <text:p>3.4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I</text:p>
          </table:table-cell>
          <table:table-cell office:value-type="float" office:value="1.236" calcext:value-type="float">
            <text:p>1.236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5.986" calcext:value-type="float">
            <text:p>35.9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19:38.7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962" calcext:value-type="float">
            <text:p>21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538" calcext:value-type="float">
            <text:p>3.5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5.375" calcext:value-type="float">
            <text:p>35.375</text:p>
          </table:table-cell>
          <table:table-cell office:value-type="string" calcext:value-type="string">
            <text:p>I</text:p>
          </table:table-cell>
          <table:table-cell office:value-type="float" office:value="1.661" calcext:value-type="float">
            <text:p>1.661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7.036" calcext:value-type="float">
            <text:p>37.0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19:44.86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962" calcext:value-type="float">
            <text:p>21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538" calcext:value-type="float">
            <text:p>3.5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5.375" calcext:value-type="float">
            <text:p>35.375</text:p>
          </table:table-cell>
          <table:table-cell office:value-type="string" calcext:value-type="string">
            <text:p>I</text:p>
          </table:table-cell>
          <table:table-cell office:value-type="float" office:value="2.085" calcext:value-type="float">
            <text:p>2.085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7.46" calcext:value-type="float">
            <text:p>37.4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19:51.03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025" calcext:value-type="float">
            <text:p>22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475" calcext:value-type="float">
            <text:p>3.4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I</text:p>
          </table:table-cell>
          <table:table-cell office:value-type="float" office:value="2.502" calcext:value-type="float">
            <text:p>2.50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7.252" calcext:value-type="float">
            <text:p>37.25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19:57.14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025" calcext:value-type="float">
            <text:p>22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475" calcext:value-type="float">
            <text:p>3.4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I</text:p>
          </table:table-cell>
          <table:table-cell office:value-type="float" office:value="2.919" calcext:value-type="float">
            <text:p>2.91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7.669" calcext:value-type="float">
            <text:p>37.66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0:03.2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025" calcext:value-type="float">
            <text:p>22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475" calcext:value-type="float">
            <text:p>3.4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I</text:p>
          </table:table-cell>
          <table:table-cell office:value-type="float" office:value="3.336" calcext:value-type="float">
            <text:p>3.33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8.086" calcext:value-type="float">
            <text:p>38.0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0:09.43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087" calcext:value-type="float">
            <text:p>22.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413" calcext:value-type="float">
            <text:p>3.4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4.125" calcext:value-type="float">
            <text:p>34.125</text:p>
          </table:table-cell>
          <table:table-cell office:value-type="string" calcext:value-type="string">
            <text:p>I</text:p>
          </table:table-cell>
          <table:table-cell office:value-type="float" office:value="3.746" calcext:value-type="float">
            <text:p>3.74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7.871" calcext:value-type="float">
            <text:p>37.87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0:15.57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087" calcext:value-type="float">
            <text:p>22.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413" calcext:value-type="float">
            <text:p>3.4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4.125" calcext:value-type="float">
            <text:p>34.125</text:p>
          </table:table-cell>
          <table:table-cell office:value-type="string" calcext:value-type="string">
            <text:p>I</text:p>
          </table:table-cell>
          <table:table-cell office:value-type="float" office:value="4.155" calcext:value-type="float">
            <text:p>4.155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8.28" calcext:value-type="float">
            <text:p>38.2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0:21.6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087" calcext:value-type="float">
            <text:p>22.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413" calcext:value-type="float">
            <text:p>3.4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4.125" calcext:value-type="float">
            <text:p>34.125</text:p>
          </table:table-cell>
          <table:table-cell office:value-type="string" calcext:value-type="string">
            <text:p>I</text:p>
          </table:table-cell>
          <table:table-cell office:value-type="float" office:value="4.565" calcext:value-type="float">
            <text:p>4.565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8.69" calcext:value-type="float">
            <text:p>38.6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0:27.79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I</text:p>
          </table:table-cell>
          <table:table-cell office:value-type="float" office:value="4.967" calcext:value-type="float">
            <text:p>4.967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8.467" calcext:value-type="float">
            <text:p>38.46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0:33.92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I</text:p>
          </table:table-cell>
          <table:table-cell office:value-type="float" office:value="5.369" calcext:value-type="float">
            <text:p>5.36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8.869" calcext:value-type="float">
            <text:p>38.86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0:40.08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I</text:p>
          </table:table-cell>
          <table:table-cell office:value-type="float" office:value="5.771" calcext:value-type="float">
            <text:p>5.77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9.271" calcext:value-type="float">
            <text:p>39.27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0:46.2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212" calcext:value-type="float">
            <text:p>22.2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288" calcext:value-type="float">
            <text:p>3.2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2.875" calcext:value-type="float">
            <text:p>32.875</text:p>
          </table:table-cell>
          <table:table-cell office:value-type="string" calcext:value-type="string">
            <text:p>I</text:p>
          </table:table-cell>
          <table:table-cell office:value-type="float" office:value="6.165" calcext:value-type="float">
            <text:p>6.165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9.04" calcext:value-type="float">
            <text:p>39.0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0:52.33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275" calcext:value-type="float">
            <text:p>22.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225" calcext:value-type="float">
            <text:p>3.2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I</text:p>
          </table:table-cell>
          <table:table-cell office:value-type="float" office:value="6.552" calcext:value-type="float">
            <text:p>6.55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8.802" calcext:value-type="float">
            <text:p>38.80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0:58.48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275" calcext:value-type="float">
            <text:p>22.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225" calcext:value-type="float">
            <text:p>3.2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I</text:p>
          </table:table-cell>
          <table:table-cell office:value-type="float" office:value="6.939" calcext:value-type="float">
            <text:p>6.93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9.189" calcext:value-type="float">
            <text:p>39.18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1:04.6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337" calcext:value-type="float">
            <text:p>22.3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163" calcext:value-type="float">
            <text:p>3.1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1.625" calcext:value-type="float">
            <text:p>31.625</text:p>
          </table:table-cell>
          <table:table-cell office:value-type="string" calcext:value-type="string">
            <text:p>I</text:p>
          </table:table-cell>
          <table:table-cell office:value-type="float" office:value="7.319" calcext:value-type="float">
            <text:p>7.31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8.944" calcext:value-type="float">
            <text:p>38.94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1:10.77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337" calcext:value-type="float">
            <text:p>22.3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163" calcext:value-type="float">
            <text:p>3.1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1.625" calcext:value-type="float">
            <text:p>31.625</text:p>
          </table:table-cell>
          <table:table-cell office:value-type="string" calcext:value-type="string">
            <text:p>I</text:p>
          </table:table-cell>
          <table:table-cell office:value-type="float" office:value="7.698" calcext:value-type="float">
            <text:p>7.698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9.323" calcext:value-type="float">
            <text:p>39.32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1:16.9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337" calcext:value-type="float">
            <text:p>22.3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163" calcext:value-type="float">
            <text:p>3.1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1.625" calcext:value-type="float">
            <text:p>31.625</text:p>
          </table:table-cell>
          <table:table-cell office:value-type="string" calcext:value-type="string">
            <text:p>I</text:p>
          </table:table-cell>
          <table:table-cell office:value-type="float" office:value="8.078" calcext:value-type="float">
            <text:p>8.078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9.703" calcext:value-type="float">
            <text:p>39.70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1:23.0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337" calcext:value-type="float">
            <text:p>22.3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163" calcext:value-type="float">
            <text:p>3.1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1.625" calcext:value-type="float">
            <text:p>31.625</text:p>
          </table:table-cell>
          <table:table-cell office:value-type="string" calcext:value-type="string">
            <text:p>I</text:p>
          </table:table-cell>
          <table:table-cell office:value-type="float" office:value="8.457" calcext:value-type="float">
            <text:p>8.457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0.082" calcext:value-type="float">
            <text:p>40.08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1:29.1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</text:p>
          </table:table-cell>
          <table:table-cell office:value-type="float" office:value="8.829" calcext:value-type="float">
            <text:p>8.82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9.829" calcext:value-type="float">
            <text:p>39.82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1:35.2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462" calcext:value-type="float">
            <text:p>22.4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038" calcext:value-type="float">
            <text:p>3.0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0.375" calcext:value-type="float">
            <text:p>30.375</text:p>
          </table:table-cell>
          <table:table-cell office:value-type="string" calcext:value-type="string">
            <text:p>I</text:p>
          </table:table-cell>
          <table:table-cell office:value-type="float" office:value="9.194" calcext:value-type="float">
            <text:p>9.194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9.569" calcext:value-type="float">
            <text:p>39.56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1:41.4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462" calcext:value-type="float">
            <text:p>22.4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038" calcext:value-type="float">
            <text:p>3.0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0.375" calcext:value-type="float">
            <text:p>30.375</text:p>
          </table:table-cell>
          <table:table-cell office:value-type="string" calcext:value-type="string">
            <text:p>I</text:p>
          </table:table-cell>
          <table:table-cell office:value-type="float" office:value="9.558" calcext:value-type="float">
            <text:p>9.558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9.933" calcext:value-type="float">
            <text:p>39.9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1:47.5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525" calcext:value-type="float">
            <text:p>22.5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2.975" calcext:value-type="float">
            <text:p>2.9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I</text:p>
          </table:table-cell>
          <table:table-cell office:value-type="float" office:value="9.915" calcext:value-type="float">
            <text:p>9.915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9.665" calcext:value-type="float">
            <text:p>39.6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1:53.7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525" calcext:value-type="float">
            <text:p>22.5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2.975" calcext:value-type="float">
            <text:p>2.9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I</text:p>
          </table:table-cell>
          <table:table-cell office:value-type="float" office:value="10.272" calcext:value-type="float">
            <text:p>10.27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0.022" calcext:value-type="float">
            <text:p>40.02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1:59.8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525" calcext:value-type="float">
            <text:p>22.5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2.975" calcext:value-type="float">
            <text:p>2.9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I</text:p>
          </table:table-cell>
          <table:table-cell office:value-type="float" office:value="10.629" calcext:value-type="float">
            <text:p>10.62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0.379" calcext:value-type="float">
            <text:p>40.37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2:05.94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587" calcext:value-type="float">
            <text:p>22.5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2.913" calcext:value-type="float">
            <text:p>2.9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9.125" calcext:value-type="float">
            <text:p>29.125</text:p>
          </table:table-cell>
          <table:table-cell office:value-type="string" calcext:value-type="string">
            <text:p>I</text:p>
          </table:table-cell>
          <table:table-cell office:value-type="float" office:value="10.979" calcext:value-type="float">
            <text:p>10.97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0.104" calcext:value-type="float">
            <text:p>40.10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2:12.07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587" calcext:value-type="float">
            <text:p>22.5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2.913" calcext:value-type="float">
            <text:p>2.9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9.125" calcext:value-type="float">
            <text:p>29.125</text:p>
          </table:table-cell>
          <table:table-cell office:value-type="string" calcext:value-type="string">
            <text:p>I</text:p>
          </table:table-cell>
          <table:table-cell office:value-type="float" office:value="11.328" calcext:value-type="float">
            <text:p>11.328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0.453" calcext:value-type="float">
            <text:p>40.4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2:18.24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587" calcext:value-type="float">
            <text:p>22.5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2.913" calcext:value-type="float">
            <text:p>2.9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9.125" calcext:value-type="float">
            <text:p>29.125</text:p>
          </table:table-cell>
          <table:table-cell office:value-type="string" calcext:value-type="string">
            <text:p>I</text:p>
          </table:table-cell>
          <table:table-cell office:value-type="float" office:value="11.677" calcext:value-type="float">
            <text:p>11.677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0.803" calcext:value-type="float">
            <text:p>40.80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2:24.3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65" calcext:value-type="float">
            <text:p>22.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I</text:p>
          </table:table-cell>
          <table:table-cell office:value-type="float" office:value="12.019" calcext:value-type="float">
            <text:p>12.01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0.52" calcext:value-type="float">
            <text:p>40.5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2:30.51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65" calcext:value-type="float">
            <text:p>22.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I</text:p>
          </table:table-cell>
          <table:table-cell office:value-type="float" office:value="12.361" calcext:value-type="float">
            <text:p>12.36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0.862" calcext:value-type="float">
            <text:p>40.86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2:36.6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65" calcext:value-type="float">
            <text:p>22.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I</text:p>
          </table:table-cell>
          <table:table-cell office:value-type="float" office:value="12.703" calcext:value-type="float">
            <text:p>12.703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1.204" calcext:value-type="float">
            <text:p>41.20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2:42.76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65" calcext:value-type="float">
            <text:p>22.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I</text:p>
          </table:table-cell>
          <table:table-cell office:value-type="float" office:value="13.045" calcext:value-type="float">
            <text:p>13.045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1.546" calcext:value-type="float">
            <text:p>41.54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2:48.9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65" calcext:value-type="float">
            <text:p>22.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I</text:p>
          </table:table-cell>
          <table:table-cell office:value-type="float" office:value="13.387" calcext:value-type="float">
            <text:p>13.387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1.888" calcext:value-type="float">
            <text:p>41.88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2:55.05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65" calcext:value-type="float">
            <text:p>22.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I</text:p>
          </table:table-cell>
          <table:table-cell office:value-type="float" office:value="13.729" calcext:value-type="float">
            <text:p>13.72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2.229" calcext:value-type="float">
            <text:p>42.22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3:01.18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65" calcext:value-type="float">
            <text:p>22.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I</text:p>
          </table:table-cell>
          <table:table-cell office:value-type="float" office:value="14.071" calcext:value-type="float">
            <text:p>14.07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2.571" calcext:value-type="float">
            <text:p>42.57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3:07.3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65" calcext:value-type="float">
            <text:p>22.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I</text:p>
          </table:table-cell>
          <table:table-cell office:value-type="float" office:value="14.413" calcext:value-type="float">
            <text:p>14.413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2.913" calcext:value-type="float">
            <text:p>42.91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3:13.44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65" calcext:value-type="float">
            <text:p>22.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I</text:p>
          </table:table-cell>
          <table:table-cell office:value-type="float" office:value="14.755" calcext:value-type="float">
            <text:p>14.755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3.256" calcext:value-type="float">
            <text:p>43.25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3:19.60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65" calcext:value-type="float">
            <text:p>22.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I</text:p>
          </table:table-cell>
          <table:table-cell office:value-type="float" office:value="15.097" calcext:value-type="float">
            <text:p>15.097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3.597" calcext:value-type="float">
            <text:p>43.59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3:25.75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65" calcext:value-type="float">
            <text:p>22.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I</text:p>
          </table:table-cell>
          <table:table-cell office:value-type="float" office:value="15.439" calcext:value-type="float">
            <text:p>15.43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3.939" calcext:value-type="float">
            <text:p>43.93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3:31.88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65" calcext:value-type="float">
            <text:p>22.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I</text:p>
          </table:table-cell>
          <table:table-cell office:value-type="float" office:value="15.781" calcext:value-type="float">
            <text:p>15.78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4.281" calcext:value-type="float">
            <text:p>44.28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3:38.01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587" calcext:value-type="float">
            <text:p>22.5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2.913" calcext:value-type="float">
            <text:p>2.9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9.125" calcext:value-type="float">
            <text:p>29.125</text:p>
          </table:table-cell>
          <table:table-cell office:value-type="string" calcext:value-type="string">
            <text:p>I</text:p>
          </table:table-cell>
          <table:table-cell office:value-type="float" office:value="16.131" calcext:value-type="float">
            <text:p>16.131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5.256" calcext:value-type="float">
            <text:p>45.25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3:44.1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587" calcext:value-type="float">
            <text:p>22.5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2.913" calcext:value-type="float">
            <text:p>2.9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9.125" calcext:value-type="float">
            <text:p>29.125</text:p>
          </table:table-cell>
          <table:table-cell office:value-type="string" calcext:value-type="string">
            <text:p>I</text:p>
          </table:table-cell>
          <table:table-cell office:value-type="float" office:value="16.48" calcext:value-type="float">
            <text:p>16.48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5.605" calcext:value-type="float">
            <text:p>45.60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3:50.28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587" calcext:value-type="float">
            <text:p>22.5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2.913" calcext:value-type="float">
            <text:p>2.9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9.125" calcext:value-type="float">
            <text:p>29.125</text:p>
          </table:table-cell>
          <table:table-cell office:value-type="string" calcext:value-type="string">
            <text:p>I</text:p>
          </table:table-cell>
          <table:table-cell office:value-type="float" office:value="16.83" calcext:value-type="float">
            <text:p>16.83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5.955" calcext:value-type="float">
            <text:p>45.9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3:56.39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587" calcext:value-type="float">
            <text:p>22.5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2.913" calcext:value-type="float">
            <text:p>2.9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9.125" calcext:value-type="float">
            <text:p>29.125</text:p>
          </table:table-cell>
          <table:table-cell office:value-type="string" calcext:value-type="string">
            <text:p>I</text:p>
          </table:table-cell>
          <table:table-cell office:value-type="float" office:value="17.179" calcext:value-type="float">
            <text:p>17.17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6.304" calcext:value-type="float">
            <text:p>46.30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4:02.5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525" calcext:value-type="float">
            <text:p>22.5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2.975" calcext:value-type="float">
            <text:p>2.9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I</text:p>
          </table:table-cell>
          <table:table-cell office:value-type="float" office:value="17.536" calcext:value-type="float">
            <text:p>17.536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7.286" calcext:value-type="float">
            <text:p>47.2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4:08.63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525" calcext:value-type="float">
            <text:p>22.5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2.975" calcext:value-type="float">
            <text:p>2.9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I</text:p>
          </table:table-cell>
          <table:table-cell office:value-type="float" office:value="17.893" calcext:value-type="float">
            <text:p>17.893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7.643" calcext:value-type="float">
            <text:p>47.6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4:14.8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462" calcext:value-type="float">
            <text:p>22.4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038" calcext:value-type="float">
            <text:p>3.0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0.375" calcext:value-type="float">
            <text:p>30.375</text:p>
          </table:table-cell>
          <table:table-cell office:value-type="string" calcext:value-type="string">
            <text:p>I</text:p>
          </table:table-cell>
          <table:table-cell office:value-type="float" office:value="18.258" calcext:value-type="float">
            <text:p>18.258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8.633" calcext:value-type="float">
            <text:p>48.6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4:20.93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462" calcext:value-type="float">
            <text:p>22.4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038" calcext:value-type="float">
            <text:p>3.0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0.375" calcext:value-type="float">
            <text:p>30.375</text:p>
          </table:table-cell>
          <table:table-cell office:value-type="string" calcext:value-type="string">
            <text:p>I</text:p>
          </table:table-cell>
          <table:table-cell office:value-type="float" office:value="18.622" calcext:value-type="float">
            <text:p>18.62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8.997" calcext:value-type="float">
            <text:p>48.99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4:27.08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462" calcext:value-type="float">
            <text:p>22.4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038" calcext:value-type="float">
            <text:p>3.0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0.375" calcext:value-type="float">
            <text:p>30.375</text:p>
          </table:table-cell>
          <table:table-cell office:value-type="string" calcext:value-type="string">
            <text:p>I</text:p>
          </table:table-cell>
          <table:table-cell office:value-type="float" office:value="18.987" calcext:value-type="float">
            <text:p>18.987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9.362" calcext:value-type="float">
            <text:p>49.36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4:33.2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</text:p>
          </table:table-cell>
          <table:table-cell office:value-type="float" office:value="19.359" calcext:value-type="float">
            <text:p>19.359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50.359" calcext:value-type="float">
            <text:p>50.35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4:39.34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</text:p>
          </table:table-cell>
          <table:table-cell office:value-type="float" office:value="19.731" calcext:value-type="float">
            <text:p>19.73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50.731" calcext:value-type="float">
            <text:p>50.73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4:45.4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337" calcext:value-type="float">
            <text:p>22.3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163" calcext:value-type="float">
            <text:p>3.1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1.625" calcext:value-type="float">
            <text:p>31.625</text:p>
          </table:table-cell>
          <table:table-cell office:value-type="string" calcext:value-type="string">
            <text:p>I</text:p>
          </table:table-cell>
          <table:table-cell office:value-type="float" office:value="20.11" calcext:value-type="float">
            <text:p>20.11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51.735" calcext:value-type="float">
            <text:p>51.7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4:51.5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337" calcext:value-type="float">
            <text:p>22.3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163" calcext:value-type="float">
            <text:p>3.1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1.625" calcext:value-type="float">
            <text:p>31.625</text:p>
          </table:table-cell>
          <table:table-cell office:value-type="string" calcext:value-type="string">
            <text:p>I</text:p>
          </table:table-cell>
          <table:table-cell office:value-type="float" office:value="20.49" calcext:value-type="float">
            <text:p>20.4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52.115" calcext:value-type="float">
            <text:p>52.1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4:57.7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275" calcext:value-type="float">
            <text:p>22.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225" calcext:value-type="float">
            <text:p>3.2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I</text:p>
          </table:table-cell>
          <table:table-cell office:value-type="float" office:value="20.877" calcext:value-type="float">
            <text:p>20.877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53.127" calcext:value-type="float">
            <text:p>53.12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5:03.90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275" calcext:value-type="float">
            <text:p>22.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225" calcext:value-type="float">
            <text:p>3.2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I</text:p>
          </table:table-cell>
          <table:table-cell office:value-type="float" office:value="21.264" calcext:value-type="float">
            <text:p>21.264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53.514" calcext:value-type="float">
            <text:p>53.51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5:10.03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212" calcext:value-type="float">
            <text:p>22.2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288" calcext:value-type="float">
            <text:p>3.2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2.875" calcext:value-type="float">
            <text:p>32.875</text:p>
          </table:table-cell>
          <table:table-cell office:value-type="string" calcext:value-type="string">
            <text:p>I</text:p>
          </table:table-cell>
          <table:table-cell office:value-type="float" office:value="21.658" calcext:value-type="float">
            <text:p>21.658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54.533" calcext:value-type="float">
            <text:p>54.5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5:16.1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212" calcext:value-type="float">
            <text:p>22.2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288" calcext:value-type="float">
            <text:p>3.2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2.875" calcext:value-type="float">
            <text:p>32.875</text:p>
          </table:table-cell>
          <table:table-cell office:value-type="string" calcext:value-type="string">
            <text:p>I</text:p>
          </table:table-cell>
          <table:table-cell office:value-type="float" office:value="22.053" calcext:value-type="float">
            <text:p>22.053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54.928" calcext:value-type="float">
            <text:p>54.92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5:22.30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I</text:p>
          </table:table-cell>
          <table:table-cell office:value-type="float" office:value="22.455" calcext:value-type="float">
            <text:p>22.455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55.955" calcext:value-type="float">
            <text:p>55.9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5:28.4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087" calcext:value-type="float">
            <text:p>22.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413" calcext:value-type="float">
            <text:p>3.4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4.125" calcext:value-type="float">
            <text:p>34.125</text:p>
          </table:table-cell>
          <table:table-cell office:value-type="string" calcext:value-type="string">
            <text:p>I</text:p>
          </table:table-cell>
          <table:table-cell office:value-type="float" office:value="22.864" calcext:value-type="float">
            <text:p>22.864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56.989" calcext:value-type="float">
            <text:p>56.98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5:34.5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087" calcext:value-type="float">
            <text:p>22.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413" calcext:value-type="float">
            <text:p>3.4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4.125" calcext:value-type="float">
            <text:p>34.125</text:p>
          </table:table-cell>
          <table:table-cell office:value-type="string" calcext:value-type="string">
            <text:p>I</text:p>
          </table:table-cell>
          <table:table-cell office:value-type="float" office:value="23.274" calcext:value-type="float">
            <text:p>23.274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57.399" calcext:value-type="float">
            <text:p>57.39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5:40.68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087" calcext:value-type="float">
            <text:p>22.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413" calcext:value-type="float">
            <text:p>3.4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4.125" calcext:value-type="float">
            <text:p>34.125</text:p>
          </table:table-cell>
          <table:table-cell office:value-type="string" calcext:value-type="string">
            <text:p>I</text:p>
          </table:table-cell>
          <table:table-cell office:value-type="float" office:value="23.683" calcext:value-type="float">
            <text:p>23.683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57.808" calcext:value-type="float">
            <text:p>57.80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5:46.8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025" calcext:value-type="float">
            <text:p>22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475" calcext:value-type="float">
            <text:p>3.4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I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58.85" calcext:value-type="float">
            <text:p>58.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5:52.98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2.025" calcext:value-type="float">
            <text:p>22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475" calcext:value-type="float">
            <text:p>3.4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I</text:p>
          </table:table-cell>
          <table:table-cell office:value-type="float" office:value="24.517" calcext:value-type="float">
            <text:p>24.517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59.267" calcext:value-type="float">
            <text:p>59.26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5:59.0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962" calcext:value-type="float">
            <text:p>21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538" calcext:value-type="float">
            <text:p>3.5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5.375" calcext:value-type="float">
            <text:p>35.375</text:p>
          </table:table-cell>
          <table:table-cell office:value-type="string" calcext:value-type="string">
            <text:p>I</text:p>
          </table:table-cell>
          <table:table-cell office:value-type="float" office:value="24.942" calcext:value-type="float">
            <text:p>24.942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60.317" calcext:value-type="float">
            <text:p>60.31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6:05.25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</text:p>
          </table:table-cell>
          <table:table-cell office:value-type="float" office:value="25.374" calcext:value-type="float">
            <text:p>25.374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61.374" calcext:value-type="float">
            <text:p>61.37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6:11.4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</text:p>
          </table:table-cell>
          <table:table-cell office:value-type="float" office:value="25.806" calcext:value-type="float">
            <text:p>25.80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61.806" calcext:value-type="float">
            <text:p>61.80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6:17.5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837" calcext:value-type="float">
            <text:p>21.8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663" calcext:value-type="float">
            <text:p>3.6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6.625" calcext:value-type="float">
            <text:p>36.625</text:p>
          </table:table-cell>
          <table:table-cell office:value-type="string" calcext:value-type="string">
            <text:p>I</text:p>
          </table:table-cell>
          <table:table-cell office:value-type="float" office:value="26.245" calcext:value-type="float">
            <text:p>26.245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62.87" calcext:value-type="float">
            <text:p>62.8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6:23.66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775" calcext:value-type="float">
            <text:p>21.7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725" calcext:value-type="float">
            <text:p>3.7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I</text:p>
          </table:table-cell>
          <table:table-cell office:value-type="float" office:value="26.692" calcext:value-type="float">
            <text:p>26.692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63.942" calcext:value-type="float">
            <text:p>63.94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6:29.7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775" calcext:value-type="float">
            <text:p>21.7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725" calcext:value-type="float">
            <text:p>3.7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I</text:p>
          </table:table-cell>
          <table:table-cell office:value-type="float" office:value="27.139" calcext:value-type="float">
            <text:p>27.13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64.389" calcext:value-type="float">
            <text:p>64.38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6:35.9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712" calcext:value-type="float">
            <text:p>21.7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788" calcext:value-type="float">
            <text:p>3.7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7.875" calcext:value-type="float">
            <text:p>37.875</text:p>
          </table:table-cell>
          <table:table-cell office:value-type="string" calcext:value-type="string">
            <text:p>I</text:p>
          </table:table-cell>
          <table:table-cell office:value-type="float" office:value="27.594" calcext:value-type="float">
            <text:p>27.594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65.469" calcext:value-type="float">
            <text:p>65.46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6:42.05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712" calcext:value-type="float">
            <text:p>21.7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788" calcext:value-type="float">
            <text:p>3.7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7.875" calcext:value-type="float">
            <text:p>37.875</text:p>
          </table:table-cell>
          <table:table-cell office:value-type="string" calcext:value-type="string">
            <text:p>I</text:p>
          </table:table-cell>
          <table:table-cell office:value-type="float" office:value="28.048" calcext:value-type="float">
            <text:p>28.048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65.923" calcext:value-type="float">
            <text:p>65.92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6:48.1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65" calcext:value-type="float">
            <text:p>21.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I</text:p>
          </table:table-cell>
          <table:table-cell office:value-type="float" office:value="28.51" calcext:value-type="float">
            <text:p>28.51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67.01" calcext:value-type="float">
            <text:p>67.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6:54.32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65" calcext:value-type="float">
            <text:p>21.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I</text:p>
          </table:table-cell>
          <table:table-cell office:value-type="float" office:value="28.972" calcext:value-type="float">
            <text:p>28.97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67.472" calcext:value-type="float">
            <text:p>67.47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7:00.46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587" calcext:value-type="float">
            <text:p>21.5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913" calcext:value-type="float">
            <text:p>3.9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9.125" calcext:value-type="float">
            <text:p>39.125</text:p>
          </table:table-cell>
          <table:table-cell office:value-type="string" calcext:value-type="string">
            <text:p>I</text:p>
          </table:table-cell>
          <table:table-cell office:value-type="float" office:value="29.442" calcext:value-type="float">
            <text:p>29.442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68.567" calcext:value-type="float">
            <text:p>68.56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7:06.62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525" calcext:value-type="float">
            <text:p>21.5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975" calcext:value-type="float">
            <text:p>3.9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I</text:p>
          </table:table-cell>
          <table:table-cell office:value-type="float" office:value="29.919" calcext:value-type="float">
            <text:p>29.919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69.669" calcext:value-type="float">
            <text:p>69.66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7:12.7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525" calcext:value-type="float">
            <text:p>21.5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3.975" calcext:value-type="float">
            <text:p>3.9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I</text:p>
          </table:table-cell>
          <table:table-cell office:value-type="float" office:value="30.396" calcext:value-type="float">
            <text:p>30.39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70.146" calcext:value-type="float">
            <text:p>70.14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7:18.86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462" calcext:value-type="float">
            <text:p>21.4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038" calcext:value-type="float">
            <text:p>4.0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0.375" calcext:value-type="float">
            <text:p>40.375</text:p>
          </table:table-cell>
          <table:table-cell office:value-type="string" calcext:value-type="string">
            <text:p>I</text:p>
          </table:table-cell>
          <table:table-cell office:value-type="float" office:value="30.88" calcext:value-type="float">
            <text:p>30.88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71.255" calcext:value-type="float">
            <text:p>71.2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7:25.02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462" calcext:value-type="float">
            <text:p>21.4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038" calcext:value-type="float">
            <text:p>4.0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0.375" calcext:value-type="float">
            <text:p>40.375</text:p>
          </table:table-cell>
          <table:table-cell office:value-type="string" calcext:value-type="string">
            <text:p>I</text:p>
          </table:table-cell>
          <table:table-cell office:value-type="float" office:value="31.365" calcext:value-type="float">
            <text:p>31.365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71.74" calcext:value-type="float">
            <text:p>71.7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7:31.1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</text:p>
          </table:table-cell>
          <table:table-cell office:value-type="float" office:value="31.857" calcext:value-type="float">
            <text:p>31.857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72.857" calcext:value-type="float">
            <text:p>72.85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7:37.30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</text:p>
          </table:table-cell>
          <table:table-cell office:value-type="float" office:value="32.349" calcext:value-type="float">
            <text:p>32.34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73.349" calcext:value-type="float">
            <text:p>73.3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7:43.43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337" calcext:value-type="float">
            <text:p>21.3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163" calcext:value-type="float">
            <text:p>4.1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1.625" calcext:value-type="float">
            <text:p>41.625</text:p>
          </table:table-cell>
          <table:table-cell office:value-type="string" calcext:value-type="string">
            <text:p>I</text:p>
          </table:table-cell>
          <table:table-cell office:value-type="float" office:value="32.848" calcext:value-type="float">
            <text:p>32.848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74.473" calcext:value-type="float">
            <text:p>74.47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7:49.58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275" calcext:value-type="float">
            <text:p>21.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225" calcext:value-type="float">
            <text:p>4.2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I</text:p>
          </table:table-cell>
          <table:table-cell office:value-type="float" office:value="33.355" calcext:value-type="float">
            <text:p>33.355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75.605" calcext:value-type="float">
            <text:p>75.60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7:55.68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275" calcext:value-type="float">
            <text:p>21.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225" calcext:value-type="float">
            <text:p>4.2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I</text:p>
          </table:table-cell>
          <table:table-cell office:value-type="float" office:value="33.862" calcext:value-type="float">
            <text:p>33.86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76.112" calcext:value-type="float">
            <text:p>76.1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8:01.83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212" calcext:value-type="float">
            <text:p>21.2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288" calcext:value-type="float">
            <text:p>4.2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2.875" calcext:value-type="float">
            <text:p>42.875</text:p>
          </table:table-cell>
          <table:table-cell office:value-type="string" calcext:value-type="string">
            <text:p>I</text:p>
          </table:table-cell>
          <table:table-cell office:value-type="float" office:value="34.377" calcext:value-type="float">
            <text:p>34.377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77.252" calcext:value-type="float">
            <text:p>77.25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8:07.97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212" calcext:value-type="float">
            <text:p>21.2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288" calcext:value-type="float">
            <text:p>4.2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2.875" calcext:value-type="float">
            <text:p>42.875</text:p>
          </table:table-cell>
          <table:table-cell office:value-type="string" calcext:value-type="string">
            <text:p>I</text:p>
          </table:table-cell>
          <table:table-cell office:value-type="float" office:value="34.891" calcext:value-type="float">
            <text:p>34.89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77.766" calcext:value-type="float">
            <text:p>77.7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8:14.1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15" calcext:value-type="float">
            <text:p>21.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35" calcext:value-type="float">
            <text:p>4.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I</text:p>
          </table:table-cell>
          <table:table-cell office:value-type="float" office:value="35.413" calcext:value-type="float">
            <text:p>35.413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78.913" calcext:value-type="float">
            <text:p>78.91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8:20.26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15" calcext:value-type="float">
            <text:p>21.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35" calcext:value-type="float">
            <text:p>4.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I</text:p>
          </table:table-cell>
          <table:table-cell office:value-type="float" office:value="35.935" calcext:value-type="float">
            <text:p>35.935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79.435" calcext:value-type="float">
            <text:p>79.4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8:26.3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087" calcext:value-type="float">
            <text:p>21.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413" calcext:value-type="float">
            <text:p>4.4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4.125" calcext:value-type="float">
            <text:p>44.125</text:p>
          </table:table-cell>
          <table:table-cell office:value-type="string" calcext:value-type="string">
            <text:p>I</text:p>
          </table:table-cell>
          <table:table-cell office:value-type="float" office:value="36.465" calcext:value-type="float">
            <text:p>36.465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8:32.49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087" calcext:value-type="float">
            <text:p>21.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413" calcext:value-type="float">
            <text:p>4.4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4.125" calcext:value-type="float">
            <text:p>44.125</text:p>
          </table:table-cell>
          <table:table-cell office:value-type="string" calcext:value-type="string">
            <text:p>I</text:p>
          </table:table-cell>
          <table:table-cell office:value-type="float" office:value="36.465" calcext:value-type="float">
            <text:p>36.465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8:38.6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025" calcext:value-type="float">
            <text:p>21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475" calcext:value-type="float">
            <text:p>4.4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I</text:p>
          </table:table-cell>
          <table:table-cell office:value-type="float" office:value="36.472" calcext:value-type="float">
            <text:p>36.472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8:44.76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1.025" calcext:value-type="float">
            <text:p>21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475" calcext:value-type="float">
            <text:p>4.4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I</text:p>
          </table:table-cell>
          <table:table-cell office:value-type="float" office:value="36.472" calcext:value-type="float">
            <text:p>36.47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8:50.94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962" calcext:value-type="float">
            <text:p>20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538" calcext:value-type="float">
            <text:p>4.5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5.375" calcext:value-type="float">
            <text:p>45.375</text:p>
          </table:table-cell>
          <table:table-cell office:value-type="string" calcext:value-type="string">
            <text:p>I</text:p>
          </table:table-cell>
          <table:table-cell office:value-type="float" office:value="36.48" calcext:value-type="float">
            <text:p>36.48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8:57.08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962" calcext:value-type="float">
            <text:p>20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538" calcext:value-type="float">
            <text:p>4.5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5.375" calcext:value-type="float">
            <text:p>45.375</text:p>
          </table:table-cell>
          <table:table-cell office:value-type="string" calcext:value-type="string">
            <text:p>I</text:p>
          </table:table-cell>
          <table:table-cell office:value-type="float" office:value="36.48" calcext:value-type="float">
            <text:p>36.48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9:03.17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</text:p>
          </table:table-cell>
          <table:table-cell office:value-type="float" office:value="36.487" calcext:value-type="float">
            <text:p>36.487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9:09.31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</text:p>
          </table:table-cell>
          <table:table-cell office:value-type="float" office:value="36.487" calcext:value-type="float">
            <text:p>36.487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9:15.4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837" calcext:value-type="float">
            <text:p>20.8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663" calcext:value-type="float">
            <text:p>4.6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6.625" calcext:value-type="float">
            <text:p>46.625</text:p>
          </table:table-cell>
          <table:table-cell office:value-type="string" calcext:value-type="string">
            <text:p>I</text:p>
          </table:table-cell>
          <table:table-cell office:value-type="float" office:value="36.495" calcext:value-type="float">
            <text:p>36.495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9:21.59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837" calcext:value-type="float">
            <text:p>20.8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663" calcext:value-type="float">
            <text:p>4.6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6.625" calcext:value-type="float">
            <text:p>46.625</text:p>
          </table:table-cell>
          <table:table-cell office:value-type="string" calcext:value-type="string">
            <text:p>I</text:p>
          </table:table-cell>
          <table:table-cell office:value-type="float" office:value="36.495" calcext:value-type="float">
            <text:p>36.495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9:27.73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775" calcext:value-type="float">
            <text:p>20.7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725" calcext:value-type="float">
            <text:p>4.7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I</text:p>
          </table:table-cell>
          <table:table-cell office:value-type="float" office:value="36.502" calcext:value-type="float">
            <text:p>36.502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9:33.87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775" calcext:value-type="float">
            <text:p>20.7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725" calcext:value-type="float">
            <text:p>4.7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I</text:p>
          </table:table-cell>
          <table:table-cell office:value-type="float" office:value="36.502" calcext:value-type="float">
            <text:p>36.50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9:40.01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712" calcext:value-type="float">
            <text:p>20.7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788" calcext:value-type="float">
            <text:p>4.7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7.875" calcext:value-type="float">
            <text:p>47.875</text:p>
          </table:table-cell>
          <table:table-cell office:value-type="string" calcext:value-type="string">
            <text:p>I</text:p>
          </table:table-cell>
          <table:table-cell office:value-type="float" office:value="36.51" calcext:value-type="float">
            <text:p>36.51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9:46.15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712" calcext:value-type="float">
            <text:p>20.7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788" calcext:value-type="float">
            <text:p>4.7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7.875" calcext:value-type="float">
            <text:p>47.875</text:p>
          </table:table-cell>
          <table:table-cell office:value-type="string" calcext:value-type="string">
            <text:p>I</text:p>
          </table:table-cell>
          <table:table-cell office:value-type="float" office:value="36.51" calcext:value-type="float">
            <text:p>36.5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9:52.2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65" calcext:value-type="float">
            <text:p>20.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I</text:p>
          </table:table-cell>
          <table:table-cell office:value-type="float" office:value="36.517" calcext:value-type="float">
            <text:p>36.517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29:58.37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65" calcext:value-type="float">
            <text:p>20.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I</text:p>
          </table:table-cell>
          <table:table-cell office:value-type="float" office:value="36.517" calcext:value-type="float">
            <text:p>36.517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0:04.5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587" calcext:value-type="float">
            <text:p>20.5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913" calcext:value-type="float">
            <text:p>4.9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9.125" calcext:value-type="float">
            <text:p>49.125</text:p>
          </table:table-cell>
          <table:table-cell office:value-type="string" calcext:value-type="string">
            <text:p>I</text:p>
          </table:table-cell>
          <table:table-cell office:value-type="float" office:value="36.525" calcext:value-type="float">
            <text:p>36.525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0:10.64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587" calcext:value-type="float">
            <text:p>20.5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913" calcext:value-type="float">
            <text:p>4.9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9.125" calcext:value-type="float">
            <text:p>49.125</text:p>
          </table:table-cell>
          <table:table-cell office:value-type="string" calcext:value-type="string">
            <text:p>I</text:p>
          </table:table-cell>
          <table:table-cell office:value-type="float" office:value="36.525" calcext:value-type="float">
            <text:p>36.525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0:16.77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525" calcext:value-type="float">
            <text:p>20.5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975" calcext:value-type="float">
            <text:p>4.9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I</text:p>
          </table:table-cell>
          <table:table-cell office:value-type="float" office:value="36.532" calcext:value-type="float">
            <text:p>36.532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0:22.91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525" calcext:value-type="float">
            <text:p>20.5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975" calcext:value-type="float">
            <text:p>4.9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I</text:p>
          </table:table-cell>
          <table:table-cell office:value-type="float" office:value="36.532" calcext:value-type="float">
            <text:p>36.53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0:29.0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525" calcext:value-type="float">
            <text:p>20.5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975" calcext:value-type="float">
            <text:p>4.9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I</text:p>
          </table:table-cell>
          <table:table-cell office:value-type="float" office:value="36.532" calcext:value-type="float">
            <text:p>36.53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0:35.1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462" calcext:value-type="float">
            <text:p>20.4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038" calcext:value-type="float">
            <text:p>5.0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0.375" calcext:value-type="float">
            <text:p>50.375</text:p>
          </table:table-cell>
          <table:table-cell office:value-type="string" calcext:value-type="string">
            <text:p>I</text:p>
          </table:table-cell>
          <table:table-cell office:value-type="float" office:value="36.54" calcext:value-type="float">
            <text:p>36.54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0:41.3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462" calcext:value-type="float">
            <text:p>20.4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038" calcext:value-type="float">
            <text:p>5.0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0.375" calcext:value-type="float">
            <text:p>50.375</text:p>
          </table:table-cell>
          <table:table-cell office:value-type="string" calcext:value-type="string">
            <text:p>I</text:p>
          </table:table-cell>
          <table:table-cell office:value-type="float" office:value="36.54" calcext:value-type="float">
            <text:p>36.54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0:47.58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462" calcext:value-type="float">
            <text:p>20.4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038" calcext:value-type="float">
            <text:p>5.0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0.375" calcext:value-type="float">
            <text:p>50.375</text:p>
          </table:table-cell>
          <table:table-cell office:value-type="string" calcext:value-type="string">
            <text:p>I</text:p>
          </table:table-cell>
          <table:table-cell office:value-type="float" office:value="36.54" calcext:value-type="float">
            <text:p>36.54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0:53.6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</text:p>
          </table:table-cell>
          <table:table-cell office:value-type="float" office:value="36.547" calcext:value-type="float">
            <text:p>36.547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0:59.79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</text:p>
          </table:table-cell>
          <table:table-cell office:value-type="float" office:value="36.547" calcext:value-type="float">
            <text:p>36.547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1:05.9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337" calcext:value-type="float">
            <text:p>20.3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163" calcext:value-type="float">
            <text:p>5.1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1.625" calcext:value-type="float">
            <text:p>51.625</text:p>
          </table:table-cell>
          <table:table-cell office:value-type="string" calcext:value-type="string">
            <text:p>I</text:p>
          </table:table-cell>
          <table:table-cell office:value-type="float" office:value="36.555" calcext:value-type="float">
            <text:p>36.555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1:12.05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337" calcext:value-type="float">
            <text:p>20.3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163" calcext:value-type="float">
            <text:p>5.1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1.625" calcext:value-type="float">
            <text:p>51.625</text:p>
          </table:table-cell>
          <table:table-cell office:value-type="string" calcext:value-type="string">
            <text:p>I</text:p>
          </table:table-cell>
          <table:table-cell office:value-type="float" office:value="36.555" calcext:value-type="float">
            <text:p>36.555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1:18.2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337" calcext:value-type="float">
            <text:p>20.3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163" calcext:value-type="float">
            <text:p>5.1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1.625" calcext:value-type="float">
            <text:p>51.625</text:p>
          </table:table-cell>
          <table:table-cell office:value-type="string" calcext:value-type="string">
            <text:p>I</text:p>
          </table:table-cell>
          <table:table-cell office:value-type="float" office:value="36.555" calcext:value-type="float">
            <text:p>36.555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1:24.3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275" calcext:value-type="float">
            <text:p>20.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225" calcext:value-type="float">
            <text:p>5.2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2.25" calcext:value-type="float">
            <text:p>52.25</text:p>
          </table:table-cell>
          <table:table-cell office:value-type="string" calcext:value-type="string">
            <text:p>I</text:p>
          </table:table-cell>
          <table:table-cell office:value-type="float" office:value="36.562" calcext:value-type="float">
            <text:p>36.562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1:30.4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275" calcext:value-type="float">
            <text:p>20.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225" calcext:value-type="float">
            <text:p>5.2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2.25" calcext:value-type="float">
            <text:p>52.25</text:p>
          </table:table-cell>
          <table:table-cell office:value-type="string" calcext:value-type="string">
            <text:p>I</text:p>
          </table:table-cell>
          <table:table-cell office:value-type="float" office:value="36.562" calcext:value-type="float">
            <text:p>36.56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1:36.5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275" calcext:value-type="float">
            <text:p>20.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225" calcext:value-type="float">
            <text:p>5.2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2.25" calcext:value-type="float">
            <text:p>52.25</text:p>
          </table:table-cell>
          <table:table-cell office:value-type="string" calcext:value-type="string">
            <text:p>I</text:p>
          </table:table-cell>
          <table:table-cell office:value-type="float" office:value="36.562" calcext:value-type="float">
            <text:p>36.56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1:42.7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212" calcext:value-type="float">
            <text:p>20.2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288" calcext:value-type="float">
            <text:p>5.2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2.875" calcext:value-type="float">
            <text:p>52.875</text:p>
          </table:table-cell>
          <table:table-cell office:value-type="string" calcext:value-type="string">
            <text:p>I</text:p>
          </table:table-cell>
          <table:table-cell office:value-type="float" office:value="36.57" calcext:value-type="float">
            <text:p>36.57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1:48.85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15" calcext:value-type="float">
            <text:p>20.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35" calcext:value-type="float">
            <text:p>5.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I</text:p>
          </table:table-cell>
          <table:table-cell office:value-type="float" office:value="36.577" calcext:value-type="float">
            <text:p>36.577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1:55.0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15" calcext:value-type="float">
            <text:p>20.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35" calcext:value-type="float">
            <text:p>5.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I</text:p>
          </table:table-cell>
          <table:table-cell office:value-type="float" office:value="36.577" calcext:value-type="float">
            <text:p>36.577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2:01.1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15" calcext:value-type="float">
            <text:p>20.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35" calcext:value-type="float">
            <text:p>5.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I</text:p>
          </table:table-cell>
          <table:table-cell office:value-type="float" office:value="36.577" calcext:value-type="float">
            <text:p>36.577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2:07.2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15" calcext:value-type="float">
            <text:p>20.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35" calcext:value-type="float">
            <text:p>5.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I</text:p>
          </table:table-cell>
          <table:table-cell office:value-type="float" office:value="36.577" calcext:value-type="float">
            <text:p>36.577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2:13.4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087" calcext:value-type="float">
            <text:p>20.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413" calcext:value-type="float">
            <text:p>5.4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4.125" calcext:value-type="float">
            <text:p>54.125</text:p>
          </table:table-cell>
          <table:table-cell office:value-type="string" calcext:value-type="string">
            <text:p>I</text:p>
          </table:table-cell>
          <table:table-cell office:value-type="float" office:value="36.585" calcext:value-type="float">
            <text:p>36.585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2:19.52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087" calcext:value-type="float">
            <text:p>20.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413" calcext:value-type="float">
            <text:p>5.4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4.125" calcext:value-type="float">
            <text:p>54.125</text:p>
          </table:table-cell>
          <table:table-cell office:value-type="string" calcext:value-type="string">
            <text:p>I</text:p>
          </table:table-cell>
          <table:table-cell office:value-type="float" office:value="36.585" calcext:value-type="float">
            <text:p>36.585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2:25.7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025" calcext:value-type="float">
            <text:p>20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475" calcext:value-type="float">
            <text:p>5.4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4.75" calcext:value-type="float">
            <text:p>54.75</text:p>
          </table:table-cell>
          <table:table-cell office:value-type="string" calcext:value-type="string">
            <text:p>I</text:p>
          </table:table-cell>
          <table:table-cell office:value-type="float" office:value="36.592" calcext:value-type="float">
            <text:p>36.592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2:31.8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025" calcext:value-type="float">
            <text:p>20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475" calcext:value-type="float">
            <text:p>5.4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4.75" calcext:value-type="float">
            <text:p>54.75</text:p>
          </table:table-cell>
          <table:table-cell office:value-type="string" calcext:value-type="string">
            <text:p>I</text:p>
          </table:table-cell>
          <table:table-cell office:value-type="float" office:value="36.592" calcext:value-type="float">
            <text:p>36.59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2:37.95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20.025" calcext:value-type="float">
            <text:p>20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475" calcext:value-type="float">
            <text:p>5.4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4.75" calcext:value-type="float">
            <text:p>54.75</text:p>
          </table:table-cell>
          <table:table-cell office:value-type="string" calcext:value-type="string">
            <text:p>I</text:p>
          </table:table-cell>
          <table:table-cell office:value-type="float" office:value="36.592" calcext:value-type="float">
            <text:p>36.59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2:44.08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962" calcext:value-type="float">
            <text:p>19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538" calcext:value-type="float">
            <text:p>5.5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5.375" calcext:value-type="float">
            <text:p>55.375</text:p>
          </table:table-cell>
          <table:table-cell office:value-type="string" calcext:value-type="string">
            <text:p>I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2:50.2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962" calcext:value-type="float">
            <text:p>19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538" calcext:value-type="float">
            <text:p>5.5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5.375" calcext:value-type="float">
            <text:p>55.375</text:p>
          </table:table-cell>
          <table:table-cell office:value-type="string" calcext:value-type="string">
            <text:p>I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2:56.38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962" calcext:value-type="float">
            <text:p>19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538" calcext:value-type="float">
            <text:p>5.5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5.375" calcext:value-type="float">
            <text:p>55.375</text:p>
          </table:table-cell>
          <table:table-cell office:value-type="string" calcext:value-type="string">
            <text:p>I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3:02.5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</text:p>
          </table:table-cell>
          <table:table-cell office:value-type="float" office:value="36.607" calcext:value-type="float">
            <text:p>36.607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3:08.66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</text:p>
          </table:table-cell>
          <table:table-cell office:value-type="float" office:value="36.607" calcext:value-type="float">
            <text:p>36.607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3:14.77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</text:p>
          </table:table-cell>
          <table:table-cell office:value-type="float" office:value="36.607" calcext:value-type="float">
            <text:p>36.607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3:20.94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</text:p>
          </table:table-cell>
          <table:table-cell office:value-type="float" office:value="36.607" calcext:value-type="float">
            <text:p>36.607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3:27.05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837" calcext:value-type="float">
            <text:p>19.8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663" calcext:value-type="float">
            <text:p>5.6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6.625" calcext:value-type="float">
            <text:p>56.625</text:p>
          </table:table-cell>
          <table:table-cell office:value-type="string" calcext:value-type="string">
            <text:p>I</text:p>
          </table:table-cell>
          <table:table-cell office:value-type="float" office:value="36.615" calcext:value-type="float">
            <text:p>36.615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3:33.18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837" calcext:value-type="float">
            <text:p>19.8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663" calcext:value-type="float">
            <text:p>5.6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6.625" calcext:value-type="float">
            <text:p>56.625</text:p>
          </table:table-cell>
          <table:table-cell office:value-type="string" calcext:value-type="string">
            <text:p>I</text:p>
          </table:table-cell>
          <table:table-cell office:value-type="float" office:value="36.615" calcext:value-type="float">
            <text:p>36.615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3:39.35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837" calcext:value-type="float">
            <text:p>19.8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663" calcext:value-type="float">
            <text:p>5.6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6.625" calcext:value-type="float">
            <text:p>56.625</text:p>
          </table:table-cell>
          <table:table-cell office:value-type="string" calcext:value-type="string">
            <text:p>I</text:p>
          </table:table-cell>
          <table:table-cell office:value-type="float" office:value="36.615" calcext:value-type="float">
            <text:p>36.615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3:45.49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775" calcext:value-type="float">
            <text:p>19.7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725" calcext:value-type="float">
            <text:p>5.7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7.25" calcext:value-type="float">
            <text:p>57.25</text:p>
          </table:table-cell>
          <table:table-cell office:value-type="string" calcext:value-type="string">
            <text:p>I</text:p>
          </table:table-cell>
          <table:table-cell office:value-type="float" office:value="36.622" calcext:value-type="float">
            <text:p>36.622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3:51.6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775" calcext:value-type="float">
            <text:p>19.7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725" calcext:value-type="float">
            <text:p>5.7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7.25" calcext:value-type="float">
            <text:p>57.25</text:p>
          </table:table-cell>
          <table:table-cell office:value-type="string" calcext:value-type="string">
            <text:p>I</text:p>
          </table:table-cell>
          <table:table-cell office:value-type="float" office:value="36.622" calcext:value-type="float">
            <text:p>36.62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3:57.74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775" calcext:value-type="float">
            <text:p>19.7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725" calcext:value-type="float">
            <text:p>5.7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7.25" calcext:value-type="float">
            <text:p>57.25</text:p>
          </table:table-cell>
          <table:table-cell office:value-type="string" calcext:value-type="string">
            <text:p>I</text:p>
          </table:table-cell>
          <table:table-cell office:value-type="float" office:value="36.622" calcext:value-type="float">
            <text:p>36.62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4:03.87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775" calcext:value-type="float">
            <text:p>19.7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5.725" calcext:value-type="float">
            <text:p>5.7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57.25" calcext:value-type="float">
            <text:p>57.25</text:p>
          </table:table-cell>
          <table:table-cell office:value-type="string" calcext:value-type="string">
            <text:p>I</text:p>
          </table:table-cell>
          <table:table-cell office:value-type="float" office:value="36.622" calcext:value-type="float">
            <text:p>36.62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4:10.0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712" calcext:value-type="float">
            <text:p>19.7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4.788" calcext:value-type="float">
            <text:p>4.7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47.875" calcext:value-type="float">
            <text:p>47.875</text:p>
          </table:table-cell>
          <table:table-cell office:value-type="string" calcext:value-type="string">
            <text:p>I</text:p>
          </table:table-cell>
          <table:table-cell office:value-type="float" office:value="36.51" calcext:value-type="float">
            <text:p>36.51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4:16.13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712" calcext:value-type="float">
            <text:p>19.7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7.875" calcext:value-type="float">
            <text:p>7.875</text:p>
          </table:table-cell>
          <table:table-cell office:value-type="string" calcext:value-type="string">
            <text:p>I</text:p>
          </table:table-cell>
          <table:table-cell office:value-type="float" office:value="36.03" calcext:value-type="float">
            <text:p>36.03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3.905" calcext:value-type="float">
            <text:p>43.90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4:22.27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712" calcext:value-type="float">
            <text:p>19.7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7.875" calcext:value-type="float">
            <text:p>7.875</text:p>
          </table:table-cell>
          <table:table-cell office:value-type="string" calcext:value-type="string">
            <text:p>I</text:p>
          </table:table-cell>
          <table:table-cell office:value-type="float" office:value="36.124" calcext:value-type="float">
            <text:p>36.124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3.999" calcext:value-type="float">
            <text:p>43.99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4:28.4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65" calcext:value-type="float">
            <text:p>19.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I</text:p>
          </table:table-cell>
          <table:table-cell office:value-type="float" office:value="36.226" calcext:value-type="float">
            <text:p>36.226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4.726" calcext:value-type="float">
            <text:p>44.72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4:34.55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65" calcext:value-type="float">
            <text:p>19.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I</text:p>
          </table:table-cell>
          <table:table-cell office:value-type="float" office:value="36.328" calcext:value-type="float">
            <text:p>36.328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4.828" calcext:value-type="float">
            <text:p>44.82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4:40.70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65" calcext:value-type="float">
            <text:p>19.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I</text:p>
          </table:table-cell>
          <table:table-cell office:value-type="float" office:value="36.43" calcext:value-type="float">
            <text:p>36.43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4.93" calcext:value-type="float">
            <text:p>44.9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4:46.8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65" calcext:value-type="float">
            <text:p>19.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I</text:p>
          </table:table-cell>
          <table:table-cell office:value-type="float" office:value="36.532" calcext:value-type="float">
            <text:p>36.53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5.032" calcext:value-type="float">
            <text:p>45.0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4:52.96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587" calcext:value-type="float">
            <text:p>19.5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9.125" calcext:value-type="float">
            <text:p>9.125</text:p>
          </table:table-cell>
          <table:table-cell office:value-type="string" calcext:value-type="string">
            <text:p>I</text:p>
          </table:table-cell>
          <table:table-cell office:value-type="float" office:value="36.642" calcext:value-type="float">
            <text:p>36.642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5.767" calcext:value-type="float">
            <text:p>45.76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4:59.08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587" calcext:value-type="float">
            <text:p>19.5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9.125" calcext:value-type="float">
            <text:p>9.125</text:p>
          </table:table-cell>
          <table:table-cell office:value-type="string" calcext:value-type="string">
            <text:p>I</text:p>
          </table:table-cell>
          <table:table-cell office:value-type="float" office:value="36.751" calcext:value-type="float">
            <text:p>36.75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5.876" calcext:value-type="float">
            <text:p>45.87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5:05.2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587" calcext:value-type="float">
            <text:p>19.5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0.087" calcext:value-type="float">
            <text:p>-0.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0.875" calcext:value-type="float">
            <text:p>-0.875</text:p>
          </table:table-cell>
          <table:table-cell office:value-type="string" calcext:value-type="string">
            <text:p>I</text:p>
          </table:table-cell>
          <table:table-cell office:value-type="float" office:value="36.741" calcext:value-type="float">
            <text:p>36.74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5.866" calcext:value-type="float">
            <text:p>35.8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5:11.35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587" calcext:value-type="float">
            <text:p>19.5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0.087" calcext:value-type="float">
            <text:p>-0.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0.875" calcext:value-type="float">
            <text:p>-0.875</text:p>
          </table:table-cell>
          <table:table-cell office:value-type="string" calcext:value-type="string">
            <text:p>I</text:p>
          </table:table-cell>
          <table:table-cell office:value-type="float" office:value="36.73" calcext:value-type="float">
            <text:p>36.73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5.855" calcext:value-type="float">
            <text:p>35.8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5:17.4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587" calcext:value-type="float">
            <text:p>19.5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0.087" calcext:value-type="float">
            <text:p>-0.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0.875" calcext:value-type="float">
            <text:p>-0.875</text:p>
          </table:table-cell>
          <table:table-cell office:value-type="string" calcext:value-type="string">
            <text:p>I</text:p>
          </table:table-cell>
          <table:table-cell office:value-type="float" office:value="36.72" calcext:value-type="float">
            <text:p>36.7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5.845" calcext:value-type="float">
            <text:p>35.8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5:23.6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525" calcext:value-type="float">
            <text:p>19.5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I</text:p>
          </table:table-cell>
          <table:table-cell office:value-type="float" office:value="36.717" calcext:value-type="float">
            <text:p>36.717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6.467" calcext:value-type="float">
            <text:p>36.46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5:29.75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525" calcext:value-type="float">
            <text:p>19.5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I</text:p>
          </table:table-cell>
          <table:table-cell office:value-type="float" office:value="36.714" calcext:value-type="float">
            <text:p>36.714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6.464" calcext:value-type="float">
            <text:p>36.46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5:35.8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525" calcext:value-type="float">
            <text:p>19.5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I</text:p>
          </table:table-cell>
          <table:table-cell office:value-type="float" office:value="36.711" calcext:value-type="float">
            <text:p>36.71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6.461" calcext:value-type="float">
            <text:p>36.46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5:42.0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462" calcext:value-type="float">
            <text:p>19.4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I</text:p>
          </table:table-cell>
          <table:table-cell office:value-type="float" office:value="36.715" calcext:value-type="float">
            <text:p>36.715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7.09" calcext:value-type="float">
            <text:p>37.0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5:48.17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462" calcext:value-type="float">
            <text:p>19.4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I</text:p>
          </table:table-cell>
          <table:table-cell office:value-type="float" office:value="36.72" calcext:value-type="float">
            <text:p>36.7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7.095" calcext:value-type="float">
            <text:p>37.09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5:54.3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462" calcext:value-type="float">
            <text:p>19.4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0.462" calcext:value-type="float">
            <text:p>-0.4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.625" calcext:value-type="float">
            <text:p>-4.625</text:p>
          </table:table-cell>
          <table:table-cell office:value-type="string" calcext:value-type="string">
            <text:p>I</text:p>
          </table:table-cell>
          <table:table-cell office:value-type="float" office:value="36.664" calcext:value-type="float">
            <text:p>36.664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32.039" calcext:value-type="float">
            <text:p>32.03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6:00.4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462" calcext:value-type="float">
            <text:p>19.4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462" calcext:value-type="float">
            <text:p>-4.4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4.625" calcext:value-type="float">
            <text:p>-44.625</text:p>
          </table:table-cell>
          <table:table-cell office:value-type="string" calcext:value-type="string">
            <text:p>I</text:p>
          </table:table-cell>
          <table:table-cell office:value-type="float" office:value="36.129" calcext:value-type="float">
            <text:p>36.12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6:06.5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462" calcext:value-type="float">
            <text:p>19.4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462" calcext:value-type="float">
            <text:p>-4.4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4.625" calcext:value-type="float">
            <text:p>-44.625</text:p>
          </table:table-cell>
          <table:table-cell office:value-type="string" calcext:value-type="string">
            <text:p>I</text:p>
          </table:table-cell>
          <table:table-cell office:value-type="float" office:value="36.129" calcext:value-type="float">
            <text:p>36.12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6:12.6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4" calcext:value-type="float">
            <text:p>-4.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I</text:p>
          </table:table-cell>
          <table:table-cell office:value-type="float" office:value="36.136" calcext:value-type="float">
            <text:p>36.136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6:18.81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4" calcext:value-type="float">
            <text:p>-4.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I</text:p>
          </table:table-cell>
          <table:table-cell office:value-type="float" office:value="36.136" calcext:value-type="float">
            <text:p>36.13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6:24.96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4" calcext:value-type="float">
            <text:p>-4.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I</text:p>
          </table:table-cell>
          <table:table-cell office:value-type="float" office:value="36.136" calcext:value-type="float">
            <text:p>36.13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6:31.0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4" calcext:value-type="float">
            <text:p>-4.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I</text:p>
          </table:table-cell>
          <table:table-cell office:value-type="float" office:value="36.136" calcext:value-type="float">
            <text:p>36.13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6:37.2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4" calcext:value-type="float">
            <text:p>-4.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I</text:p>
          </table:table-cell>
          <table:table-cell office:value-type="float" office:value="36.136" calcext:value-type="float">
            <text:p>36.13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6:43.37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337" calcext:value-type="float">
            <text:p>19.3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337" calcext:value-type="float">
            <text:p>-4.3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3.375" calcext:value-type="float">
            <text:p>-43.375</text:p>
          </table:table-cell>
          <table:table-cell office:value-type="string" calcext:value-type="string">
            <text:p>I</text:p>
          </table:table-cell>
          <table:table-cell office:value-type="float" office:value="36.144" calcext:value-type="float">
            <text:p>36.144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6:49.5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337" calcext:value-type="float">
            <text:p>19.3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337" calcext:value-type="float">
            <text:p>-4.3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3.375" calcext:value-type="float">
            <text:p>-43.375</text:p>
          </table:table-cell>
          <table:table-cell office:value-type="string" calcext:value-type="string">
            <text:p>I</text:p>
          </table:table-cell>
          <table:table-cell office:value-type="float" office:value="36.144" calcext:value-type="float">
            <text:p>36.144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6:55.66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337" calcext:value-type="float">
            <text:p>19.3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337" calcext:value-type="float">
            <text:p>-4.3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3.375" calcext:value-type="float">
            <text:p>-43.375</text:p>
          </table:table-cell>
          <table:table-cell office:value-type="string" calcext:value-type="string">
            <text:p>I</text:p>
          </table:table-cell>
          <table:table-cell office:value-type="float" office:value="36.144" calcext:value-type="float">
            <text:p>36.144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7:01.80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337" calcext:value-type="float">
            <text:p>19.3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337" calcext:value-type="float">
            <text:p>-4.3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3.375" calcext:value-type="float">
            <text:p>-43.375</text:p>
          </table:table-cell>
          <table:table-cell office:value-type="string" calcext:value-type="string">
            <text:p>I</text:p>
          </table:table-cell>
          <table:table-cell office:value-type="float" office:value="36.144" calcext:value-type="float">
            <text:p>36.144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7:07.91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337" calcext:value-type="float">
            <text:p>19.3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337" calcext:value-type="float">
            <text:p>-4.3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3.375" calcext:value-type="float">
            <text:p>-43.375</text:p>
          </table:table-cell>
          <table:table-cell office:value-type="string" calcext:value-type="string">
            <text:p>I</text:p>
          </table:table-cell>
          <table:table-cell office:value-type="float" office:value="36.144" calcext:value-type="float">
            <text:p>36.144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7:14.0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275" calcext:value-type="float">
            <text:p>19.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275" calcext:value-type="float">
            <text:p>-4.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2.75" calcext:value-type="float">
            <text:p>-42.75</text:p>
          </table:table-cell>
          <table:table-cell office:value-type="string" calcext:value-type="string">
            <text:p>I</text:p>
          </table:table-cell>
          <table:table-cell office:value-type="float" office:value="36.151" calcext:value-type="float">
            <text:p>36.151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7:20.17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275" calcext:value-type="float">
            <text:p>19.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275" calcext:value-type="float">
            <text:p>-4.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2.75" calcext:value-type="float">
            <text:p>-42.75</text:p>
          </table:table-cell>
          <table:table-cell office:value-type="string" calcext:value-type="string">
            <text:p>I</text:p>
          </table:table-cell>
          <table:table-cell office:value-type="float" office:value="36.151" calcext:value-type="float">
            <text:p>36.15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7:26.3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275" calcext:value-type="float">
            <text:p>19.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275" calcext:value-type="float">
            <text:p>-4.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2.75" calcext:value-type="float">
            <text:p>-42.75</text:p>
          </table:table-cell>
          <table:table-cell office:value-type="string" calcext:value-type="string">
            <text:p>I</text:p>
          </table:table-cell>
          <table:table-cell office:value-type="float" office:value="36.151" calcext:value-type="float">
            <text:p>36.15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7:32.43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275" calcext:value-type="float">
            <text:p>19.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275" calcext:value-type="float">
            <text:p>-4.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2.75" calcext:value-type="float">
            <text:p>-42.75</text:p>
          </table:table-cell>
          <table:table-cell office:value-type="string" calcext:value-type="string">
            <text:p>I</text:p>
          </table:table-cell>
          <table:table-cell office:value-type="float" office:value="36.151" calcext:value-type="float">
            <text:p>36.15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7:38.5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275" calcext:value-type="float">
            <text:p>19.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275" calcext:value-type="float">
            <text:p>-4.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2.75" calcext:value-type="float">
            <text:p>-42.75</text:p>
          </table:table-cell>
          <table:table-cell office:value-type="string" calcext:value-type="string">
            <text:p>I</text:p>
          </table:table-cell>
          <table:table-cell office:value-type="float" office:value="36.151" calcext:value-type="float">
            <text:p>36.15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7:44.70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275" calcext:value-type="float">
            <text:p>19.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275" calcext:value-type="float">
            <text:p>-4.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2.75" calcext:value-type="float">
            <text:p>-42.75</text:p>
          </table:table-cell>
          <table:table-cell office:value-type="string" calcext:value-type="string">
            <text:p>I</text:p>
          </table:table-cell>
          <table:table-cell office:value-type="float" office:value="36.151" calcext:value-type="float">
            <text:p>36.15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7:50.8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275" calcext:value-type="float">
            <text:p>19.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275" calcext:value-type="float">
            <text:p>-4.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2.75" calcext:value-type="float">
            <text:p>-42.75</text:p>
          </table:table-cell>
          <table:table-cell office:value-type="string" calcext:value-type="string">
            <text:p>I</text:p>
          </table:table-cell>
          <table:table-cell office:value-type="float" office:value="36.151" calcext:value-type="float">
            <text:p>36.15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7:56.9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212" calcext:value-type="float">
            <text:p>19.2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212" calcext:value-type="float">
            <text:p>-4.2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2.125" calcext:value-type="float">
            <text:p>-42.125</text:p>
          </table:table-cell>
          <table:table-cell office:value-type="string" calcext:value-type="string">
            <text:p>I</text:p>
          </table:table-cell>
          <table:table-cell office:value-type="float" office:value="36.159" calcext:value-type="float">
            <text:p>36.159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8:03.11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212" calcext:value-type="float">
            <text:p>19.2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212" calcext:value-type="float">
            <text:p>-4.2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2.125" calcext:value-type="float">
            <text:p>-42.125</text:p>
          </table:table-cell>
          <table:table-cell office:value-type="string" calcext:value-type="string">
            <text:p>I</text:p>
          </table:table-cell>
          <table:table-cell office:value-type="float" office:value="36.159" calcext:value-type="float">
            <text:p>36.15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8:09.2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212" calcext:value-type="float">
            <text:p>19.2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212" calcext:value-type="float">
            <text:p>-4.2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2.125" calcext:value-type="float">
            <text:p>-42.125</text:p>
          </table:table-cell>
          <table:table-cell office:value-type="string" calcext:value-type="string">
            <text:p>I</text:p>
          </table:table-cell>
          <table:table-cell office:value-type="float" office:value="36.159" calcext:value-type="float">
            <text:p>36.15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8:15.39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212" calcext:value-type="float">
            <text:p>19.2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212" calcext:value-type="float">
            <text:p>-4.2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2.125" calcext:value-type="float">
            <text:p>-42.125</text:p>
          </table:table-cell>
          <table:table-cell office:value-type="string" calcext:value-type="string">
            <text:p>I</text:p>
          </table:table-cell>
          <table:table-cell office:value-type="float" office:value="36.159" calcext:value-type="float">
            <text:p>36.15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8:21.52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15" calcext:value-type="float">
            <text:p>-4.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1.5" calcext:value-type="float">
            <text:p>-41.5</text:p>
          </table:table-cell>
          <table:table-cell office:value-type="string" calcext:value-type="string">
            <text:p>I</text:p>
          </table:table-cell>
          <table:table-cell office:value-type="float" office:value="36.166" calcext:value-type="float">
            <text:p>36.166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8:27.67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15" calcext:value-type="float">
            <text:p>-4.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1.5" calcext:value-type="float">
            <text:p>-41.5</text:p>
          </table:table-cell>
          <table:table-cell office:value-type="string" calcext:value-type="string">
            <text:p>I</text:p>
          </table:table-cell>
          <table:table-cell office:value-type="float" office:value="36.166" calcext:value-type="float">
            <text:p>36.16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8:33.77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15" calcext:value-type="float">
            <text:p>-4.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1.5" calcext:value-type="float">
            <text:p>-41.5</text:p>
          </table:table-cell>
          <table:table-cell office:value-type="string" calcext:value-type="string">
            <text:p>I</text:p>
          </table:table-cell>
          <table:table-cell office:value-type="float" office:value="36.166" calcext:value-type="float">
            <text:p>36.16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8:39.95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15" calcext:value-type="float">
            <text:p>-4.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1.5" calcext:value-type="float">
            <text:p>-41.5</text:p>
          </table:table-cell>
          <table:table-cell office:value-type="string" calcext:value-type="string">
            <text:p>I</text:p>
          </table:table-cell>
          <table:table-cell office:value-type="float" office:value="36.166" calcext:value-type="float">
            <text:p>36.16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8:46.05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15" calcext:value-type="float">
            <text:p>-4.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1.5" calcext:value-type="float">
            <text:p>-41.5</text:p>
          </table:table-cell>
          <table:table-cell office:value-type="string" calcext:value-type="string">
            <text:p>I</text:p>
          </table:table-cell>
          <table:table-cell office:value-type="float" office:value="36.166" calcext:value-type="float">
            <text:p>36.16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8:52.2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15" calcext:value-type="float">
            <text:p>-4.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1.5" calcext:value-type="float">
            <text:p>-41.5</text:p>
          </table:table-cell>
          <table:table-cell office:value-type="string" calcext:value-type="string">
            <text:p>I</text:p>
          </table:table-cell>
          <table:table-cell office:value-type="float" office:value="36.166" calcext:value-type="float">
            <text:p>36.16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8:58.32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15" calcext:value-type="float">
            <text:p>-4.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1.5" calcext:value-type="float">
            <text:p>-41.5</text:p>
          </table:table-cell>
          <table:table-cell office:value-type="string" calcext:value-type="string">
            <text:p>I</text:p>
          </table:table-cell>
          <table:table-cell office:value-type="float" office:value="36.166" calcext:value-type="float">
            <text:p>36.16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9:04.46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087" calcext:value-type="float">
            <text:p>19.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087" calcext:value-type="float">
            <text:p>-4.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0.875" calcext:value-type="float">
            <text:p>-40.875</text:p>
          </table:table-cell>
          <table:table-cell office:value-type="string" calcext:value-type="string">
            <text:p>I</text:p>
          </table:table-cell>
          <table:table-cell office:value-type="float" office:value="36.174" calcext:value-type="float">
            <text:p>36.174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9:10.60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087" calcext:value-type="float">
            <text:p>19.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087" calcext:value-type="float">
            <text:p>-4.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0.875" calcext:value-type="float">
            <text:p>-40.875</text:p>
          </table:table-cell>
          <table:table-cell office:value-type="string" calcext:value-type="string">
            <text:p>I</text:p>
          </table:table-cell>
          <table:table-cell office:value-type="float" office:value="36.174" calcext:value-type="float">
            <text:p>36.174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9:16.75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087" calcext:value-type="float">
            <text:p>19.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087" calcext:value-type="float">
            <text:p>-4.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0.875" calcext:value-type="float">
            <text:p>-40.875</text:p>
          </table:table-cell>
          <table:table-cell office:value-type="string" calcext:value-type="string">
            <text:p>I</text:p>
          </table:table-cell>
          <table:table-cell office:value-type="float" office:value="36.174" calcext:value-type="float">
            <text:p>36.174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9:22.89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087" calcext:value-type="float">
            <text:p>19.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087" calcext:value-type="float">
            <text:p>-4.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0.875" calcext:value-type="float">
            <text:p>-40.875</text:p>
          </table:table-cell>
          <table:table-cell office:value-type="string" calcext:value-type="string">
            <text:p>I</text:p>
          </table:table-cell>
          <table:table-cell office:value-type="float" office:value="36.174" calcext:value-type="float">
            <text:p>36.174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9:29.0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087" calcext:value-type="float">
            <text:p>19.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087" calcext:value-type="float">
            <text:p>-4.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0.875" calcext:value-type="float">
            <text:p>-40.875</text:p>
          </table:table-cell>
          <table:table-cell office:value-type="string" calcext:value-type="string">
            <text:p>I</text:p>
          </table:table-cell>
          <table:table-cell office:value-type="float" office:value="36.174" calcext:value-type="float">
            <text:p>36.174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9:35.1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087" calcext:value-type="float">
            <text:p>19.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087" calcext:value-type="float">
            <text:p>-4.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0.875" calcext:value-type="float">
            <text:p>-40.875</text:p>
          </table:table-cell>
          <table:table-cell office:value-type="string" calcext:value-type="string">
            <text:p>I</text:p>
          </table:table-cell>
          <table:table-cell office:value-type="float" office:value="36.174" calcext:value-type="float">
            <text:p>36.174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9:41.3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025" calcext:value-type="float">
            <text:p>19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025" calcext:value-type="float">
            <text:p>-4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0.25" calcext:value-type="float">
            <text:p>-40.25</text:p>
          </table:table-cell>
          <table:table-cell office:value-type="string" calcext:value-type="string">
            <text:p>I</text:p>
          </table:table-cell>
          <table:table-cell office:value-type="float" office:value="36.181" calcext:value-type="float">
            <text:p>36.181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9:47.4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025" calcext:value-type="float">
            <text:p>19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025" calcext:value-type="float">
            <text:p>-4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0.25" calcext:value-type="float">
            <text:p>-40.25</text:p>
          </table:table-cell>
          <table:table-cell office:value-type="string" calcext:value-type="string">
            <text:p>I</text:p>
          </table:table-cell>
          <table:table-cell office:value-type="float" office:value="36.181" calcext:value-type="float">
            <text:p>36.18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9:53.59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025" calcext:value-type="float">
            <text:p>19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025" calcext:value-type="float">
            <text:p>-4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0.25" calcext:value-type="float">
            <text:p>-40.25</text:p>
          </table:table-cell>
          <table:table-cell office:value-type="string" calcext:value-type="string">
            <text:p>I</text:p>
          </table:table-cell>
          <table:table-cell office:value-type="float" office:value="36.181" calcext:value-type="float">
            <text:p>36.18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39:59.70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025" calcext:value-type="float">
            <text:p>19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025" calcext:value-type="float">
            <text:p>-4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0.25" calcext:value-type="float">
            <text:p>-40.25</text:p>
          </table:table-cell>
          <table:table-cell office:value-type="string" calcext:value-type="string">
            <text:p>I</text:p>
          </table:table-cell>
          <table:table-cell office:value-type="float" office:value="36.181" calcext:value-type="float">
            <text:p>36.18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40:05.82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025" calcext:value-type="float">
            <text:p>19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025" calcext:value-type="float">
            <text:p>-4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0.25" calcext:value-type="float">
            <text:p>-40.25</text:p>
          </table:table-cell>
          <table:table-cell office:value-type="string" calcext:value-type="string">
            <text:p>I</text:p>
          </table:table-cell>
          <table:table-cell office:value-type="float" office:value="36.181" calcext:value-type="float">
            <text:p>36.18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40:11.96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025" calcext:value-type="float">
            <text:p>19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025" calcext:value-type="float">
            <text:p>-4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0.25" calcext:value-type="float">
            <text:p>-40.25</text:p>
          </table:table-cell>
          <table:table-cell office:value-type="string" calcext:value-type="string">
            <text:p>I</text:p>
          </table:table-cell>
          <table:table-cell office:value-type="float" office:value="36.181" calcext:value-type="float">
            <text:p>36.18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40:18.1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025" calcext:value-type="float">
            <text:p>19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025" calcext:value-type="float">
            <text:p>-4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0.25" calcext:value-type="float">
            <text:p>-40.25</text:p>
          </table:table-cell>
          <table:table-cell office:value-type="string" calcext:value-type="string">
            <text:p>I</text:p>
          </table:table-cell>
          <table:table-cell office:value-type="float" office:value="36.181" calcext:value-type="float">
            <text:p>36.18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40:24.25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9.025" calcext:value-type="float">
            <text:p>19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4.025" calcext:value-type="float">
            <text:p>-4.0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40.25" calcext:value-type="float">
            <text:p>-40.25</text:p>
          </table:table-cell>
          <table:table-cell office:value-type="string" calcext:value-type="string">
            <text:p>I</text:p>
          </table:table-cell>
          <table:table-cell office:value-type="float" office:value="36.181" calcext:value-type="float">
            <text:p>36.18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40:30.37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8.962" calcext:value-type="float">
            <text:p>18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3.962" calcext:value-type="float">
            <text:p>-3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39.625" calcext:value-type="float">
            <text:p>-39.625</text:p>
          </table:table-cell>
          <table:table-cell office:value-type="string" calcext:value-type="string">
            <text:p>I</text:p>
          </table:table-cell>
          <table:table-cell office:value-type="float" office:value="36.189" calcext:value-type="float">
            <text:p>36.189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40:36.52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8.962" calcext:value-type="float">
            <text:p>18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3.962" calcext:value-type="float">
            <text:p>-3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39.625" calcext:value-type="float">
            <text:p>-39.625</text:p>
          </table:table-cell>
          <table:table-cell office:value-type="string" calcext:value-type="string">
            <text:p>I</text:p>
          </table:table-cell>
          <table:table-cell office:value-type="float" office:value="36.189" calcext:value-type="float">
            <text:p>36.18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40:42.66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8.962" calcext:value-type="float">
            <text:p>18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3.962" calcext:value-type="float">
            <text:p>-3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39.625" calcext:value-type="float">
            <text:p>-39.625</text:p>
          </table:table-cell>
          <table:table-cell office:value-type="string" calcext:value-type="string">
            <text:p>I</text:p>
          </table:table-cell>
          <table:table-cell office:value-type="float" office:value="36.189" calcext:value-type="float">
            <text:p>36.18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40:48.7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8.962" calcext:value-type="float">
            <text:p>18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3.962" calcext:value-type="float">
            <text:p>-3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39.625" calcext:value-type="float">
            <text:p>-39.625</text:p>
          </table:table-cell>
          <table:table-cell office:value-type="string" calcext:value-type="string">
            <text:p>I</text:p>
          </table:table-cell>
          <table:table-cell office:value-type="float" office:value="36.189" calcext:value-type="float">
            <text:p>36.18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40:54.95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8.962" calcext:value-type="float">
            <text:p>18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3.962" calcext:value-type="float">
            <text:p>-3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39.625" calcext:value-type="float">
            <text:p>-39.625</text:p>
          </table:table-cell>
          <table:table-cell office:value-type="string" calcext:value-type="string">
            <text:p>I</text:p>
          </table:table-cell>
          <table:table-cell office:value-type="float" office:value="36.189" calcext:value-type="float">
            <text:p>36.18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41:01.08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8.962" calcext:value-type="float">
            <text:p>18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3.962" calcext:value-type="float">
            <text:p>-3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39.625" calcext:value-type="float">
            <text:p>-39.625</text:p>
          </table:table-cell>
          <table:table-cell office:value-type="string" calcext:value-type="string">
            <text:p>I</text:p>
          </table:table-cell>
          <table:table-cell office:value-type="float" office:value="36.189" calcext:value-type="float">
            <text:p>36.18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41:07.21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8.962" calcext:value-type="float">
            <text:p>18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3.962" calcext:value-type="float">
            <text:p>-3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39.625" calcext:value-type="float">
            <text:p>-39.625</text:p>
          </table:table-cell>
          <table:table-cell office:value-type="string" calcext:value-type="string">
            <text:p>I</text:p>
          </table:table-cell>
          <table:table-cell office:value-type="float" office:value="36.189" calcext:value-type="float">
            <text:p>36.18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41:13.35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8.962" calcext:value-type="float">
            <text:p>18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3.962" calcext:value-type="float">
            <text:p>-3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39.625" calcext:value-type="float">
            <text:p>-39.625</text:p>
          </table:table-cell>
          <table:table-cell office:value-type="string" calcext:value-type="string">
            <text:p>I</text:p>
          </table:table-cell>
          <table:table-cell office:value-type="float" office:value="36.189" calcext:value-type="float">
            <text:p>36.18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41:19.4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8.962" calcext:value-type="float">
            <text:p>18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3.962" calcext:value-type="float">
            <text:p>-3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39.625" calcext:value-type="float">
            <text:p>-39.625</text:p>
          </table:table-cell>
          <table:table-cell office:value-type="string" calcext:value-type="string">
            <text:p>I</text:p>
          </table:table-cell>
          <table:table-cell office:value-type="float" office:value="36.189" calcext:value-type="float">
            <text:p>36.18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41:25.6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8.962" calcext:value-type="float">
            <text:p>18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3.962" calcext:value-type="float">
            <text:p>-3.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39.625" calcext:value-type="float">
            <text:p>-39.625</text:p>
          </table:table-cell>
          <table:table-cell office:value-type="string" calcext:value-type="string">
            <text:p>I</text:p>
          </table:table-cell>
          <table:table-cell office:value-type="float" office:value="36.189" calcext:value-type="float">
            <text:p>36.189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41:31.77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I</text:p>
          </table:table-cell>
          <table:table-cell office:value-type="float" office:value="36.196" calcext:value-type="float">
            <text:p>36.196</text:p>
          </table:table-cell>
          <table:table-cell office:value-type="string" calcext:value-type="string">
            <text:p>D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41:37.8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36.796" calcext:value-type="float">
            <text:p>36.79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7.796" calcext:value-type="float">
            <text:p>47.79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41:44.01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36.928" calcext:value-type="float">
            <text:p>36.928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7.928" calcext:value-type="float">
            <text:p>47.92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41:50.17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37.06" calcext:value-type="float">
            <text:p>37.0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8.06" calcext:value-type="float">
            <text:p>48.0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41:56.2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37.192" calcext:value-type="float">
            <text:p>37.19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8.192" calcext:value-type="float">
            <text:p>48.1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42:02.43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37.324" calcext:value-type="float">
            <text:p>37.324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8.324" calcext:value-type="float">
            <text:p>48.32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42:08.55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37.456" calcext:value-type="float">
            <text:p>37.45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8.456" calcext:value-type="float">
            <text:p>48.45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22:42:14.71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etpoin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sured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ror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37.588" calcext:value-type="float">
            <text:p>37.588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</text:p>
          </table:table-cell>
          <table:table-cell office:value-type="float" office:value="48.588" calcext:value-type="float">
            <text:p>48.588</text:p>
          </table:table-cell>
          <table:table-cell office:value-type="string" calcext:value-type="string">
            <text:p>C</text:p>
          </table:table-cell>
        </table:table-row>
        <table:table-row table:style-name="ro1" table:number-rows-repeated="104834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1_2" table:style-name="ta1">
        <table:shapes>
          <draw:frame draw:z-index="0" draw:style-name="gr1" draw:text-style-name="P1" svg:width="159.99mm" svg:height="89.99mm" svg:x="159.09mm" svg:y="6.41mm">
            <draw:object draw:notify-on-update-of-ranges="Sheet1_2.A1:Sheet1_2.A1 Sheet1_2.A2:Sheet1_2.A225 Sheet1_2.E1:Sheet1_2.E1 Sheet1_2.E2:Sheet1_2.E225 Sheet1_2.A1:Sheet1_2.A1 Sheet1_2.A2:Sheet1_2.A225 Sheet1_2.F1:Sheet1_2.F1 Sheet1_2.F2:Sheet1_2.F225 Sheet1_2.A1:Sheet1_2.A1 Sheet1_2.A2:Sheet1_2.A225 Sheet1_2.G1:Sheet1_2.G1 Sheet1_2.G2:Sheet1_2.G2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58.05mm" svg:y="97.38mm">
            <draw:object draw:notify-on-update-of-ranges="Sheet1_2.A2:Sheet1_2.A225 Sheet1_2.B1:Sheet1_2.B1 Sheet1_2.B2:Sheet1_2.B225 Sheet1_2.A2:Sheet1_2.A225 Sheet1_2.C1:Sheet1_2.C1 Sheet1_2.C2:Sheet1_2.C225 Sheet1_2.A2:Sheet1_2.A225 Sheet1_2.D1:Sheet1_2.D1 Sheet1_2.D2:Sheet1_2.D2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etpoint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iler</text:p>
          </table:table-cell>
        </table:table-row>
        <table:table-row table:style-name="ro1">
          <table:table-cell table:style-name="ce1" office:value-type="string" calcext:value-type="string">
            <text:p>22:19:32.609</text:p>
          </table:table-cell>
          <table:table-cell office:value-type="float" office:value="25.5" calcext:value-type="float">
            <text:p>25.5</text:p>
          </table:table-cell>
          <table:table-cell office:value-type="float" office:value="22.025" calcext:value-type="float">
            <text:p>22.025</text:p>
          </table:table-cell>
          <table:table-cell office:value-type="float" office:value="3.475" calcext:value-type="float">
            <text:p>3.475</text:p>
          </table:table-cell>
          <table:table-cell office:value-type="float" office:value="34.75" calcext:value-type="float">
            <text:p>34.75</text:p>
          </table:table-cell>
          <table:table-cell office:value-type="float" office:value="1.236" calcext:value-type="float">
            <text:p>1.236</text:p>
          </table:table-cell>
          <table:table-cell office:value-type="float" office:value="35.986" calcext:value-type="float">
            <text:p>35.986</text:p>
          </table:table-cell>
        </table:table-row>
        <table:table-row table:style-name="ro1">
          <table:table-cell table:style-name="ce1" office:value-type="string" calcext:value-type="string">
            <text:p>22:19:32.609</text:p>
          </table:table-cell>
          <table:table-cell office:value-type="float" office:value="25.5" calcext:value-type="float">
            <text:p>25.5</text:p>
          </table:table-cell>
          <table:table-cell office:value-type="float" office:value="22.025" calcext:value-type="float">
            <text:p>22.025</text:p>
          </table:table-cell>
          <table:table-cell office:value-type="float" office:value="3.475" calcext:value-type="float">
            <text:p>3.475</text:p>
          </table:table-cell>
          <table:table-cell office:value-type="float" office:value="34.75" calcext:value-type="float">
            <text:p>34.75</text:p>
          </table:table-cell>
          <table:table-cell office:value-type="float" office:value="1.236" calcext:value-type="float">
            <text:p>1.236</text:p>
          </table:table-cell>
          <table:table-cell office:value-type="float" office:value="35.986" calcext:value-type="float">
            <text:p>35.986</text:p>
          </table:table-cell>
        </table:table-row>
        <table:table-row table:style-name="ro1">
          <table:table-cell table:style-name="ce1" office:value-type="string" calcext:value-type="string">
            <text:p>22:19:38.736</text:p>
          </table:table-cell>
          <table:table-cell office:value-type="float" office:value="25.5" calcext:value-type="float">
            <text:p>25.5</text:p>
          </table:table-cell>
          <table:table-cell office:value-type="float" office:value="21.962" calcext:value-type="float">
            <text:p>21.962</text:p>
          </table:table-cell>
          <table:table-cell office:value-type="float" office:value="3.538" calcext:value-type="float">
            <text:p>3.538</text:p>
          </table:table-cell>
          <table:table-cell office:value-type="float" office:value="35.375" calcext:value-type="float">
            <text:p>35.375</text:p>
          </table:table-cell>
          <table:table-cell office:value-type="float" office:value="1.661" calcext:value-type="float">
            <text:p>1.661</text:p>
          </table:table-cell>
          <table:table-cell office:value-type="float" office:value="37.036" calcext:value-type="float">
            <text:p>37.036</text:p>
          </table:table-cell>
        </table:table-row>
        <table:table-row table:style-name="ro1">
          <table:table-cell table:style-name="ce1" office:value-type="string" calcext:value-type="string">
            <text:p>22:19:44.865</text:p>
          </table:table-cell>
          <table:table-cell office:value-type="float" office:value="25.5" calcext:value-type="float">
            <text:p>25.5</text:p>
          </table:table-cell>
          <table:table-cell office:value-type="float" office:value="21.962" calcext:value-type="float">
            <text:p>21.962</text:p>
          </table:table-cell>
          <table:table-cell office:value-type="float" office:value="3.538" calcext:value-type="float">
            <text:p>3.538</text:p>
          </table:table-cell>
          <table:table-cell office:value-type="float" office:value="35.375" calcext:value-type="float">
            <text:p>35.375</text:p>
          </table:table-cell>
          <table:table-cell office:value-type="float" office:value="2.085" calcext:value-type="float">
            <text:p>2.085</text:p>
          </table:table-cell>
          <table:table-cell office:value-type="float" office:value="37.46" calcext:value-type="float">
            <text:p>37.46</text:p>
          </table:table-cell>
        </table:table-row>
        <table:table-row table:style-name="ro1">
          <table:table-cell table:style-name="ce1" office:value-type="string" calcext:value-type="string">
            <text:p>22:19:51.038</text:p>
          </table:table-cell>
          <table:table-cell office:value-type="float" office:value="25.5" calcext:value-type="float">
            <text:p>25.5</text:p>
          </table:table-cell>
          <table:table-cell office:value-type="float" office:value="22.025" calcext:value-type="float">
            <text:p>22.025</text:p>
          </table:table-cell>
          <table:table-cell office:value-type="float" office:value="3.475" calcext:value-type="float">
            <text:p>3.475</text:p>
          </table:table-cell>
          <table:table-cell office:value-type="float" office:value="34.75" calcext:value-type="float">
            <text:p>34.75</text:p>
          </table:table-cell>
          <table:table-cell office:value-type="float" office:value="2.502" calcext:value-type="float">
            <text:p>2.502</text:p>
          </table:table-cell>
          <table:table-cell office:value-type="float" office:value="37.252" calcext:value-type="float">
            <text:p>37.252</text:p>
          </table:table-cell>
        </table:table-row>
        <table:table-row table:style-name="ro1">
          <table:table-cell table:style-name="ce1" office:value-type="string" calcext:value-type="string">
            <text:p>22:19:57.148</text:p>
          </table:table-cell>
          <table:table-cell office:value-type="float" office:value="25.5" calcext:value-type="float">
            <text:p>25.5</text:p>
          </table:table-cell>
          <table:table-cell office:value-type="float" office:value="22.025" calcext:value-type="float">
            <text:p>22.025</text:p>
          </table:table-cell>
          <table:table-cell office:value-type="float" office:value="3.475" calcext:value-type="float">
            <text:p>3.475</text:p>
          </table:table-cell>
          <table:table-cell office:value-type="float" office:value="34.75" calcext:value-type="float">
            <text:p>34.75</text:p>
          </table:table-cell>
          <table:table-cell office:value-type="float" office:value="2.919" calcext:value-type="float">
            <text:p>2.919</text:p>
          </table:table-cell>
          <table:table-cell office:value-type="float" office:value="37.669" calcext:value-type="float">
            <text:p>37.669</text:p>
          </table:table-cell>
        </table:table-row>
        <table:table-row table:style-name="ro1">
          <table:table-cell table:style-name="ce1" office:value-type="string" calcext:value-type="string">
            <text:p>22:20:03.291</text:p>
          </table:table-cell>
          <table:table-cell office:value-type="float" office:value="25.5" calcext:value-type="float">
            <text:p>25.5</text:p>
          </table:table-cell>
          <table:table-cell office:value-type="float" office:value="22.025" calcext:value-type="float">
            <text:p>22.025</text:p>
          </table:table-cell>
          <table:table-cell office:value-type="float" office:value="3.475" calcext:value-type="float">
            <text:p>3.475</text:p>
          </table:table-cell>
          <table:table-cell office:value-type="float" office:value="34.75" calcext:value-type="float">
            <text:p>34.75</text:p>
          </table:table-cell>
          <table:table-cell office:value-type="float" office:value="3.336" calcext:value-type="float">
            <text:p>3.336</text:p>
          </table:table-cell>
          <table:table-cell office:value-type="float" office:value="38.086" calcext:value-type="float">
            <text:p>38.086</text:p>
          </table:table-cell>
        </table:table-row>
        <table:table-row table:style-name="ro1">
          <table:table-cell table:style-name="ce1" office:value-type="string" calcext:value-type="string">
            <text:p>22:20:09.432</text:p>
          </table:table-cell>
          <table:table-cell office:value-type="float" office:value="25.5" calcext:value-type="float">
            <text:p>25.5</text:p>
          </table:table-cell>
          <table:table-cell office:value-type="float" office:value="22.087" calcext:value-type="float">
            <text:p>22.087</text:p>
          </table:table-cell>
          <table:table-cell office:value-type="float" office:value="3.413" calcext:value-type="float">
            <text:p>3.413</text:p>
          </table:table-cell>
          <table:table-cell office:value-type="float" office:value="34.125" calcext:value-type="float">
            <text:p>34.125</text:p>
          </table:table-cell>
          <table:table-cell office:value-type="float" office:value="3.746" calcext:value-type="float">
            <text:p>3.746</text:p>
          </table:table-cell>
          <table:table-cell office:value-type="float" office:value="37.871" calcext:value-type="float">
            <text:p>37.871</text:p>
          </table:table-cell>
        </table:table-row>
        <table:table-row table:style-name="ro1">
          <table:table-cell table:style-name="ce1" office:value-type="string" calcext:value-type="string">
            <text:p>22:20:15.573</text:p>
          </table:table-cell>
          <table:table-cell office:value-type="float" office:value="25.5" calcext:value-type="float">
            <text:p>25.5</text:p>
          </table:table-cell>
          <table:table-cell office:value-type="float" office:value="22.087" calcext:value-type="float">
            <text:p>22.087</text:p>
          </table:table-cell>
          <table:table-cell office:value-type="float" office:value="3.413" calcext:value-type="float">
            <text:p>3.413</text:p>
          </table:table-cell>
          <table:table-cell office:value-type="float" office:value="34.125" calcext:value-type="float">
            <text:p>34.125</text:p>
          </table:table-cell>
          <table:table-cell office:value-type="float" office:value="4.155" calcext:value-type="float">
            <text:p>4.155</text:p>
          </table:table-cell>
          <table:table-cell office:value-type="float" office:value="38.28" calcext:value-type="float">
            <text:p>38.28</text:p>
          </table:table-cell>
        </table:table-row>
        <table:table-row table:style-name="ro1">
          <table:table-cell table:style-name="ce1" office:value-type="string" calcext:value-type="string">
            <text:p>22:20:21.651</text:p>
          </table:table-cell>
          <table:table-cell office:value-type="float" office:value="25.5" calcext:value-type="float">
            <text:p>25.5</text:p>
          </table:table-cell>
          <table:table-cell office:value-type="float" office:value="22.087" calcext:value-type="float">
            <text:p>22.087</text:p>
          </table:table-cell>
          <table:table-cell office:value-type="float" office:value="3.413" calcext:value-type="float">
            <text:p>3.413</text:p>
          </table:table-cell>
          <table:table-cell office:value-type="float" office:value="34.125" calcext:value-type="float">
            <text:p>34.125</text:p>
          </table:table-cell>
          <table:table-cell office:value-type="float" office:value="4.565" calcext:value-type="float">
            <text:p>4.565</text:p>
          </table:table-cell>
          <table:table-cell office:value-type="float" office:value="38.69" calcext:value-type="float">
            <text:p>38.69</text:p>
          </table:table-cell>
        </table:table-row>
        <table:table-row table:style-name="ro1">
          <table:table-cell table:style-name="ce1" office:value-type="string" calcext:value-type="string">
            <text:p>22:20:27.793</text:p>
          </table:table-cell>
          <table:table-cell office:value-type="float" office:value="25.5" calcext:value-type="float">
            <text:p>25.5</text:p>
          </table:table-cell>
          <table:table-cell office:value-type="float" office:value="22.15" calcext:value-type="float">
            <text:p>22.15</text:p>
          </table:table-cell>
          <table:table-cell office:value-type="float" office:value="3.35" calcext:value-type="float">
            <text:p>3.35</text:p>
          </table:table-cell>
          <table:table-cell office:value-type="float" office:value="33.5" calcext:value-type="float">
            <text:p>33.5</text:p>
          </table:table-cell>
          <table:table-cell office:value-type="float" office:value="4.967" calcext:value-type="float">
            <text:p>4.967</text:p>
          </table:table-cell>
          <table:table-cell office:value-type="float" office:value="38.467" calcext:value-type="float">
            <text:p>38.467</text:p>
          </table:table-cell>
        </table:table-row>
        <table:table-row table:style-name="ro1">
          <table:table-cell table:style-name="ce1" office:value-type="string" calcext:value-type="string">
            <text:p>22:20:33.921</text:p>
          </table:table-cell>
          <table:table-cell office:value-type="float" office:value="25.5" calcext:value-type="float">
            <text:p>25.5</text:p>
          </table:table-cell>
          <table:table-cell office:value-type="float" office:value="22.15" calcext:value-type="float">
            <text:p>22.15</text:p>
          </table:table-cell>
          <table:table-cell office:value-type="float" office:value="3.35" calcext:value-type="float">
            <text:p>3.35</text:p>
          </table:table-cell>
          <table:table-cell office:value-type="float" office:value="33.5" calcext:value-type="float">
            <text:p>33.5</text:p>
          </table:table-cell>
          <table:table-cell office:value-type="float" office:value="5.369" calcext:value-type="float">
            <text:p>5.369</text:p>
          </table:table-cell>
          <table:table-cell office:value-type="float" office:value="38.869" calcext:value-type="float">
            <text:p>38.869</text:p>
          </table:table-cell>
        </table:table-row>
        <table:table-row table:style-name="ro1">
          <table:table-cell table:style-name="ce1" office:value-type="string" calcext:value-type="string">
            <text:p>22:20:40.080</text:p>
          </table:table-cell>
          <table:table-cell office:value-type="float" office:value="25.5" calcext:value-type="float">
            <text:p>25.5</text:p>
          </table:table-cell>
          <table:table-cell office:value-type="float" office:value="22.15" calcext:value-type="float">
            <text:p>22.15</text:p>
          </table:table-cell>
          <table:table-cell office:value-type="float" office:value="3.35" calcext:value-type="float">
            <text:p>3.35</text:p>
          </table:table-cell>
          <table:table-cell office:value-type="float" office:value="33.5" calcext:value-type="float">
            <text:p>33.5</text:p>
          </table:table-cell>
          <table:table-cell office:value-type="float" office:value="5.771" calcext:value-type="float">
            <text:p>5.771</text:p>
          </table:table-cell>
          <table:table-cell office:value-type="float" office:value="39.271" calcext:value-type="float">
            <text:p>39.271</text:p>
          </table:table-cell>
        </table:table-row>
        <table:table-row table:style-name="ro1">
          <table:table-cell table:style-name="ce1" office:value-type="string" calcext:value-type="string">
            <text:p>22:20:46.243</text:p>
          </table:table-cell>
          <table:table-cell office:value-type="float" office:value="25.5" calcext:value-type="float">
            <text:p>25.5</text:p>
          </table:table-cell>
          <table:table-cell office:value-type="float" office:value="22.212" calcext:value-type="float">
            <text:p>22.212</text:p>
          </table:table-cell>
          <table:table-cell office:value-type="float" office:value="3.288" calcext:value-type="float">
            <text:p>3.288</text:p>
          </table:table-cell>
          <table:table-cell office:value-type="float" office:value="32.875" calcext:value-type="float">
            <text:p>32.875</text:p>
          </table:table-cell>
          <table:table-cell office:value-type="float" office:value="6.165" calcext:value-type="float">
            <text:p>6.165</text:p>
          </table:table-cell>
          <table:table-cell office:value-type="float" office:value="39.04" calcext:value-type="float">
            <text:p>39.04</text:p>
          </table:table-cell>
        </table:table-row>
        <table:table-row table:style-name="ro1">
          <table:table-cell table:style-name="ce1" office:value-type="string" calcext:value-type="string">
            <text:p>22:20:52.339</text:p>
          </table:table-cell>
          <table:table-cell office:value-type="float" office:value="25.5" calcext:value-type="float">
            <text:p>25.5</text:p>
          </table:table-cell>
          <table:table-cell office:value-type="float" office:value="22.275" calcext:value-type="float">
            <text:p>22.275</text:p>
          </table:table-cell>
          <table:table-cell office:value-type="float" office:value="3.225" calcext:value-type="float">
            <text:p>3.225</text:p>
          </table:table-cell>
          <table:table-cell office:value-type="float" office:value="32.25" calcext:value-type="float">
            <text:p>32.25</text:p>
          </table:table-cell>
          <table:table-cell office:value-type="float" office:value="6.552" calcext:value-type="float">
            <text:p>6.552</text:p>
          </table:table-cell>
          <table:table-cell office:value-type="float" office:value="38.802" calcext:value-type="float">
            <text:p>38.802</text:p>
          </table:table-cell>
        </table:table-row>
        <table:table-row table:style-name="ro1">
          <table:table-cell table:style-name="ce1" office:value-type="string" calcext:value-type="string">
            <text:p>22:20:58.487</text:p>
          </table:table-cell>
          <table:table-cell office:value-type="float" office:value="25.5" calcext:value-type="float">
            <text:p>25.5</text:p>
          </table:table-cell>
          <table:table-cell office:value-type="float" office:value="22.275" calcext:value-type="float">
            <text:p>22.275</text:p>
          </table:table-cell>
          <table:table-cell office:value-type="float" office:value="3.225" calcext:value-type="float">
            <text:p>3.225</text:p>
          </table:table-cell>
          <table:table-cell office:value-type="float" office:value="32.25" calcext:value-type="float">
            <text:p>32.25</text:p>
          </table:table-cell>
          <table:table-cell office:value-type="float" office:value="6.939" calcext:value-type="float">
            <text:p>6.939</text:p>
          </table:table-cell>
          <table:table-cell office:value-type="float" office:value="39.189" calcext:value-type="float">
            <text:p>39.189</text:p>
          </table:table-cell>
        </table:table-row>
        <table:table-row table:style-name="ro1">
          <table:table-cell table:style-name="ce1" office:value-type="string" calcext:value-type="string">
            <text:p>22:21:04.651</text:p>
          </table:table-cell>
          <table:table-cell office:value-type="float" office:value="25.5" calcext:value-type="float">
            <text:p>25.5</text:p>
          </table:table-cell>
          <table:table-cell office:value-type="float" office:value="22.337" calcext:value-type="float">
            <text:p>22.337</text:p>
          </table:table-cell>
          <table:table-cell office:value-type="float" office:value="3.163" calcext:value-type="float">
            <text:p>3.163</text:p>
          </table:table-cell>
          <table:table-cell office:value-type="float" office:value="31.625" calcext:value-type="float">
            <text:p>31.625</text:p>
          </table:table-cell>
          <table:table-cell office:value-type="float" office:value="7.319" calcext:value-type="float">
            <text:p>7.319</text:p>
          </table:table-cell>
          <table:table-cell office:value-type="float" office:value="38.944" calcext:value-type="float">
            <text:p>38.944</text:p>
          </table:table-cell>
        </table:table-row>
        <table:table-row table:style-name="ro1">
          <table:table-cell table:style-name="ce1" office:value-type="string" calcext:value-type="string">
            <text:p>22:21:10.771</text:p>
          </table:table-cell>
          <table:table-cell office:value-type="float" office:value="25.5" calcext:value-type="float">
            <text:p>25.5</text:p>
          </table:table-cell>
          <table:table-cell office:value-type="float" office:value="22.337" calcext:value-type="float">
            <text:p>22.337</text:p>
          </table:table-cell>
          <table:table-cell office:value-type="float" office:value="3.163" calcext:value-type="float">
            <text:p>3.163</text:p>
          </table:table-cell>
          <table:table-cell office:value-type="float" office:value="31.625" calcext:value-type="float">
            <text:p>31.625</text:p>
          </table:table-cell>
          <table:table-cell office:value-type="float" office:value="7.698" calcext:value-type="float">
            <text:p>7.698</text:p>
          </table:table-cell>
          <table:table-cell office:value-type="float" office:value="39.323" calcext:value-type="float">
            <text:p>39.323</text:p>
          </table:table-cell>
        </table:table-row>
        <table:table-row table:style-name="ro1">
          <table:table-cell table:style-name="ce1" office:value-type="string" calcext:value-type="string">
            <text:p>22:21:16.913</text:p>
          </table:table-cell>
          <table:table-cell office:value-type="float" office:value="25.5" calcext:value-type="float">
            <text:p>25.5</text:p>
          </table:table-cell>
          <table:table-cell office:value-type="float" office:value="22.337" calcext:value-type="float">
            <text:p>22.337</text:p>
          </table:table-cell>
          <table:table-cell office:value-type="float" office:value="3.163" calcext:value-type="float">
            <text:p>3.163</text:p>
          </table:table-cell>
          <table:table-cell office:value-type="float" office:value="31.625" calcext:value-type="float">
            <text:p>31.625</text:p>
          </table:table-cell>
          <table:table-cell office:value-type="float" office:value="8.078" calcext:value-type="float">
            <text:p>8.078</text:p>
          </table:table-cell>
          <table:table-cell office:value-type="float" office:value="39.703" calcext:value-type="float">
            <text:p>39.703</text:p>
          </table:table-cell>
        </table:table-row>
        <table:table-row table:style-name="ro1">
          <table:table-cell table:style-name="ce1" office:value-type="string" calcext:value-type="string">
            <text:p>22:21:23.020</text:p>
          </table:table-cell>
          <table:table-cell office:value-type="float" office:value="25.5" calcext:value-type="float">
            <text:p>25.5</text:p>
          </table:table-cell>
          <table:table-cell office:value-type="float" office:value="22.337" calcext:value-type="float">
            <text:p>22.337</text:p>
          </table:table-cell>
          <table:table-cell office:value-type="float" office:value="3.163" calcext:value-type="float">
            <text:p>3.163</text:p>
          </table:table-cell>
          <table:table-cell office:value-type="float" office:value="31.625" calcext:value-type="float">
            <text:p>31.625</text:p>
          </table:table-cell>
          <table:table-cell office:value-type="float" office:value="8.457" calcext:value-type="float">
            <text:p>8.457</text:p>
          </table:table-cell>
          <table:table-cell office:value-type="float" office:value="40.082" calcext:value-type="float">
            <text:p>40.082</text:p>
          </table:table-cell>
        </table:table-row>
        <table:table-row table:style-name="ro1">
          <table:table-cell table:style-name="ce1" office:value-type="string" calcext:value-type="string">
            <text:p>22:21:29.151</text:p>
          </table:table-cell>
          <table:table-cell office:value-type="float" office:value="25.5" calcext:value-type="float">
            <text:p>25.5</text:p>
          </table:table-cell>
          <table:table-cell office:value-type="float" office:value="22.4" calcext:value-type="float">
            <text:p>22.4</text:p>
          </table:table-cell>
          <table:table-cell office:value-type="float" office:value="3.1" calcext:value-type="float">
            <text:p>3.1</text:p>
          </table:table-cell>
          <table:table-cell office:value-type="float" office:value="31" calcext:value-type="float">
            <text:p>31</text:p>
          </table:table-cell>
          <table:table-cell office:value-type="float" office:value="8.829" calcext:value-type="float">
            <text:p>8.829</text:p>
          </table:table-cell>
          <table:table-cell office:value-type="float" office:value="39.829" calcext:value-type="float">
            <text:p>39.829</text:p>
          </table:table-cell>
        </table:table-row>
        <table:table-row table:style-name="ro1">
          <table:table-cell table:style-name="ce1" office:value-type="string" calcext:value-type="string">
            <text:p>22:21:35.289</text:p>
          </table:table-cell>
          <table:table-cell office:value-type="float" office:value="25.5" calcext:value-type="float">
            <text:p>25.5</text:p>
          </table:table-cell>
          <table:table-cell office:value-type="float" office:value="22.462" calcext:value-type="float">
            <text:p>22.462</text:p>
          </table:table-cell>
          <table:table-cell office:value-type="float" office:value="3.038" calcext:value-type="float">
            <text:p>3.038</text:p>
          </table:table-cell>
          <table:table-cell office:value-type="float" office:value="30.375" calcext:value-type="float">
            <text:p>30.375</text:p>
          </table:table-cell>
          <table:table-cell office:value-type="float" office:value="9.194" calcext:value-type="float">
            <text:p>9.194</text:p>
          </table:table-cell>
          <table:table-cell office:value-type="float" office:value="39.569" calcext:value-type="float">
            <text:p>39.569</text:p>
          </table:table-cell>
        </table:table-row>
        <table:table-row table:style-name="ro1">
          <table:table-cell table:style-name="ce1" office:value-type="string" calcext:value-type="string">
            <text:p>22:21:41.426</text:p>
          </table:table-cell>
          <table:table-cell office:value-type="float" office:value="25.5" calcext:value-type="float">
            <text:p>25.5</text:p>
          </table:table-cell>
          <table:table-cell office:value-type="float" office:value="22.462" calcext:value-type="float">
            <text:p>22.462</text:p>
          </table:table-cell>
          <table:table-cell office:value-type="float" office:value="3.038" calcext:value-type="float">
            <text:p>3.038</text:p>
          </table:table-cell>
          <table:table-cell office:value-type="float" office:value="30.375" calcext:value-type="float">
            <text:p>30.375</text:p>
          </table:table-cell>
          <table:table-cell office:value-type="float" office:value="9.558" calcext:value-type="float">
            <text:p>9.558</text:p>
          </table:table-cell>
          <table:table-cell office:value-type="float" office:value="39.933" calcext:value-type="float">
            <text:p>39.933</text:p>
          </table:table-cell>
        </table:table-row>
        <table:table-row table:style-name="ro1">
          <table:table-cell table:style-name="ce1" office:value-type="string" calcext:value-type="string">
            <text:p>22:21:47.561</text:p>
          </table:table-cell>
          <table:table-cell office:value-type="float" office:value="25.5" calcext:value-type="float">
            <text:p>25.5</text:p>
          </table:table-cell>
          <table:table-cell office:value-type="float" office:value="22.525" calcext:value-type="float">
            <text:p>22.525</text:p>
          </table:table-cell>
          <table:table-cell office:value-type="float" office:value="2.975" calcext:value-type="float">
            <text:p>2.975</text:p>
          </table:table-cell>
          <table:table-cell office:value-type="float" office:value="29.75" calcext:value-type="float">
            <text:p>29.75</text:p>
          </table:table-cell>
          <table:table-cell office:value-type="float" office:value="9.915" calcext:value-type="float">
            <text:p>9.915</text:p>
          </table:table-cell>
          <table:table-cell office:value-type="float" office:value="39.665" calcext:value-type="float">
            <text:p>39.665</text:p>
          </table:table-cell>
        </table:table-row>
        <table:table-row table:style-name="ro1">
          <table:table-cell table:style-name="ce1" office:value-type="string" calcext:value-type="string">
            <text:p>22:21:53.703</text:p>
          </table:table-cell>
          <table:table-cell office:value-type="float" office:value="25.5" calcext:value-type="float">
            <text:p>25.5</text:p>
          </table:table-cell>
          <table:table-cell office:value-type="float" office:value="22.525" calcext:value-type="float">
            <text:p>22.525</text:p>
          </table:table-cell>
          <table:table-cell office:value-type="float" office:value="2.975" calcext:value-type="float">
            <text:p>2.975</text:p>
          </table:table-cell>
          <table:table-cell office:value-type="float" office:value="29.75" calcext:value-type="float">
            <text:p>29.75</text:p>
          </table:table-cell>
          <table:table-cell office:value-type="float" office:value="10.272" calcext:value-type="float">
            <text:p>10.272</text:p>
          </table:table-cell>
          <table:table-cell office:value-type="float" office:value="40.022" calcext:value-type="float">
            <text:p>40.022</text:p>
          </table:table-cell>
        </table:table-row>
        <table:table-row table:style-name="ro1">
          <table:table-cell table:style-name="ce1" office:value-type="string" calcext:value-type="string">
            <text:p>22:21:59.841</text:p>
          </table:table-cell>
          <table:table-cell office:value-type="float" office:value="25.5" calcext:value-type="float">
            <text:p>25.5</text:p>
          </table:table-cell>
          <table:table-cell office:value-type="float" office:value="22.525" calcext:value-type="float">
            <text:p>22.525</text:p>
          </table:table-cell>
          <table:table-cell office:value-type="float" office:value="2.975" calcext:value-type="float">
            <text:p>2.975</text:p>
          </table:table-cell>
          <table:table-cell office:value-type="float" office:value="29.75" calcext:value-type="float">
            <text:p>29.75</text:p>
          </table:table-cell>
          <table:table-cell office:value-type="float" office:value="10.629" calcext:value-type="float">
            <text:p>10.629</text:p>
          </table:table-cell>
          <table:table-cell office:value-type="float" office:value="40.379" calcext:value-type="float">
            <text:p>40.379</text:p>
          </table:table-cell>
        </table:table-row>
        <table:table-row table:style-name="ro1">
          <table:table-cell table:style-name="ce1" office:value-type="string" calcext:value-type="string">
            <text:p>22:22:05.945</text:p>
          </table:table-cell>
          <table:table-cell office:value-type="float" office:value="25.5" calcext:value-type="float">
            <text:p>25.5</text:p>
          </table:table-cell>
          <table:table-cell office:value-type="float" office:value="22.587" calcext:value-type="float">
            <text:p>22.587</text:p>
          </table:table-cell>
          <table:table-cell office:value-type="float" office:value="2.913" calcext:value-type="float">
            <text:p>2.913</text:p>
          </table:table-cell>
          <table:table-cell office:value-type="float" office:value="29.125" calcext:value-type="float">
            <text:p>29.125</text:p>
          </table:table-cell>
          <table:table-cell office:value-type="float" office:value="10.979" calcext:value-type="float">
            <text:p>10.979</text:p>
          </table:table-cell>
          <table:table-cell office:value-type="float" office:value="40.104" calcext:value-type="float">
            <text:p>40.104</text:p>
          </table:table-cell>
        </table:table-row>
        <table:table-row table:style-name="ro1">
          <table:table-cell table:style-name="ce1" office:value-type="string" calcext:value-type="string">
            <text:p>22:22:12.078</text:p>
          </table:table-cell>
          <table:table-cell office:value-type="float" office:value="25.5" calcext:value-type="float">
            <text:p>25.5</text:p>
          </table:table-cell>
          <table:table-cell office:value-type="float" office:value="22.587" calcext:value-type="float">
            <text:p>22.587</text:p>
          </table:table-cell>
          <table:table-cell office:value-type="float" office:value="2.913" calcext:value-type="float">
            <text:p>2.913</text:p>
          </table:table-cell>
          <table:table-cell office:value-type="float" office:value="29.125" calcext:value-type="float">
            <text:p>29.125</text:p>
          </table:table-cell>
          <table:table-cell office:value-type="float" office:value="11.328" calcext:value-type="float">
            <text:p>11.328</text:p>
          </table:table-cell>
          <table:table-cell office:value-type="float" office:value="40.453" calcext:value-type="float">
            <text:p>40.453</text:p>
          </table:table-cell>
        </table:table-row>
        <table:table-row table:style-name="ro1">
          <table:table-cell table:style-name="ce1" office:value-type="string" calcext:value-type="string">
            <text:p>22:22:18.248</text:p>
          </table:table-cell>
          <table:table-cell office:value-type="float" office:value="25.5" calcext:value-type="float">
            <text:p>25.5</text:p>
          </table:table-cell>
          <table:table-cell office:value-type="float" office:value="22.587" calcext:value-type="float">
            <text:p>22.587</text:p>
          </table:table-cell>
          <table:table-cell office:value-type="float" office:value="2.913" calcext:value-type="float">
            <text:p>2.913</text:p>
          </table:table-cell>
          <table:table-cell office:value-type="float" office:value="29.125" calcext:value-type="float">
            <text:p>29.125</text:p>
          </table:table-cell>
          <table:table-cell office:value-type="float" office:value="11.677" calcext:value-type="float">
            <text:p>11.677</text:p>
          </table:table-cell>
          <table:table-cell office:value-type="float" office:value="40.803" calcext:value-type="float">
            <text:p>40.803</text:p>
          </table:table-cell>
        </table:table-row>
        <table:table-row table:style-name="ro1">
          <table:table-cell table:style-name="ce1" office:value-type="string" calcext:value-type="string">
            <text:p>22:22:24.349</text:p>
          </table:table-cell>
          <table:table-cell office:value-type="float" office:value="25.5" calcext:value-type="float">
            <text:p>25.5</text:p>
          </table:table-cell>
          <table:table-cell office:value-type="float" office:value="22.65" calcext:value-type="float">
            <text:p>22.65</text:p>
          </table:table-cell>
          <table:table-cell office:value-type="float" office:value="2.85" calcext:value-type="float">
            <text:p>2.85</text:p>
          </table:table-cell>
          <table:table-cell office:value-type="float" office:value="28.5" calcext:value-type="float">
            <text:p>28.5</text:p>
          </table:table-cell>
          <table:table-cell office:value-type="float" office:value="12.019" calcext:value-type="float">
            <text:p>12.019</text:p>
          </table:table-cell>
          <table:table-cell office:value-type="float" office:value="40.52" calcext:value-type="float">
            <text:p>40.52</text:p>
          </table:table-cell>
        </table:table-row>
        <table:table-row table:style-name="ro1">
          <table:table-cell table:style-name="ce1" office:value-type="string" calcext:value-type="string">
            <text:p>22:22:30.512</text:p>
          </table:table-cell>
          <table:table-cell office:value-type="float" office:value="25.5" calcext:value-type="float">
            <text:p>25.5</text:p>
          </table:table-cell>
          <table:table-cell office:value-type="float" office:value="22.65" calcext:value-type="float">
            <text:p>22.65</text:p>
          </table:table-cell>
          <table:table-cell office:value-type="float" office:value="2.85" calcext:value-type="float">
            <text:p>2.85</text:p>
          </table:table-cell>
          <table:table-cell office:value-type="float" office:value="28.5" calcext:value-type="float">
            <text:p>28.5</text:p>
          </table:table-cell>
          <table:table-cell office:value-type="float" office:value="12.361" calcext:value-type="float">
            <text:p>12.361</text:p>
          </table:table-cell>
          <table:table-cell office:value-type="float" office:value="40.862" calcext:value-type="float">
            <text:p>40.862</text:p>
          </table:table-cell>
        </table:table-row>
        <table:table-row table:style-name="ro1">
          <table:table-cell table:style-name="ce1" office:value-type="string" calcext:value-type="string">
            <text:p>22:22:36.622</text:p>
          </table:table-cell>
          <table:table-cell office:value-type="float" office:value="25.5" calcext:value-type="float">
            <text:p>25.5</text:p>
          </table:table-cell>
          <table:table-cell office:value-type="float" office:value="22.65" calcext:value-type="float">
            <text:p>22.65</text:p>
          </table:table-cell>
          <table:table-cell office:value-type="float" office:value="2.85" calcext:value-type="float">
            <text:p>2.85</text:p>
          </table:table-cell>
          <table:table-cell office:value-type="float" office:value="28.5" calcext:value-type="float">
            <text:p>28.5</text:p>
          </table:table-cell>
          <table:table-cell office:value-type="float" office:value="12.703" calcext:value-type="float">
            <text:p>12.703</text:p>
          </table:table-cell>
          <table:table-cell office:value-type="float" office:value="41.204" calcext:value-type="float">
            <text:p>41.204</text:p>
          </table:table-cell>
        </table:table-row>
        <table:table-row table:style-name="ro1">
          <table:table-cell table:style-name="ce1" office:value-type="string" calcext:value-type="string">
            <text:p>22:22:42.765</text:p>
          </table:table-cell>
          <table:table-cell office:value-type="float" office:value="25.5" calcext:value-type="float">
            <text:p>25.5</text:p>
          </table:table-cell>
          <table:table-cell office:value-type="float" office:value="22.65" calcext:value-type="float">
            <text:p>22.65</text:p>
          </table:table-cell>
          <table:table-cell office:value-type="float" office:value="2.85" calcext:value-type="float">
            <text:p>2.85</text:p>
          </table:table-cell>
          <table:table-cell office:value-type="float" office:value="28.5" calcext:value-type="float">
            <text:p>28.5</text:p>
          </table:table-cell>
          <table:table-cell office:value-type="float" office:value="13.045" calcext:value-type="float">
            <text:p>13.045</text:p>
          </table:table-cell>
          <table:table-cell office:value-type="float" office:value="41.546" calcext:value-type="float">
            <text:p>41.546</text:p>
          </table:table-cell>
        </table:table-row>
        <table:table-row table:style-name="ro1">
          <table:table-cell table:style-name="ce1" office:value-type="string" calcext:value-type="string">
            <text:p>22:22:48.906</text:p>
          </table:table-cell>
          <table:table-cell office:value-type="float" office:value="25.5" calcext:value-type="float">
            <text:p>25.5</text:p>
          </table:table-cell>
          <table:table-cell office:value-type="float" office:value="22.65" calcext:value-type="float">
            <text:p>22.65</text:p>
          </table:table-cell>
          <table:table-cell office:value-type="float" office:value="2.85" calcext:value-type="float">
            <text:p>2.85</text:p>
          </table:table-cell>
          <table:table-cell office:value-type="float" office:value="28.5" calcext:value-type="float">
            <text:p>28.5</text:p>
          </table:table-cell>
          <table:table-cell office:value-type="float" office:value="13.387" calcext:value-type="float">
            <text:p>13.387</text:p>
          </table:table-cell>
          <table:table-cell office:value-type="float" office:value="41.888" calcext:value-type="float">
            <text:p>41.888</text:p>
          </table:table-cell>
        </table:table-row>
        <table:table-row table:style-name="ro1">
          <table:table-cell table:style-name="ce1" office:value-type="string" calcext:value-type="string">
            <text:p>22:22:55.050</text:p>
          </table:table-cell>
          <table:table-cell office:value-type="float" office:value="25.5" calcext:value-type="float">
            <text:p>25.5</text:p>
          </table:table-cell>
          <table:table-cell office:value-type="float" office:value="22.65" calcext:value-type="float">
            <text:p>22.65</text:p>
          </table:table-cell>
          <table:table-cell office:value-type="float" office:value="2.85" calcext:value-type="float">
            <text:p>2.85</text:p>
          </table:table-cell>
          <table:table-cell office:value-type="float" office:value="28.5" calcext:value-type="float">
            <text:p>28.5</text:p>
          </table:table-cell>
          <table:table-cell office:value-type="float" office:value="13.729" calcext:value-type="float">
            <text:p>13.729</text:p>
          </table:table-cell>
          <table:table-cell office:value-type="float" office:value="42.229" calcext:value-type="float">
            <text:p>42.229</text:p>
          </table:table-cell>
        </table:table-row>
        <table:table-row table:style-name="ro1">
          <table:table-cell table:style-name="ce1" office:value-type="string" calcext:value-type="string">
            <text:p>22:23:01.185</text:p>
          </table:table-cell>
          <table:table-cell office:value-type="float" office:value="25.5" calcext:value-type="float">
            <text:p>25.5</text:p>
          </table:table-cell>
          <table:table-cell office:value-type="float" office:value="22.65" calcext:value-type="float">
            <text:p>22.65</text:p>
          </table:table-cell>
          <table:table-cell office:value-type="float" office:value="2.85" calcext:value-type="float">
            <text:p>2.85</text:p>
          </table:table-cell>
          <table:table-cell office:value-type="float" office:value="28.5" calcext:value-type="float">
            <text:p>28.5</text:p>
          </table:table-cell>
          <table:table-cell office:value-type="float" office:value="14.071" calcext:value-type="float">
            <text:p>14.071</text:p>
          </table:table-cell>
          <table:table-cell office:value-type="float" office:value="42.571" calcext:value-type="float">
            <text:p>42.571</text:p>
          </table:table-cell>
        </table:table-row>
        <table:table-row table:style-name="ro1">
          <table:table-cell table:style-name="ce1" office:value-type="string" calcext:value-type="string">
            <text:p>22:23:07.303</text:p>
          </table:table-cell>
          <table:table-cell office:value-type="float" office:value="25.5" calcext:value-type="float">
            <text:p>25.5</text:p>
          </table:table-cell>
          <table:table-cell office:value-type="float" office:value="22.65" calcext:value-type="float">
            <text:p>22.65</text:p>
          </table:table-cell>
          <table:table-cell office:value-type="float" office:value="2.85" calcext:value-type="float">
            <text:p>2.85</text:p>
          </table:table-cell>
          <table:table-cell office:value-type="float" office:value="28.5" calcext:value-type="float">
            <text:p>28.5</text:p>
          </table:table-cell>
          <table:table-cell office:value-type="float" office:value="14.413" calcext:value-type="float">
            <text:p>14.413</text:p>
          </table:table-cell>
          <table:table-cell office:value-type="float" office:value="42.913" calcext:value-type="float">
            <text:p>42.913</text:p>
          </table:table-cell>
        </table:table-row>
        <table:table-row table:style-name="ro1">
          <table:table-cell table:style-name="ce1" office:value-type="string" calcext:value-type="string">
            <text:p>22:23:13.444</text:p>
          </table:table-cell>
          <table:table-cell office:value-type="float" office:value="25.5" calcext:value-type="float">
            <text:p>25.5</text:p>
          </table:table-cell>
          <table:table-cell office:value-type="float" office:value="22.65" calcext:value-type="float">
            <text:p>22.65</text:p>
          </table:table-cell>
          <table:table-cell office:value-type="float" office:value="2.85" calcext:value-type="float">
            <text:p>2.85</text:p>
          </table:table-cell>
          <table:table-cell office:value-type="float" office:value="28.5" calcext:value-type="float">
            <text:p>28.5</text:p>
          </table:table-cell>
          <table:table-cell office:value-type="float" office:value="14.755" calcext:value-type="float">
            <text:p>14.755</text:p>
          </table:table-cell>
          <table:table-cell office:value-type="float" office:value="43.256" calcext:value-type="float">
            <text:p>43.256</text:p>
          </table:table-cell>
        </table:table-row>
        <table:table-row table:style-name="ro1">
          <table:table-cell table:style-name="ce1" office:value-type="string" calcext:value-type="string">
            <text:p>22:23:19.604</text:p>
          </table:table-cell>
          <table:table-cell office:value-type="float" office:value="25.5" calcext:value-type="float">
            <text:p>25.5</text:p>
          </table:table-cell>
          <table:table-cell office:value-type="float" office:value="22.65" calcext:value-type="float">
            <text:p>22.65</text:p>
          </table:table-cell>
          <table:table-cell office:value-type="float" office:value="2.85" calcext:value-type="float">
            <text:p>2.85</text:p>
          </table:table-cell>
          <table:table-cell office:value-type="float" office:value="28.5" calcext:value-type="float">
            <text:p>28.5</text:p>
          </table:table-cell>
          <table:table-cell office:value-type="float" office:value="15.097" calcext:value-type="float">
            <text:p>15.097</text:p>
          </table:table-cell>
          <table:table-cell office:value-type="float" office:value="43.597" calcext:value-type="float">
            <text:p>43.597</text:p>
          </table:table-cell>
        </table:table-row>
        <table:table-row table:style-name="ro1">
          <table:table-cell table:style-name="ce1" office:value-type="string" calcext:value-type="string">
            <text:p>22:23:25.750</text:p>
          </table:table-cell>
          <table:table-cell office:value-type="float" office:value="25.5" calcext:value-type="float">
            <text:p>25.5</text:p>
          </table:table-cell>
          <table:table-cell office:value-type="float" office:value="22.65" calcext:value-type="float">
            <text:p>22.65</text:p>
          </table:table-cell>
          <table:table-cell office:value-type="float" office:value="2.85" calcext:value-type="float">
            <text:p>2.85</text:p>
          </table:table-cell>
          <table:table-cell office:value-type="float" office:value="28.5" calcext:value-type="float">
            <text:p>28.5</text:p>
          </table:table-cell>
          <table:table-cell office:value-type="float" office:value="15.439" calcext:value-type="float">
            <text:p>15.439</text:p>
          </table:table-cell>
          <table:table-cell office:value-type="float" office:value="43.939" calcext:value-type="float">
            <text:p>43.939</text:p>
          </table:table-cell>
        </table:table-row>
        <table:table-row table:style-name="ro1">
          <table:table-cell table:style-name="ce1" office:value-type="string" calcext:value-type="string">
            <text:p>22:23:31.887</text:p>
          </table:table-cell>
          <table:table-cell office:value-type="float" office:value="25.5" calcext:value-type="float">
            <text:p>25.5</text:p>
          </table:table-cell>
          <table:table-cell office:value-type="float" office:value="22.65" calcext:value-type="float">
            <text:p>22.65</text:p>
          </table:table-cell>
          <table:table-cell office:value-type="float" office:value="2.85" calcext:value-type="float">
            <text:p>2.85</text:p>
          </table:table-cell>
          <table:table-cell office:value-type="float" office:value="28.5" calcext:value-type="float">
            <text:p>28.5</text:p>
          </table:table-cell>
          <table:table-cell office:value-type="float" office:value="15.781" calcext:value-type="float">
            <text:p>15.781</text:p>
          </table:table-cell>
          <table:table-cell office:value-type="float" office:value="44.281" calcext:value-type="float">
            <text:p>44.281</text:p>
          </table:table-cell>
        </table:table-row>
        <table:table-row table:style-name="ro1">
          <table:table-cell table:style-name="ce1" office:value-type="string" calcext:value-type="string">
            <text:p>22:23:38.017</text:p>
          </table:table-cell>
          <table:table-cell office:value-type="float" office:value="25.5" calcext:value-type="float">
            <text:p>25.5</text:p>
          </table:table-cell>
          <table:table-cell office:value-type="float" office:value="22.587" calcext:value-type="float">
            <text:p>22.587</text:p>
          </table:table-cell>
          <table:table-cell office:value-type="float" office:value="2.913" calcext:value-type="float">
            <text:p>2.913</text:p>
          </table:table-cell>
          <table:table-cell office:value-type="float" office:value="29.125" calcext:value-type="float">
            <text:p>29.125</text:p>
          </table:table-cell>
          <table:table-cell office:value-type="float" office:value="16.131" calcext:value-type="float">
            <text:p>16.131</text:p>
          </table:table-cell>
          <table:table-cell office:value-type="float" office:value="45.256" calcext:value-type="float">
            <text:p>45.256</text:p>
          </table:table-cell>
        </table:table-row>
        <table:table-row table:style-name="ro1">
          <table:table-cell table:style-name="ce1" office:value-type="string" calcext:value-type="string">
            <text:p>22:23:44.195</text:p>
          </table:table-cell>
          <table:table-cell office:value-type="float" office:value="25.5" calcext:value-type="float">
            <text:p>25.5</text:p>
          </table:table-cell>
          <table:table-cell office:value-type="float" office:value="22.587" calcext:value-type="float">
            <text:p>22.587</text:p>
          </table:table-cell>
          <table:table-cell office:value-type="float" office:value="2.913" calcext:value-type="float">
            <text:p>2.913</text:p>
          </table:table-cell>
          <table:table-cell office:value-type="float" office:value="29.125" calcext:value-type="float">
            <text:p>29.125</text:p>
          </table:table-cell>
          <table:table-cell office:value-type="float" office:value="16.48" calcext:value-type="float">
            <text:p>16.48</text:p>
          </table:table-cell>
          <table:table-cell office:value-type="float" office:value="45.605" calcext:value-type="float">
            <text:p>45.605</text:p>
          </table:table-cell>
        </table:table-row>
        <table:table-row table:style-name="ro1">
          <table:table-cell table:style-name="ce1" office:value-type="string" calcext:value-type="string">
            <text:p>22:23:50.286</text:p>
          </table:table-cell>
          <table:table-cell office:value-type="float" office:value="25.5" calcext:value-type="float">
            <text:p>25.5</text:p>
          </table:table-cell>
          <table:table-cell office:value-type="float" office:value="22.587" calcext:value-type="float">
            <text:p>22.587</text:p>
          </table:table-cell>
          <table:table-cell office:value-type="float" office:value="2.913" calcext:value-type="float">
            <text:p>2.913</text:p>
          </table:table-cell>
          <table:table-cell office:value-type="float" office:value="29.125" calcext:value-type="float">
            <text:p>29.125</text:p>
          </table:table-cell>
          <table:table-cell office:value-type="float" office:value="16.83" calcext:value-type="float">
            <text:p>16.83</text:p>
          </table:table-cell>
          <table:table-cell office:value-type="float" office:value="45.955" calcext:value-type="float">
            <text:p>45.955</text:p>
          </table:table-cell>
        </table:table-row>
        <table:table-row table:style-name="ro1">
          <table:table-cell table:style-name="ce1" office:value-type="string" calcext:value-type="string">
            <text:p>22:23:56.393</text:p>
          </table:table-cell>
          <table:table-cell office:value-type="float" office:value="25.5" calcext:value-type="float">
            <text:p>25.5</text:p>
          </table:table-cell>
          <table:table-cell office:value-type="float" office:value="22.587" calcext:value-type="float">
            <text:p>22.587</text:p>
          </table:table-cell>
          <table:table-cell office:value-type="float" office:value="2.913" calcext:value-type="float">
            <text:p>2.913</text:p>
          </table:table-cell>
          <table:table-cell office:value-type="float" office:value="29.125" calcext:value-type="float">
            <text:p>29.125</text:p>
          </table:table-cell>
          <table:table-cell office:value-type="float" office:value="17.179" calcext:value-type="float">
            <text:p>17.179</text:p>
          </table:table-cell>
          <table:table-cell office:value-type="float" office:value="46.304" calcext:value-type="float">
            <text:p>46.304</text:p>
          </table:table-cell>
        </table:table-row>
        <table:table-row table:style-name="ro1">
          <table:table-cell table:style-name="ce1" office:value-type="string" calcext:value-type="string">
            <text:p>22:24:02.510</text:p>
          </table:table-cell>
          <table:table-cell office:value-type="float" office:value="25.5" calcext:value-type="float">
            <text:p>25.5</text:p>
          </table:table-cell>
          <table:table-cell office:value-type="float" office:value="22.525" calcext:value-type="float">
            <text:p>22.525</text:p>
          </table:table-cell>
          <table:table-cell office:value-type="float" office:value="2.975" calcext:value-type="float">
            <text:p>2.975</text:p>
          </table:table-cell>
          <table:table-cell office:value-type="float" office:value="29.75" calcext:value-type="float">
            <text:p>29.75</text:p>
          </table:table-cell>
          <table:table-cell office:value-type="float" office:value="17.536" calcext:value-type="float">
            <text:p>17.536</text:p>
          </table:table-cell>
          <table:table-cell office:value-type="float" office:value="47.286" calcext:value-type="float">
            <text:p>47.286</text:p>
          </table:table-cell>
        </table:table-row>
        <table:table-row table:style-name="ro1">
          <table:table-cell table:style-name="ce1" office:value-type="string" calcext:value-type="string">
            <text:p>22:24:08.635</text:p>
          </table:table-cell>
          <table:table-cell office:value-type="float" office:value="25.5" calcext:value-type="float">
            <text:p>25.5</text:p>
          </table:table-cell>
          <table:table-cell office:value-type="float" office:value="22.525" calcext:value-type="float">
            <text:p>22.525</text:p>
          </table:table-cell>
          <table:table-cell office:value-type="float" office:value="2.975" calcext:value-type="float">
            <text:p>2.975</text:p>
          </table:table-cell>
          <table:table-cell office:value-type="float" office:value="29.75" calcext:value-type="float">
            <text:p>29.75</text:p>
          </table:table-cell>
          <table:table-cell office:value-type="float" office:value="17.893" calcext:value-type="float">
            <text:p>17.893</text:p>
          </table:table-cell>
          <table:table-cell office:value-type="float" office:value="47.643" calcext:value-type="float">
            <text:p>47.643</text:p>
          </table:table-cell>
        </table:table-row>
        <table:table-row table:style-name="ro1">
          <table:table-cell table:style-name="ce1" office:value-type="string" calcext:value-type="string">
            <text:p>22:24:14.808</text:p>
          </table:table-cell>
          <table:table-cell office:value-type="float" office:value="25.5" calcext:value-type="float">
            <text:p>25.5</text:p>
          </table:table-cell>
          <table:table-cell office:value-type="float" office:value="22.462" calcext:value-type="float">
            <text:p>22.462</text:p>
          </table:table-cell>
          <table:table-cell office:value-type="float" office:value="3.038" calcext:value-type="float">
            <text:p>3.038</text:p>
          </table:table-cell>
          <table:table-cell office:value-type="float" office:value="30.375" calcext:value-type="float">
            <text:p>30.375</text:p>
          </table:table-cell>
          <table:table-cell office:value-type="float" office:value="18.258" calcext:value-type="float">
            <text:p>18.258</text:p>
          </table:table-cell>
          <table:table-cell office:value-type="float" office:value="48.633" calcext:value-type="float">
            <text:p>48.633</text:p>
          </table:table-cell>
        </table:table-row>
        <table:table-row table:style-name="ro1">
          <table:table-cell table:style-name="ce1" office:value-type="string" calcext:value-type="string">
            <text:p>22:24:20.938</text:p>
          </table:table-cell>
          <table:table-cell office:value-type="float" office:value="25.5" calcext:value-type="float">
            <text:p>25.5</text:p>
          </table:table-cell>
          <table:table-cell office:value-type="float" office:value="22.462" calcext:value-type="float">
            <text:p>22.462</text:p>
          </table:table-cell>
          <table:table-cell office:value-type="float" office:value="3.038" calcext:value-type="float">
            <text:p>3.038</text:p>
          </table:table-cell>
          <table:table-cell office:value-type="float" office:value="30.375" calcext:value-type="float">
            <text:p>30.375</text:p>
          </table:table-cell>
          <table:table-cell office:value-type="float" office:value="18.622" calcext:value-type="float">
            <text:p>18.622</text:p>
          </table:table-cell>
          <table:table-cell office:value-type="float" office:value="48.997" calcext:value-type="float">
            <text:p>48.997</text:p>
          </table:table-cell>
        </table:table-row>
        <table:table-row table:style-name="ro1">
          <table:table-cell table:style-name="ce1" office:value-type="string" calcext:value-type="string">
            <text:p>22:24:27.084</text:p>
          </table:table-cell>
          <table:table-cell office:value-type="float" office:value="25.5" calcext:value-type="float">
            <text:p>25.5</text:p>
          </table:table-cell>
          <table:table-cell office:value-type="float" office:value="22.462" calcext:value-type="float">
            <text:p>22.462</text:p>
          </table:table-cell>
          <table:table-cell office:value-type="float" office:value="3.038" calcext:value-type="float">
            <text:p>3.038</text:p>
          </table:table-cell>
          <table:table-cell office:value-type="float" office:value="30.375" calcext:value-type="float">
            <text:p>30.375</text:p>
          </table:table-cell>
          <table:table-cell office:value-type="float" office:value="18.987" calcext:value-type="float">
            <text:p>18.987</text:p>
          </table:table-cell>
          <table:table-cell office:value-type="float" office:value="49.362" calcext:value-type="float">
            <text:p>49.362</text:p>
          </table:table-cell>
        </table:table-row>
        <table:table-row table:style-name="ro1">
          <table:table-cell table:style-name="ce1" office:value-type="string" calcext:value-type="string">
            <text:p>22:24:33.209</text:p>
          </table:table-cell>
          <table:table-cell office:value-type="float" office:value="25.5" calcext:value-type="float">
            <text:p>25.5</text:p>
          </table:table-cell>
          <table:table-cell office:value-type="float" office:value="22.4" calcext:value-type="float">
            <text:p>22.4</text:p>
          </table:table-cell>
          <table:table-cell office:value-type="float" office:value="3.1" calcext:value-type="float">
            <text:p>3.1</text:p>
          </table:table-cell>
          <table:table-cell office:value-type="float" office:value="31" calcext:value-type="float">
            <text:p>31</text:p>
          </table:table-cell>
          <table:table-cell office:value-type="float" office:value="19.359" calcext:value-type="float">
            <text:p>19.359</text:p>
          </table:table-cell>
          <table:table-cell office:value-type="float" office:value="50.359" calcext:value-type="float">
            <text:p>50.359</text:p>
          </table:table-cell>
        </table:table-row>
        <table:table-row table:style-name="ro1">
          <table:table-cell table:style-name="ce1" office:value-type="string" calcext:value-type="string">
            <text:p>22:24:39.345</text:p>
          </table:table-cell>
          <table:table-cell office:value-type="float" office:value="25.5" calcext:value-type="float">
            <text:p>25.5</text:p>
          </table:table-cell>
          <table:table-cell office:value-type="float" office:value="22.4" calcext:value-type="float">
            <text:p>22.4</text:p>
          </table:table-cell>
          <table:table-cell office:value-type="float" office:value="3.1" calcext:value-type="float">
            <text:p>3.1</text:p>
          </table:table-cell>
          <table:table-cell office:value-type="float" office:value="31" calcext:value-type="float">
            <text:p>31</text:p>
          </table:table-cell>
          <table:table-cell office:value-type="float" office:value="19.731" calcext:value-type="float">
            <text:p>19.731</text:p>
          </table:table-cell>
          <table:table-cell office:value-type="float" office:value="50.731" calcext:value-type="float">
            <text:p>50.731</text:p>
          </table:table-cell>
        </table:table-row>
        <table:table-row table:style-name="ro1">
          <table:table-cell table:style-name="ce1" office:value-type="string" calcext:value-type="string">
            <text:p>22:24:45.469</text:p>
          </table:table-cell>
          <table:table-cell office:value-type="float" office:value="25.5" calcext:value-type="float">
            <text:p>25.5</text:p>
          </table:table-cell>
          <table:table-cell office:value-type="float" office:value="22.337" calcext:value-type="float">
            <text:p>22.337</text:p>
          </table:table-cell>
          <table:table-cell office:value-type="float" office:value="3.163" calcext:value-type="float">
            <text:p>3.163</text:p>
          </table:table-cell>
          <table:table-cell office:value-type="float" office:value="31.625" calcext:value-type="float">
            <text:p>31.625</text:p>
          </table:table-cell>
          <table:table-cell office:value-type="float" office:value="20.11" calcext:value-type="float">
            <text:p>20.11</text:p>
          </table:table-cell>
          <table:table-cell office:value-type="float" office:value="51.735" calcext:value-type="float">
            <text:p>51.735</text:p>
          </table:table-cell>
        </table:table-row>
        <table:table-row table:style-name="ro1">
          <table:table-cell table:style-name="ce1" office:value-type="string" calcext:value-type="string">
            <text:p>22:24:51.595</text:p>
          </table:table-cell>
          <table:table-cell office:value-type="float" office:value="25.5" calcext:value-type="float">
            <text:p>25.5</text:p>
          </table:table-cell>
          <table:table-cell office:value-type="float" office:value="22.337" calcext:value-type="float">
            <text:p>22.337</text:p>
          </table:table-cell>
          <table:table-cell office:value-type="float" office:value="3.163" calcext:value-type="float">
            <text:p>3.163</text:p>
          </table:table-cell>
          <table:table-cell office:value-type="float" office:value="31.625" calcext:value-type="float">
            <text:p>31.625</text:p>
          </table:table-cell>
          <table:table-cell office:value-type="float" office:value="20.49" calcext:value-type="float">
            <text:p>20.49</text:p>
          </table:table-cell>
          <table:table-cell office:value-type="float" office:value="52.115" calcext:value-type="float">
            <text:p>52.115</text:p>
          </table:table-cell>
        </table:table-row>
        <table:table-row table:style-name="ro1">
          <table:table-cell table:style-name="ce1" office:value-type="string" calcext:value-type="string">
            <text:p>22:24:57.761</text:p>
          </table:table-cell>
          <table:table-cell office:value-type="float" office:value="25.5" calcext:value-type="float">
            <text:p>25.5</text:p>
          </table:table-cell>
          <table:table-cell office:value-type="float" office:value="22.275" calcext:value-type="float">
            <text:p>22.275</text:p>
          </table:table-cell>
          <table:table-cell office:value-type="float" office:value="3.225" calcext:value-type="float">
            <text:p>3.225</text:p>
          </table:table-cell>
          <table:table-cell office:value-type="float" office:value="32.25" calcext:value-type="float">
            <text:p>32.25</text:p>
          </table:table-cell>
          <table:table-cell office:value-type="float" office:value="20.877" calcext:value-type="float">
            <text:p>20.877</text:p>
          </table:table-cell>
          <table:table-cell office:value-type="float" office:value="53.127" calcext:value-type="float">
            <text:p>53.127</text:p>
          </table:table-cell>
        </table:table-row>
        <table:table-row table:style-name="ro1">
          <table:table-cell table:style-name="ce1" office:value-type="string" calcext:value-type="string">
            <text:p>22:25:03.901</text:p>
          </table:table-cell>
          <table:table-cell office:value-type="float" office:value="25.5" calcext:value-type="float">
            <text:p>25.5</text:p>
          </table:table-cell>
          <table:table-cell office:value-type="float" office:value="22.275" calcext:value-type="float">
            <text:p>22.275</text:p>
          </table:table-cell>
          <table:table-cell office:value-type="float" office:value="3.225" calcext:value-type="float">
            <text:p>3.225</text:p>
          </table:table-cell>
          <table:table-cell office:value-type="float" office:value="32.25" calcext:value-type="float">
            <text:p>32.25</text:p>
          </table:table-cell>
          <table:table-cell office:value-type="float" office:value="21.264" calcext:value-type="float">
            <text:p>21.264</text:p>
          </table:table-cell>
          <table:table-cell office:value-type="float" office:value="53.514" calcext:value-type="float">
            <text:p>53.514</text:p>
          </table:table-cell>
        </table:table-row>
        <table:table-row table:style-name="ro1">
          <table:table-cell table:style-name="ce1" office:value-type="string" calcext:value-type="string">
            <text:p>22:25:10.035</text:p>
          </table:table-cell>
          <table:table-cell office:value-type="float" office:value="25.5" calcext:value-type="float">
            <text:p>25.5</text:p>
          </table:table-cell>
          <table:table-cell office:value-type="float" office:value="22.212" calcext:value-type="float">
            <text:p>22.212</text:p>
          </table:table-cell>
          <table:table-cell office:value-type="float" office:value="3.288" calcext:value-type="float">
            <text:p>3.288</text:p>
          </table:table-cell>
          <table:table-cell office:value-type="float" office:value="32.875" calcext:value-type="float">
            <text:p>32.875</text:p>
          </table:table-cell>
          <table:table-cell office:value-type="float" office:value="21.658" calcext:value-type="float">
            <text:p>21.658</text:p>
          </table:table-cell>
          <table:table-cell office:value-type="float" office:value="54.533" calcext:value-type="float">
            <text:p>54.533</text:p>
          </table:table-cell>
        </table:table-row>
        <table:table-row table:style-name="ro1">
          <table:table-cell table:style-name="ce1" office:value-type="string" calcext:value-type="string">
            <text:p>22:25:16.157</text:p>
          </table:table-cell>
          <table:table-cell office:value-type="float" office:value="25.5" calcext:value-type="float">
            <text:p>25.5</text:p>
          </table:table-cell>
          <table:table-cell office:value-type="float" office:value="22.212" calcext:value-type="float">
            <text:p>22.212</text:p>
          </table:table-cell>
          <table:table-cell office:value-type="float" office:value="3.288" calcext:value-type="float">
            <text:p>3.288</text:p>
          </table:table-cell>
          <table:table-cell office:value-type="float" office:value="32.875" calcext:value-type="float">
            <text:p>32.875</text:p>
          </table:table-cell>
          <table:table-cell office:value-type="float" office:value="22.053" calcext:value-type="float">
            <text:p>22.053</text:p>
          </table:table-cell>
          <table:table-cell office:value-type="float" office:value="54.928" calcext:value-type="float">
            <text:p>54.928</text:p>
          </table:table-cell>
        </table:table-row>
        <table:table-row table:style-name="ro1">
          <table:table-cell table:style-name="ce1" office:value-type="string" calcext:value-type="string">
            <text:p>22:25:22.301</text:p>
          </table:table-cell>
          <table:table-cell office:value-type="float" office:value="25.5" calcext:value-type="float">
            <text:p>25.5</text:p>
          </table:table-cell>
          <table:table-cell office:value-type="float" office:value="22.15" calcext:value-type="float">
            <text:p>22.15</text:p>
          </table:table-cell>
          <table:table-cell office:value-type="float" office:value="3.35" calcext:value-type="float">
            <text:p>3.35</text:p>
          </table:table-cell>
          <table:table-cell office:value-type="float" office:value="33.5" calcext:value-type="float">
            <text:p>33.5</text:p>
          </table:table-cell>
          <table:table-cell office:value-type="float" office:value="22.455" calcext:value-type="float">
            <text:p>22.455</text:p>
          </table:table-cell>
          <table:table-cell office:value-type="float" office:value="55.955" calcext:value-type="float">
            <text:p>55.955</text:p>
          </table:table-cell>
        </table:table-row>
        <table:table-row table:style-name="ro1">
          <table:table-cell table:style-name="ce1" office:value-type="string" calcext:value-type="string">
            <text:p>22:25:28.442</text:p>
          </table:table-cell>
          <table:table-cell office:value-type="float" office:value="25.5" calcext:value-type="float">
            <text:p>25.5</text:p>
          </table:table-cell>
          <table:table-cell office:value-type="float" office:value="22.087" calcext:value-type="float">
            <text:p>22.087</text:p>
          </table:table-cell>
          <table:table-cell office:value-type="float" office:value="3.413" calcext:value-type="float">
            <text:p>3.413</text:p>
          </table:table-cell>
          <table:table-cell office:value-type="float" office:value="34.125" calcext:value-type="float">
            <text:p>34.125</text:p>
          </table:table-cell>
          <table:table-cell office:value-type="float" office:value="22.864" calcext:value-type="float">
            <text:p>22.864</text:p>
          </table:table-cell>
          <table:table-cell office:value-type="float" office:value="56.989" calcext:value-type="float">
            <text:p>56.989</text:p>
          </table:table-cell>
        </table:table-row>
        <table:table-row table:style-name="ro1">
          <table:table-cell table:style-name="ce1" office:value-type="string" calcext:value-type="string">
            <text:p>22:25:34.569</text:p>
          </table:table-cell>
          <table:table-cell office:value-type="float" office:value="25.5" calcext:value-type="float">
            <text:p>25.5</text:p>
          </table:table-cell>
          <table:table-cell office:value-type="float" office:value="22.087" calcext:value-type="float">
            <text:p>22.087</text:p>
          </table:table-cell>
          <table:table-cell office:value-type="float" office:value="3.413" calcext:value-type="float">
            <text:p>3.413</text:p>
          </table:table-cell>
          <table:table-cell office:value-type="float" office:value="34.125" calcext:value-type="float">
            <text:p>34.125</text:p>
          </table:table-cell>
          <table:table-cell office:value-type="float" office:value="23.274" calcext:value-type="float">
            <text:p>23.274</text:p>
          </table:table-cell>
          <table:table-cell office:value-type="float" office:value="57.399" calcext:value-type="float">
            <text:p>57.399</text:p>
          </table:table-cell>
        </table:table-row>
        <table:table-row table:style-name="ro1">
          <table:table-cell table:style-name="ce1" office:value-type="string" calcext:value-type="string">
            <text:p>22:25:40.684</text:p>
          </table:table-cell>
          <table:table-cell office:value-type="float" office:value="25.5" calcext:value-type="float">
            <text:p>25.5</text:p>
          </table:table-cell>
          <table:table-cell office:value-type="float" office:value="22.087" calcext:value-type="float">
            <text:p>22.087</text:p>
          </table:table-cell>
          <table:table-cell office:value-type="float" office:value="3.413" calcext:value-type="float">
            <text:p>3.413</text:p>
          </table:table-cell>
          <table:table-cell office:value-type="float" office:value="34.125" calcext:value-type="float">
            <text:p>34.125</text:p>
          </table:table-cell>
          <table:table-cell office:value-type="float" office:value="23.683" calcext:value-type="float">
            <text:p>23.683</text:p>
          </table:table-cell>
          <table:table-cell office:value-type="float" office:value="57.808" calcext:value-type="float">
            <text:p>57.808</text:p>
          </table:table-cell>
        </table:table-row>
        <table:table-row table:style-name="ro1">
          <table:table-cell table:style-name="ce1" office:value-type="string" calcext:value-type="string">
            <text:p>22:25:46.841</text:p>
          </table:table-cell>
          <table:table-cell office:value-type="float" office:value="25.5" calcext:value-type="float">
            <text:p>25.5</text:p>
          </table:table-cell>
          <table:table-cell office:value-type="float" office:value="22.025" calcext:value-type="float">
            <text:p>22.025</text:p>
          </table:table-cell>
          <table:table-cell office:value-type="float" office:value="3.475" calcext:value-type="float">
            <text:p>3.475</text:p>
          </table:table-cell>
          <table:table-cell office:value-type="float" office:value="34.75" calcext:value-type="float">
            <text:p>34.75</text:p>
          </table:table-cell>
          <table:table-cell office:value-type="float" office:value="24.1" calcext:value-type="float">
            <text:p>24.1</text:p>
          </table:table-cell>
          <table:table-cell office:value-type="float" office:value="58.85" calcext:value-type="float">
            <text:p>58.85</text:p>
          </table:table-cell>
        </table:table-row>
        <table:table-row table:style-name="ro1">
          <table:table-cell table:style-name="ce1" office:value-type="string" calcext:value-type="string">
            <text:p>22:25:52.981</text:p>
          </table:table-cell>
          <table:table-cell office:value-type="float" office:value="25.5" calcext:value-type="float">
            <text:p>25.5</text:p>
          </table:table-cell>
          <table:table-cell office:value-type="float" office:value="22.025" calcext:value-type="float">
            <text:p>22.025</text:p>
          </table:table-cell>
          <table:table-cell office:value-type="float" office:value="3.475" calcext:value-type="float">
            <text:p>3.475</text:p>
          </table:table-cell>
          <table:table-cell office:value-type="float" office:value="34.75" calcext:value-type="float">
            <text:p>34.75</text:p>
          </table:table-cell>
          <table:table-cell office:value-type="float" office:value="24.517" calcext:value-type="float">
            <text:p>24.517</text:p>
          </table:table-cell>
          <table:table-cell office:value-type="float" office:value="59.267" calcext:value-type="float">
            <text:p>59.267</text:p>
          </table:table-cell>
        </table:table-row>
        <table:table-row table:style-name="ro1">
          <table:table-cell table:style-name="ce1" office:value-type="string" calcext:value-type="string">
            <text:p>22:25:59.096</text:p>
          </table:table-cell>
          <table:table-cell office:value-type="float" office:value="25.5" calcext:value-type="float">
            <text:p>25.5</text:p>
          </table:table-cell>
          <table:table-cell office:value-type="float" office:value="21.962" calcext:value-type="float">
            <text:p>21.962</text:p>
          </table:table-cell>
          <table:table-cell office:value-type="float" office:value="3.538" calcext:value-type="float">
            <text:p>3.538</text:p>
          </table:table-cell>
          <table:table-cell office:value-type="float" office:value="35.375" calcext:value-type="float">
            <text:p>35.375</text:p>
          </table:table-cell>
          <table:table-cell office:value-type="float" office:value="24.942" calcext:value-type="float">
            <text:p>24.942</text:p>
          </table:table-cell>
          <table:table-cell office:value-type="float" office:value="60.317" calcext:value-type="float">
            <text:p>60.317</text:p>
          </table:table-cell>
        </table:table-row>
        <table:table-row table:style-name="ro1">
          <table:table-cell table:style-name="ce1" office:value-type="string" calcext:value-type="string">
            <text:p>22:26:05.254</text:p>
          </table:table-cell>
          <table:table-cell office:value-type="float" office:value="25.5" calcext:value-type="float">
            <text:p>25.5</text:p>
          </table:table-cell>
          <table:table-cell office:value-type="float" office:value="21.9" calcext:value-type="float">
            <text:p>21.9</text:p>
          </table:table-cell>
          <table:table-cell office:value-type="float" office:value="3.6" calcext:value-type="float">
            <text:p>3.6</text:p>
          </table:table-cell>
          <table:table-cell office:value-type="float" office:value="36" calcext:value-type="float">
            <text:p>36</text:p>
          </table:table-cell>
          <table:table-cell office:value-type="float" office:value="25.374" calcext:value-type="float">
            <text:p>25.374</text:p>
          </table:table-cell>
          <table:table-cell office:value-type="float" office:value="61.374" calcext:value-type="float">
            <text:p>61.374</text:p>
          </table:table-cell>
        </table:table-row>
        <table:table-row table:style-name="ro1">
          <table:table-cell table:style-name="ce1" office:value-type="string" calcext:value-type="string">
            <text:p>22:26:11.403</text:p>
          </table:table-cell>
          <table:table-cell office:value-type="float" office:value="25.5" calcext:value-type="float">
            <text:p>25.5</text:p>
          </table:table-cell>
          <table:table-cell office:value-type="float" office:value="21.9" calcext:value-type="float">
            <text:p>21.9</text:p>
          </table:table-cell>
          <table:table-cell office:value-type="float" office:value="3.6" calcext:value-type="float">
            <text:p>3.6</text:p>
          </table:table-cell>
          <table:table-cell office:value-type="float" office:value="36" calcext:value-type="float">
            <text:p>36</text:p>
          </table:table-cell>
          <table:table-cell office:value-type="float" office:value="25.806" calcext:value-type="float">
            <text:p>25.806</text:p>
          </table:table-cell>
          <table:table-cell office:value-type="float" office:value="61.806" calcext:value-type="float">
            <text:p>61.806</text:p>
          </table:table-cell>
        </table:table-row>
        <table:table-row table:style-name="ro1">
          <table:table-cell table:style-name="ce1" office:value-type="string" calcext:value-type="string">
            <text:p>22:26:17.510</text:p>
          </table:table-cell>
          <table:table-cell office:value-type="float" office:value="25.5" calcext:value-type="float">
            <text:p>25.5</text:p>
          </table:table-cell>
          <table:table-cell office:value-type="float" office:value="21.837" calcext:value-type="float">
            <text:p>21.837</text:p>
          </table:table-cell>
          <table:table-cell office:value-type="float" office:value="3.663" calcext:value-type="float">
            <text:p>3.663</text:p>
          </table:table-cell>
          <table:table-cell office:value-type="float" office:value="36.625" calcext:value-type="float">
            <text:p>36.625</text:p>
          </table:table-cell>
          <table:table-cell office:value-type="float" office:value="26.245" calcext:value-type="float">
            <text:p>26.245</text:p>
          </table:table-cell>
          <table:table-cell office:value-type="float" office:value="62.87" calcext:value-type="float">
            <text:p>62.87</text:p>
          </table:table-cell>
        </table:table-row>
        <table:table-row table:style-name="ro1">
          <table:table-cell table:style-name="ce1" office:value-type="string" calcext:value-type="string">
            <text:p>22:26:23.660</text:p>
          </table:table-cell>
          <table:table-cell office:value-type="float" office:value="25.5" calcext:value-type="float">
            <text:p>25.5</text:p>
          </table:table-cell>
          <table:table-cell office:value-type="float" office:value="21.775" calcext:value-type="float">
            <text:p>21.775</text:p>
          </table:table-cell>
          <table:table-cell office:value-type="float" office:value="3.725" calcext:value-type="float">
            <text:p>3.725</text:p>
          </table:table-cell>
          <table:table-cell office:value-type="float" office:value="37.25" calcext:value-type="float">
            <text:p>37.25</text:p>
          </table:table-cell>
          <table:table-cell office:value-type="float" office:value="26.692" calcext:value-type="float">
            <text:p>26.692</text:p>
          </table:table-cell>
          <table:table-cell office:value-type="float" office:value="63.942" calcext:value-type="float">
            <text:p>63.942</text:p>
          </table:table-cell>
        </table:table-row>
        <table:table-row table:style-name="ro1">
          <table:table-cell table:style-name="ce1" office:value-type="string" calcext:value-type="string">
            <text:p>22:26:29.789</text:p>
          </table:table-cell>
          <table:table-cell office:value-type="float" office:value="25.5" calcext:value-type="float">
            <text:p>25.5</text:p>
          </table:table-cell>
          <table:table-cell office:value-type="float" office:value="21.775" calcext:value-type="float">
            <text:p>21.775</text:p>
          </table:table-cell>
          <table:table-cell office:value-type="float" office:value="3.725" calcext:value-type="float">
            <text:p>3.725</text:p>
          </table:table-cell>
          <table:table-cell office:value-type="float" office:value="37.25" calcext:value-type="float">
            <text:p>37.25</text:p>
          </table:table-cell>
          <table:table-cell office:value-type="float" office:value="27.139" calcext:value-type="float">
            <text:p>27.139</text:p>
          </table:table-cell>
          <table:table-cell office:value-type="float" office:value="64.389" calcext:value-type="float">
            <text:p>64.389</text:p>
          </table:table-cell>
        </table:table-row>
        <table:table-row table:style-name="ro1">
          <table:table-cell table:style-name="ce1" office:value-type="string" calcext:value-type="string">
            <text:p>22:26:35.930</text:p>
          </table:table-cell>
          <table:table-cell office:value-type="float" office:value="25.5" calcext:value-type="float">
            <text:p>25.5</text:p>
          </table:table-cell>
          <table:table-cell office:value-type="float" office:value="21.712" calcext:value-type="float">
            <text:p>21.712</text:p>
          </table:table-cell>
          <table:table-cell office:value-type="float" office:value="3.788" calcext:value-type="float">
            <text:p>3.788</text:p>
          </table:table-cell>
          <table:table-cell office:value-type="float" office:value="37.875" calcext:value-type="float">
            <text:p>37.875</text:p>
          </table:table-cell>
          <table:table-cell office:value-type="float" office:value="27.594" calcext:value-type="float">
            <text:p>27.594</text:p>
          </table:table-cell>
          <table:table-cell office:value-type="float" office:value="65.469" calcext:value-type="float">
            <text:p>65.469</text:p>
          </table:table-cell>
        </table:table-row>
        <table:table-row table:style-name="ro1">
          <table:table-cell table:style-name="ce1" office:value-type="string" calcext:value-type="string">
            <text:p>22:26:42.053</text:p>
          </table:table-cell>
          <table:table-cell office:value-type="float" office:value="25.5" calcext:value-type="float">
            <text:p>25.5</text:p>
          </table:table-cell>
          <table:table-cell office:value-type="float" office:value="21.712" calcext:value-type="float">
            <text:p>21.712</text:p>
          </table:table-cell>
          <table:table-cell office:value-type="float" office:value="3.788" calcext:value-type="float">
            <text:p>3.788</text:p>
          </table:table-cell>
          <table:table-cell office:value-type="float" office:value="37.875" calcext:value-type="float">
            <text:p>37.875</text:p>
          </table:table-cell>
          <table:table-cell office:value-type="float" office:value="28.048" calcext:value-type="float">
            <text:p>28.048</text:p>
          </table:table-cell>
          <table:table-cell office:value-type="float" office:value="65.923" calcext:value-type="float">
            <text:p>65.923</text:p>
          </table:table-cell>
        </table:table-row>
        <table:table-row table:style-name="ro1">
          <table:table-cell table:style-name="ce1" office:value-type="string" calcext:value-type="string">
            <text:p>22:26:48.194</text:p>
          </table:table-cell>
          <table:table-cell office:value-type="float" office:value="25.5" calcext:value-type="float">
            <text:p>25.5</text:p>
          </table:table-cell>
          <table:table-cell office:value-type="float" office:value="21.65" calcext:value-type="float">
            <text:p>21.65</text:p>
          </table:table-cell>
          <table:table-cell office:value-type="float" office:value="3.85" calcext:value-type="float">
            <text:p>3.85</text:p>
          </table:table-cell>
          <table:table-cell office:value-type="float" office:value="38.5" calcext:value-type="float">
            <text:p>38.5</text:p>
          </table:table-cell>
          <table:table-cell office:value-type="float" office:value="28.51" calcext:value-type="float">
            <text:p>28.51</text:p>
          </table:table-cell>
          <table:table-cell office:value-type="float" office:value="67.01" calcext:value-type="float">
            <text:p>67.01</text:p>
          </table:table-cell>
        </table:table-row>
        <table:table-row table:style-name="ro1">
          <table:table-cell table:style-name="ce1" office:value-type="string" calcext:value-type="string">
            <text:p>22:26:54.328</text:p>
          </table:table-cell>
          <table:table-cell office:value-type="float" office:value="25.5" calcext:value-type="float">
            <text:p>25.5</text:p>
          </table:table-cell>
          <table:table-cell office:value-type="float" office:value="21.65" calcext:value-type="float">
            <text:p>21.65</text:p>
          </table:table-cell>
          <table:table-cell office:value-type="float" office:value="3.85" calcext:value-type="float">
            <text:p>3.85</text:p>
          </table:table-cell>
          <table:table-cell office:value-type="float" office:value="38.5" calcext:value-type="float">
            <text:p>38.5</text:p>
          </table:table-cell>
          <table:table-cell office:value-type="float" office:value="28.972" calcext:value-type="float">
            <text:p>28.972</text:p>
          </table:table-cell>
          <table:table-cell office:value-type="float" office:value="67.472" calcext:value-type="float">
            <text:p>67.472</text:p>
          </table:table-cell>
        </table:table-row>
        <table:table-row table:style-name="ro1">
          <table:table-cell table:style-name="ce1" office:value-type="string" calcext:value-type="string">
            <text:p>22:27:00.462</text:p>
          </table:table-cell>
          <table:table-cell office:value-type="float" office:value="25.5" calcext:value-type="float">
            <text:p>25.5</text:p>
          </table:table-cell>
          <table:table-cell office:value-type="float" office:value="21.587" calcext:value-type="float">
            <text:p>21.587</text:p>
          </table:table-cell>
          <table:table-cell office:value-type="float" office:value="3.913" calcext:value-type="float">
            <text:p>3.913</text:p>
          </table:table-cell>
          <table:table-cell office:value-type="float" office:value="39.125" calcext:value-type="float">
            <text:p>39.125</text:p>
          </table:table-cell>
          <table:table-cell office:value-type="float" office:value="29.442" calcext:value-type="float">
            <text:p>29.442</text:p>
          </table:table-cell>
          <table:table-cell office:value-type="float" office:value="68.567" calcext:value-type="float">
            <text:p>68.567</text:p>
          </table:table-cell>
        </table:table-row>
        <table:table-row table:style-name="ro1">
          <table:table-cell table:style-name="ce1" office:value-type="string" calcext:value-type="string">
            <text:p>22:27:06.628</text:p>
          </table:table-cell>
          <table:table-cell office:value-type="float" office:value="25.5" calcext:value-type="float">
            <text:p>25.5</text:p>
          </table:table-cell>
          <table:table-cell office:value-type="float" office:value="21.525" calcext:value-type="float">
            <text:p>21.525</text:p>
          </table:table-cell>
          <table:table-cell office:value-type="float" office:value="3.975" calcext:value-type="float">
            <text:p>3.975</text:p>
          </table:table-cell>
          <table:table-cell office:value-type="float" office:value="39.75" calcext:value-type="float">
            <text:p>39.75</text:p>
          </table:table-cell>
          <table:table-cell office:value-type="float" office:value="29.919" calcext:value-type="float">
            <text:p>29.919</text:p>
          </table:table-cell>
          <table:table-cell office:value-type="float" office:value="69.669" calcext:value-type="float">
            <text:p>69.669</text:p>
          </table:table-cell>
        </table:table-row>
        <table:table-row table:style-name="ro1">
          <table:table-cell table:style-name="ce1" office:value-type="string" calcext:value-type="string">
            <text:p>22:27:12.743</text:p>
          </table:table-cell>
          <table:table-cell office:value-type="float" office:value="25.5" calcext:value-type="float">
            <text:p>25.5</text:p>
          </table:table-cell>
          <table:table-cell office:value-type="float" office:value="21.525" calcext:value-type="float">
            <text:p>21.525</text:p>
          </table:table-cell>
          <table:table-cell office:value-type="float" office:value="3.975" calcext:value-type="float">
            <text:p>3.975</text:p>
          </table:table-cell>
          <table:table-cell office:value-type="float" office:value="39.75" calcext:value-type="float">
            <text:p>39.75</text:p>
          </table:table-cell>
          <table:table-cell office:value-type="float" office:value="30.396" calcext:value-type="float">
            <text:p>30.396</text:p>
          </table:table-cell>
          <table:table-cell office:value-type="float" office:value="70.146" calcext:value-type="float">
            <text:p>70.146</text:p>
          </table:table-cell>
        </table:table-row>
        <table:table-row table:style-name="ro1">
          <table:table-cell table:style-name="ce1" office:value-type="string" calcext:value-type="string">
            <text:p>22:27:18.866</text:p>
          </table:table-cell>
          <table:table-cell office:value-type="float" office:value="25.5" calcext:value-type="float">
            <text:p>25.5</text:p>
          </table:table-cell>
          <table:table-cell office:value-type="float" office:value="21.462" calcext:value-type="float">
            <text:p>21.462</text:p>
          </table:table-cell>
          <table:table-cell office:value-type="float" office:value="4.038" calcext:value-type="float">
            <text:p>4.038</text:p>
          </table:table-cell>
          <table:table-cell office:value-type="float" office:value="40.375" calcext:value-type="float">
            <text:p>40.375</text:p>
          </table:table-cell>
          <table:table-cell office:value-type="float" office:value="30.88" calcext:value-type="float">
            <text:p>30.88</text:p>
          </table:table-cell>
          <table:table-cell office:value-type="float" office:value="71.255" calcext:value-type="float">
            <text:p>71.255</text:p>
          </table:table-cell>
        </table:table-row>
        <table:table-row table:style-name="ro1">
          <table:table-cell table:style-name="ce1" office:value-type="string" calcext:value-type="string">
            <text:p>22:27:25.029</text:p>
          </table:table-cell>
          <table:table-cell office:value-type="float" office:value="25.5" calcext:value-type="float">
            <text:p>25.5</text:p>
          </table:table-cell>
          <table:table-cell office:value-type="float" office:value="21.462" calcext:value-type="float">
            <text:p>21.462</text:p>
          </table:table-cell>
          <table:table-cell office:value-type="float" office:value="4.038" calcext:value-type="float">
            <text:p>4.038</text:p>
          </table:table-cell>
          <table:table-cell office:value-type="float" office:value="40.375" calcext:value-type="float">
            <text:p>40.375</text:p>
          </table:table-cell>
          <table:table-cell office:value-type="float" office:value="31.365" calcext:value-type="float">
            <text:p>31.365</text:p>
          </table:table-cell>
          <table:table-cell office:value-type="float" office:value="71.74" calcext:value-type="float">
            <text:p>71.74</text:p>
          </table:table-cell>
        </table:table-row>
        <table:table-row table:style-name="ro1">
          <table:table-cell table:style-name="ce1" office:value-type="string" calcext:value-type="string">
            <text:p>22:27:31.149</text:p>
          </table:table-cell>
          <table:table-cell office:value-type="float" office:value="25.5" calcext:value-type="float">
            <text:p>25.5</text:p>
          </table:table-cell>
          <table:table-cell office:value-type="float" office:value="21.4" calcext:value-type="float">
            <text:p>21.4</text:p>
          </table:table-cell>
          <table:table-cell office:value-type="float" office:value="4.1" calcext:value-type="float">
            <text:p>4.1</text:p>
          </table:table-cell>
          <table:table-cell office:value-type="float" office:value="41" calcext:value-type="float">
            <text:p>41</text:p>
          </table:table-cell>
          <table:table-cell office:value-type="float" office:value="31.857" calcext:value-type="float">
            <text:p>31.857</text:p>
          </table:table-cell>
          <table:table-cell office:value-type="float" office:value="72.857" calcext:value-type="float">
            <text:p>72.857</text:p>
          </table:table-cell>
        </table:table-row>
        <table:table-row table:style-name="ro1">
          <table:table-cell table:style-name="ce1" office:value-type="string" calcext:value-type="string">
            <text:p>22:27:37.302</text:p>
          </table:table-cell>
          <table:table-cell office:value-type="float" office:value="25.5" calcext:value-type="float">
            <text:p>25.5</text:p>
          </table:table-cell>
          <table:table-cell office:value-type="float" office:value="21.4" calcext:value-type="float">
            <text:p>21.4</text:p>
          </table:table-cell>
          <table:table-cell office:value-type="float" office:value="4.1" calcext:value-type="float">
            <text:p>4.1</text:p>
          </table:table-cell>
          <table:table-cell office:value-type="float" office:value="41" calcext:value-type="float">
            <text:p>41</text:p>
          </table:table-cell>
          <table:table-cell office:value-type="float" office:value="32.349" calcext:value-type="float">
            <text:p>32.349</text:p>
          </table:table-cell>
          <table:table-cell office:value-type="float" office:value="73.349" calcext:value-type="float">
            <text:p>73.349</text:p>
          </table:table-cell>
        </table:table-row>
        <table:table-row table:style-name="ro1">
          <table:table-cell table:style-name="ce1" office:value-type="string" calcext:value-type="string">
            <text:p>22:27:43.431</text:p>
          </table:table-cell>
          <table:table-cell office:value-type="float" office:value="25.5" calcext:value-type="float">
            <text:p>25.5</text:p>
          </table:table-cell>
          <table:table-cell office:value-type="float" office:value="21.337" calcext:value-type="float">
            <text:p>21.337</text:p>
          </table:table-cell>
          <table:table-cell office:value-type="float" office:value="4.163" calcext:value-type="float">
            <text:p>4.163</text:p>
          </table:table-cell>
          <table:table-cell office:value-type="float" office:value="41.625" calcext:value-type="float">
            <text:p>41.625</text:p>
          </table:table-cell>
          <table:table-cell office:value-type="float" office:value="32.848" calcext:value-type="float">
            <text:p>32.848</text:p>
          </table:table-cell>
          <table:table-cell office:value-type="float" office:value="74.473" calcext:value-type="float">
            <text:p>74.473</text:p>
          </table:table-cell>
        </table:table-row>
        <table:table-row table:style-name="ro1">
          <table:table-cell table:style-name="ce1" office:value-type="string" calcext:value-type="string">
            <text:p>22:27:49.581</text:p>
          </table:table-cell>
          <table:table-cell office:value-type="float" office:value="25.5" calcext:value-type="float">
            <text:p>25.5</text:p>
          </table:table-cell>
          <table:table-cell office:value-type="float" office:value="21.275" calcext:value-type="float">
            <text:p>21.275</text:p>
          </table:table-cell>
          <table:table-cell office:value-type="float" office:value="4.225" calcext:value-type="float">
            <text:p>4.225</text:p>
          </table:table-cell>
          <table:table-cell office:value-type="float" office:value="42.25" calcext:value-type="float">
            <text:p>42.25</text:p>
          </table:table-cell>
          <table:table-cell office:value-type="float" office:value="33.355" calcext:value-type="float">
            <text:p>33.355</text:p>
          </table:table-cell>
          <table:table-cell office:value-type="float" office:value="75.605" calcext:value-type="float">
            <text:p>75.605</text:p>
          </table:table-cell>
        </table:table-row>
        <table:table-row table:style-name="ro1">
          <table:table-cell table:style-name="ce1" office:value-type="string" calcext:value-type="string">
            <text:p>22:27:55.687</text:p>
          </table:table-cell>
          <table:table-cell office:value-type="float" office:value="25.5" calcext:value-type="float">
            <text:p>25.5</text:p>
          </table:table-cell>
          <table:table-cell office:value-type="float" office:value="21.275" calcext:value-type="float">
            <text:p>21.275</text:p>
          </table:table-cell>
          <table:table-cell office:value-type="float" office:value="4.225" calcext:value-type="float">
            <text:p>4.225</text:p>
          </table:table-cell>
          <table:table-cell office:value-type="float" office:value="42.25" calcext:value-type="float">
            <text:p>42.25</text:p>
          </table:table-cell>
          <table:table-cell office:value-type="float" office:value="33.862" calcext:value-type="float">
            <text:p>33.862</text:p>
          </table:table-cell>
          <table:table-cell office:value-type="float" office:value="76.112" calcext:value-type="float">
            <text:p>76.112</text:p>
          </table:table-cell>
        </table:table-row>
        <table:table-row table:style-name="ro1">
          <table:table-cell table:style-name="ce1" office:value-type="string" calcext:value-type="string">
            <text:p>22:28:01.831</text:p>
          </table:table-cell>
          <table:table-cell office:value-type="float" office:value="25.5" calcext:value-type="float">
            <text:p>25.5</text:p>
          </table:table-cell>
          <table:table-cell office:value-type="float" office:value="21.212" calcext:value-type="float">
            <text:p>21.212</text:p>
          </table:table-cell>
          <table:table-cell office:value-type="float" office:value="4.288" calcext:value-type="float">
            <text:p>4.288</text:p>
          </table:table-cell>
          <table:table-cell office:value-type="float" office:value="42.875" calcext:value-type="float">
            <text:p>42.875</text:p>
          </table:table-cell>
          <table:table-cell office:value-type="float" office:value="34.377" calcext:value-type="float">
            <text:p>34.377</text:p>
          </table:table-cell>
          <table:table-cell office:value-type="float" office:value="77.252" calcext:value-type="float">
            <text:p>77.252</text:p>
          </table:table-cell>
        </table:table-row>
        <table:table-row table:style-name="ro1">
          <table:table-cell table:style-name="ce1" office:value-type="string" calcext:value-type="string">
            <text:p>22:28:07.970</text:p>
          </table:table-cell>
          <table:table-cell office:value-type="float" office:value="25.5" calcext:value-type="float">
            <text:p>25.5</text:p>
          </table:table-cell>
          <table:table-cell office:value-type="float" office:value="21.212" calcext:value-type="float">
            <text:p>21.212</text:p>
          </table:table-cell>
          <table:table-cell office:value-type="float" office:value="4.288" calcext:value-type="float">
            <text:p>4.288</text:p>
          </table:table-cell>
          <table:table-cell office:value-type="float" office:value="42.875" calcext:value-type="float">
            <text:p>42.875</text:p>
          </table:table-cell>
          <table:table-cell office:value-type="float" office:value="34.891" calcext:value-type="float">
            <text:p>34.891</text:p>
          </table:table-cell>
          <table:table-cell office:value-type="float" office:value="77.766" calcext:value-type="float">
            <text:p>77.766</text:p>
          </table:table-cell>
        </table:table-row>
        <table:table-row table:style-name="ro1">
          <table:table-cell table:style-name="ce1" office:value-type="string" calcext:value-type="string">
            <text:p>22:28:14.126</text:p>
          </table:table-cell>
          <table:table-cell office:value-type="float" office:value="25.5" calcext:value-type="float">
            <text:p>25.5</text:p>
          </table:table-cell>
          <table:table-cell office:value-type="float" office:value="21.15" calcext:value-type="float">
            <text:p>21.15</text:p>
          </table:table-cell>
          <table:table-cell office:value-type="float" office:value="4.35" calcext:value-type="float">
            <text:p>4.35</text:p>
          </table:table-cell>
          <table:table-cell office:value-type="float" office:value="43.5" calcext:value-type="float">
            <text:p>43.5</text:p>
          </table:table-cell>
          <table:table-cell office:value-type="float" office:value="35.413" calcext:value-type="float">
            <text:p>35.413</text:p>
          </table:table-cell>
          <table:table-cell office:value-type="float" office:value="78.913" calcext:value-type="float">
            <text:p>78.913</text:p>
          </table:table-cell>
        </table:table-row>
        <table:table-row table:style-name="ro1">
          <table:table-cell table:style-name="ce1" office:value-type="string" calcext:value-type="string">
            <text:p>22:28:20.262</text:p>
          </table:table-cell>
          <table:table-cell office:value-type="float" office:value="25.5" calcext:value-type="float">
            <text:p>25.5</text:p>
          </table:table-cell>
          <table:table-cell office:value-type="float" office:value="21.15" calcext:value-type="float">
            <text:p>21.15</text:p>
          </table:table-cell>
          <table:table-cell office:value-type="float" office:value="4.35" calcext:value-type="float">
            <text:p>4.35</text:p>
          </table:table-cell>
          <table:table-cell office:value-type="float" office:value="43.5" calcext:value-type="float">
            <text:p>43.5</text:p>
          </table:table-cell>
          <table:table-cell office:value-type="float" office:value="35.935" calcext:value-type="float">
            <text:p>35.935</text:p>
          </table:table-cell>
          <table:table-cell office:value-type="float" office:value="79.435" calcext:value-type="float">
            <text:p>79.435</text:p>
          </table:table-cell>
        </table:table-row>
        <table:table-row table:style-name="ro1">
          <table:table-cell table:style-name="ce1" office:value-type="string" calcext:value-type="string">
            <text:p>22:28:26.388</text:p>
          </table:table-cell>
          <table:table-cell office:value-type="float" office:value="25.5" calcext:value-type="float">
            <text:p>25.5</text:p>
          </table:table-cell>
          <table:table-cell office:value-type="float" office:value="21.087" calcext:value-type="float">
            <text:p>21.087</text:p>
          </table:table-cell>
          <table:table-cell office:value-type="float" office:value="4.413" calcext:value-type="float">
            <text:p>4.413</text:p>
          </table:table-cell>
          <table:table-cell office:value-type="float" office:value="44.125" calcext:value-type="float">
            <text:p>44.125</text:p>
          </table:table-cell>
          <table:table-cell office:value-type="float" office:value="36.465" calcext:value-type="float">
            <text:p>36.4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28:32.499</text:p>
          </table:table-cell>
          <table:table-cell office:value-type="float" office:value="25.5" calcext:value-type="float">
            <text:p>25.5</text:p>
          </table:table-cell>
          <table:table-cell office:value-type="float" office:value="21.087" calcext:value-type="float">
            <text:p>21.087</text:p>
          </table:table-cell>
          <table:table-cell office:value-type="float" office:value="4.413" calcext:value-type="float">
            <text:p>4.413</text:p>
          </table:table-cell>
          <table:table-cell office:value-type="float" office:value="44.125" calcext:value-type="float">
            <text:p>44.125</text:p>
          </table:table-cell>
          <table:table-cell office:value-type="float" office:value="36.465" calcext:value-type="float">
            <text:p>36.4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28:38.675</text:p>
          </table:table-cell>
          <table:table-cell office:value-type="float" office:value="25.5" calcext:value-type="float">
            <text:p>25.5</text:p>
          </table:table-cell>
          <table:table-cell office:value-type="float" office:value="21.025" calcext:value-type="float">
            <text:p>21.025</text:p>
          </table:table-cell>
          <table:table-cell office:value-type="float" office:value="4.475" calcext:value-type="float">
            <text:p>4.475</text:p>
          </table:table-cell>
          <table:table-cell office:value-type="float" office:value="44.75" calcext:value-type="float">
            <text:p>44.75</text:p>
          </table:table-cell>
          <table:table-cell office:value-type="float" office:value="36.472" calcext:value-type="float">
            <text:p>36.4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28:44.768</text:p>
          </table:table-cell>
          <table:table-cell office:value-type="float" office:value="25.5" calcext:value-type="float">
            <text:p>25.5</text:p>
          </table:table-cell>
          <table:table-cell office:value-type="float" office:value="21.025" calcext:value-type="float">
            <text:p>21.025</text:p>
          </table:table-cell>
          <table:table-cell office:value-type="float" office:value="4.475" calcext:value-type="float">
            <text:p>4.475</text:p>
          </table:table-cell>
          <table:table-cell office:value-type="float" office:value="44.75" calcext:value-type="float">
            <text:p>44.75</text:p>
          </table:table-cell>
          <table:table-cell office:value-type="float" office:value="36.472" calcext:value-type="float">
            <text:p>36.4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28:50.948</text:p>
          </table:table-cell>
          <table:table-cell office:value-type="float" office:value="25.5" calcext:value-type="float">
            <text:p>25.5</text:p>
          </table:table-cell>
          <table:table-cell office:value-type="float" office:value="20.962" calcext:value-type="float">
            <text:p>20.962</text:p>
          </table:table-cell>
          <table:table-cell office:value-type="float" office:value="4.538" calcext:value-type="float">
            <text:p>4.538</text:p>
          </table:table-cell>
          <table:table-cell office:value-type="float" office:value="45.375" calcext:value-type="float">
            <text:p>45.375</text:p>
          </table:table-cell>
          <table:table-cell office:value-type="float" office:value="36.48" calcext:value-type="float">
            <text:p>36.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28:57.084</text:p>
          </table:table-cell>
          <table:table-cell office:value-type="float" office:value="25.5" calcext:value-type="float">
            <text:p>25.5</text:p>
          </table:table-cell>
          <table:table-cell office:value-type="float" office:value="20.962" calcext:value-type="float">
            <text:p>20.962</text:p>
          </table:table-cell>
          <table:table-cell office:value-type="float" office:value="4.538" calcext:value-type="float">
            <text:p>4.538</text:p>
          </table:table-cell>
          <table:table-cell office:value-type="float" office:value="45.375" calcext:value-type="float">
            <text:p>45.375</text:p>
          </table:table-cell>
          <table:table-cell office:value-type="float" office:value="36.48" calcext:value-type="float">
            <text:p>36.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29:03.177</text:p>
          </table:table-cell>
          <table:table-cell office:value-type="float" office:value="25.5" calcext:value-type="float">
            <text:p>25.5</text:p>
          </table:table-cell>
          <table:table-cell office:value-type="float" office:value="20.9" calcext:value-type="float">
            <text:p>20.9</text:p>
          </table:table-cell>
          <table:table-cell office:value-type="float" office:value="4.6" calcext:value-type="float">
            <text:p>4.6</text:p>
          </table:table-cell>
          <table:table-cell office:value-type="float" office:value="46" calcext:value-type="float">
            <text:p>46</text:p>
          </table:table-cell>
          <table:table-cell office:value-type="float" office:value="36.487" calcext:value-type="float">
            <text:p>36.4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29:09.315</text:p>
          </table:table-cell>
          <table:table-cell office:value-type="float" office:value="25.5" calcext:value-type="float">
            <text:p>25.5</text:p>
          </table:table-cell>
          <table:table-cell office:value-type="float" office:value="20.9" calcext:value-type="float">
            <text:p>20.9</text:p>
          </table:table-cell>
          <table:table-cell office:value-type="float" office:value="4.6" calcext:value-type="float">
            <text:p>4.6</text:p>
          </table:table-cell>
          <table:table-cell office:value-type="float" office:value="46" calcext:value-type="float">
            <text:p>46</text:p>
          </table:table-cell>
          <table:table-cell office:value-type="float" office:value="36.487" calcext:value-type="float">
            <text:p>36.4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29:15.461</text:p>
          </table:table-cell>
          <table:table-cell office:value-type="float" office:value="25.5" calcext:value-type="float">
            <text:p>25.5</text:p>
          </table:table-cell>
          <table:table-cell office:value-type="float" office:value="20.837" calcext:value-type="float">
            <text:p>20.837</text:p>
          </table:table-cell>
          <table:table-cell office:value-type="float" office:value="4.663" calcext:value-type="float">
            <text:p>4.663</text:p>
          </table:table-cell>
          <table:table-cell office:value-type="float" office:value="46.625" calcext:value-type="float">
            <text:p>46.625</text:p>
          </table:table-cell>
          <table:table-cell office:value-type="float" office:value="36.495" calcext:value-type="float">
            <text:p>36.49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29:21.592</text:p>
          </table:table-cell>
          <table:table-cell office:value-type="float" office:value="25.5" calcext:value-type="float">
            <text:p>25.5</text:p>
          </table:table-cell>
          <table:table-cell office:value-type="float" office:value="20.837" calcext:value-type="float">
            <text:p>20.837</text:p>
          </table:table-cell>
          <table:table-cell office:value-type="float" office:value="4.663" calcext:value-type="float">
            <text:p>4.663</text:p>
          </table:table-cell>
          <table:table-cell office:value-type="float" office:value="46.625" calcext:value-type="float">
            <text:p>46.625</text:p>
          </table:table-cell>
          <table:table-cell office:value-type="float" office:value="36.495" calcext:value-type="float">
            <text:p>36.49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29:27.732</text:p>
          </table:table-cell>
          <table:table-cell office:value-type="float" office:value="25.5" calcext:value-type="float">
            <text:p>25.5</text:p>
          </table:table-cell>
          <table:table-cell office:value-type="float" office:value="20.775" calcext:value-type="float">
            <text:p>20.775</text:p>
          </table:table-cell>
          <table:table-cell office:value-type="float" office:value="4.725" calcext:value-type="float">
            <text:p>4.725</text:p>
          </table:table-cell>
          <table:table-cell office:value-type="float" office:value="47.25" calcext:value-type="float">
            <text:p>47.25</text:p>
          </table:table-cell>
          <table:table-cell office:value-type="float" office:value="36.502" calcext:value-type="float">
            <text:p>36.50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29:33.878</text:p>
          </table:table-cell>
          <table:table-cell office:value-type="float" office:value="25.5" calcext:value-type="float">
            <text:p>25.5</text:p>
          </table:table-cell>
          <table:table-cell office:value-type="float" office:value="20.775" calcext:value-type="float">
            <text:p>20.775</text:p>
          </table:table-cell>
          <table:table-cell office:value-type="float" office:value="4.725" calcext:value-type="float">
            <text:p>4.725</text:p>
          </table:table-cell>
          <table:table-cell office:value-type="float" office:value="47.25" calcext:value-type="float">
            <text:p>47.25</text:p>
          </table:table-cell>
          <table:table-cell office:value-type="float" office:value="36.502" calcext:value-type="float">
            <text:p>36.50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29:40.015</text:p>
          </table:table-cell>
          <table:table-cell office:value-type="float" office:value="25.5" calcext:value-type="float">
            <text:p>25.5</text:p>
          </table:table-cell>
          <table:table-cell office:value-type="float" office:value="20.712" calcext:value-type="float">
            <text:p>20.712</text:p>
          </table:table-cell>
          <table:table-cell office:value-type="float" office:value="4.788" calcext:value-type="float">
            <text:p>4.788</text:p>
          </table:table-cell>
          <table:table-cell office:value-type="float" office:value="47.875" calcext:value-type="float">
            <text:p>47.875</text:p>
          </table:table-cell>
          <table:table-cell office:value-type="float" office:value="36.51" calcext:value-type="float">
            <text:p>36.5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29:46.154</text:p>
          </table:table-cell>
          <table:table-cell office:value-type="float" office:value="25.5" calcext:value-type="float">
            <text:p>25.5</text:p>
          </table:table-cell>
          <table:table-cell office:value-type="float" office:value="20.712" calcext:value-type="float">
            <text:p>20.712</text:p>
          </table:table-cell>
          <table:table-cell office:value-type="float" office:value="4.788" calcext:value-type="float">
            <text:p>4.788</text:p>
          </table:table-cell>
          <table:table-cell office:value-type="float" office:value="47.875" calcext:value-type="float">
            <text:p>47.875</text:p>
          </table:table-cell>
          <table:table-cell office:value-type="float" office:value="36.51" calcext:value-type="float">
            <text:p>36.5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29:52.296</text:p>
          </table:table-cell>
          <table:table-cell office:value-type="float" office:value="25.5" calcext:value-type="float">
            <text:p>25.5</text:p>
          </table:table-cell>
          <table:table-cell office:value-type="float" office:value="20.65" calcext:value-type="float">
            <text:p>20.65</text:p>
          </table:table-cell>
          <table:table-cell office:value-type="float" office:value="4.85" calcext:value-type="float">
            <text:p>4.85</text:p>
          </table:table-cell>
          <table:table-cell office:value-type="float" office:value="48.5" calcext:value-type="float">
            <text:p>48.5</text:p>
          </table:table-cell>
          <table:table-cell office:value-type="float" office:value="36.517" calcext:value-type="float">
            <text:p>36.5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29:58.374</text:p>
          </table:table-cell>
          <table:table-cell office:value-type="float" office:value="25.5" calcext:value-type="float">
            <text:p>25.5</text:p>
          </table:table-cell>
          <table:table-cell office:value-type="float" office:value="20.65" calcext:value-type="float">
            <text:p>20.65</text:p>
          </table:table-cell>
          <table:table-cell office:value-type="float" office:value="4.85" calcext:value-type="float">
            <text:p>4.85</text:p>
          </table:table-cell>
          <table:table-cell office:value-type="float" office:value="48.5" calcext:value-type="float">
            <text:p>48.5</text:p>
          </table:table-cell>
          <table:table-cell office:value-type="float" office:value="36.517" calcext:value-type="float">
            <text:p>36.5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0:04.523</text:p>
          </table:table-cell>
          <table:table-cell office:value-type="float" office:value="25.5" calcext:value-type="float">
            <text:p>25.5</text:p>
          </table:table-cell>
          <table:table-cell office:value-type="float" office:value="20.587" calcext:value-type="float">
            <text:p>20.587</text:p>
          </table:table-cell>
          <table:table-cell office:value-type="float" office:value="4.913" calcext:value-type="float">
            <text:p>4.913</text:p>
          </table:table-cell>
          <table:table-cell office:value-type="float" office:value="49.125" calcext:value-type="float">
            <text:p>49.125</text:p>
          </table:table-cell>
          <table:table-cell office:value-type="float" office:value="36.525" calcext:value-type="float">
            <text:p>36.5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0:10.644</text:p>
          </table:table-cell>
          <table:table-cell office:value-type="float" office:value="25.5" calcext:value-type="float">
            <text:p>25.5</text:p>
          </table:table-cell>
          <table:table-cell office:value-type="float" office:value="20.587" calcext:value-type="float">
            <text:p>20.587</text:p>
          </table:table-cell>
          <table:table-cell office:value-type="float" office:value="4.913" calcext:value-type="float">
            <text:p>4.913</text:p>
          </table:table-cell>
          <table:table-cell office:value-type="float" office:value="49.125" calcext:value-type="float">
            <text:p>49.125</text:p>
          </table:table-cell>
          <table:table-cell office:value-type="float" office:value="36.525" calcext:value-type="float">
            <text:p>36.5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0:16.779</text:p>
          </table:table-cell>
          <table:table-cell office:value-type="float" office:value="25.5" calcext:value-type="float">
            <text:p>25.5</text:p>
          </table:table-cell>
          <table:table-cell office:value-type="float" office:value="20.525" calcext:value-type="float">
            <text:p>20.525</text:p>
          </table:table-cell>
          <table:table-cell office:value-type="float" office:value="4.975" calcext:value-type="float">
            <text:p>4.975</text:p>
          </table:table-cell>
          <table:table-cell office:value-type="float" office:value="49.75" calcext:value-type="float">
            <text:p>49.75</text:p>
          </table:table-cell>
          <table:table-cell office:value-type="float" office:value="36.532" calcext:value-type="float">
            <text:p>36.53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0:22.918</text:p>
          </table:table-cell>
          <table:table-cell office:value-type="float" office:value="25.5" calcext:value-type="float">
            <text:p>25.5</text:p>
          </table:table-cell>
          <table:table-cell office:value-type="float" office:value="20.525" calcext:value-type="float">
            <text:p>20.525</text:p>
          </table:table-cell>
          <table:table-cell office:value-type="float" office:value="4.975" calcext:value-type="float">
            <text:p>4.975</text:p>
          </table:table-cell>
          <table:table-cell office:value-type="float" office:value="49.75" calcext:value-type="float">
            <text:p>49.75</text:p>
          </table:table-cell>
          <table:table-cell office:value-type="float" office:value="36.532" calcext:value-type="float">
            <text:p>36.53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0:29.094</text:p>
          </table:table-cell>
          <table:table-cell office:value-type="float" office:value="25.5" calcext:value-type="float">
            <text:p>25.5</text:p>
          </table:table-cell>
          <table:table-cell office:value-type="float" office:value="20.525" calcext:value-type="float">
            <text:p>20.525</text:p>
          </table:table-cell>
          <table:table-cell office:value-type="float" office:value="4.975" calcext:value-type="float">
            <text:p>4.975</text:p>
          </table:table-cell>
          <table:table-cell office:value-type="float" office:value="49.75" calcext:value-type="float">
            <text:p>49.75</text:p>
          </table:table-cell>
          <table:table-cell office:value-type="float" office:value="36.532" calcext:value-type="float">
            <text:p>36.53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0:35.191</text:p>
          </table:table-cell>
          <table:table-cell office:value-type="float" office:value="25.5" calcext:value-type="float">
            <text:p>25.5</text:p>
          </table:table-cell>
          <table:table-cell office:value-type="float" office:value="20.462" calcext:value-type="float">
            <text:p>20.462</text:p>
          </table:table-cell>
          <table:table-cell office:value-type="float" office:value="5.038" calcext:value-type="float">
            <text:p>5.038</text:p>
          </table:table-cell>
          <table:table-cell office:value-type="float" office:value="50.375" calcext:value-type="float">
            <text:p>50.375</text:p>
          </table:table-cell>
          <table:table-cell office:value-type="float" office:value="36.54" calcext:value-type="float">
            <text:p>36.5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0:41.341</text:p>
          </table:table-cell>
          <table:table-cell office:value-type="float" office:value="25.5" calcext:value-type="float">
            <text:p>25.5</text:p>
          </table:table-cell>
          <table:table-cell office:value-type="float" office:value="20.462" calcext:value-type="float">
            <text:p>20.462</text:p>
          </table:table-cell>
          <table:table-cell office:value-type="float" office:value="5.038" calcext:value-type="float">
            <text:p>5.038</text:p>
          </table:table-cell>
          <table:table-cell office:value-type="float" office:value="50.375" calcext:value-type="float">
            <text:p>50.375</text:p>
          </table:table-cell>
          <table:table-cell office:value-type="float" office:value="36.54" calcext:value-type="float">
            <text:p>36.5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0:47.580</text:p>
          </table:table-cell>
          <table:table-cell office:value-type="float" office:value="25.5" calcext:value-type="float">
            <text:p>25.5</text:p>
          </table:table-cell>
          <table:table-cell office:value-type="float" office:value="20.462" calcext:value-type="float">
            <text:p>20.462</text:p>
          </table:table-cell>
          <table:table-cell office:value-type="float" office:value="5.038" calcext:value-type="float">
            <text:p>5.038</text:p>
          </table:table-cell>
          <table:table-cell office:value-type="float" office:value="50.375" calcext:value-type="float">
            <text:p>50.375</text:p>
          </table:table-cell>
          <table:table-cell office:value-type="float" office:value="36.54" calcext:value-type="float">
            <text:p>36.5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0:53.626</text:p>
          </table:table-cell>
          <table:table-cell office:value-type="float" office:value="25.5" calcext:value-type="float">
            <text:p>25.5</text:p>
          </table:table-cell>
          <table:table-cell office:value-type="float" office:value="20.4" calcext:value-type="float">
            <text:p>20.4</text:p>
          </table:table-cell>
          <table:table-cell office:value-type="float" office:value="5.1" calcext:value-type="float">
            <text:p>5.1</text:p>
          </table:table-cell>
          <table:table-cell office:value-type="float" office:value="51" calcext:value-type="float">
            <text:p>51</text:p>
          </table:table-cell>
          <table:table-cell office:value-type="float" office:value="36.547" calcext:value-type="float">
            <text:p>36.54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0:59.797</text:p>
          </table:table-cell>
          <table:table-cell office:value-type="float" office:value="25.5" calcext:value-type="float">
            <text:p>25.5</text:p>
          </table:table-cell>
          <table:table-cell office:value-type="float" office:value="20.4" calcext:value-type="float">
            <text:p>20.4</text:p>
          </table:table-cell>
          <table:table-cell office:value-type="float" office:value="5.1" calcext:value-type="float">
            <text:p>5.1</text:p>
          </table:table-cell>
          <table:table-cell office:value-type="float" office:value="51" calcext:value-type="float">
            <text:p>51</text:p>
          </table:table-cell>
          <table:table-cell office:value-type="float" office:value="36.547" calcext:value-type="float">
            <text:p>36.54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1:05.920</text:p>
          </table:table-cell>
          <table:table-cell office:value-type="float" office:value="25.5" calcext:value-type="float">
            <text:p>25.5</text:p>
          </table:table-cell>
          <table:table-cell office:value-type="float" office:value="20.337" calcext:value-type="float">
            <text:p>20.337</text:p>
          </table:table-cell>
          <table:table-cell office:value-type="float" office:value="5.163" calcext:value-type="float">
            <text:p>5.163</text:p>
          </table:table-cell>
          <table:table-cell office:value-type="float" office:value="51.625" calcext:value-type="float">
            <text:p>51.625</text:p>
          </table:table-cell>
          <table:table-cell office:value-type="float" office:value="36.555" calcext:value-type="float">
            <text:p>36.55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1:12.054</text:p>
          </table:table-cell>
          <table:table-cell office:value-type="float" office:value="25.5" calcext:value-type="float">
            <text:p>25.5</text:p>
          </table:table-cell>
          <table:table-cell office:value-type="float" office:value="20.337" calcext:value-type="float">
            <text:p>20.337</text:p>
          </table:table-cell>
          <table:table-cell office:value-type="float" office:value="5.163" calcext:value-type="float">
            <text:p>5.163</text:p>
          </table:table-cell>
          <table:table-cell office:value-type="float" office:value="51.625" calcext:value-type="float">
            <text:p>51.625</text:p>
          </table:table-cell>
          <table:table-cell office:value-type="float" office:value="36.555" calcext:value-type="float">
            <text:p>36.55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1:18.209</text:p>
          </table:table-cell>
          <table:table-cell office:value-type="float" office:value="25.5" calcext:value-type="float">
            <text:p>25.5</text:p>
          </table:table-cell>
          <table:table-cell office:value-type="float" office:value="20.337" calcext:value-type="float">
            <text:p>20.337</text:p>
          </table:table-cell>
          <table:table-cell office:value-type="float" office:value="5.163" calcext:value-type="float">
            <text:p>5.163</text:p>
          </table:table-cell>
          <table:table-cell office:value-type="float" office:value="51.625" calcext:value-type="float">
            <text:p>51.625</text:p>
          </table:table-cell>
          <table:table-cell office:value-type="float" office:value="36.555" calcext:value-type="float">
            <text:p>36.55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1:24.308</text:p>
          </table:table-cell>
          <table:table-cell office:value-type="float" office:value="25.5" calcext:value-type="float">
            <text:p>25.5</text:p>
          </table:table-cell>
          <table:table-cell office:value-type="float" office:value="20.275" calcext:value-type="float">
            <text:p>20.275</text:p>
          </table:table-cell>
          <table:table-cell office:value-type="float" office:value="5.225" calcext:value-type="float">
            <text:p>5.225</text:p>
          </table:table-cell>
          <table:table-cell office:value-type="float" office:value="52.25" calcext:value-type="float">
            <text:p>52.25</text:p>
          </table:table-cell>
          <table:table-cell office:value-type="float" office:value="36.562" calcext:value-type="float">
            <text:p>36.56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1:30.449</text:p>
          </table:table-cell>
          <table:table-cell office:value-type="float" office:value="25.5" calcext:value-type="float">
            <text:p>25.5</text:p>
          </table:table-cell>
          <table:table-cell office:value-type="float" office:value="20.275" calcext:value-type="float">
            <text:p>20.275</text:p>
          </table:table-cell>
          <table:table-cell office:value-type="float" office:value="5.225" calcext:value-type="float">
            <text:p>5.225</text:p>
          </table:table-cell>
          <table:table-cell office:value-type="float" office:value="52.25" calcext:value-type="float">
            <text:p>52.25</text:p>
          </table:table-cell>
          <table:table-cell office:value-type="float" office:value="36.562" calcext:value-type="float">
            <text:p>36.56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1:36.575</text:p>
          </table:table-cell>
          <table:table-cell office:value-type="float" office:value="25.5" calcext:value-type="float">
            <text:p>25.5</text:p>
          </table:table-cell>
          <table:table-cell office:value-type="float" office:value="20.275" calcext:value-type="float">
            <text:p>20.275</text:p>
          </table:table-cell>
          <table:table-cell office:value-type="float" office:value="5.225" calcext:value-type="float">
            <text:p>5.225</text:p>
          </table:table-cell>
          <table:table-cell office:value-type="float" office:value="52.25" calcext:value-type="float">
            <text:p>52.25</text:p>
          </table:table-cell>
          <table:table-cell office:value-type="float" office:value="36.562" calcext:value-type="float">
            <text:p>36.56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1:42.737</text:p>
          </table:table-cell>
          <table:table-cell office:value-type="float" office:value="25.5" calcext:value-type="float">
            <text:p>25.5</text:p>
          </table:table-cell>
          <table:table-cell office:value-type="float" office:value="20.212" calcext:value-type="float">
            <text:p>20.212</text:p>
          </table:table-cell>
          <table:table-cell office:value-type="float" office:value="5.288" calcext:value-type="float">
            <text:p>5.288</text:p>
          </table:table-cell>
          <table:table-cell office:value-type="float" office:value="52.875" calcext:value-type="float">
            <text:p>52.875</text:p>
          </table:table-cell>
          <table:table-cell office:value-type="float" office:value="36.57" calcext:value-type="float">
            <text:p>36.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1:48.854</text:p>
          </table:table-cell>
          <table:table-cell office:value-type="float" office:value="25.5" calcext:value-type="float">
            <text:p>25.5</text:p>
          </table:table-cell>
          <table:table-cell office:value-type="float" office:value="20.15" calcext:value-type="float">
            <text:p>20.15</text:p>
          </table:table-cell>
          <table:table-cell office:value-type="float" office:value="5.35" calcext:value-type="float">
            <text:p>5.35</text:p>
          </table:table-cell>
          <table:table-cell office:value-type="float" office:value="53.5" calcext:value-type="float">
            <text:p>53.5</text:p>
          </table:table-cell>
          <table:table-cell office:value-type="float" office:value="36.577" calcext:value-type="float">
            <text:p>36.5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1:55.003</text:p>
          </table:table-cell>
          <table:table-cell office:value-type="float" office:value="25.5" calcext:value-type="float">
            <text:p>25.5</text:p>
          </table:table-cell>
          <table:table-cell office:value-type="float" office:value="20.15" calcext:value-type="float">
            <text:p>20.15</text:p>
          </table:table-cell>
          <table:table-cell office:value-type="float" office:value="5.35" calcext:value-type="float">
            <text:p>5.35</text:p>
          </table:table-cell>
          <table:table-cell office:value-type="float" office:value="53.5" calcext:value-type="float">
            <text:p>53.5</text:p>
          </table:table-cell>
          <table:table-cell office:value-type="float" office:value="36.577" calcext:value-type="float">
            <text:p>36.5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2:01.142</text:p>
          </table:table-cell>
          <table:table-cell office:value-type="float" office:value="25.5" calcext:value-type="float">
            <text:p>25.5</text:p>
          </table:table-cell>
          <table:table-cell office:value-type="float" office:value="20.15" calcext:value-type="float">
            <text:p>20.15</text:p>
          </table:table-cell>
          <table:table-cell office:value-type="float" office:value="5.35" calcext:value-type="float">
            <text:p>5.35</text:p>
          </table:table-cell>
          <table:table-cell office:value-type="float" office:value="53.5" calcext:value-type="float">
            <text:p>53.5</text:p>
          </table:table-cell>
          <table:table-cell office:value-type="float" office:value="36.577" calcext:value-type="float">
            <text:p>36.5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2:07.257</text:p>
          </table:table-cell>
          <table:table-cell office:value-type="float" office:value="25.5" calcext:value-type="float">
            <text:p>25.5</text:p>
          </table:table-cell>
          <table:table-cell office:value-type="float" office:value="20.15" calcext:value-type="float">
            <text:p>20.15</text:p>
          </table:table-cell>
          <table:table-cell office:value-type="float" office:value="5.35" calcext:value-type="float">
            <text:p>5.35</text:p>
          </table:table-cell>
          <table:table-cell office:value-type="float" office:value="53.5" calcext:value-type="float">
            <text:p>53.5</text:p>
          </table:table-cell>
          <table:table-cell office:value-type="float" office:value="36.577" calcext:value-type="float">
            <text:p>36.5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2:13.408</text:p>
          </table:table-cell>
          <table:table-cell office:value-type="float" office:value="25.5" calcext:value-type="float">
            <text:p>25.5</text:p>
          </table:table-cell>
          <table:table-cell office:value-type="float" office:value="20.087" calcext:value-type="float">
            <text:p>20.087</text:p>
          </table:table-cell>
          <table:table-cell office:value-type="float" office:value="5.413" calcext:value-type="float">
            <text:p>5.413</text:p>
          </table:table-cell>
          <table:table-cell office:value-type="float" office:value="54.125" calcext:value-type="float">
            <text:p>54.125</text:p>
          </table:table-cell>
          <table:table-cell office:value-type="float" office:value="36.585" calcext:value-type="float">
            <text:p>36.5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2:19.529</text:p>
          </table:table-cell>
          <table:table-cell office:value-type="float" office:value="25.5" calcext:value-type="float">
            <text:p>25.5</text:p>
          </table:table-cell>
          <table:table-cell office:value-type="float" office:value="20.087" calcext:value-type="float">
            <text:p>20.087</text:p>
          </table:table-cell>
          <table:table-cell office:value-type="float" office:value="5.413" calcext:value-type="float">
            <text:p>5.413</text:p>
          </table:table-cell>
          <table:table-cell office:value-type="float" office:value="54.125" calcext:value-type="float">
            <text:p>54.125</text:p>
          </table:table-cell>
          <table:table-cell office:value-type="float" office:value="36.585" calcext:value-type="float">
            <text:p>36.5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2:25.709</text:p>
          </table:table-cell>
          <table:table-cell office:value-type="float" office:value="25.5" calcext:value-type="float">
            <text:p>25.5</text:p>
          </table:table-cell>
          <table:table-cell office:value-type="float" office:value="20.025" calcext:value-type="float">
            <text:p>20.025</text:p>
          </table:table-cell>
          <table:table-cell office:value-type="float" office:value="5.475" calcext:value-type="float">
            <text:p>5.475</text:p>
          </table:table-cell>
          <table:table-cell office:value-type="float" office:value="54.75" calcext:value-type="float">
            <text:p>54.75</text:p>
          </table:table-cell>
          <table:table-cell office:value-type="float" office:value="36.592" calcext:value-type="float">
            <text:p>36.5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2:31.836</text:p>
          </table:table-cell>
          <table:table-cell office:value-type="float" office:value="25.5" calcext:value-type="float">
            <text:p>25.5</text:p>
          </table:table-cell>
          <table:table-cell office:value-type="float" office:value="20.025" calcext:value-type="float">
            <text:p>20.025</text:p>
          </table:table-cell>
          <table:table-cell office:value-type="float" office:value="5.475" calcext:value-type="float">
            <text:p>5.475</text:p>
          </table:table-cell>
          <table:table-cell office:value-type="float" office:value="54.75" calcext:value-type="float">
            <text:p>54.75</text:p>
          </table:table-cell>
          <table:table-cell office:value-type="float" office:value="36.592" calcext:value-type="float">
            <text:p>36.5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2:37.952</text:p>
          </table:table-cell>
          <table:table-cell office:value-type="float" office:value="25.5" calcext:value-type="float">
            <text:p>25.5</text:p>
          </table:table-cell>
          <table:table-cell office:value-type="float" office:value="20.025" calcext:value-type="float">
            <text:p>20.025</text:p>
          </table:table-cell>
          <table:table-cell office:value-type="float" office:value="5.475" calcext:value-type="float">
            <text:p>5.475</text:p>
          </table:table-cell>
          <table:table-cell office:value-type="float" office:value="54.75" calcext:value-type="float">
            <text:p>54.75</text:p>
          </table:table-cell>
          <table:table-cell office:value-type="float" office:value="36.592" calcext:value-type="float">
            <text:p>36.5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2:44.083</text:p>
          </table:table-cell>
          <table:table-cell office:value-type="float" office:value="25.5" calcext:value-type="float">
            <text:p>25.5</text:p>
          </table:table-cell>
          <table:table-cell office:value-type="float" office:value="19.962" calcext:value-type="float">
            <text:p>19.962</text:p>
          </table:table-cell>
          <table:table-cell office:value-type="float" office:value="5.538" calcext:value-type="float">
            <text:p>5.538</text:p>
          </table:table-cell>
          <table:table-cell office:value-type="float" office:value="55.375" calcext:value-type="float">
            <text:p>55.375</text:p>
          </table:table-cell>
          <table:table-cell office:value-type="float" office:value="36.6" calcext:value-type="float">
            <text:p>36.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2:50.210</text:p>
          </table:table-cell>
          <table:table-cell office:value-type="float" office:value="25.5" calcext:value-type="float">
            <text:p>25.5</text:p>
          </table:table-cell>
          <table:table-cell office:value-type="float" office:value="19.962" calcext:value-type="float">
            <text:p>19.962</text:p>
          </table:table-cell>
          <table:table-cell office:value-type="float" office:value="5.538" calcext:value-type="float">
            <text:p>5.538</text:p>
          </table:table-cell>
          <table:table-cell office:value-type="float" office:value="55.375" calcext:value-type="float">
            <text:p>55.375</text:p>
          </table:table-cell>
          <table:table-cell office:value-type="float" office:value="36.6" calcext:value-type="float">
            <text:p>36.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2:56.385</text:p>
          </table:table-cell>
          <table:table-cell office:value-type="float" office:value="25.5" calcext:value-type="float">
            <text:p>25.5</text:p>
          </table:table-cell>
          <table:table-cell office:value-type="float" office:value="19.962" calcext:value-type="float">
            <text:p>19.962</text:p>
          </table:table-cell>
          <table:table-cell office:value-type="float" office:value="5.538" calcext:value-type="float">
            <text:p>5.538</text:p>
          </table:table-cell>
          <table:table-cell office:value-type="float" office:value="55.375" calcext:value-type="float">
            <text:p>55.375</text:p>
          </table:table-cell>
          <table:table-cell office:value-type="float" office:value="36.6" calcext:value-type="float">
            <text:p>36.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3:02.503</text:p>
          </table:table-cell>
          <table:table-cell office:value-type="float" office:value="25.5" calcext:value-type="float">
            <text:p>25.5</text:p>
          </table:table-cell>
          <table:table-cell office:value-type="float" office:value="19.9" calcext:value-type="float">
            <text:p>19.9</text:p>
          </table:table-cell>
          <table:table-cell office:value-type="float" office:value="5.6" calcext:value-type="float">
            <text:p>5.6</text:p>
          </table:table-cell>
          <table:table-cell office:value-type="float" office:value="56" calcext:value-type="float">
            <text:p>56</text:p>
          </table:table-cell>
          <table:table-cell office:value-type="float" office:value="36.607" calcext:value-type="float">
            <text:p>36.60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3:08.668</text:p>
          </table:table-cell>
          <table:table-cell office:value-type="float" office:value="25.5" calcext:value-type="float">
            <text:p>25.5</text:p>
          </table:table-cell>
          <table:table-cell office:value-type="float" office:value="19.9" calcext:value-type="float">
            <text:p>19.9</text:p>
          </table:table-cell>
          <table:table-cell office:value-type="float" office:value="5.6" calcext:value-type="float">
            <text:p>5.6</text:p>
          </table:table-cell>
          <table:table-cell office:value-type="float" office:value="56" calcext:value-type="float">
            <text:p>56</text:p>
          </table:table-cell>
          <table:table-cell office:value-type="float" office:value="36.607" calcext:value-type="float">
            <text:p>36.60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3:14.772</text:p>
          </table:table-cell>
          <table:table-cell office:value-type="float" office:value="25.5" calcext:value-type="float">
            <text:p>25.5</text:p>
          </table:table-cell>
          <table:table-cell office:value-type="float" office:value="19.9" calcext:value-type="float">
            <text:p>19.9</text:p>
          </table:table-cell>
          <table:table-cell office:value-type="float" office:value="5.6" calcext:value-type="float">
            <text:p>5.6</text:p>
          </table:table-cell>
          <table:table-cell office:value-type="float" office:value="56" calcext:value-type="float">
            <text:p>56</text:p>
          </table:table-cell>
          <table:table-cell office:value-type="float" office:value="36.607" calcext:value-type="float">
            <text:p>36.60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3:20.940</text:p>
          </table:table-cell>
          <table:table-cell office:value-type="float" office:value="25.5" calcext:value-type="float">
            <text:p>25.5</text:p>
          </table:table-cell>
          <table:table-cell office:value-type="float" office:value="19.9" calcext:value-type="float">
            <text:p>19.9</text:p>
          </table:table-cell>
          <table:table-cell office:value-type="float" office:value="5.6" calcext:value-type="float">
            <text:p>5.6</text:p>
          </table:table-cell>
          <table:table-cell office:value-type="float" office:value="56" calcext:value-type="float">
            <text:p>56</text:p>
          </table:table-cell>
          <table:table-cell office:value-type="float" office:value="36.607" calcext:value-type="float">
            <text:p>36.60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3:27.059</text:p>
          </table:table-cell>
          <table:table-cell office:value-type="float" office:value="25.5" calcext:value-type="float">
            <text:p>25.5</text:p>
          </table:table-cell>
          <table:table-cell office:value-type="float" office:value="19.837" calcext:value-type="float">
            <text:p>19.837</text:p>
          </table:table-cell>
          <table:table-cell office:value-type="float" office:value="5.663" calcext:value-type="float">
            <text:p>5.663</text:p>
          </table:table-cell>
          <table:table-cell office:value-type="float" office:value="56.625" calcext:value-type="float">
            <text:p>56.625</text:p>
          </table:table-cell>
          <table:table-cell office:value-type="float" office:value="36.615" calcext:value-type="float">
            <text:p>36.6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3:33.180</text:p>
          </table:table-cell>
          <table:table-cell office:value-type="float" office:value="25.5" calcext:value-type="float">
            <text:p>25.5</text:p>
          </table:table-cell>
          <table:table-cell office:value-type="float" office:value="19.837" calcext:value-type="float">
            <text:p>19.837</text:p>
          </table:table-cell>
          <table:table-cell office:value-type="float" office:value="5.663" calcext:value-type="float">
            <text:p>5.663</text:p>
          </table:table-cell>
          <table:table-cell office:value-type="float" office:value="56.625" calcext:value-type="float">
            <text:p>56.625</text:p>
          </table:table-cell>
          <table:table-cell office:value-type="float" office:value="36.615" calcext:value-type="float">
            <text:p>36.6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3:39.356</text:p>
          </table:table-cell>
          <table:table-cell office:value-type="float" office:value="25.5" calcext:value-type="float">
            <text:p>25.5</text:p>
          </table:table-cell>
          <table:table-cell office:value-type="float" office:value="19.837" calcext:value-type="float">
            <text:p>19.837</text:p>
          </table:table-cell>
          <table:table-cell office:value-type="float" office:value="5.663" calcext:value-type="float">
            <text:p>5.663</text:p>
          </table:table-cell>
          <table:table-cell office:value-type="float" office:value="56.625" calcext:value-type="float">
            <text:p>56.625</text:p>
          </table:table-cell>
          <table:table-cell office:value-type="float" office:value="36.615" calcext:value-type="float">
            <text:p>36.6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3:45.490</text:p>
          </table:table-cell>
          <table:table-cell office:value-type="float" office:value="25.5" calcext:value-type="float">
            <text:p>25.5</text:p>
          </table:table-cell>
          <table:table-cell office:value-type="float" office:value="19.775" calcext:value-type="float">
            <text:p>19.775</text:p>
          </table:table-cell>
          <table:table-cell office:value-type="float" office:value="5.725" calcext:value-type="float">
            <text:p>5.725</text:p>
          </table:table-cell>
          <table:table-cell office:value-type="float" office:value="57.25" calcext:value-type="float">
            <text:p>57.25</text:p>
          </table:table-cell>
          <table:table-cell office:value-type="float" office:value="36.622" calcext:value-type="float">
            <text:p>36.62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3:51.620</text:p>
          </table:table-cell>
          <table:table-cell office:value-type="float" office:value="25.5" calcext:value-type="float">
            <text:p>25.5</text:p>
          </table:table-cell>
          <table:table-cell office:value-type="float" office:value="19.775" calcext:value-type="float">
            <text:p>19.775</text:p>
          </table:table-cell>
          <table:table-cell office:value-type="float" office:value="5.725" calcext:value-type="float">
            <text:p>5.725</text:p>
          </table:table-cell>
          <table:table-cell office:value-type="float" office:value="57.25" calcext:value-type="float">
            <text:p>57.25</text:p>
          </table:table-cell>
          <table:table-cell office:value-type="float" office:value="36.622" calcext:value-type="float">
            <text:p>36.62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3:57.740</text:p>
          </table:table-cell>
          <table:table-cell office:value-type="float" office:value="25.5" calcext:value-type="float">
            <text:p>25.5</text:p>
          </table:table-cell>
          <table:table-cell office:value-type="float" office:value="19.775" calcext:value-type="float">
            <text:p>19.775</text:p>
          </table:table-cell>
          <table:table-cell office:value-type="float" office:value="5.725" calcext:value-type="float">
            <text:p>5.725</text:p>
          </table:table-cell>
          <table:table-cell office:value-type="float" office:value="57.25" calcext:value-type="float">
            <text:p>57.25</text:p>
          </table:table-cell>
          <table:table-cell office:value-type="float" office:value="36.622" calcext:value-type="float">
            <text:p>36.62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4:03.871</text:p>
          </table:table-cell>
          <table:table-cell office:value-type="float" office:value="25.5" calcext:value-type="float">
            <text:p>25.5</text:p>
          </table:table-cell>
          <table:table-cell office:value-type="float" office:value="19.775" calcext:value-type="float">
            <text:p>19.775</text:p>
          </table:table-cell>
          <table:table-cell office:value-type="float" office:value="5.725" calcext:value-type="float">
            <text:p>5.725</text:p>
          </table:table-cell>
          <table:table-cell office:value-type="float" office:value="57.25" calcext:value-type="float">
            <text:p>57.25</text:p>
          </table:table-cell>
          <table:table-cell office:value-type="float" office:value="36.622" calcext:value-type="float">
            <text:p>36.62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4:10.008</text:p>
          </table:table-cell>
          <table:table-cell office:value-type="float" office:value="24.5" calcext:value-type="float">
            <text:p>24.5</text:p>
          </table:table-cell>
          <table:table-cell office:value-type="float" office:value="19.712" calcext:value-type="float">
            <text:p>19.712</text:p>
          </table:table-cell>
          <table:table-cell office:value-type="float" office:value="4.788" calcext:value-type="float">
            <text:p>4.788</text:p>
          </table:table-cell>
          <table:table-cell office:value-type="float" office:value="47.875" calcext:value-type="float">
            <text:p>47.875</text:p>
          </table:table-cell>
          <table:table-cell office:value-type="float" office:value="36.51" calcext:value-type="float">
            <text:p>36.5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22:34:16.131</text:p>
          </table:table-cell>
          <table:table-cell office:value-type="float" office:value="20.5" calcext:value-type="float">
            <text:p>20.5</text:p>
          </table:table-cell>
          <table:table-cell office:value-type="float" office:value="19.712" calcext:value-type="float">
            <text:p>19.712</text:p>
          </table:table-cell>
          <table:table-cell office:value-type="float" office:value="0.788" calcext:value-type="float">
            <text:p>0.788</text:p>
          </table:table-cell>
          <table:table-cell office:value-type="float" office:value="7.875" calcext:value-type="float">
            <text:p>7.875</text:p>
          </table:table-cell>
          <table:table-cell office:value-type="float" office:value="36.03" calcext:value-type="float">
            <text:p>36.03</text:p>
          </table:table-cell>
          <table:table-cell office:value-type="float" office:value="43.905" calcext:value-type="float">
            <text:p>43.905</text:p>
          </table:table-cell>
        </table:table-row>
        <table:table-row table:style-name="ro1">
          <table:table-cell table:style-name="ce1" office:value-type="string" calcext:value-type="string">
            <text:p>22:34:22.277</text:p>
          </table:table-cell>
          <table:table-cell office:value-type="float" office:value="20.5" calcext:value-type="float">
            <text:p>20.5</text:p>
          </table:table-cell>
          <table:table-cell office:value-type="float" office:value="19.712" calcext:value-type="float">
            <text:p>19.712</text:p>
          </table:table-cell>
          <table:table-cell office:value-type="float" office:value="0.788" calcext:value-type="float">
            <text:p>0.788</text:p>
          </table:table-cell>
          <table:table-cell office:value-type="float" office:value="7.875" calcext:value-type="float">
            <text:p>7.875</text:p>
          </table:table-cell>
          <table:table-cell office:value-type="float" office:value="36.124" calcext:value-type="float">
            <text:p>36.124</text:p>
          </table:table-cell>
          <table:table-cell office:value-type="float" office:value="43.999" calcext:value-type="float">
            <text:p>43.999</text:p>
          </table:table-cell>
        </table:table-row>
        <table:table-row table:style-name="ro1">
          <table:table-cell table:style-name="ce1" office:value-type="string" calcext:value-type="string">
            <text:p>22:34:28.410</text:p>
          </table:table-cell>
          <table:table-cell office:value-type="float" office:value="20.5" calcext:value-type="float">
            <text:p>20.5</text:p>
          </table:table-cell>
          <table:table-cell office:value-type="float" office:value="19.65" calcext:value-type="float">
            <text:p>19.65</text:p>
          </table:table-cell>
          <table:table-cell office:value-type="float" office:value="0.85" calcext:value-type="float">
            <text:p>0.85</text:p>
          </table:table-cell>
          <table:table-cell office:value-type="float" office:value="8.5" calcext:value-type="float">
            <text:p>8.5</text:p>
          </table:table-cell>
          <table:table-cell office:value-type="float" office:value="36.226" calcext:value-type="float">
            <text:p>36.226</text:p>
          </table:table-cell>
          <table:table-cell office:value-type="float" office:value="44.726" calcext:value-type="float">
            <text:p>44.726</text:p>
          </table:table-cell>
        </table:table-row>
        <table:table-row table:style-name="ro1">
          <table:table-cell table:style-name="ce1" office:value-type="string" calcext:value-type="string">
            <text:p>22:34:34.556</text:p>
          </table:table-cell>
          <table:table-cell office:value-type="float" office:value="20.5" calcext:value-type="float">
            <text:p>20.5</text:p>
          </table:table-cell>
          <table:table-cell office:value-type="float" office:value="19.65" calcext:value-type="float">
            <text:p>19.65</text:p>
          </table:table-cell>
          <table:table-cell office:value-type="float" office:value="0.85" calcext:value-type="float">
            <text:p>0.85</text:p>
          </table:table-cell>
          <table:table-cell office:value-type="float" office:value="8.5" calcext:value-type="float">
            <text:p>8.5</text:p>
          </table:table-cell>
          <table:table-cell office:value-type="float" office:value="36.328" calcext:value-type="float">
            <text:p>36.328</text:p>
          </table:table-cell>
          <table:table-cell office:value-type="float" office:value="44.828" calcext:value-type="float">
            <text:p>44.828</text:p>
          </table:table-cell>
        </table:table-row>
        <table:table-row table:style-name="ro1">
          <table:table-cell table:style-name="ce1" office:value-type="string" calcext:value-type="string">
            <text:p>22:34:40.704</text:p>
          </table:table-cell>
          <table:table-cell office:value-type="float" office:value="20.5" calcext:value-type="float">
            <text:p>20.5</text:p>
          </table:table-cell>
          <table:table-cell office:value-type="float" office:value="19.65" calcext:value-type="float">
            <text:p>19.65</text:p>
          </table:table-cell>
          <table:table-cell office:value-type="float" office:value="0.85" calcext:value-type="float">
            <text:p>0.85</text:p>
          </table:table-cell>
          <table:table-cell office:value-type="float" office:value="8.5" calcext:value-type="float">
            <text:p>8.5</text:p>
          </table:table-cell>
          <table:table-cell office:value-type="float" office:value="36.43" calcext:value-type="float">
            <text:p>36.43</text:p>
          </table:table-cell>
          <table:table-cell office:value-type="float" office:value="44.93" calcext:value-type="float">
            <text:p>44.93</text:p>
          </table:table-cell>
        </table:table-row>
        <table:table-row table:style-name="ro1">
          <table:table-cell table:style-name="ce1" office:value-type="string" calcext:value-type="string">
            <text:p>22:34:46.841</text:p>
          </table:table-cell>
          <table:table-cell office:value-type="float" office:value="20.5" calcext:value-type="float">
            <text:p>20.5</text:p>
          </table:table-cell>
          <table:table-cell office:value-type="float" office:value="19.65" calcext:value-type="float">
            <text:p>19.65</text:p>
          </table:table-cell>
          <table:table-cell office:value-type="float" office:value="0.85" calcext:value-type="float">
            <text:p>0.85</text:p>
          </table:table-cell>
          <table:table-cell office:value-type="float" office:value="8.5" calcext:value-type="float">
            <text:p>8.5</text:p>
          </table:table-cell>
          <table:table-cell office:value-type="float" office:value="36.532" calcext:value-type="float">
            <text:p>36.532</text:p>
          </table:table-cell>
          <table:table-cell office:value-type="float" office:value="45.032" calcext:value-type="float">
            <text:p>45.032</text:p>
          </table:table-cell>
        </table:table-row>
        <table:table-row table:style-name="ro1">
          <table:table-cell table:style-name="ce1" office:value-type="string" calcext:value-type="string">
            <text:p>22:34:52.966</text:p>
          </table:table-cell>
          <table:table-cell office:value-type="float" office:value="20.5" calcext:value-type="float">
            <text:p>20.5</text:p>
          </table:table-cell>
          <table:table-cell office:value-type="float" office:value="19.587" calcext:value-type="float">
            <text:p>19.587</text:p>
          </table:table-cell>
          <table:table-cell office:value-type="float" office:value="0.913" calcext:value-type="float">
            <text:p>0.913</text:p>
          </table:table-cell>
          <table:table-cell office:value-type="float" office:value="9.125" calcext:value-type="float">
            <text:p>9.125</text:p>
          </table:table-cell>
          <table:table-cell office:value-type="float" office:value="36.642" calcext:value-type="float">
            <text:p>36.642</text:p>
          </table:table-cell>
          <table:table-cell office:value-type="float" office:value="45.767" calcext:value-type="float">
            <text:p>45.767</text:p>
          </table:table-cell>
        </table:table-row>
        <table:table-row table:style-name="ro1">
          <table:table-cell table:style-name="ce1" office:value-type="string" calcext:value-type="string">
            <text:p>22:34:59.087</text:p>
          </table:table-cell>
          <table:table-cell office:value-type="float" office:value="20.5" calcext:value-type="float">
            <text:p>20.5</text:p>
          </table:table-cell>
          <table:table-cell office:value-type="float" office:value="19.587" calcext:value-type="float">
            <text:p>19.587</text:p>
          </table:table-cell>
          <table:table-cell office:value-type="float" office:value="0.913" calcext:value-type="float">
            <text:p>0.913</text:p>
          </table:table-cell>
          <table:table-cell office:value-type="float" office:value="9.125" calcext:value-type="float">
            <text:p>9.125</text:p>
          </table:table-cell>
          <table:table-cell office:value-type="float" office:value="36.751" calcext:value-type="float">
            <text:p>36.751</text:p>
          </table:table-cell>
          <table:table-cell office:value-type="float" office:value="45.876" calcext:value-type="float">
            <text:p>45.876</text:p>
          </table:table-cell>
        </table:table-row>
        <table:table-row table:style-name="ro1">
          <table:table-cell table:style-name="ce1" office:value-type="string" calcext:value-type="string">
            <text:p>22:35:05.223</text:p>
          </table:table-cell>
          <table:table-cell office:value-type="float" office:value="19.5" calcext:value-type="float">
            <text:p>19.5</text:p>
          </table:table-cell>
          <table:table-cell office:value-type="float" office:value="19.587" calcext:value-type="float">
            <text:p>19.587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875" calcext:value-type="float">
            <text:p>-0.875</text:p>
          </table:table-cell>
          <table:table-cell office:value-type="float" office:value="36.741" calcext:value-type="float">
            <text:p>36.741</text:p>
          </table:table-cell>
          <table:table-cell office:value-type="float" office:value="35.866" calcext:value-type="float">
            <text:p>35.866</text:p>
          </table:table-cell>
        </table:table-row>
        <table:table-row table:style-name="ro1">
          <table:table-cell table:style-name="ce1" office:value-type="string" calcext:value-type="string">
            <text:p>22:35:11.356</text:p>
          </table:table-cell>
          <table:table-cell office:value-type="float" office:value="19.5" calcext:value-type="float">
            <text:p>19.5</text:p>
          </table:table-cell>
          <table:table-cell office:value-type="float" office:value="19.587" calcext:value-type="float">
            <text:p>19.587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875" calcext:value-type="float">
            <text:p>-0.875</text:p>
          </table:table-cell>
          <table:table-cell office:value-type="float" office:value="36.73" calcext:value-type="float">
            <text:p>36.73</text:p>
          </table:table-cell>
          <table:table-cell office:value-type="float" office:value="35.855" calcext:value-type="float">
            <text:p>35.855</text:p>
          </table:table-cell>
        </table:table-row>
        <table:table-row table:style-name="ro1">
          <table:table-cell table:style-name="ce1" office:value-type="string" calcext:value-type="string">
            <text:p>22:35:17.451</text:p>
          </table:table-cell>
          <table:table-cell office:value-type="float" office:value="19.5" calcext:value-type="float">
            <text:p>19.5</text:p>
          </table:table-cell>
          <table:table-cell office:value-type="float" office:value="19.587" calcext:value-type="float">
            <text:p>19.587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875" calcext:value-type="float">
            <text:p>-0.875</text:p>
          </table:table-cell>
          <table:table-cell office:value-type="float" office:value="36.72" calcext:value-type="float">
            <text:p>36.72</text:p>
          </table:table-cell>
          <table:table-cell office:value-type="float" office:value="35.845" calcext:value-type="float">
            <text:p>35.845</text:p>
          </table:table-cell>
        </table:table-row>
        <table:table-row table:style-name="ro1">
          <table:table-cell table:style-name="ce1" office:value-type="string" calcext:value-type="string">
            <text:p>22:35:23.620</text:p>
          </table:table-cell>
          <table:table-cell office:value-type="float" office:value="19.5" calcext:value-type="float">
            <text:p>19.5</text:p>
          </table:table-cell>
          <table:table-cell office:value-type="float" office:value="19.525" calcext:value-type="float">
            <text:p>19.52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25" calcext:value-type="float">
            <text:p>-0.25</text:p>
          </table:table-cell>
          <table:table-cell office:value-type="float" office:value="36.717" calcext:value-type="float">
            <text:p>36.717</text:p>
          </table:table-cell>
          <table:table-cell office:value-type="float" office:value="36.467" calcext:value-type="float">
            <text:p>36.467</text:p>
          </table:table-cell>
        </table:table-row>
        <table:table-row table:style-name="ro1">
          <table:table-cell table:style-name="ce1" office:value-type="string" calcext:value-type="string">
            <text:p>22:35:29.755</text:p>
          </table:table-cell>
          <table:table-cell office:value-type="float" office:value="19.5" calcext:value-type="float">
            <text:p>19.5</text:p>
          </table:table-cell>
          <table:table-cell office:value-type="float" office:value="19.525" calcext:value-type="float">
            <text:p>19.52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25" calcext:value-type="float">
            <text:p>-0.25</text:p>
          </table:table-cell>
          <table:table-cell office:value-type="float" office:value="36.714" calcext:value-type="float">
            <text:p>36.714</text:p>
          </table:table-cell>
          <table:table-cell office:value-type="float" office:value="36.464" calcext:value-type="float">
            <text:p>36.464</text:p>
          </table:table-cell>
        </table:table-row>
        <table:table-row table:style-name="ro1">
          <table:table-cell table:style-name="ce1" office:value-type="string" calcext:value-type="string">
            <text:p>22:35:35.889</text:p>
          </table:table-cell>
          <table:table-cell office:value-type="float" office:value="19.5" calcext:value-type="float">
            <text:p>19.5</text:p>
          </table:table-cell>
          <table:table-cell office:value-type="float" office:value="19.525" calcext:value-type="float">
            <text:p>19.52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25" calcext:value-type="float">
            <text:p>-0.25</text:p>
          </table:table-cell>
          <table:table-cell office:value-type="float" office:value="36.711" calcext:value-type="float">
            <text:p>36.711</text:p>
          </table:table-cell>
          <table:table-cell office:value-type="float" office:value="36.461" calcext:value-type="float">
            <text:p>36.461</text:p>
          </table:table-cell>
        </table:table-row>
        <table:table-row table:style-name="ro1">
          <table:table-cell table:style-name="ce1" office:value-type="string" calcext:value-type="string">
            <text:p>22:35:42.006</text:p>
          </table:table-cell>
          <table:table-cell office:value-type="float" office:value="19.5" calcext:value-type="float">
            <text:p>19.5</text:p>
          </table:table-cell>
          <table:table-cell office:value-type="float" office:value="19.462" calcext:value-type="float">
            <text:p>19.462</text:p>
          </table:table-cell>
          <table:table-cell office:value-type="float" office:value="0.038" calcext:value-type="float">
            <text:p>0.038</text:p>
          </table:table-cell>
          <table:table-cell office:value-type="float" office:value="0.375" calcext:value-type="float">
            <text:p>0.375</text:p>
          </table:table-cell>
          <table:table-cell office:value-type="float" office:value="36.715" calcext:value-type="float">
            <text:p>36.715</text:p>
          </table:table-cell>
          <table:table-cell office:value-type="float" office:value="37.09" calcext:value-type="float">
            <text:p>37.09</text:p>
          </table:table-cell>
        </table:table-row>
        <table:table-row table:style-name="ro1">
          <table:table-cell table:style-name="ce1" office:value-type="string" calcext:value-type="string">
            <text:p>22:35:48.179</text:p>
          </table:table-cell>
          <table:table-cell office:value-type="float" office:value="19.5" calcext:value-type="float">
            <text:p>19.5</text:p>
          </table:table-cell>
          <table:table-cell office:value-type="float" office:value="19.462" calcext:value-type="float">
            <text:p>19.462</text:p>
          </table:table-cell>
          <table:table-cell office:value-type="float" office:value="0.038" calcext:value-type="float">
            <text:p>0.038</text:p>
          </table:table-cell>
          <table:table-cell office:value-type="float" office:value="0.375" calcext:value-type="float">
            <text:p>0.375</text:p>
          </table:table-cell>
          <table:table-cell office:value-type="float" office:value="36.72" calcext:value-type="float">
            <text:p>36.72</text:p>
          </table:table-cell>
          <table:table-cell office:value-type="float" office:value="37.095" calcext:value-type="float">
            <text:p>37.095</text:p>
          </table:table-cell>
        </table:table-row>
        <table:table-row table:style-name="ro1">
          <table:table-cell table:style-name="ce1" office:value-type="string" calcext:value-type="string">
            <text:p>22:35:54.309</text:p>
          </table:table-cell>
          <table:table-cell office:value-type="float" office:value="19" calcext:value-type="float">
            <text:p>19</text:p>
          </table:table-cell>
          <table:table-cell office:value-type="float" office:value="19.462" calcext:value-type="float">
            <text:p>19.462</text:p>
          </table:table-cell>
          <table:table-cell office:value-type="float" office:value="-0.462" calcext:value-type="float">
            <text:p>-0.462</text:p>
          </table:table-cell>
          <table:table-cell office:value-type="float" office:value="-4.625" calcext:value-type="float">
            <text:p>-4.625</text:p>
          </table:table-cell>
          <table:table-cell office:value-type="float" office:value="36.664" calcext:value-type="float">
            <text:p>36.664</text:p>
          </table:table-cell>
          <table:table-cell office:value-type="float" office:value="32.039" calcext:value-type="float">
            <text:p>32.039</text:p>
          </table:table-cell>
        </table:table-row>
        <table:table-row table:style-name="ro1">
          <table:table-cell table:style-name="ce1" office:value-type="string" calcext:value-type="string">
            <text:p>22:36:00.433</text:p>
          </table:table-cell>
          <table:table-cell office:value-type="float" office:value="15" calcext:value-type="float">
            <text:p>15</text:p>
          </table:table-cell>
          <table:table-cell office:value-type="float" office:value="19.462" calcext:value-type="float">
            <text:p>19.462</text:p>
          </table:table-cell>
          <table:table-cell office:value-type="float" office:value="-4.462" calcext:value-type="float">
            <text:p>-4.462</text:p>
          </table:table-cell>
          <table:table-cell office:value-type="float" office:value="-44.625" calcext:value-type="float">
            <text:p>-44.625</text:p>
          </table:table-cell>
          <table:table-cell office:value-type="float" office:value="36.129" calcext:value-type="float">
            <text:p>36.1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6:06.551</text:p>
          </table:table-cell>
          <table:table-cell office:value-type="float" office:value="15" calcext:value-type="float">
            <text:p>15</text:p>
          </table:table-cell>
          <table:table-cell office:value-type="float" office:value="19.462" calcext:value-type="float">
            <text:p>19.462</text:p>
          </table:table-cell>
          <table:table-cell office:value-type="float" office:value="-4.462" calcext:value-type="float">
            <text:p>-4.462</text:p>
          </table:table-cell>
          <table:table-cell office:value-type="float" office:value="-44.625" calcext:value-type="float">
            <text:p>-44.625</text:p>
          </table:table-cell>
          <table:table-cell office:value-type="float" office:value="36.129" calcext:value-type="float">
            <text:p>36.1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6:12.694</text:p>
          </table:table-cell>
          <table:table-cell office:value-type="float" office:value="15" calcext:value-type="float">
            <text:p>15</text:p>
          </table:table-cell>
          <table:table-cell office:value-type="float" office:value="19.4" calcext:value-type="float">
            <text:p>19.4</text:p>
          </table:table-cell>
          <table:table-cell office:value-type="float" office:value="-4.4" calcext:value-type="float">
            <text:p>-4.4</text:p>
          </table:table-cell>
          <table:table-cell office:value-type="float" office:value="-44" calcext:value-type="float">
            <text:p>-44</text:p>
          </table:table-cell>
          <table:table-cell office:value-type="float" office:value="36.136" calcext:value-type="float">
            <text:p>36.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6:18.818</text:p>
          </table:table-cell>
          <table:table-cell office:value-type="float" office:value="15" calcext:value-type="float">
            <text:p>15</text:p>
          </table:table-cell>
          <table:table-cell office:value-type="float" office:value="19.4" calcext:value-type="float">
            <text:p>19.4</text:p>
          </table:table-cell>
          <table:table-cell office:value-type="float" office:value="-4.4" calcext:value-type="float">
            <text:p>-4.4</text:p>
          </table:table-cell>
          <table:table-cell office:value-type="float" office:value="-44" calcext:value-type="float">
            <text:p>-44</text:p>
          </table:table-cell>
          <table:table-cell office:value-type="float" office:value="36.136" calcext:value-type="float">
            <text:p>36.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6:24.960</text:p>
          </table:table-cell>
          <table:table-cell office:value-type="float" office:value="15" calcext:value-type="float">
            <text:p>15</text:p>
          </table:table-cell>
          <table:table-cell office:value-type="float" office:value="19.4" calcext:value-type="float">
            <text:p>19.4</text:p>
          </table:table-cell>
          <table:table-cell office:value-type="float" office:value="-4.4" calcext:value-type="float">
            <text:p>-4.4</text:p>
          </table:table-cell>
          <table:table-cell office:value-type="float" office:value="-44" calcext:value-type="float">
            <text:p>-44</text:p>
          </table:table-cell>
          <table:table-cell office:value-type="float" office:value="36.136" calcext:value-type="float">
            <text:p>36.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6:31.091</text:p>
          </table:table-cell>
          <table:table-cell office:value-type="float" office:value="15" calcext:value-type="float">
            <text:p>15</text:p>
          </table:table-cell>
          <table:table-cell office:value-type="float" office:value="19.4" calcext:value-type="float">
            <text:p>19.4</text:p>
          </table:table-cell>
          <table:table-cell office:value-type="float" office:value="-4.4" calcext:value-type="float">
            <text:p>-4.4</text:p>
          </table:table-cell>
          <table:table-cell office:value-type="float" office:value="-44" calcext:value-type="float">
            <text:p>-44</text:p>
          </table:table-cell>
          <table:table-cell office:value-type="float" office:value="36.136" calcext:value-type="float">
            <text:p>36.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6:37.237</text:p>
          </table:table-cell>
          <table:table-cell office:value-type="float" office:value="15" calcext:value-type="float">
            <text:p>15</text:p>
          </table:table-cell>
          <table:table-cell office:value-type="float" office:value="19.4" calcext:value-type="float">
            <text:p>19.4</text:p>
          </table:table-cell>
          <table:table-cell office:value-type="float" office:value="-4.4" calcext:value-type="float">
            <text:p>-4.4</text:p>
          </table:table-cell>
          <table:table-cell office:value-type="float" office:value="-44" calcext:value-type="float">
            <text:p>-44</text:p>
          </table:table-cell>
          <table:table-cell office:value-type="float" office:value="36.136" calcext:value-type="float">
            <text:p>36.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6:43.371</text:p>
          </table:table-cell>
          <table:table-cell office:value-type="float" office:value="15" calcext:value-type="float">
            <text:p>15</text:p>
          </table:table-cell>
          <table:table-cell office:value-type="float" office:value="19.337" calcext:value-type="float">
            <text:p>19.337</text:p>
          </table:table-cell>
          <table:table-cell office:value-type="float" office:value="-4.337" calcext:value-type="float">
            <text:p>-4.337</text:p>
          </table:table-cell>
          <table:table-cell office:value-type="float" office:value="-43.375" calcext:value-type="float">
            <text:p>-43.375</text:p>
          </table:table-cell>
          <table:table-cell office:value-type="float" office:value="36.144" calcext:value-type="float">
            <text:p>36.1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6:49.520</text:p>
          </table:table-cell>
          <table:table-cell office:value-type="float" office:value="15" calcext:value-type="float">
            <text:p>15</text:p>
          </table:table-cell>
          <table:table-cell office:value-type="float" office:value="19.337" calcext:value-type="float">
            <text:p>19.337</text:p>
          </table:table-cell>
          <table:table-cell office:value-type="float" office:value="-4.337" calcext:value-type="float">
            <text:p>-4.337</text:p>
          </table:table-cell>
          <table:table-cell office:value-type="float" office:value="-43.375" calcext:value-type="float">
            <text:p>-43.375</text:p>
          </table:table-cell>
          <table:table-cell office:value-type="float" office:value="36.144" calcext:value-type="float">
            <text:p>36.1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6:55.665</text:p>
          </table:table-cell>
          <table:table-cell office:value-type="float" office:value="15" calcext:value-type="float">
            <text:p>15</text:p>
          </table:table-cell>
          <table:table-cell office:value-type="float" office:value="19.337" calcext:value-type="float">
            <text:p>19.337</text:p>
          </table:table-cell>
          <table:table-cell office:value-type="float" office:value="-4.337" calcext:value-type="float">
            <text:p>-4.337</text:p>
          </table:table-cell>
          <table:table-cell office:value-type="float" office:value="-43.375" calcext:value-type="float">
            <text:p>-43.375</text:p>
          </table:table-cell>
          <table:table-cell office:value-type="float" office:value="36.144" calcext:value-type="float">
            <text:p>36.1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7:01.802</text:p>
          </table:table-cell>
          <table:table-cell office:value-type="float" office:value="15" calcext:value-type="float">
            <text:p>15</text:p>
          </table:table-cell>
          <table:table-cell office:value-type="float" office:value="19.337" calcext:value-type="float">
            <text:p>19.337</text:p>
          </table:table-cell>
          <table:table-cell office:value-type="float" office:value="-4.337" calcext:value-type="float">
            <text:p>-4.337</text:p>
          </table:table-cell>
          <table:table-cell office:value-type="float" office:value="-43.375" calcext:value-type="float">
            <text:p>-43.375</text:p>
          </table:table-cell>
          <table:table-cell office:value-type="float" office:value="36.144" calcext:value-type="float">
            <text:p>36.1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7:07.919</text:p>
          </table:table-cell>
          <table:table-cell office:value-type="float" office:value="15" calcext:value-type="float">
            <text:p>15</text:p>
          </table:table-cell>
          <table:table-cell office:value-type="float" office:value="19.337" calcext:value-type="float">
            <text:p>19.337</text:p>
          </table:table-cell>
          <table:table-cell office:value-type="float" office:value="-4.337" calcext:value-type="float">
            <text:p>-4.337</text:p>
          </table:table-cell>
          <table:table-cell office:value-type="float" office:value="-43.375" calcext:value-type="float">
            <text:p>-43.375</text:p>
          </table:table-cell>
          <table:table-cell office:value-type="float" office:value="36.144" calcext:value-type="float">
            <text:p>36.1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7:14.051</text:p>
          </table:table-cell>
          <table:table-cell office:value-type="float" office:value="15" calcext:value-type="float">
            <text:p>15</text:p>
          </table:table-cell>
          <table:table-cell office:value-type="float" office:value="19.275" calcext:value-type="float">
            <text:p>19.275</text:p>
          </table:table-cell>
          <table:table-cell office:value-type="float" office:value="-4.275" calcext:value-type="float">
            <text:p>-4.275</text:p>
          </table:table-cell>
          <table:table-cell office:value-type="float" office:value="-42.75" calcext:value-type="float">
            <text:p>-42.75</text:p>
          </table:table-cell>
          <table:table-cell office:value-type="float" office:value="36.151" calcext:value-type="float">
            <text:p>36.1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7:20.171</text:p>
          </table:table-cell>
          <table:table-cell office:value-type="float" office:value="15" calcext:value-type="float">
            <text:p>15</text:p>
          </table:table-cell>
          <table:table-cell office:value-type="float" office:value="19.275" calcext:value-type="float">
            <text:p>19.275</text:p>
          </table:table-cell>
          <table:table-cell office:value-type="float" office:value="-4.275" calcext:value-type="float">
            <text:p>-4.275</text:p>
          </table:table-cell>
          <table:table-cell office:value-type="float" office:value="-42.75" calcext:value-type="float">
            <text:p>-42.75</text:p>
          </table:table-cell>
          <table:table-cell office:value-type="float" office:value="36.151" calcext:value-type="float">
            <text:p>36.1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7:26.310</text:p>
          </table:table-cell>
          <table:table-cell office:value-type="float" office:value="15" calcext:value-type="float">
            <text:p>15</text:p>
          </table:table-cell>
          <table:table-cell office:value-type="float" office:value="19.275" calcext:value-type="float">
            <text:p>19.275</text:p>
          </table:table-cell>
          <table:table-cell office:value-type="float" office:value="-4.275" calcext:value-type="float">
            <text:p>-4.275</text:p>
          </table:table-cell>
          <table:table-cell office:value-type="float" office:value="-42.75" calcext:value-type="float">
            <text:p>-42.75</text:p>
          </table:table-cell>
          <table:table-cell office:value-type="float" office:value="36.151" calcext:value-type="float">
            <text:p>36.1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7:32.432</text:p>
          </table:table-cell>
          <table:table-cell office:value-type="float" office:value="15" calcext:value-type="float">
            <text:p>15</text:p>
          </table:table-cell>
          <table:table-cell office:value-type="float" office:value="19.275" calcext:value-type="float">
            <text:p>19.275</text:p>
          </table:table-cell>
          <table:table-cell office:value-type="float" office:value="-4.275" calcext:value-type="float">
            <text:p>-4.275</text:p>
          </table:table-cell>
          <table:table-cell office:value-type="float" office:value="-42.75" calcext:value-type="float">
            <text:p>-42.75</text:p>
          </table:table-cell>
          <table:table-cell office:value-type="float" office:value="36.151" calcext:value-type="float">
            <text:p>36.1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7:38.561</text:p>
          </table:table-cell>
          <table:table-cell office:value-type="float" office:value="15" calcext:value-type="float">
            <text:p>15</text:p>
          </table:table-cell>
          <table:table-cell office:value-type="float" office:value="19.275" calcext:value-type="float">
            <text:p>19.275</text:p>
          </table:table-cell>
          <table:table-cell office:value-type="float" office:value="-4.275" calcext:value-type="float">
            <text:p>-4.275</text:p>
          </table:table-cell>
          <table:table-cell office:value-type="float" office:value="-42.75" calcext:value-type="float">
            <text:p>-42.75</text:p>
          </table:table-cell>
          <table:table-cell office:value-type="float" office:value="36.151" calcext:value-type="float">
            <text:p>36.1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7:44.704</text:p>
          </table:table-cell>
          <table:table-cell office:value-type="float" office:value="15" calcext:value-type="float">
            <text:p>15</text:p>
          </table:table-cell>
          <table:table-cell office:value-type="float" office:value="19.275" calcext:value-type="float">
            <text:p>19.275</text:p>
          </table:table-cell>
          <table:table-cell office:value-type="float" office:value="-4.275" calcext:value-type="float">
            <text:p>-4.275</text:p>
          </table:table-cell>
          <table:table-cell office:value-type="float" office:value="-42.75" calcext:value-type="float">
            <text:p>-42.75</text:p>
          </table:table-cell>
          <table:table-cell office:value-type="float" office:value="36.151" calcext:value-type="float">
            <text:p>36.1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7:50.826</text:p>
          </table:table-cell>
          <table:table-cell office:value-type="float" office:value="15" calcext:value-type="float">
            <text:p>15</text:p>
          </table:table-cell>
          <table:table-cell office:value-type="float" office:value="19.275" calcext:value-type="float">
            <text:p>19.275</text:p>
          </table:table-cell>
          <table:table-cell office:value-type="float" office:value="-4.275" calcext:value-type="float">
            <text:p>-4.275</text:p>
          </table:table-cell>
          <table:table-cell office:value-type="float" office:value="-42.75" calcext:value-type="float">
            <text:p>-42.75</text:p>
          </table:table-cell>
          <table:table-cell office:value-type="float" office:value="36.151" calcext:value-type="float">
            <text:p>36.1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7:56.991</text:p>
          </table:table-cell>
          <table:table-cell office:value-type="float" office:value="15" calcext:value-type="float">
            <text:p>15</text:p>
          </table:table-cell>
          <table:table-cell office:value-type="float" office:value="19.212" calcext:value-type="float">
            <text:p>19.212</text:p>
          </table:table-cell>
          <table:table-cell office:value-type="float" office:value="-4.212" calcext:value-type="float">
            <text:p>-4.212</text:p>
          </table:table-cell>
          <table:table-cell office:value-type="float" office:value="-42.125" calcext:value-type="float">
            <text:p>-42.125</text:p>
          </table:table-cell>
          <table:table-cell office:value-type="float" office:value="36.159" calcext:value-type="float">
            <text:p>36.1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8:03.118</text:p>
          </table:table-cell>
          <table:table-cell office:value-type="float" office:value="15" calcext:value-type="float">
            <text:p>15</text:p>
          </table:table-cell>
          <table:table-cell office:value-type="float" office:value="19.212" calcext:value-type="float">
            <text:p>19.212</text:p>
          </table:table-cell>
          <table:table-cell office:value-type="float" office:value="-4.212" calcext:value-type="float">
            <text:p>-4.212</text:p>
          </table:table-cell>
          <table:table-cell office:value-type="float" office:value="-42.125" calcext:value-type="float">
            <text:p>-42.125</text:p>
          </table:table-cell>
          <table:table-cell office:value-type="float" office:value="36.159" calcext:value-type="float">
            <text:p>36.1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8:09.242</text:p>
          </table:table-cell>
          <table:table-cell office:value-type="float" office:value="15" calcext:value-type="float">
            <text:p>15</text:p>
          </table:table-cell>
          <table:table-cell office:value-type="float" office:value="19.212" calcext:value-type="float">
            <text:p>19.212</text:p>
          </table:table-cell>
          <table:table-cell office:value-type="float" office:value="-4.212" calcext:value-type="float">
            <text:p>-4.212</text:p>
          </table:table-cell>
          <table:table-cell office:value-type="float" office:value="-42.125" calcext:value-type="float">
            <text:p>-42.125</text:p>
          </table:table-cell>
          <table:table-cell office:value-type="float" office:value="36.159" calcext:value-type="float">
            <text:p>36.1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8:15.390</text:p>
          </table:table-cell>
          <table:table-cell office:value-type="float" office:value="15" calcext:value-type="float">
            <text:p>15</text:p>
          </table:table-cell>
          <table:table-cell office:value-type="float" office:value="19.212" calcext:value-type="float">
            <text:p>19.212</text:p>
          </table:table-cell>
          <table:table-cell office:value-type="float" office:value="-4.212" calcext:value-type="float">
            <text:p>-4.212</text:p>
          </table:table-cell>
          <table:table-cell office:value-type="float" office:value="-42.125" calcext:value-type="float">
            <text:p>-42.125</text:p>
          </table:table-cell>
          <table:table-cell office:value-type="float" office:value="36.159" calcext:value-type="float">
            <text:p>36.1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8:21.524</text:p>
          </table:table-cell>
          <table:table-cell office:value-type="float" office:value="15" calcext:value-type="float">
            <text:p>15</text:p>
          </table:table-cell>
          <table:table-cell office:value-type="float" office:value="19.15" calcext:value-type="float">
            <text:p>19.15</text:p>
          </table:table-cell>
          <table:table-cell office:value-type="float" office:value="-4.15" calcext:value-type="float">
            <text:p>-4.15</text:p>
          </table:table-cell>
          <table:table-cell office:value-type="float" office:value="-41.5" calcext:value-type="float">
            <text:p>-41.5</text:p>
          </table:table-cell>
          <table:table-cell office:value-type="float" office:value="36.166" calcext:value-type="float">
            <text:p>36.1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8:27.672</text:p>
          </table:table-cell>
          <table:table-cell office:value-type="float" office:value="15" calcext:value-type="float">
            <text:p>15</text:p>
          </table:table-cell>
          <table:table-cell office:value-type="float" office:value="19.15" calcext:value-type="float">
            <text:p>19.15</text:p>
          </table:table-cell>
          <table:table-cell office:value-type="float" office:value="-4.15" calcext:value-type="float">
            <text:p>-4.15</text:p>
          </table:table-cell>
          <table:table-cell office:value-type="float" office:value="-41.5" calcext:value-type="float">
            <text:p>-41.5</text:p>
          </table:table-cell>
          <table:table-cell office:value-type="float" office:value="36.166" calcext:value-type="float">
            <text:p>36.1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8:33.778</text:p>
          </table:table-cell>
          <table:table-cell office:value-type="float" office:value="15" calcext:value-type="float">
            <text:p>15</text:p>
          </table:table-cell>
          <table:table-cell office:value-type="float" office:value="19.15" calcext:value-type="float">
            <text:p>19.15</text:p>
          </table:table-cell>
          <table:table-cell office:value-type="float" office:value="-4.15" calcext:value-type="float">
            <text:p>-4.15</text:p>
          </table:table-cell>
          <table:table-cell office:value-type="float" office:value="-41.5" calcext:value-type="float">
            <text:p>-41.5</text:p>
          </table:table-cell>
          <table:table-cell office:value-type="float" office:value="36.166" calcext:value-type="float">
            <text:p>36.1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8:39.950</text:p>
          </table:table-cell>
          <table:table-cell office:value-type="float" office:value="15" calcext:value-type="float">
            <text:p>15</text:p>
          </table:table-cell>
          <table:table-cell office:value-type="float" office:value="19.15" calcext:value-type="float">
            <text:p>19.15</text:p>
          </table:table-cell>
          <table:table-cell office:value-type="float" office:value="-4.15" calcext:value-type="float">
            <text:p>-4.15</text:p>
          </table:table-cell>
          <table:table-cell office:value-type="float" office:value="-41.5" calcext:value-type="float">
            <text:p>-41.5</text:p>
          </table:table-cell>
          <table:table-cell office:value-type="float" office:value="36.166" calcext:value-type="float">
            <text:p>36.1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8:46.052</text:p>
          </table:table-cell>
          <table:table-cell office:value-type="float" office:value="15" calcext:value-type="float">
            <text:p>15</text:p>
          </table:table-cell>
          <table:table-cell office:value-type="float" office:value="19.15" calcext:value-type="float">
            <text:p>19.15</text:p>
          </table:table-cell>
          <table:table-cell office:value-type="float" office:value="-4.15" calcext:value-type="float">
            <text:p>-4.15</text:p>
          </table:table-cell>
          <table:table-cell office:value-type="float" office:value="-41.5" calcext:value-type="float">
            <text:p>-41.5</text:p>
          </table:table-cell>
          <table:table-cell office:value-type="float" office:value="36.166" calcext:value-type="float">
            <text:p>36.1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8:52.216</text:p>
          </table:table-cell>
          <table:table-cell office:value-type="float" office:value="15" calcext:value-type="float">
            <text:p>15</text:p>
          </table:table-cell>
          <table:table-cell office:value-type="float" office:value="19.15" calcext:value-type="float">
            <text:p>19.15</text:p>
          </table:table-cell>
          <table:table-cell office:value-type="float" office:value="-4.15" calcext:value-type="float">
            <text:p>-4.15</text:p>
          </table:table-cell>
          <table:table-cell office:value-type="float" office:value="-41.5" calcext:value-type="float">
            <text:p>-41.5</text:p>
          </table:table-cell>
          <table:table-cell office:value-type="float" office:value="36.166" calcext:value-type="float">
            <text:p>36.1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8:58.329</text:p>
          </table:table-cell>
          <table:table-cell office:value-type="float" office:value="15" calcext:value-type="float">
            <text:p>15</text:p>
          </table:table-cell>
          <table:table-cell office:value-type="float" office:value="19.15" calcext:value-type="float">
            <text:p>19.15</text:p>
          </table:table-cell>
          <table:table-cell office:value-type="float" office:value="-4.15" calcext:value-type="float">
            <text:p>-4.15</text:p>
          </table:table-cell>
          <table:table-cell office:value-type="float" office:value="-41.5" calcext:value-type="float">
            <text:p>-41.5</text:p>
          </table:table-cell>
          <table:table-cell office:value-type="float" office:value="36.166" calcext:value-type="float">
            <text:p>36.1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9:04.466</text:p>
          </table:table-cell>
          <table:table-cell office:value-type="float" office:value="15" calcext:value-type="float">
            <text:p>15</text:p>
          </table:table-cell>
          <table:table-cell office:value-type="float" office:value="19.087" calcext:value-type="float">
            <text:p>19.087</text:p>
          </table:table-cell>
          <table:table-cell office:value-type="float" office:value="-4.087" calcext:value-type="float">
            <text:p>-4.087</text:p>
          </table:table-cell>
          <table:table-cell office:value-type="float" office:value="-40.875" calcext:value-type="float">
            <text:p>-40.875</text:p>
          </table:table-cell>
          <table:table-cell office:value-type="float" office:value="36.174" calcext:value-type="float">
            <text:p>36.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9:10.605</text:p>
          </table:table-cell>
          <table:table-cell office:value-type="float" office:value="15" calcext:value-type="float">
            <text:p>15</text:p>
          </table:table-cell>
          <table:table-cell office:value-type="float" office:value="19.087" calcext:value-type="float">
            <text:p>19.087</text:p>
          </table:table-cell>
          <table:table-cell office:value-type="float" office:value="-4.087" calcext:value-type="float">
            <text:p>-4.087</text:p>
          </table:table-cell>
          <table:table-cell office:value-type="float" office:value="-40.875" calcext:value-type="float">
            <text:p>-40.875</text:p>
          </table:table-cell>
          <table:table-cell office:value-type="float" office:value="36.174" calcext:value-type="float">
            <text:p>36.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9:16.756</text:p>
          </table:table-cell>
          <table:table-cell office:value-type="float" office:value="15" calcext:value-type="float">
            <text:p>15</text:p>
          </table:table-cell>
          <table:table-cell office:value-type="float" office:value="19.087" calcext:value-type="float">
            <text:p>19.087</text:p>
          </table:table-cell>
          <table:table-cell office:value-type="float" office:value="-4.087" calcext:value-type="float">
            <text:p>-4.087</text:p>
          </table:table-cell>
          <table:table-cell office:value-type="float" office:value="-40.875" calcext:value-type="float">
            <text:p>-40.875</text:p>
          </table:table-cell>
          <table:table-cell office:value-type="float" office:value="36.174" calcext:value-type="float">
            <text:p>36.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9:22.890</text:p>
          </table:table-cell>
          <table:table-cell office:value-type="float" office:value="15" calcext:value-type="float">
            <text:p>15</text:p>
          </table:table-cell>
          <table:table-cell office:value-type="float" office:value="19.087" calcext:value-type="float">
            <text:p>19.087</text:p>
          </table:table-cell>
          <table:table-cell office:value-type="float" office:value="-4.087" calcext:value-type="float">
            <text:p>-4.087</text:p>
          </table:table-cell>
          <table:table-cell office:value-type="float" office:value="-40.875" calcext:value-type="float">
            <text:p>-40.875</text:p>
          </table:table-cell>
          <table:table-cell office:value-type="float" office:value="36.174" calcext:value-type="float">
            <text:p>36.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9:29.041</text:p>
          </table:table-cell>
          <table:table-cell office:value-type="float" office:value="15" calcext:value-type="float">
            <text:p>15</text:p>
          </table:table-cell>
          <table:table-cell office:value-type="float" office:value="19.087" calcext:value-type="float">
            <text:p>19.087</text:p>
          </table:table-cell>
          <table:table-cell office:value-type="float" office:value="-4.087" calcext:value-type="float">
            <text:p>-4.087</text:p>
          </table:table-cell>
          <table:table-cell office:value-type="float" office:value="-40.875" calcext:value-type="float">
            <text:p>-40.875</text:p>
          </table:table-cell>
          <table:table-cell office:value-type="float" office:value="36.174" calcext:value-type="float">
            <text:p>36.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9:35.175</text:p>
          </table:table-cell>
          <table:table-cell office:value-type="float" office:value="15" calcext:value-type="float">
            <text:p>15</text:p>
          </table:table-cell>
          <table:table-cell office:value-type="float" office:value="19.087" calcext:value-type="float">
            <text:p>19.087</text:p>
          </table:table-cell>
          <table:table-cell office:value-type="float" office:value="-4.087" calcext:value-type="float">
            <text:p>-4.087</text:p>
          </table:table-cell>
          <table:table-cell office:value-type="float" office:value="-40.875" calcext:value-type="float">
            <text:p>-40.875</text:p>
          </table:table-cell>
          <table:table-cell office:value-type="float" office:value="36.174" calcext:value-type="float">
            <text:p>36.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9:41.308</text:p>
          </table:table-cell>
          <table:table-cell office:value-type="float" office:value="15" calcext:value-type="float">
            <text:p>15</text:p>
          </table:table-cell>
          <table:table-cell office:value-type="float" office:value="19.025" calcext:value-type="float">
            <text:p>19.025</text:p>
          </table:table-cell>
          <table:table-cell office:value-type="float" office:value="-4.025" calcext:value-type="float">
            <text:p>-4.025</text:p>
          </table:table-cell>
          <table:table-cell office:value-type="float" office:value="-40.25" calcext:value-type="float">
            <text:p>-40.25</text:p>
          </table:table-cell>
          <table:table-cell office:value-type="float" office:value="36.181" calcext:value-type="float">
            <text:p>36.1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9:47.451</text:p>
          </table:table-cell>
          <table:table-cell office:value-type="float" office:value="15" calcext:value-type="float">
            <text:p>15</text:p>
          </table:table-cell>
          <table:table-cell office:value-type="float" office:value="19.025" calcext:value-type="float">
            <text:p>19.025</text:p>
          </table:table-cell>
          <table:table-cell office:value-type="float" office:value="-4.025" calcext:value-type="float">
            <text:p>-4.025</text:p>
          </table:table-cell>
          <table:table-cell office:value-type="float" office:value="-40.25" calcext:value-type="float">
            <text:p>-40.25</text:p>
          </table:table-cell>
          <table:table-cell office:value-type="float" office:value="36.181" calcext:value-type="float">
            <text:p>36.1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9:53.592</text:p>
          </table:table-cell>
          <table:table-cell office:value-type="float" office:value="15" calcext:value-type="float">
            <text:p>15</text:p>
          </table:table-cell>
          <table:table-cell office:value-type="float" office:value="19.025" calcext:value-type="float">
            <text:p>19.025</text:p>
          </table:table-cell>
          <table:table-cell office:value-type="float" office:value="-4.025" calcext:value-type="float">
            <text:p>-4.025</text:p>
          </table:table-cell>
          <table:table-cell office:value-type="float" office:value="-40.25" calcext:value-type="float">
            <text:p>-40.25</text:p>
          </table:table-cell>
          <table:table-cell office:value-type="float" office:value="36.181" calcext:value-type="float">
            <text:p>36.1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39:59.702</text:p>
          </table:table-cell>
          <table:table-cell office:value-type="float" office:value="15" calcext:value-type="float">
            <text:p>15</text:p>
          </table:table-cell>
          <table:table-cell office:value-type="float" office:value="19.025" calcext:value-type="float">
            <text:p>19.025</text:p>
          </table:table-cell>
          <table:table-cell office:value-type="float" office:value="-4.025" calcext:value-type="float">
            <text:p>-4.025</text:p>
          </table:table-cell>
          <table:table-cell office:value-type="float" office:value="-40.25" calcext:value-type="float">
            <text:p>-40.25</text:p>
          </table:table-cell>
          <table:table-cell office:value-type="float" office:value="36.181" calcext:value-type="float">
            <text:p>36.1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40:05.828</text:p>
          </table:table-cell>
          <table:table-cell office:value-type="float" office:value="15" calcext:value-type="float">
            <text:p>15</text:p>
          </table:table-cell>
          <table:table-cell office:value-type="float" office:value="19.025" calcext:value-type="float">
            <text:p>19.025</text:p>
          </table:table-cell>
          <table:table-cell office:value-type="float" office:value="-4.025" calcext:value-type="float">
            <text:p>-4.025</text:p>
          </table:table-cell>
          <table:table-cell office:value-type="float" office:value="-40.25" calcext:value-type="float">
            <text:p>-40.25</text:p>
          </table:table-cell>
          <table:table-cell office:value-type="float" office:value="36.181" calcext:value-type="float">
            <text:p>36.1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40:11.968</text:p>
          </table:table-cell>
          <table:table-cell office:value-type="float" office:value="15" calcext:value-type="float">
            <text:p>15</text:p>
          </table:table-cell>
          <table:table-cell office:value-type="float" office:value="19.025" calcext:value-type="float">
            <text:p>19.025</text:p>
          </table:table-cell>
          <table:table-cell office:value-type="float" office:value="-4.025" calcext:value-type="float">
            <text:p>-4.025</text:p>
          </table:table-cell>
          <table:table-cell office:value-type="float" office:value="-40.25" calcext:value-type="float">
            <text:p>-40.25</text:p>
          </table:table-cell>
          <table:table-cell office:value-type="float" office:value="36.181" calcext:value-type="float">
            <text:p>36.1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40:18.114</text:p>
          </table:table-cell>
          <table:table-cell office:value-type="float" office:value="15" calcext:value-type="float">
            <text:p>15</text:p>
          </table:table-cell>
          <table:table-cell office:value-type="float" office:value="19.025" calcext:value-type="float">
            <text:p>19.025</text:p>
          </table:table-cell>
          <table:table-cell office:value-type="float" office:value="-4.025" calcext:value-type="float">
            <text:p>-4.025</text:p>
          </table:table-cell>
          <table:table-cell office:value-type="float" office:value="-40.25" calcext:value-type="float">
            <text:p>-40.25</text:p>
          </table:table-cell>
          <table:table-cell office:value-type="float" office:value="36.181" calcext:value-type="float">
            <text:p>36.1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40:24.254</text:p>
          </table:table-cell>
          <table:table-cell office:value-type="float" office:value="15" calcext:value-type="float">
            <text:p>15</text:p>
          </table:table-cell>
          <table:table-cell office:value-type="float" office:value="19.025" calcext:value-type="float">
            <text:p>19.025</text:p>
          </table:table-cell>
          <table:table-cell office:value-type="float" office:value="-4.025" calcext:value-type="float">
            <text:p>-4.025</text:p>
          </table:table-cell>
          <table:table-cell office:value-type="float" office:value="-40.25" calcext:value-type="float">
            <text:p>-40.25</text:p>
          </table:table-cell>
          <table:table-cell office:value-type="float" office:value="36.181" calcext:value-type="float">
            <text:p>36.1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40:30.378</text:p>
          </table:table-cell>
          <table:table-cell office:value-type="float" office:value="15" calcext:value-type="float">
            <text:p>15</text:p>
          </table:table-cell>
          <table:table-cell office:value-type="float" office:value="18.962" calcext:value-type="float">
            <text:p>18.962</text:p>
          </table:table-cell>
          <table:table-cell office:value-type="float" office:value="-3.962" calcext:value-type="float">
            <text:p>-3.962</text:p>
          </table:table-cell>
          <table:table-cell office:value-type="float" office:value="-39.625" calcext:value-type="float">
            <text:p>-39.625</text:p>
          </table:table-cell>
          <table:table-cell office:value-type="float" office:value="36.189" calcext:value-type="float">
            <text:p>36.1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40:36.527</text:p>
          </table:table-cell>
          <table:table-cell office:value-type="float" office:value="15" calcext:value-type="float">
            <text:p>15</text:p>
          </table:table-cell>
          <table:table-cell office:value-type="float" office:value="18.962" calcext:value-type="float">
            <text:p>18.962</text:p>
          </table:table-cell>
          <table:table-cell office:value-type="float" office:value="-3.962" calcext:value-type="float">
            <text:p>-3.962</text:p>
          </table:table-cell>
          <table:table-cell office:value-type="float" office:value="-39.625" calcext:value-type="float">
            <text:p>-39.625</text:p>
          </table:table-cell>
          <table:table-cell office:value-type="float" office:value="36.189" calcext:value-type="float">
            <text:p>36.1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40:42.660</text:p>
          </table:table-cell>
          <table:table-cell office:value-type="float" office:value="15" calcext:value-type="float">
            <text:p>15</text:p>
          </table:table-cell>
          <table:table-cell office:value-type="float" office:value="18.962" calcext:value-type="float">
            <text:p>18.962</text:p>
          </table:table-cell>
          <table:table-cell office:value-type="float" office:value="-3.962" calcext:value-type="float">
            <text:p>-3.962</text:p>
          </table:table-cell>
          <table:table-cell office:value-type="float" office:value="-39.625" calcext:value-type="float">
            <text:p>-39.625</text:p>
          </table:table-cell>
          <table:table-cell office:value-type="float" office:value="36.189" calcext:value-type="float">
            <text:p>36.1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40:48.789</text:p>
          </table:table-cell>
          <table:table-cell office:value-type="float" office:value="15" calcext:value-type="float">
            <text:p>15</text:p>
          </table:table-cell>
          <table:table-cell office:value-type="float" office:value="18.962" calcext:value-type="float">
            <text:p>18.962</text:p>
          </table:table-cell>
          <table:table-cell office:value-type="float" office:value="-3.962" calcext:value-type="float">
            <text:p>-3.962</text:p>
          </table:table-cell>
          <table:table-cell office:value-type="float" office:value="-39.625" calcext:value-type="float">
            <text:p>-39.625</text:p>
          </table:table-cell>
          <table:table-cell office:value-type="float" office:value="36.189" calcext:value-type="float">
            <text:p>36.1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40:54.958</text:p>
          </table:table-cell>
          <table:table-cell office:value-type="float" office:value="15" calcext:value-type="float">
            <text:p>15</text:p>
          </table:table-cell>
          <table:table-cell office:value-type="float" office:value="18.962" calcext:value-type="float">
            <text:p>18.962</text:p>
          </table:table-cell>
          <table:table-cell office:value-type="float" office:value="-3.962" calcext:value-type="float">
            <text:p>-3.962</text:p>
          </table:table-cell>
          <table:table-cell office:value-type="float" office:value="-39.625" calcext:value-type="float">
            <text:p>-39.625</text:p>
          </table:table-cell>
          <table:table-cell office:value-type="float" office:value="36.189" calcext:value-type="float">
            <text:p>36.1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41:01.086</text:p>
          </table:table-cell>
          <table:table-cell office:value-type="float" office:value="15" calcext:value-type="float">
            <text:p>15</text:p>
          </table:table-cell>
          <table:table-cell office:value-type="float" office:value="18.962" calcext:value-type="float">
            <text:p>18.962</text:p>
          </table:table-cell>
          <table:table-cell office:value-type="float" office:value="-3.962" calcext:value-type="float">
            <text:p>-3.962</text:p>
          </table:table-cell>
          <table:table-cell office:value-type="float" office:value="-39.625" calcext:value-type="float">
            <text:p>-39.625</text:p>
          </table:table-cell>
          <table:table-cell office:value-type="float" office:value="36.189" calcext:value-type="float">
            <text:p>36.1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41:07.212</text:p>
          </table:table-cell>
          <table:table-cell office:value-type="float" office:value="15" calcext:value-type="float">
            <text:p>15</text:p>
          </table:table-cell>
          <table:table-cell office:value-type="float" office:value="18.962" calcext:value-type="float">
            <text:p>18.962</text:p>
          </table:table-cell>
          <table:table-cell office:value-type="float" office:value="-3.962" calcext:value-type="float">
            <text:p>-3.962</text:p>
          </table:table-cell>
          <table:table-cell office:value-type="float" office:value="-39.625" calcext:value-type="float">
            <text:p>-39.625</text:p>
          </table:table-cell>
          <table:table-cell office:value-type="float" office:value="36.189" calcext:value-type="float">
            <text:p>36.1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41:13.354</text:p>
          </table:table-cell>
          <table:table-cell office:value-type="float" office:value="15" calcext:value-type="float">
            <text:p>15</text:p>
          </table:table-cell>
          <table:table-cell office:value-type="float" office:value="18.962" calcext:value-type="float">
            <text:p>18.962</text:p>
          </table:table-cell>
          <table:table-cell office:value-type="float" office:value="-3.962" calcext:value-type="float">
            <text:p>-3.962</text:p>
          </table:table-cell>
          <table:table-cell office:value-type="float" office:value="-39.625" calcext:value-type="float">
            <text:p>-39.625</text:p>
          </table:table-cell>
          <table:table-cell office:value-type="float" office:value="36.189" calcext:value-type="float">
            <text:p>36.1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41:19.475</text:p>
          </table:table-cell>
          <table:table-cell office:value-type="float" office:value="15" calcext:value-type="float">
            <text:p>15</text:p>
          </table:table-cell>
          <table:table-cell office:value-type="float" office:value="18.962" calcext:value-type="float">
            <text:p>18.962</text:p>
          </table:table-cell>
          <table:table-cell office:value-type="float" office:value="-3.962" calcext:value-type="float">
            <text:p>-3.962</text:p>
          </table:table-cell>
          <table:table-cell office:value-type="float" office:value="-39.625" calcext:value-type="float">
            <text:p>-39.625</text:p>
          </table:table-cell>
          <table:table-cell office:value-type="float" office:value="36.189" calcext:value-type="float">
            <text:p>36.1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41:25.600</text:p>
          </table:table-cell>
          <table:table-cell office:value-type="float" office:value="15" calcext:value-type="float">
            <text:p>15</text:p>
          </table:table-cell>
          <table:table-cell office:value-type="float" office:value="18.962" calcext:value-type="float">
            <text:p>18.962</text:p>
          </table:table-cell>
          <table:table-cell office:value-type="float" office:value="-3.962" calcext:value-type="float">
            <text:p>-3.962</text:p>
          </table:table-cell>
          <table:table-cell office:value-type="float" office:value="-39.625" calcext:value-type="float">
            <text:p>-39.625</text:p>
          </table:table-cell>
          <table:table-cell office:value-type="float" office:value="36.189" calcext:value-type="float">
            <text:p>36.1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41:31.774</text:p>
          </table:table-cell>
          <table:table-cell office:value-type="float" office:value="15" calcext:value-type="float">
            <text:p>15</text:p>
          </table:table-cell>
          <table:table-cell office:value-type="float" office:value="18.9" calcext:value-type="float">
            <text:p>18.9</text:p>
          </table:table-cell>
          <table:table-cell office:value-type="float" office:value="-3.9" calcext:value-type="float">
            <text:p>-3.9</text:p>
          </table:table-cell>
          <table:table-cell office:value-type="float" office:value="-39" calcext:value-type="float">
            <text:p>-39</text:p>
          </table:table-cell>
          <table:table-cell office:value-type="float" office:value="36.196" calcext:value-type="float">
            <text:p>36.1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22:41:37.895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.9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36.796" calcext:value-type="float">
            <text:p>36.796</text:p>
          </table:table-cell>
          <table:table-cell office:value-type="float" office:value="47.796" calcext:value-type="float">
            <text:p>47.796</text:p>
          </table:table-cell>
        </table:table-row>
        <table:table-row table:style-name="ro1">
          <table:table-cell table:style-name="ce1" office:value-type="string" calcext:value-type="string">
            <text:p>22:41:44.018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.9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36.928" calcext:value-type="float">
            <text:p>36.928</text:p>
          </table:table-cell>
          <table:table-cell office:value-type="float" office:value="47.928" calcext:value-type="float">
            <text:p>47.928</text:p>
          </table:table-cell>
        </table:table-row>
        <table:table-row table:style-name="ro1">
          <table:table-cell table:style-name="ce1" office:value-type="string" calcext:value-type="string">
            <text:p>22:41:50.179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.9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37.06" calcext:value-type="float">
            <text:p>37.06</text:p>
          </table:table-cell>
          <table:table-cell office:value-type="float" office:value="48.06" calcext:value-type="float">
            <text:p>48.06</text:p>
          </table:table-cell>
        </table:table-row>
        <table:table-row table:style-name="ro1">
          <table:table-cell table:style-name="ce1" office:value-type="string" calcext:value-type="string">
            <text:p>22:41:56.296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.9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37.192" calcext:value-type="float">
            <text:p>37.192</text:p>
          </table:table-cell>
          <table:table-cell office:value-type="float" office:value="48.192" calcext:value-type="float">
            <text:p>48.192</text:p>
          </table:table-cell>
        </table:table-row>
        <table:table-row table:style-name="ro1">
          <table:table-cell table:style-name="ce1" office:value-type="string" calcext:value-type="string">
            <text:p>22:42:02.435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.9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37.324" calcext:value-type="float">
            <text:p>37.324</text:p>
          </table:table-cell>
          <table:table-cell office:value-type="float" office:value="48.324" calcext:value-type="float">
            <text:p>48.324</text:p>
          </table:table-cell>
        </table:table-row>
        <table:table-row table:style-name="ro1">
          <table:table-cell table:style-name="ce1" office:value-type="string" calcext:value-type="string">
            <text:p>22:42:08.552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.9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37.456" calcext:value-type="float">
            <text:p>37.456</text:p>
          </table:table-cell>
          <table:table-cell office:value-type="float" office:value="48.456" calcext:value-type="float">
            <text:p>48.456</text:p>
          </table:table-cell>
        </table:table-row>
        <table:table-row table:style-name="ro1">
          <table:table-cell table:style-name="ce1" office:value-type="string" calcext:value-type="string">
            <text:p>22:42:14.715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.9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37.588" calcext:value-type="float">
            <text:p>37.588</text:p>
          </table:table-cell>
          <table:table-cell office:value-type="float" office:value="48.588" calcext:value-type="float">
            <text:p>48.588</text:p>
          </table:table-cell>
        </table:table-row>
        <table:table-row table:style-name="ro1" table:number-rows-repeated="10483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1.94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22:31:54.4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2T22:31:57.597000000</meta:creation-date>
    <meta:editing-duration>PT8M22S</meta:editing-duration>
    <meta:editing-cycles>2</meta:editing-cycles>
    <meta:generator>LibreOffice/7.2.4.1$Windows_X86_64 LibreOffice_project/27d75539669ac387bb498e35313b970b7fe9c4f9</meta:generator>
    <dc:title>DefaultTemplateHenkJan</dc:title>
    <dc:date>2022-01-02T22:55:30.154000000</dc:date>
    <meta:document-statistic meta:table-count="2" meta:cell-count="6055" meta:object-count="3"/>
    <meta:template xlink:type="simple" xlink:actuate="onRequest" xlink:title="DefaultTemplateHenkJan" xlink:href="../../../../AppData/Roaming/LibreOffice/4/user/template/DefaultTemplateHenkJan.ots" meta:date="2022-01-02T22:31:55.18000000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04cm" svg:y="3.715cm" style:legend-expansion="high" chart:style-name="ch2"/>
        <chart:plot-area chart:style-name="ch3" table:cell-range-address="Sheet1.A2:Sheet1.A225 Sheet1.E2:Sheet1.E225 Sheet1.H2:Sheet1.H225 Sheet1.T2:Sheet1.T225" chart:data-source-has-labels="column" svg:x="0.32cm" svg:y="0.18cm" svg:width="12.464cm" svg:height="8.64cm">
          <chart:coordinate-region svg:x="0.959cm" svg:y="0.375cm" svg:width="11.532cm" svg:height="7.806cm"/>
          <chart:axis chart:dimension="x" chart:name="primary-x" chart:style-name="ch4" chartooo:axis-type="auto">
            <chart:categories table:cell-range-address="Sheet1.A2:Sheet1.A2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225" chart:class="chart:scatter">
            <chart:data-point chart:repeated="224"/>
          </chart:series>
          <chart:series chart:style-name="ch8" chart:values-cell-range-address="Sheet1.H2:Sheet1.H225" chart:class="chart:scatter">
            <chart:data-point chart:repeated="224"/>
          </chart:series>
          <chart:series chart:style-name="ch9" chart:values-cell-range-address="Sheet1.T2:Sheet1.T225" chart:class="chart:scatter">
            <chart:data-point chart:repeated="2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22:19:32.609</text:p>
                <draw:g>
                  <svg:desc>Sheet1.A2:Sheet1.A225</svg:desc>
                </draw:g>
              </table:table-cell>
              <table:table-cell office:value-type="float" office:value="25.5">
                <text:p>25.5</text:p>
                <draw:g>
                  <svg:desc>Sheet1.E2:Sheet1.E225</svg:desc>
                </draw:g>
              </table:table-cell>
              <table:table-cell office:value-type="float" office:value="22.025">
                <text:p>22.025</text:p>
                <draw:g>
                  <svg:desc>Sheet1.H2:Sheet1.H225</svg:desc>
                </draw:g>
              </table:table-cell>
              <table:table-cell office:value-type="float" office:value="35.986">
                <text:p>35.986</text:p>
                <draw:g>
                  <svg:desc>Sheet1.T2:Sheet1.T225</svg:desc>
                </draw:g>
              </table:table-cell>
            </table:table-row>
            <table:table-row>
              <table:table-cell office:value-type="string">
                <text:p>22:19:32.609</text:p>
              </table:table-cell>
              <table:table-cell office:value-type="float" office:value="25.5">
                <text:p>25.5</text:p>
              </table:table-cell>
              <table:table-cell office:value-type="float" office:value="22.025">
                <text:p>22.025</text:p>
              </table:table-cell>
              <table:table-cell office:value-type="float" office:value="35.986">
                <text:p>35.986</text:p>
              </table:table-cell>
            </table:table-row>
            <table:table-row>
              <table:table-cell office:value-type="string">
                <text:p>22:19:38.736</text:p>
              </table:table-cell>
              <table:table-cell office:value-type="float" office:value="25.5">
                <text:p>25.5</text:p>
              </table:table-cell>
              <table:table-cell office:value-type="float" office:value="21.962">
                <text:p>21.962</text:p>
              </table:table-cell>
              <table:table-cell office:value-type="float" office:value="37.036">
                <text:p>37.036</text:p>
              </table:table-cell>
            </table:table-row>
            <table:table-row>
              <table:table-cell office:value-type="string">
                <text:p>22:19:44.865</text:p>
              </table:table-cell>
              <table:table-cell office:value-type="float" office:value="25.5">
                <text:p>25.5</text:p>
              </table:table-cell>
              <table:table-cell office:value-type="float" office:value="21.962">
                <text:p>21.962</text:p>
              </table:table-cell>
              <table:table-cell office:value-type="float" office:value="37.46">
                <text:p>37.46</text:p>
              </table:table-cell>
            </table:table-row>
            <table:table-row>
              <table:table-cell office:value-type="string">
                <text:p>22:19:51.038</text:p>
              </table:table-cell>
              <table:table-cell office:value-type="float" office:value="25.5">
                <text:p>25.5</text:p>
              </table:table-cell>
              <table:table-cell office:value-type="float" office:value="22.025">
                <text:p>22.025</text:p>
              </table:table-cell>
              <table:table-cell office:value-type="float" office:value="37.252">
                <text:p>37.252</text:p>
              </table:table-cell>
            </table:table-row>
            <table:table-row>
              <table:table-cell office:value-type="string">
                <text:p>22:19:57.148</text:p>
              </table:table-cell>
              <table:table-cell office:value-type="float" office:value="25.5">
                <text:p>25.5</text:p>
              </table:table-cell>
              <table:table-cell office:value-type="float" office:value="22.025">
                <text:p>22.025</text:p>
              </table:table-cell>
              <table:table-cell office:value-type="float" office:value="37.669">
                <text:p>37.669</text:p>
              </table:table-cell>
            </table:table-row>
            <table:table-row>
              <table:table-cell office:value-type="string">
                <text:p>22:20:03.291</text:p>
              </table:table-cell>
              <table:table-cell office:value-type="float" office:value="25.5">
                <text:p>25.5</text:p>
              </table:table-cell>
              <table:table-cell office:value-type="float" office:value="22.025">
                <text:p>22.025</text:p>
              </table:table-cell>
              <table:table-cell office:value-type="float" office:value="38.086">
                <text:p>38.086</text:p>
              </table:table-cell>
            </table:table-row>
            <table:table-row>
              <table:table-cell office:value-type="string">
                <text:p>22:20:09.432</text:p>
              </table:table-cell>
              <table:table-cell office:value-type="float" office:value="25.5">
                <text:p>25.5</text:p>
              </table:table-cell>
              <table:table-cell office:value-type="float" office:value="22.087">
                <text:p>22.087</text:p>
              </table:table-cell>
              <table:table-cell office:value-type="float" office:value="37.871">
                <text:p>37.871</text:p>
              </table:table-cell>
            </table:table-row>
            <table:table-row>
              <table:table-cell office:value-type="string">
                <text:p>22:20:15.573</text:p>
              </table:table-cell>
              <table:table-cell office:value-type="float" office:value="25.5">
                <text:p>25.5</text:p>
              </table:table-cell>
              <table:table-cell office:value-type="float" office:value="22.087">
                <text:p>22.087</text:p>
              </table:table-cell>
              <table:table-cell office:value-type="float" office:value="38.28">
                <text:p>38.28</text:p>
              </table:table-cell>
            </table:table-row>
            <table:table-row>
              <table:table-cell office:value-type="string">
                <text:p>22:20:21.651</text:p>
              </table:table-cell>
              <table:table-cell office:value-type="float" office:value="25.5">
                <text:p>25.5</text:p>
              </table:table-cell>
              <table:table-cell office:value-type="float" office:value="22.087">
                <text:p>22.087</text:p>
              </table:table-cell>
              <table:table-cell office:value-type="float" office:value="38.69">
                <text:p>38.69</text:p>
              </table:table-cell>
            </table:table-row>
            <table:table-row>
              <table:table-cell office:value-type="string">
                <text:p>22:20:27.793</text:p>
              </table:table-cell>
              <table:table-cell office:value-type="float" office:value="25.5">
                <text:p>25.5</text:p>
              </table:table-cell>
              <table:table-cell office:value-type="float" office:value="22.15">
                <text:p>22.15</text:p>
              </table:table-cell>
              <table:table-cell office:value-type="float" office:value="38.467">
                <text:p>38.467</text:p>
              </table:table-cell>
            </table:table-row>
            <table:table-row>
              <table:table-cell office:value-type="string">
                <text:p>22:20:33.921</text:p>
              </table:table-cell>
              <table:table-cell office:value-type="float" office:value="25.5">
                <text:p>25.5</text:p>
              </table:table-cell>
              <table:table-cell office:value-type="float" office:value="22.15">
                <text:p>22.15</text:p>
              </table:table-cell>
              <table:table-cell office:value-type="float" office:value="38.869">
                <text:p>38.869</text:p>
              </table:table-cell>
            </table:table-row>
            <table:table-row>
              <table:table-cell office:value-type="string">
                <text:p>22:20:40.080</text:p>
              </table:table-cell>
              <table:table-cell office:value-type="float" office:value="25.5">
                <text:p>25.5</text:p>
              </table:table-cell>
              <table:table-cell office:value-type="float" office:value="22.15">
                <text:p>22.15</text:p>
              </table:table-cell>
              <table:table-cell office:value-type="float" office:value="39.271">
                <text:p>39.271</text:p>
              </table:table-cell>
            </table:table-row>
            <table:table-row>
              <table:table-cell office:value-type="string">
                <text:p>22:20:46.243</text:p>
              </table:table-cell>
              <table:table-cell office:value-type="float" office:value="25.5">
                <text:p>25.5</text:p>
              </table:table-cell>
              <table:table-cell office:value-type="float" office:value="22.212">
                <text:p>22.212</text:p>
              </table:table-cell>
              <table:table-cell office:value-type="float" office:value="39.04">
                <text:p>39.04</text:p>
              </table:table-cell>
            </table:table-row>
            <table:table-row>
              <table:table-cell office:value-type="string">
                <text:p>22:20:52.339</text:p>
              </table:table-cell>
              <table:table-cell office:value-type="float" office:value="25.5">
                <text:p>25.5</text:p>
              </table:table-cell>
              <table:table-cell office:value-type="float" office:value="22.275">
                <text:p>22.275</text:p>
              </table:table-cell>
              <table:table-cell office:value-type="float" office:value="38.802">
                <text:p>38.802</text:p>
              </table:table-cell>
            </table:table-row>
            <table:table-row>
              <table:table-cell office:value-type="string">
                <text:p>22:20:58.487</text:p>
              </table:table-cell>
              <table:table-cell office:value-type="float" office:value="25.5">
                <text:p>25.5</text:p>
              </table:table-cell>
              <table:table-cell office:value-type="float" office:value="22.275">
                <text:p>22.275</text:p>
              </table:table-cell>
              <table:table-cell office:value-type="float" office:value="39.189">
                <text:p>39.189</text:p>
              </table:table-cell>
            </table:table-row>
            <table:table-row>
              <table:table-cell office:value-type="string">
                <text:p>22:21:04.651</text:p>
              </table:table-cell>
              <table:table-cell office:value-type="float" office:value="25.5">
                <text:p>25.5</text:p>
              </table:table-cell>
              <table:table-cell office:value-type="float" office:value="22.337">
                <text:p>22.337</text:p>
              </table:table-cell>
              <table:table-cell office:value-type="float" office:value="38.944">
                <text:p>38.944</text:p>
              </table:table-cell>
            </table:table-row>
            <table:table-row>
              <table:table-cell office:value-type="string">
                <text:p>22:21:10.771</text:p>
              </table:table-cell>
              <table:table-cell office:value-type="float" office:value="25.5">
                <text:p>25.5</text:p>
              </table:table-cell>
              <table:table-cell office:value-type="float" office:value="22.337">
                <text:p>22.337</text:p>
              </table:table-cell>
              <table:table-cell office:value-type="float" office:value="39.323">
                <text:p>39.323</text:p>
              </table:table-cell>
            </table:table-row>
            <table:table-row>
              <table:table-cell office:value-type="string">
                <text:p>22:21:16.913</text:p>
              </table:table-cell>
              <table:table-cell office:value-type="float" office:value="25.5">
                <text:p>25.5</text:p>
              </table:table-cell>
              <table:table-cell office:value-type="float" office:value="22.337">
                <text:p>22.337</text:p>
              </table:table-cell>
              <table:table-cell office:value-type="float" office:value="39.703">
                <text:p>39.703</text:p>
              </table:table-cell>
            </table:table-row>
            <table:table-row>
              <table:table-cell office:value-type="string">
                <text:p>22:21:23.020</text:p>
              </table:table-cell>
              <table:table-cell office:value-type="float" office:value="25.5">
                <text:p>25.5</text:p>
              </table:table-cell>
              <table:table-cell office:value-type="float" office:value="22.337">
                <text:p>22.337</text:p>
              </table:table-cell>
              <table:table-cell office:value-type="float" office:value="40.082">
                <text:p>40.082</text:p>
              </table:table-cell>
            </table:table-row>
            <table:table-row>
              <table:table-cell office:value-type="string">
                <text:p>22:21:29.151</text:p>
              </table:table-cell>
              <table:table-cell office:value-type="float" office:value="25.5">
                <text:p>25.5</text:p>
              </table:table-cell>
              <table:table-cell office:value-type="float" office:value="22.4">
                <text:p>22.4</text:p>
              </table:table-cell>
              <table:table-cell office:value-type="float" office:value="39.829">
                <text:p>39.829</text:p>
              </table:table-cell>
            </table:table-row>
            <table:table-row>
              <table:table-cell office:value-type="string">
                <text:p>22:21:35.289</text:p>
              </table:table-cell>
              <table:table-cell office:value-type="float" office:value="25.5">
                <text:p>25.5</text:p>
              </table:table-cell>
              <table:table-cell office:value-type="float" office:value="22.462">
                <text:p>22.462</text:p>
              </table:table-cell>
              <table:table-cell office:value-type="float" office:value="39.569">
                <text:p>39.569</text:p>
              </table:table-cell>
            </table:table-row>
            <table:table-row>
              <table:table-cell office:value-type="string">
                <text:p>22:21:41.426</text:p>
              </table:table-cell>
              <table:table-cell office:value-type="float" office:value="25.5">
                <text:p>25.5</text:p>
              </table:table-cell>
              <table:table-cell office:value-type="float" office:value="22.462">
                <text:p>22.462</text:p>
              </table:table-cell>
              <table:table-cell office:value-type="float" office:value="39.933">
                <text:p>39.933</text:p>
              </table:table-cell>
            </table:table-row>
            <table:table-row>
              <table:table-cell office:value-type="string">
                <text:p>22:21:47.561</text:p>
              </table:table-cell>
              <table:table-cell office:value-type="float" office:value="25.5">
                <text:p>25.5</text:p>
              </table:table-cell>
              <table:table-cell office:value-type="float" office:value="22.525">
                <text:p>22.525</text:p>
              </table:table-cell>
              <table:table-cell office:value-type="float" office:value="39.665">
                <text:p>39.665</text:p>
              </table:table-cell>
            </table:table-row>
            <table:table-row>
              <table:table-cell office:value-type="string">
                <text:p>22:21:53.703</text:p>
              </table:table-cell>
              <table:table-cell office:value-type="float" office:value="25.5">
                <text:p>25.5</text:p>
              </table:table-cell>
              <table:table-cell office:value-type="float" office:value="22.525">
                <text:p>22.525</text:p>
              </table:table-cell>
              <table:table-cell office:value-type="float" office:value="40.022">
                <text:p>40.022</text:p>
              </table:table-cell>
            </table:table-row>
            <table:table-row>
              <table:table-cell office:value-type="string">
                <text:p>22:21:59.841</text:p>
              </table:table-cell>
              <table:table-cell office:value-type="float" office:value="25.5">
                <text:p>25.5</text:p>
              </table:table-cell>
              <table:table-cell office:value-type="float" office:value="22.525">
                <text:p>22.525</text:p>
              </table:table-cell>
              <table:table-cell office:value-type="float" office:value="40.379">
                <text:p>40.379</text:p>
              </table:table-cell>
            </table:table-row>
            <table:table-row>
              <table:table-cell office:value-type="string">
                <text:p>22:22:05.945</text:p>
              </table:table-cell>
              <table:table-cell office:value-type="float" office:value="25.5">
                <text:p>25.5</text:p>
              </table:table-cell>
              <table:table-cell office:value-type="float" office:value="22.587">
                <text:p>22.587</text:p>
              </table:table-cell>
              <table:table-cell office:value-type="float" office:value="40.104">
                <text:p>40.104</text:p>
              </table:table-cell>
            </table:table-row>
            <table:table-row>
              <table:table-cell office:value-type="string">
                <text:p>22:22:12.078</text:p>
              </table:table-cell>
              <table:table-cell office:value-type="float" office:value="25.5">
                <text:p>25.5</text:p>
              </table:table-cell>
              <table:table-cell office:value-type="float" office:value="22.587">
                <text:p>22.587</text:p>
              </table:table-cell>
              <table:table-cell office:value-type="float" office:value="40.453">
                <text:p>40.453</text:p>
              </table:table-cell>
            </table:table-row>
            <table:table-row>
              <table:table-cell office:value-type="string">
                <text:p>22:22:18.248</text:p>
              </table:table-cell>
              <table:table-cell office:value-type="float" office:value="25.5">
                <text:p>25.5</text:p>
              </table:table-cell>
              <table:table-cell office:value-type="float" office:value="22.587">
                <text:p>22.587</text:p>
              </table:table-cell>
              <table:table-cell office:value-type="float" office:value="40.803">
                <text:p>40.803</text:p>
              </table:table-cell>
            </table:table-row>
            <table:table-row>
              <table:table-cell office:value-type="string">
                <text:p>22:22:24.349</text:p>
              </table:table-cell>
              <table:table-cell office:value-type="float" office:value="25.5">
                <text:p>25.5</text:p>
              </table:table-cell>
              <table:table-cell office:value-type="float" office:value="22.65">
                <text:p>22.65</text:p>
              </table:table-cell>
              <table:table-cell office:value-type="float" office:value="40.52">
                <text:p>40.52</text:p>
              </table:table-cell>
            </table:table-row>
            <table:table-row>
              <table:table-cell office:value-type="string">
                <text:p>22:22:30.512</text:p>
              </table:table-cell>
              <table:table-cell office:value-type="float" office:value="25.5">
                <text:p>25.5</text:p>
              </table:table-cell>
              <table:table-cell office:value-type="float" office:value="22.65">
                <text:p>22.65</text:p>
              </table:table-cell>
              <table:table-cell office:value-type="float" office:value="40.862">
                <text:p>40.862</text:p>
              </table:table-cell>
            </table:table-row>
            <table:table-row>
              <table:table-cell office:value-type="string">
                <text:p>22:22:36.622</text:p>
              </table:table-cell>
              <table:table-cell office:value-type="float" office:value="25.5">
                <text:p>25.5</text:p>
              </table:table-cell>
              <table:table-cell office:value-type="float" office:value="22.65">
                <text:p>22.65</text:p>
              </table:table-cell>
              <table:table-cell office:value-type="float" office:value="41.204">
                <text:p>41.204</text:p>
              </table:table-cell>
            </table:table-row>
            <table:table-row>
              <table:table-cell office:value-type="string">
                <text:p>22:22:42.765</text:p>
              </table:table-cell>
              <table:table-cell office:value-type="float" office:value="25.5">
                <text:p>25.5</text:p>
              </table:table-cell>
              <table:table-cell office:value-type="float" office:value="22.65">
                <text:p>22.65</text:p>
              </table:table-cell>
              <table:table-cell office:value-type="float" office:value="41.546">
                <text:p>41.546</text:p>
              </table:table-cell>
            </table:table-row>
            <table:table-row>
              <table:table-cell office:value-type="string">
                <text:p>22:22:48.906</text:p>
              </table:table-cell>
              <table:table-cell office:value-type="float" office:value="25.5">
                <text:p>25.5</text:p>
              </table:table-cell>
              <table:table-cell office:value-type="float" office:value="22.65">
                <text:p>22.65</text:p>
              </table:table-cell>
              <table:table-cell office:value-type="float" office:value="41.888">
                <text:p>41.888</text:p>
              </table:table-cell>
            </table:table-row>
            <table:table-row>
              <table:table-cell office:value-type="string">
                <text:p>22:22:55.050</text:p>
              </table:table-cell>
              <table:table-cell office:value-type="float" office:value="25.5">
                <text:p>25.5</text:p>
              </table:table-cell>
              <table:table-cell office:value-type="float" office:value="22.65">
                <text:p>22.65</text:p>
              </table:table-cell>
              <table:table-cell office:value-type="float" office:value="42.229">
                <text:p>42.229</text:p>
              </table:table-cell>
            </table:table-row>
            <table:table-row>
              <table:table-cell office:value-type="string">
                <text:p>22:23:01.185</text:p>
              </table:table-cell>
              <table:table-cell office:value-type="float" office:value="25.5">
                <text:p>25.5</text:p>
              </table:table-cell>
              <table:table-cell office:value-type="float" office:value="22.65">
                <text:p>22.65</text:p>
              </table:table-cell>
              <table:table-cell office:value-type="float" office:value="42.571">
                <text:p>42.571</text:p>
              </table:table-cell>
            </table:table-row>
            <table:table-row>
              <table:table-cell office:value-type="string">
                <text:p>22:23:07.303</text:p>
              </table:table-cell>
              <table:table-cell office:value-type="float" office:value="25.5">
                <text:p>25.5</text:p>
              </table:table-cell>
              <table:table-cell office:value-type="float" office:value="22.65">
                <text:p>22.65</text:p>
              </table:table-cell>
              <table:table-cell office:value-type="float" office:value="42.913">
                <text:p>42.913</text:p>
              </table:table-cell>
            </table:table-row>
            <table:table-row>
              <table:table-cell office:value-type="string">
                <text:p>22:23:13.444</text:p>
              </table:table-cell>
              <table:table-cell office:value-type="float" office:value="25.5">
                <text:p>25.5</text:p>
              </table:table-cell>
              <table:table-cell office:value-type="float" office:value="22.65">
                <text:p>22.65</text:p>
              </table:table-cell>
              <table:table-cell office:value-type="float" office:value="43.256">
                <text:p>43.256</text:p>
              </table:table-cell>
            </table:table-row>
            <table:table-row>
              <table:table-cell office:value-type="string">
                <text:p>22:23:19.604</text:p>
              </table:table-cell>
              <table:table-cell office:value-type="float" office:value="25.5">
                <text:p>25.5</text:p>
              </table:table-cell>
              <table:table-cell office:value-type="float" office:value="22.65">
                <text:p>22.65</text:p>
              </table:table-cell>
              <table:table-cell office:value-type="float" office:value="43.597">
                <text:p>43.597</text:p>
              </table:table-cell>
            </table:table-row>
            <table:table-row>
              <table:table-cell office:value-type="string">
                <text:p>22:23:25.750</text:p>
              </table:table-cell>
              <table:table-cell office:value-type="float" office:value="25.5">
                <text:p>25.5</text:p>
              </table:table-cell>
              <table:table-cell office:value-type="float" office:value="22.65">
                <text:p>22.65</text:p>
              </table:table-cell>
              <table:table-cell office:value-type="float" office:value="43.939">
                <text:p>43.939</text:p>
              </table:table-cell>
            </table:table-row>
            <table:table-row>
              <table:table-cell office:value-type="string">
                <text:p>22:23:31.887</text:p>
              </table:table-cell>
              <table:table-cell office:value-type="float" office:value="25.5">
                <text:p>25.5</text:p>
              </table:table-cell>
              <table:table-cell office:value-type="float" office:value="22.65">
                <text:p>22.65</text:p>
              </table:table-cell>
              <table:table-cell office:value-type="float" office:value="44.281">
                <text:p>44.281</text:p>
              </table:table-cell>
            </table:table-row>
            <table:table-row>
              <table:table-cell office:value-type="string">
                <text:p>22:23:38.017</text:p>
              </table:table-cell>
              <table:table-cell office:value-type="float" office:value="25.5">
                <text:p>25.5</text:p>
              </table:table-cell>
              <table:table-cell office:value-type="float" office:value="22.587">
                <text:p>22.587</text:p>
              </table:table-cell>
              <table:table-cell office:value-type="float" office:value="45.256">
                <text:p>45.256</text:p>
              </table:table-cell>
            </table:table-row>
            <table:table-row>
              <table:table-cell office:value-type="string">
                <text:p>22:23:44.195</text:p>
              </table:table-cell>
              <table:table-cell office:value-type="float" office:value="25.5">
                <text:p>25.5</text:p>
              </table:table-cell>
              <table:table-cell office:value-type="float" office:value="22.587">
                <text:p>22.587</text:p>
              </table:table-cell>
              <table:table-cell office:value-type="float" office:value="45.605">
                <text:p>45.605</text:p>
              </table:table-cell>
            </table:table-row>
            <table:table-row>
              <table:table-cell office:value-type="string">
                <text:p>22:23:50.286</text:p>
              </table:table-cell>
              <table:table-cell office:value-type="float" office:value="25.5">
                <text:p>25.5</text:p>
              </table:table-cell>
              <table:table-cell office:value-type="float" office:value="22.587">
                <text:p>22.587</text:p>
              </table:table-cell>
              <table:table-cell office:value-type="float" office:value="45.955">
                <text:p>45.955</text:p>
              </table:table-cell>
            </table:table-row>
            <table:table-row>
              <table:table-cell office:value-type="string">
                <text:p>22:23:56.393</text:p>
              </table:table-cell>
              <table:table-cell office:value-type="float" office:value="25.5">
                <text:p>25.5</text:p>
              </table:table-cell>
              <table:table-cell office:value-type="float" office:value="22.587">
                <text:p>22.587</text:p>
              </table:table-cell>
              <table:table-cell office:value-type="float" office:value="46.304">
                <text:p>46.304</text:p>
              </table:table-cell>
            </table:table-row>
            <table:table-row>
              <table:table-cell office:value-type="string">
                <text:p>22:24:02.510</text:p>
              </table:table-cell>
              <table:table-cell office:value-type="float" office:value="25.5">
                <text:p>25.5</text:p>
              </table:table-cell>
              <table:table-cell office:value-type="float" office:value="22.525">
                <text:p>22.525</text:p>
              </table:table-cell>
              <table:table-cell office:value-type="float" office:value="47.286">
                <text:p>47.286</text:p>
              </table:table-cell>
            </table:table-row>
            <table:table-row>
              <table:table-cell office:value-type="string">
                <text:p>22:24:08.635</text:p>
              </table:table-cell>
              <table:table-cell office:value-type="float" office:value="25.5">
                <text:p>25.5</text:p>
              </table:table-cell>
              <table:table-cell office:value-type="float" office:value="22.525">
                <text:p>22.525</text:p>
              </table:table-cell>
              <table:table-cell office:value-type="float" office:value="47.643">
                <text:p>47.643</text:p>
              </table:table-cell>
            </table:table-row>
            <table:table-row>
              <table:table-cell office:value-type="string">
                <text:p>22:24:14.808</text:p>
              </table:table-cell>
              <table:table-cell office:value-type="float" office:value="25.5">
                <text:p>25.5</text:p>
              </table:table-cell>
              <table:table-cell office:value-type="float" office:value="22.462">
                <text:p>22.462</text:p>
              </table:table-cell>
              <table:table-cell office:value-type="float" office:value="48.633">
                <text:p>48.633</text:p>
              </table:table-cell>
            </table:table-row>
            <table:table-row>
              <table:table-cell office:value-type="string">
                <text:p>22:24:20.938</text:p>
              </table:table-cell>
              <table:table-cell office:value-type="float" office:value="25.5">
                <text:p>25.5</text:p>
              </table:table-cell>
              <table:table-cell office:value-type="float" office:value="22.462">
                <text:p>22.462</text:p>
              </table:table-cell>
              <table:table-cell office:value-type="float" office:value="48.997">
                <text:p>48.997</text:p>
              </table:table-cell>
            </table:table-row>
            <table:table-row>
              <table:table-cell office:value-type="string">
                <text:p>22:24:27.084</text:p>
              </table:table-cell>
              <table:table-cell office:value-type="float" office:value="25.5">
                <text:p>25.5</text:p>
              </table:table-cell>
              <table:table-cell office:value-type="float" office:value="22.462">
                <text:p>22.462</text:p>
              </table:table-cell>
              <table:table-cell office:value-type="float" office:value="49.362">
                <text:p>49.362</text:p>
              </table:table-cell>
            </table:table-row>
            <table:table-row>
              <table:table-cell office:value-type="string">
                <text:p>22:24:33.209</text:p>
              </table:table-cell>
              <table:table-cell office:value-type="float" office:value="25.5">
                <text:p>25.5</text:p>
              </table:table-cell>
              <table:table-cell office:value-type="float" office:value="22.4">
                <text:p>22.4</text:p>
              </table:table-cell>
              <table:table-cell office:value-type="float" office:value="50.359">
                <text:p>50.359</text:p>
              </table:table-cell>
            </table:table-row>
            <table:table-row>
              <table:table-cell office:value-type="string">
                <text:p>22:24:39.345</text:p>
              </table:table-cell>
              <table:table-cell office:value-type="float" office:value="25.5">
                <text:p>25.5</text:p>
              </table:table-cell>
              <table:table-cell office:value-type="float" office:value="22.4">
                <text:p>22.4</text:p>
              </table:table-cell>
              <table:table-cell office:value-type="float" office:value="50.731">
                <text:p>50.731</text:p>
              </table:table-cell>
            </table:table-row>
            <table:table-row>
              <table:table-cell office:value-type="string">
                <text:p>22:24:45.469</text:p>
              </table:table-cell>
              <table:table-cell office:value-type="float" office:value="25.5">
                <text:p>25.5</text:p>
              </table:table-cell>
              <table:table-cell office:value-type="float" office:value="22.337">
                <text:p>22.337</text:p>
              </table:table-cell>
              <table:table-cell office:value-type="float" office:value="51.735">
                <text:p>51.735</text:p>
              </table:table-cell>
            </table:table-row>
            <table:table-row>
              <table:table-cell office:value-type="string">
                <text:p>22:24:51.595</text:p>
              </table:table-cell>
              <table:table-cell office:value-type="float" office:value="25.5">
                <text:p>25.5</text:p>
              </table:table-cell>
              <table:table-cell office:value-type="float" office:value="22.337">
                <text:p>22.337</text:p>
              </table:table-cell>
              <table:table-cell office:value-type="float" office:value="52.115">
                <text:p>52.115</text:p>
              </table:table-cell>
            </table:table-row>
            <table:table-row>
              <table:table-cell office:value-type="string">
                <text:p>22:24:57.761</text:p>
              </table:table-cell>
              <table:table-cell office:value-type="float" office:value="25.5">
                <text:p>25.5</text:p>
              </table:table-cell>
              <table:table-cell office:value-type="float" office:value="22.275">
                <text:p>22.275</text:p>
              </table:table-cell>
              <table:table-cell office:value-type="float" office:value="53.127">
                <text:p>53.127</text:p>
              </table:table-cell>
            </table:table-row>
            <table:table-row>
              <table:table-cell office:value-type="string">
                <text:p>22:25:03.901</text:p>
              </table:table-cell>
              <table:table-cell office:value-type="float" office:value="25.5">
                <text:p>25.5</text:p>
              </table:table-cell>
              <table:table-cell office:value-type="float" office:value="22.275">
                <text:p>22.275</text:p>
              </table:table-cell>
              <table:table-cell office:value-type="float" office:value="53.514">
                <text:p>53.514</text:p>
              </table:table-cell>
            </table:table-row>
            <table:table-row>
              <table:table-cell office:value-type="string">
                <text:p>22:25:10.035</text:p>
              </table:table-cell>
              <table:table-cell office:value-type="float" office:value="25.5">
                <text:p>25.5</text:p>
              </table:table-cell>
              <table:table-cell office:value-type="float" office:value="22.212">
                <text:p>22.212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22:25:16.157</text:p>
              </table:table-cell>
              <table:table-cell office:value-type="float" office:value="25.5">
                <text:p>25.5</text:p>
              </table:table-cell>
              <table:table-cell office:value-type="float" office:value="22.212">
                <text:p>22.212</text:p>
              </table:table-cell>
              <table:table-cell office:value-type="float" office:value="54.928">
                <text:p>54.928</text:p>
              </table:table-cell>
            </table:table-row>
            <table:table-row>
              <table:table-cell office:value-type="string">
                <text:p>22:25:22.301</text:p>
              </table:table-cell>
              <table:table-cell office:value-type="float" office:value="25.5">
                <text:p>25.5</text:p>
              </table:table-cell>
              <table:table-cell office:value-type="float" office:value="22.15">
                <text:p>22.15</text:p>
              </table:table-cell>
              <table:table-cell office:value-type="float" office:value="55.955">
                <text:p>55.955</text:p>
              </table:table-cell>
            </table:table-row>
            <table:table-row>
              <table:table-cell office:value-type="string">
                <text:p>22:25:28.442</text:p>
              </table:table-cell>
              <table:table-cell office:value-type="float" office:value="25.5">
                <text:p>25.5</text:p>
              </table:table-cell>
              <table:table-cell office:value-type="float" office:value="22.087">
                <text:p>22.087</text:p>
              </table:table-cell>
              <table:table-cell office:value-type="float" office:value="56.989">
                <text:p>56.989</text:p>
              </table:table-cell>
            </table:table-row>
            <table:table-row>
              <table:table-cell office:value-type="string">
                <text:p>22:25:34.569</text:p>
              </table:table-cell>
              <table:table-cell office:value-type="float" office:value="25.5">
                <text:p>25.5</text:p>
              </table:table-cell>
              <table:table-cell office:value-type="float" office:value="22.087">
                <text:p>22.087</text:p>
              </table:table-cell>
              <table:table-cell office:value-type="float" office:value="57.399">
                <text:p>57.399</text:p>
              </table:table-cell>
            </table:table-row>
            <table:table-row>
              <table:table-cell office:value-type="string">
                <text:p>22:25:40.684</text:p>
              </table:table-cell>
              <table:table-cell office:value-type="float" office:value="25.5">
                <text:p>25.5</text:p>
              </table:table-cell>
              <table:table-cell office:value-type="float" office:value="22.087">
                <text:p>22.087</text:p>
              </table:table-cell>
              <table:table-cell office:value-type="float" office:value="57.808">
                <text:p>57.808</text:p>
              </table:table-cell>
            </table:table-row>
            <table:table-row>
              <table:table-cell office:value-type="string">
                <text:p>22:25:46.841</text:p>
              </table:table-cell>
              <table:table-cell office:value-type="float" office:value="25.5">
                <text:p>25.5</text:p>
              </table:table-cell>
              <table:table-cell office:value-type="float" office:value="22.025">
                <text:p>22.025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string">
                <text:p>22:25:52.981</text:p>
              </table:table-cell>
              <table:table-cell office:value-type="float" office:value="25.5">
                <text:p>25.5</text:p>
              </table:table-cell>
              <table:table-cell office:value-type="float" office:value="22.025">
                <text:p>22.025</text:p>
              </table:table-cell>
              <table:table-cell office:value-type="float" office:value="59.267">
                <text:p>59.267</text:p>
              </table:table-cell>
            </table:table-row>
            <table:table-row>
              <table:table-cell office:value-type="string">
                <text:p>22:25:59.096</text:p>
              </table:table-cell>
              <table:table-cell office:value-type="float" office:value="25.5">
                <text:p>25.5</text:p>
              </table:table-cell>
              <table:table-cell office:value-type="float" office:value="21.962">
                <text:p>21.962</text:p>
              </table:table-cell>
              <table:table-cell office:value-type="float" office:value="60.317">
                <text:p>60.317</text:p>
              </table:table-cell>
            </table:table-row>
            <table:table-row>
              <table:table-cell office:value-type="string">
                <text:p>22:26:05.254</text:p>
              </table:table-cell>
              <table:table-cell office:value-type="float" office:value="25.5">
                <text:p>25.5</text:p>
              </table:table-cell>
              <table:table-cell office:value-type="float" office:value="21.9">
                <text:p>21.9</text:p>
              </table:table-cell>
              <table:table-cell office:value-type="float" office:value="61.374">
                <text:p>61.374</text:p>
              </table:table-cell>
            </table:table-row>
            <table:table-row>
              <table:table-cell office:value-type="string">
                <text:p>22:26:11.403</text:p>
              </table:table-cell>
              <table:table-cell office:value-type="float" office:value="25.5">
                <text:p>25.5</text:p>
              </table:table-cell>
              <table:table-cell office:value-type="float" office:value="21.9">
                <text:p>21.9</text:p>
              </table:table-cell>
              <table:table-cell office:value-type="float" office:value="61.806">
                <text:p>61.806</text:p>
              </table:table-cell>
            </table:table-row>
            <table:table-row>
              <table:table-cell office:value-type="string">
                <text:p>22:26:17.510</text:p>
              </table:table-cell>
              <table:table-cell office:value-type="float" office:value="25.5">
                <text:p>25.5</text:p>
              </table:table-cell>
              <table:table-cell office:value-type="float" office:value="21.837">
                <text:p>21.837</text:p>
              </table:table-cell>
              <table:table-cell office:value-type="float" office:value="62.87">
                <text:p>62.87</text:p>
              </table:table-cell>
            </table:table-row>
            <table:table-row>
              <table:table-cell office:value-type="string">
                <text:p>22:26:23.660</text:p>
              </table:table-cell>
              <table:table-cell office:value-type="float" office:value="25.5">
                <text:p>25.5</text:p>
              </table:table-cell>
              <table:table-cell office:value-type="float" office:value="21.775">
                <text:p>21.775</text:p>
              </table:table-cell>
              <table:table-cell office:value-type="float" office:value="63.942">
                <text:p>63.942</text:p>
              </table:table-cell>
            </table:table-row>
            <table:table-row>
              <table:table-cell office:value-type="string">
                <text:p>22:26:29.789</text:p>
              </table:table-cell>
              <table:table-cell office:value-type="float" office:value="25.5">
                <text:p>25.5</text:p>
              </table:table-cell>
              <table:table-cell office:value-type="float" office:value="21.775">
                <text:p>21.775</text:p>
              </table:table-cell>
              <table:table-cell office:value-type="float" office:value="64.389">
                <text:p>64.389</text:p>
              </table:table-cell>
            </table:table-row>
            <table:table-row>
              <table:table-cell office:value-type="string">
                <text:p>22:26:35.930</text:p>
              </table:table-cell>
              <table:table-cell office:value-type="float" office:value="25.5">
                <text:p>25.5</text:p>
              </table:table-cell>
              <table:table-cell office:value-type="float" office:value="21.712">
                <text:p>21.712</text:p>
              </table:table-cell>
              <table:table-cell office:value-type="float" office:value="65.469">
                <text:p>65.469</text:p>
              </table:table-cell>
            </table:table-row>
            <table:table-row>
              <table:table-cell office:value-type="string">
                <text:p>22:26:42.053</text:p>
              </table:table-cell>
              <table:table-cell office:value-type="float" office:value="25.5">
                <text:p>25.5</text:p>
              </table:table-cell>
              <table:table-cell office:value-type="float" office:value="21.712">
                <text:p>21.712</text:p>
              </table:table-cell>
              <table:table-cell office:value-type="float" office:value="65.923">
                <text:p>65.923</text:p>
              </table:table-cell>
            </table:table-row>
            <table:table-row>
              <table:table-cell office:value-type="string">
                <text:p>22:26:48.194</text:p>
              </table:table-cell>
              <table:table-cell office:value-type="float" office:value="25.5">
                <text:p>25.5</text:p>
              </table:table-cell>
              <table:table-cell office:value-type="float" office:value="21.65">
                <text:p>21.65</text:p>
              </table:table-cell>
              <table:table-cell office:value-type="float" office:value="67.01">
                <text:p>67.01</text:p>
              </table:table-cell>
            </table:table-row>
            <table:table-row>
              <table:table-cell office:value-type="string">
                <text:p>22:26:54.328</text:p>
              </table:table-cell>
              <table:table-cell office:value-type="float" office:value="25.5">
                <text:p>25.5</text:p>
              </table:table-cell>
              <table:table-cell office:value-type="float" office:value="21.65">
                <text:p>21.65</text:p>
              </table:table-cell>
              <table:table-cell office:value-type="float" office:value="67.472">
                <text:p>67.472</text:p>
              </table:table-cell>
            </table:table-row>
            <table:table-row>
              <table:table-cell office:value-type="string">
                <text:p>22:27:00.462</text:p>
              </table:table-cell>
              <table:table-cell office:value-type="float" office:value="25.5">
                <text:p>25.5</text:p>
              </table:table-cell>
              <table:table-cell office:value-type="float" office:value="21.587">
                <text:p>21.587</text:p>
              </table:table-cell>
              <table:table-cell office:value-type="float" office:value="68.567">
                <text:p>68.567</text:p>
              </table:table-cell>
            </table:table-row>
            <table:table-row>
              <table:table-cell office:value-type="string">
                <text:p>22:27:06.628</text:p>
              </table:table-cell>
              <table:table-cell office:value-type="float" office:value="25.5">
                <text:p>25.5</text:p>
              </table:table-cell>
              <table:table-cell office:value-type="float" office:value="21.525">
                <text:p>21.525</text:p>
              </table:table-cell>
              <table:table-cell office:value-type="float" office:value="69.669">
                <text:p>69.669</text:p>
              </table:table-cell>
            </table:table-row>
            <table:table-row>
              <table:table-cell office:value-type="string">
                <text:p>22:27:12.743</text:p>
              </table:table-cell>
              <table:table-cell office:value-type="float" office:value="25.5">
                <text:p>25.5</text:p>
              </table:table-cell>
              <table:table-cell office:value-type="float" office:value="21.525">
                <text:p>21.525</text:p>
              </table:table-cell>
              <table:table-cell office:value-type="float" office:value="70.146">
                <text:p>70.146</text:p>
              </table:table-cell>
            </table:table-row>
            <table:table-row>
              <table:table-cell office:value-type="string">
                <text:p>22:27:18.866</text:p>
              </table:table-cell>
              <table:table-cell office:value-type="float" office:value="25.5">
                <text:p>25.5</text:p>
              </table:table-cell>
              <table:table-cell office:value-type="float" office:value="21.462">
                <text:p>21.462</text:p>
              </table:table-cell>
              <table:table-cell office:value-type="float" office:value="71.255">
                <text:p>71.255</text:p>
              </table:table-cell>
            </table:table-row>
            <table:table-row>
              <table:table-cell office:value-type="string">
                <text:p>22:27:25.029</text:p>
              </table:table-cell>
              <table:table-cell office:value-type="float" office:value="25.5">
                <text:p>25.5</text:p>
              </table:table-cell>
              <table:table-cell office:value-type="float" office:value="21.462">
                <text:p>21.462</text:p>
              </table:table-cell>
              <table:table-cell office:value-type="float" office:value="71.74">
                <text:p>71.74</text:p>
              </table:table-cell>
            </table:table-row>
            <table:table-row>
              <table:table-cell office:value-type="string">
                <text:p>22:27:31.149</text:p>
              </table:table-cell>
              <table:table-cell office:value-type="float" office:value="25.5">
                <text:p>25.5</text:p>
              </table:table-cell>
              <table:table-cell office:value-type="float" office:value="21.4">
                <text:p>21.4</text:p>
              </table:table-cell>
              <table:table-cell office:value-type="float" office:value="72.857">
                <text:p>72.857</text:p>
              </table:table-cell>
            </table:table-row>
            <table:table-row>
              <table:table-cell office:value-type="string">
                <text:p>22:27:37.302</text:p>
              </table:table-cell>
              <table:table-cell office:value-type="float" office:value="25.5">
                <text:p>25.5</text:p>
              </table:table-cell>
              <table:table-cell office:value-type="float" office:value="21.4">
                <text:p>21.4</text:p>
              </table:table-cell>
              <table:table-cell office:value-type="float" office:value="73.349">
                <text:p>73.349</text:p>
              </table:table-cell>
            </table:table-row>
            <table:table-row>
              <table:table-cell office:value-type="string">
                <text:p>22:27:43.431</text:p>
              </table:table-cell>
              <table:table-cell office:value-type="float" office:value="25.5">
                <text:p>25.5</text:p>
              </table:table-cell>
              <table:table-cell office:value-type="float" office:value="21.337">
                <text:p>21.337</text:p>
              </table:table-cell>
              <table:table-cell office:value-type="float" office:value="74.473">
                <text:p>74.473</text:p>
              </table:table-cell>
            </table:table-row>
            <table:table-row>
              <table:table-cell office:value-type="string">
                <text:p>22:27:49.581</text:p>
              </table:table-cell>
              <table:table-cell office:value-type="float" office:value="25.5">
                <text:p>25.5</text:p>
              </table:table-cell>
              <table:table-cell office:value-type="float" office:value="21.275">
                <text:p>21.275</text:p>
              </table:table-cell>
              <table:table-cell office:value-type="float" office:value="75.605">
                <text:p>75.605</text:p>
              </table:table-cell>
            </table:table-row>
            <table:table-row>
              <table:table-cell office:value-type="string">
                <text:p>22:27:55.687</text:p>
              </table:table-cell>
              <table:table-cell office:value-type="float" office:value="25.5">
                <text:p>25.5</text:p>
              </table:table-cell>
              <table:table-cell office:value-type="float" office:value="21.275">
                <text:p>21.275</text:p>
              </table:table-cell>
              <table:table-cell office:value-type="float" office:value="76.112">
                <text:p>76.112</text:p>
              </table:table-cell>
            </table:table-row>
            <table:table-row>
              <table:table-cell office:value-type="string">
                <text:p>22:28:01.831</text:p>
              </table:table-cell>
              <table:table-cell office:value-type="float" office:value="25.5">
                <text:p>25.5</text:p>
              </table:table-cell>
              <table:table-cell office:value-type="float" office:value="21.212">
                <text:p>21.212</text:p>
              </table:table-cell>
              <table:table-cell office:value-type="float" office:value="77.252">
                <text:p>77.252</text:p>
              </table:table-cell>
            </table:table-row>
            <table:table-row>
              <table:table-cell office:value-type="string">
                <text:p>22:28:07.970</text:p>
              </table:table-cell>
              <table:table-cell office:value-type="float" office:value="25.5">
                <text:p>25.5</text:p>
              </table:table-cell>
              <table:table-cell office:value-type="float" office:value="21.212">
                <text:p>21.212</text:p>
              </table:table-cell>
              <table:table-cell office:value-type="float" office:value="77.766">
                <text:p>77.766</text:p>
              </table:table-cell>
            </table:table-row>
            <table:table-row>
              <table:table-cell office:value-type="string">
                <text:p>22:28:14.126</text:p>
              </table:table-cell>
              <table:table-cell office:value-type="float" office:value="25.5">
                <text:p>25.5</text:p>
              </table:table-cell>
              <table:table-cell office:value-type="float" office:value="21.15">
                <text:p>21.15</text:p>
              </table:table-cell>
              <table:table-cell office:value-type="float" office:value="78.913">
                <text:p>78.913</text:p>
              </table:table-cell>
            </table:table-row>
            <table:table-row>
              <table:table-cell office:value-type="string">
                <text:p>22:28:20.262</text:p>
              </table:table-cell>
              <table:table-cell office:value-type="float" office:value="25.5">
                <text:p>25.5</text:p>
              </table:table-cell>
              <table:table-cell office:value-type="float" office:value="21.15">
                <text:p>21.15</text:p>
              </table:table-cell>
              <table:table-cell office:value-type="float" office:value="79.435">
                <text:p>79.435</text:p>
              </table:table-cell>
            </table:table-row>
            <table:table-row>
              <table:table-cell office:value-type="string">
                <text:p>22:28:26.388</text:p>
              </table:table-cell>
              <table:table-cell office:value-type="float" office:value="25.5">
                <text:p>25.5</text:p>
              </table:table-cell>
              <table:table-cell office:value-type="float" office:value="21.087">
                <text:p>21.0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28:32.499</text:p>
              </table:table-cell>
              <table:table-cell office:value-type="float" office:value="25.5">
                <text:p>25.5</text:p>
              </table:table-cell>
              <table:table-cell office:value-type="float" office:value="21.087">
                <text:p>21.0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28:38.675</text:p>
              </table:table-cell>
              <table:table-cell office:value-type="float" office:value="25.5">
                <text:p>25.5</text:p>
              </table:table-cell>
              <table:table-cell office:value-type="float" office:value="21.025">
                <text:p>21.0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28:44.768</text:p>
              </table:table-cell>
              <table:table-cell office:value-type="float" office:value="25.5">
                <text:p>25.5</text:p>
              </table:table-cell>
              <table:table-cell office:value-type="float" office:value="21.025">
                <text:p>21.0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28:50.948</text:p>
              </table:table-cell>
              <table:table-cell office:value-type="float" office:value="25.5">
                <text:p>25.5</text:p>
              </table:table-cell>
              <table:table-cell office:value-type="float" office:value="20.962">
                <text:p>20.9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28:57.084</text:p>
              </table:table-cell>
              <table:table-cell office:value-type="float" office:value="25.5">
                <text:p>25.5</text:p>
              </table:table-cell>
              <table:table-cell office:value-type="float" office:value="20.962">
                <text:p>20.9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29:03.177</text:p>
              </table:table-cell>
              <table:table-cell office:value-type="float" office:value="25.5">
                <text:p>25.5</text:p>
              </table:table-cell>
              <table:table-cell office:value-type="float" office:value="20.9">
                <text:p>20.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29:09.315</text:p>
              </table:table-cell>
              <table:table-cell office:value-type="float" office:value="25.5">
                <text:p>25.5</text:p>
              </table:table-cell>
              <table:table-cell office:value-type="float" office:value="20.9">
                <text:p>20.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29:15.461</text:p>
              </table:table-cell>
              <table:table-cell office:value-type="float" office:value="25.5">
                <text:p>25.5</text:p>
              </table:table-cell>
              <table:table-cell office:value-type="float" office:value="20.837">
                <text:p>20.8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29:21.592</text:p>
              </table:table-cell>
              <table:table-cell office:value-type="float" office:value="25.5">
                <text:p>25.5</text:p>
              </table:table-cell>
              <table:table-cell office:value-type="float" office:value="20.837">
                <text:p>20.8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29:27.732</text:p>
              </table:table-cell>
              <table:table-cell office:value-type="float" office:value="25.5">
                <text:p>25.5</text:p>
              </table:table-cell>
              <table:table-cell office:value-type="float" office:value="20.775">
                <text:p>20.7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29:33.878</text:p>
              </table:table-cell>
              <table:table-cell office:value-type="float" office:value="25.5">
                <text:p>25.5</text:p>
              </table:table-cell>
              <table:table-cell office:value-type="float" office:value="20.775">
                <text:p>20.7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29:40.015</text:p>
              </table:table-cell>
              <table:table-cell office:value-type="float" office:value="25.5">
                <text:p>25.5</text:p>
              </table:table-cell>
              <table:table-cell office:value-type="float" office:value="20.712">
                <text:p>20.7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29:46.154</text:p>
              </table:table-cell>
              <table:table-cell office:value-type="float" office:value="25.5">
                <text:p>25.5</text:p>
              </table:table-cell>
              <table:table-cell office:value-type="float" office:value="20.712">
                <text:p>20.7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29:52.296</text:p>
              </table:table-cell>
              <table:table-cell office:value-type="float" office:value="25.5">
                <text:p>25.5</text:p>
              </table:table-cell>
              <table:table-cell office:value-type="float" office:value="20.65">
                <text:p>20.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29:58.374</text:p>
              </table:table-cell>
              <table:table-cell office:value-type="float" office:value="25.5">
                <text:p>25.5</text:p>
              </table:table-cell>
              <table:table-cell office:value-type="float" office:value="20.65">
                <text:p>20.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0:04.523</text:p>
              </table:table-cell>
              <table:table-cell office:value-type="float" office:value="25.5">
                <text:p>25.5</text:p>
              </table:table-cell>
              <table:table-cell office:value-type="float" office:value="20.587">
                <text:p>20.5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0:10.644</text:p>
              </table:table-cell>
              <table:table-cell office:value-type="float" office:value="25.5">
                <text:p>25.5</text:p>
              </table:table-cell>
              <table:table-cell office:value-type="float" office:value="20.587">
                <text:p>20.5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0:16.779</text:p>
              </table:table-cell>
              <table:table-cell office:value-type="float" office:value="25.5">
                <text:p>25.5</text:p>
              </table:table-cell>
              <table:table-cell office:value-type="float" office:value="20.525">
                <text:p>20.5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0:22.918</text:p>
              </table:table-cell>
              <table:table-cell office:value-type="float" office:value="25.5">
                <text:p>25.5</text:p>
              </table:table-cell>
              <table:table-cell office:value-type="float" office:value="20.525">
                <text:p>20.5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0:29.094</text:p>
              </table:table-cell>
              <table:table-cell office:value-type="float" office:value="25.5">
                <text:p>25.5</text:p>
              </table:table-cell>
              <table:table-cell office:value-type="float" office:value="20.525">
                <text:p>20.5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0:35.191</text:p>
              </table:table-cell>
              <table:table-cell office:value-type="float" office:value="25.5">
                <text:p>25.5</text:p>
              </table:table-cell>
              <table:table-cell office:value-type="float" office:value="20.462">
                <text:p>20.4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0:41.341</text:p>
              </table:table-cell>
              <table:table-cell office:value-type="float" office:value="25.5">
                <text:p>25.5</text:p>
              </table:table-cell>
              <table:table-cell office:value-type="float" office:value="20.462">
                <text:p>20.4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0:47.580</text:p>
              </table:table-cell>
              <table:table-cell office:value-type="float" office:value="25.5">
                <text:p>25.5</text:p>
              </table:table-cell>
              <table:table-cell office:value-type="float" office:value="20.462">
                <text:p>20.4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0:53.626</text:p>
              </table:table-cell>
              <table:table-cell office:value-type="float" office:value="25.5">
                <text:p>25.5</text:p>
              </table:table-cell>
              <table:table-cell office:value-type="float" office:value="20.4">
                <text:p>20.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0:59.797</text:p>
              </table:table-cell>
              <table:table-cell office:value-type="float" office:value="25.5">
                <text:p>25.5</text:p>
              </table:table-cell>
              <table:table-cell office:value-type="float" office:value="20.4">
                <text:p>20.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1:05.920</text:p>
              </table:table-cell>
              <table:table-cell office:value-type="float" office:value="25.5">
                <text:p>25.5</text:p>
              </table:table-cell>
              <table:table-cell office:value-type="float" office:value="20.337">
                <text:p>20.3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1:12.054</text:p>
              </table:table-cell>
              <table:table-cell office:value-type="float" office:value="25.5">
                <text:p>25.5</text:p>
              </table:table-cell>
              <table:table-cell office:value-type="float" office:value="20.337">
                <text:p>20.3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1:18.209</text:p>
              </table:table-cell>
              <table:table-cell office:value-type="float" office:value="25.5">
                <text:p>25.5</text:p>
              </table:table-cell>
              <table:table-cell office:value-type="float" office:value="20.337">
                <text:p>20.3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1:24.308</text:p>
              </table:table-cell>
              <table:table-cell office:value-type="float" office:value="25.5">
                <text:p>25.5</text:p>
              </table:table-cell>
              <table:table-cell office:value-type="float" office:value="20.275">
                <text:p>20.2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1:30.449</text:p>
              </table:table-cell>
              <table:table-cell office:value-type="float" office:value="25.5">
                <text:p>25.5</text:p>
              </table:table-cell>
              <table:table-cell office:value-type="float" office:value="20.275">
                <text:p>20.2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1:36.575</text:p>
              </table:table-cell>
              <table:table-cell office:value-type="float" office:value="25.5">
                <text:p>25.5</text:p>
              </table:table-cell>
              <table:table-cell office:value-type="float" office:value="20.275">
                <text:p>20.2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1:42.737</text:p>
              </table:table-cell>
              <table:table-cell office:value-type="float" office:value="25.5">
                <text:p>25.5</text:p>
              </table:table-cell>
              <table:table-cell office:value-type="float" office:value="20.212">
                <text:p>20.2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1:48.854</text:p>
              </table:table-cell>
              <table:table-cell office:value-type="float" office:value="25.5">
                <text:p>25.5</text:p>
              </table:table-cell>
              <table:table-cell office:value-type="float" office:value="20.15">
                <text:p>20.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1:55.003</text:p>
              </table:table-cell>
              <table:table-cell office:value-type="float" office:value="25.5">
                <text:p>25.5</text:p>
              </table:table-cell>
              <table:table-cell office:value-type="float" office:value="20.15">
                <text:p>20.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2:01.142</text:p>
              </table:table-cell>
              <table:table-cell office:value-type="float" office:value="25.5">
                <text:p>25.5</text:p>
              </table:table-cell>
              <table:table-cell office:value-type="float" office:value="20.15">
                <text:p>20.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2:07.257</text:p>
              </table:table-cell>
              <table:table-cell office:value-type="float" office:value="25.5">
                <text:p>25.5</text:p>
              </table:table-cell>
              <table:table-cell office:value-type="float" office:value="20.15">
                <text:p>20.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2:13.408</text:p>
              </table:table-cell>
              <table:table-cell office:value-type="float" office:value="25.5">
                <text:p>25.5</text:p>
              </table:table-cell>
              <table:table-cell office:value-type="float" office:value="20.087">
                <text:p>20.0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2:19.529</text:p>
              </table:table-cell>
              <table:table-cell office:value-type="float" office:value="25.5">
                <text:p>25.5</text:p>
              </table:table-cell>
              <table:table-cell office:value-type="float" office:value="20.087">
                <text:p>20.0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2:25.709</text:p>
              </table:table-cell>
              <table:table-cell office:value-type="float" office:value="25.5">
                <text:p>25.5</text:p>
              </table:table-cell>
              <table:table-cell office:value-type="float" office:value="20.025">
                <text:p>20.0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2:31.836</text:p>
              </table:table-cell>
              <table:table-cell office:value-type="float" office:value="25.5">
                <text:p>25.5</text:p>
              </table:table-cell>
              <table:table-cell office:value-type="float" office:value="20.025">
                <text:p>20.0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2:37.952</text:p>
              </table:table-cell>
              <table:table-cell office:value-type="float" office:value="25.5">
                <text:p>25.5</text:p>
              </table:table-cell>
              <table:table-cell office:value-type="float" office:value="20.025">
                <text:p>20.0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2:44.083</text:p>
              </table:table-cell>
              <table:table-cell office:value-type="float" office:value="25.5">
                <text:p>25.5</text:p>
              </table:table-cell>
              <table:table-cell office:value-type="float" office:value="19.962">
                <text:p>19.9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2:50.210</text:p>
              </table:table-cell>
              <table:table-cell office:value-type="float" office:value="25.5">
                <text:p>25.5</text:p>
              </table:table-cell>
              <table:table-cell office:value-type="float" office:value="19.962">
                <text:p>19.9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2:56.385</text:p>
              </table:table-cell>
              <table:table-cell office:value-type="float" office:value="25.5">
                <text:p>25.5</text:p>
              </table:table-cell>
              <table:table-cell office:value-type="float" office:value="19.962">
                <text:p>19.9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3:02.503</text:p>
              </table:table-cell>
              <table:table-cell office:value-type="float" office:value="25.5">
                <text:p>25.5</text:p>
              </table:table-cell>
              <table:table-cell office:value-type="float" office:value="19.9">
                <text:p>19.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3:08.668</text:p>
              </table:table-cell>
              <table:table-cell office:value-type="float" office:value="25.5">
                <text:p>25.5</text:p>
              </table:table-cell>
              <table:table-cell office:value-type="float" office:value="19.9">
                <text:p>19.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3:14.772</text:p>
              </table:table-cell>
              <table:table-cell office:value-type="float" office:value="25.5">
                <text:p>25.5</text:p>
              </table:table-cell>
              <table:table-cell office:value-type="float" office:value="19.9">
                <text:p>19.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3:20.940</text:p>
              </table:table-cell>
              <table:table-cell office:value-type="float" office:value="25.5">
                <text:p>25.5</text:p>
              </table:table-cell>
              <table:table-cell office:value-type="float" office:value="19.9">
                <text:p>19.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3:27.059</text:p>
              </table:table-cell>
              <table:table-cell office:value-type="float" office:value="25.5">
                <text:p>25.5</text:p>
              </table:table-cell>
              <table:table-cell office:value-type="float" office:value="19.837">
                <text:p>19.8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3:33.180</text:p>
              </table:table-cell>
              <table:table-cell office:value-type="float" office:value="25.5">
                <text:p>25.5</text:p>
              </table:table-cell>
              <table:table-cell office:value-type="float" office:value="19.837">
                <text:p>19.8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3:39.356</text:p>
              </table:table-cell>
              <table:table-cell office:value-type="float" office:value="25.5">
                <text:p>25.5</text:p>
              </table:table-cell>
              <table:table-cell office:value-type="float" office:value="19.837">
                <text:p>19.8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3:45.490</text:p>
              </table:table-cell>
              <table:table-cell office:value-type="float" office:value="25.5">
                <text:p>25.5</text:p>
              </table:table-cell>
              <table:table-cell office:value-type="float" office:value="19.775">
                <text:p>19.7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3:51.620</text:p>
              </table:table-cell>
              <table:table-cell office:value-type="float" office:value="25.5">
                <text:p>25.5</text:p>
              </table:table-cell>
              <table:table-cell office:value-type="float" office:value="19.775">
                <text:p>19.7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3:57.740</text:p>
              </table:table-cell>
              <table:table-cell office:value-type="float" office:value="25.5">
                <text:p>25.5</text:p>
              </table:table-cell>
              <table:table-cell office:value-type="float" office:value="19.775">
                <text:p>19.7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4:03.871</text:p>
              </table:table-cell>
              <table:table-cell office:value-type="float" office:value="25.5">
                <text:p>25.5</text:p>
              </table:table-cell>
              <table:table-cell office:value-type="float" office:value="19.775">
                <text:p>19.7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4:10.008</text:p>
              </table:table-cell>
              <table:table-cell office:value-type="float" office:value="24.5">
                <text:p>24.5</text:p>
              </table:table-cell>
              <table:table-cell office:value-type="float" office:value="19.712">
                <text:p>19.7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:34:16.131</text:p>
              </table:table-cell>
              <table:table-cell office:value-type="float" office:value="20.5">
                <text:p>20.5</text:p>
              </table:table-cell>
              <table:table-cell office:value-type="float" office:value="19.712">
                <text:p>19.712</text:p>
              </table:table-cell>
              <table:table-cell office:value-type="float" office:value="43.905">
                <text:p>43.905</text:p>
              </table:table-cell>
            </table:table-row>
            <table:table-row>
              <table:table-cell office:value-type="string">
                <text:p>22:34:22.277</text:p>
              </table:table-cell>
              <table:table-cell office:value-type="float" office:value="20.5">
                <text:p>20.5</text:p>
              </table:table-cell>
              <table:table-cell office:value-type="float" office:value="19.712">
                <text:p>19.712</text:p>
              </table:table-cell>
              <table:table-cell office:value-type="float" office:value="43.999">
                <text:p>43.999</text:p>
              </table:table-cell>
            </table:table-row>
            <table:table-row>
              <table:table-cell office:value-type="string">
                <text:p>22:34:28.410</text:p>
              </table:table-cell>
              <table:table-cell office:value-type="float" office:value="20.5">
                <text:p>20.5</text:p>
              </table:table-cell>
              <table:table-cell office:value-type="float" office:value="19.65">
                <text:p>19.65</text:p>
              </table:table-cell>
              <table:table-cell office:value-type="float" office:value="44.726">
                <text:p>44.726</text:p>
              </table:table-cell>
            </table:table-row>
            <table:table-row>
              <table:table-cell office:value-type="string">
                <text:p>22:34:34.556</text:p>
              </table:table-cell>
              <table:table-cell office:value-type="float" office:value="20.5">
                <text:p>20.5</text:p>
              </table:table-cell>
              <table:table-cell office:value-type="float" office:value="19.65">
                <text:p>19.65</text:p>
              </table:table-cell>
              <table:table-cell office:value-type="float" office:value="44.828">
                <text:p>44.828</text:p>
              </table:table-cell>
            </table:table-row>
            <table:table-row>
              <table:table-cell office:value-type="string">
                <text:p>22:34:40.704</text:p>
              </table:table-cell>
              <table:table-cell office:value-type="float" office:value="20.5">
                <text:p>20.5</text:p>
              </table:table-cell>
              <table:table-cell office:value-type="float" office:value="19.65">
                <text:p>19.65</text:p>
              </table:table-cell>
              <table:table-cell office:value-type="float" office:value="44.93">
                <text:p>44.93</text:p>
              </table:table-cell>
            </table:table-row>
            <table:table-row>
              <table:table-cell office:value-type="string">
                <text:p>22:34:46.841</text:p>
              </table:table-cell>
              <table:table-cell office:value-type="float" office:value="20.5">
                <text:p>20.5</text:p>
              </table:table-cell>
              <table:table-cell office:value-type="float" office:value="19.65">
                <text:p>19.65</text:p>
              </table:table-cell>
              <table:table-cell office:value-type="float" office:value="45.032">
                <text:p>45.032</text:p>
              </table:table-cell>
            </table:table-row>
            <table:table-row>
              <table:table-cell office:value-type="string">
                <text:p>22:34:52.966</text:p>
              </table:table-cell>
              <table:table-cell office:value-type="float" office:value="20.5">
                <text:p>20.5</text:p>
              </table:table-cell>
              <table:table-cell office:value-type="float" office:value="19.587">
                <text:p>19.587</text:p>
              </table:table-cell>
              <table:table-cell office:value-type="float" office:value="45.767">
                <text:p>45.767</text:p>
              </table:table-cell>
            </table:table-row>
            <table:table-row>
              <table:table-cell office:value-type="string">
                <text:p>22:34:59.087</text:p>
              </table:table-cell>
              <table:table-cell office:value-type="float" office:value="20.5">
                <text:p>20.5</text:p>
              </table:table-cell>
              <table:table-cell office:value-type="float" office:value="19.587">
                <text:p>19.587</text:p>
              </table:table-cell>
              <table:table-cell office:value-type="float" office:value="45.876">
                <text:p>45.876</text:p>
              </table:table-cell>
            </table:table-row>
            <table:table-row>
              <table:table-cell office:value-type="string">
                <text:p>22:35:05.223</text:p>
              </table:table-cell>
              <table:table-cell office:value-type="float" office:value="19.5">
                <text:p>19.5</text:p>
              </table:table-cell>
              <table:table-cell office:value-type="float" office:value="19.587">
                <text:p>19.587</text:p>
              </table:table-cell>
              <table:table-cell office:value-type="float" office:value="35.866">
                <text:p>35.866</text:p>
              </table:table-cell>
            </table:table-row>
            <table:table-row>
              <table:table-cell office:value-type="string">
                <text:p>22:35:11.356</text:p>
              </table:table-cell>
              <table:table-cell office:value-type="float" office:value="19.5">
                <text:p>19.5</text:p>
              </table:table-cell>
              <table:table-cell office:value-type="float" office:value="19.587">
                <text:p>19.587</text:p>
              </table:table-cell>
              <table:table-cell office:value-type="float" office:value="35.855">
                <text:p>35.855</text:p>
              </table:table-cell>
            </table:table-row>
            <table:table-row>
              <table:table-cell office:value-type="string">
                <text:p>22:35:17.451</text:p>
              </table:table-cell>
              <table:table-cell office:value-type="float" office:value="19.5">
                <text:p>19.5</text:p>
              </table:table-cell>
              <table:table-cell office:value-type="float" office:value="19.587">
                <text:p>19.587</text:p>
              </table:table-cell>
              <table:table-cell office:value-type="float" office:value="35.845">
                <text:p>35.845</text:p>
              </table:table-cell>
            </table:table-row>
            <table:table-row>
              <table:table-cell office:value-type="string">
                <text:p>22:35:23.620</text:p>
              </table:table-cell>
              <table:table-cell office:value-type="float" office:value="19.5">
                <text:p>19.5</text:p>
              </table:table-cell>
              <table:table-cell office:value-type="float" office:value="19.525">
                <text:p>19.525</text:p>
              </table:table-cell>
              <table:table-cell office:value-type="float" office:value="36.467">
                <text:p>36.467</text:p>
              </table:table-cell>
            </table:table-row>
            <table:table-row>
              <table:table-cell office:value-type="string">
                <text:p>22:35:29.755</text:p>
              </table:table-cell>
              <table:table-cell office:value-type="float" office:value="19.5">
                <text:p>19.5</text:p>
              </table:table-cell>
              <table:table-cell office:value-type="float" office:value="19.525">
                <text:p>19.525</text:p>
              </table:table-cell>
              <table:table-cell office:value-type="float" office:value="36.464">
                <text:p>36.464</text:p>
              </table:table-cell>
            </table:table-row>
            <table:table-row>
              <table:table-cell office:value-type="string">
                <text:p>22:35:35.889</text:p>
              </table:table-cell>
              <table:table-cell office:value-type="float" office:value="19.5">
                <text:p>19.5</text:p>
              </table:table-cell>
              <table:table-cell office:value-type="float" office:value="19.525">
                <text:p>19.525</text:p>
              </table:table-cell>
              <table:table-cell office:value-type="float" office:value="36.461">
                <text:p>36.461</text:p>
              </table:table-cell>
            </table:table-row>
            <table:table-row>
              <table:table-cell office:value-type="string">
                <text:p>22:35:42.006</text:p>
              </table:table-cell>
              <table:table-cell office:value-type="float" office:value="19.5">
                <text:p>19.5</text:p>
              </table:table-cell>
              <table:table-cell office:value-type="float" office:value="19.462">
                <text:p>19.462</text:p>
              </table:table-cell>
              <table:table-cell office:value-type="float" office:value="37.09">
                <text:p>37.09</text:p>
              </table:table-cell>
            </table:table-row>
            <table:table-row>
              <table:table-cell office:value-type="string">
                <text:p>22:35:48.179</text:p>
              </table:table-cell>
              <table:table-cell office:value-type="float" office:value="19.5">
                <text:p>19.5</text:p>
              </table:table-cell>
              <table:table-cell office:value-type="float" office:value="19.462">
                <text:p>19.462</text:p>
              </table:table-cell>
              <table:table-cell office:value-type="float" office:value="37.095">
                <text:p>37.095</text:p>
              </table:table-cell>
            </table:table-row>
            <table:table-row>
              <table:table-cell office:value-type="string">
                <text:p>22:35:54.309</text:p>
              </table:table-cell>
              <table:table-cell office:value-type="float" office:value="19">
                <text:p>19</text:p>
              </table:table-cell>
              <table:table-cell office:value-type="float" office:value="19.462">
                <text:p>19.462</text:p>
              </table:table-cell>
              <table:table-cell office:value-type="float" office:value="32.039">
                <text:p>32.039</text:p>
              </table:table-cell>
            </table:table-row>
            <table:table-row>
              <table:table-cell office:value-type="string">
                <text:p>22:36:00.433</text:p>
              </table:table-cell>
              <table:table-cell office:value-type="float" office:value="15">
                <text:p>15</text:p>
              </table:table-cell>
              <table:table-cell office:value-type="float" office:value="19.462">
                <text:p>19.4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6:06.551</text:p>
              </table:table-cell>
              <table:table-cell office:value-type="float" office:value="15">
                <text:p>15</text:p>
              </table:table-cell>
              <table:table-cell office:value-type="float" office:value="19.462">
                <text:p>19.4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6:12.694</text:p>
              </table:table-cell>
              <table:table-cell office:value-type="float" office:value="15">
                <text:p>15</text:p>
              </table:table-cell>
              <table:table-cell office:value-type="float" office:value="19.4">
                <text:p>19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6:18.818</text:p>
              </table:table-cell>
              <table:table-cell office:value-type="float" office:value="15">
                <text:p>15</text:p>
              </table:table-cell>
              <table:table-cell office:value-type="float" office:value="19.4">
                <text:p>19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6:24.960</text:p>
              </table:table-cell>
              <table:table-cell office:value-type="float" office:value="15">
                <text:p>15</text:p>
              </table:table-cell>
              <table:table-cell office:value-type="float" office:value="19.4">
                <text:p>19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6:31.091</text:p>
              </table:table-cell>
              <table:table-cell office:value-type="float" office:value="15">
                <text:p>15</text:p>
              </table:table-cell>
              <table:table-cell office:value-type="float" office:value="19.4">
                <text:p>19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6:37.237</text:p>
              </table:table-cell>
              <table:table-cell office:value-type="float" office:value="15">
                <text:p>15</text:p>
              </table:table-cell>
              <table:table-cell office:value-type="float" office:value="19.4">
                <text:p>19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6:43.371</text:p>
              </table:table-cell>
              <table:table-cell office:value-type="float" office:value="15">
                <text:p>15</text:p>
              </table:table-cell>
              <table:table-cell office:value-type="float" office:value="19.337">
                <text:p>19.3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6:49.520</text:p>
              </table:table-cell>
              <table:table-cell office:value-type="float" office:value="15">
                <text:p>15</text:p>
              </table:table-cell>
              <table:table-cell office:value-type="float" office:value="19.337">
                <text:p>19.3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6:55.665</text:p>
              </table:table-cell>
              <table:table-cell office:value-type="float" office:value="15">
                <text:p>15</text:p>
              </table:table-cell>
              <table:table-cell office:value-type="float" office:value="19.337">
                <text:p>19.3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7:01.802</text:p>
              </table:table-cell>
              <table:table-cell office:value-type="float" office:value="15">
                <text:p>15</text:p>
              </table:table-cell>
              <table:table-cell office:value-type="float" office:value="19.337">
                <text:p>19.3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7:07.919</text:p>
              </table:table-cell>
              <table:table-cell office:value-type="float" office:value="15">
                <text:p>15</text:p>
              </table:table-cell>
              <table:table-cell office:value-type="float" office:value="19.337">
                <text:p>19.3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7:14.051</text:p>
              </table:table-cell>
              <table:table-cell office:value-type="float" office:value="15">
                <text:p>15</text:p>
              </table:table-cell>
              <table:table-cell office:value-type="float" office:value="19.275">
                <text:p>19.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7:20.171</text:p>
              </table:table-cell>
              <table:table-cell office:value-type="float" office:value="15">
                <text:p>15</text:p>
              </table:table-cell>
              <table:table-cell office:value-type="float" office:value="19.275">
                <text:p>19.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7:26.310</text:p>
              </table:table-cell>
              <table:table-cell office:value-type="float" office:value="15">
                <text:p>15</text:p>
              </table:table-cell>
              <table:table-cell office:value-type="float" office:value="19.275">
                <text:p>19.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7:32.432</text:p>
              </table:table-cell>
              <table:table-cell office:value-type="float" office:value="15">
                <text:p>15</text:p>
              </table:table-cell>
              <table:table-cell office:value-type="float" office:value="19.275">
                <text:p>19.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7:38.561</text:p>
              </table:table-cell>
              <table:table-cell office:value-type="float" office:value="15">
                <text:p>15</text:p>
              </table:table-cell>
              <table:table-cell office:value-type="float" office:value="19.275">
                <text:p>19.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7:44.704</text:p>
              </table:table-cell>
              <table:table-cell office:value-type="float" office:value="15">
                <text:p>15</text:p>
              </table:table-cell>
              <table:table-cell office:value-type="float" office:value="19.275">
                <text:p>19.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7:50.826</text:p>
              </table:table-cell>
              <table:table-cell office:value-type="float" office:value="15">
                <text:p>15</text:p>
              </table:table-cell>
              <table:table-cell office:value-type="float" office:value="19.275">
                <text:p>19.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7:56.991</text:p>
              </table:table-cell>
              <table:table-cell office:value-type="float" office:value="15">
                <text:p>15</text:p>
              </table:table-cell>
              <table:table-cell office:value-type="float" office:value="19.212">
                <text:p>19.2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8:03.118</text:p>
              </table:table-cell>
              <table:table-cell office:value-type="float" office:value="15">
                <text:p>15</text:p>
              </table:table-cell>
              <table:table-cell office:value-type="float" office:value="19.212">
                <text:p>19.2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8:09.242</text:p>
              </table:table-cell>
              <table:table-cell office:value-type="float" office:value="15">
                <text:p>15</text:p>
              </table:table-cell>
              <table:table-cell office:value-type="float" office:value="19.212">
                <text:p>19.2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8:15.390</text:p>
              </table:table-cell>
              <table:table-cell office:value-type="float" office:value="15">
                <text:p>15</text:p>
              </table:table-cell>
              <table:table-cell office:value-type="float" office:value="19.212">
                <text:p>19.2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8:21.524</text:p>
              </table:table-cell>
              <table:table-cell office:value-type="float" office:value="15">
                <text:p>15</text:p>
              </table:table-cell>
              <table:table-cell office:value-type="float" office:value="19.15">
                <text:p>19.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8:27.672</text:p>
              </table:table-cell>
              <table:table-cell office:value-type="float" office:value="15">
                <text:p>15</text:p>
              </table:table-cell>
              <table:table-cell office:value-type="float" office:value="19.15">
                <text:p>19.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8:33.778</text:p>
              </table:table-cell>
              <table:table-cell office:value-type="float" office:value="15">
                <text:p>15</text:p>
              </table:table-cell>
              <table:table-cell office:value-type="float" office:value="19.15">
                <text:p>19.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8:39.950</text:p>
              </table:table-cell>
              <table:table-cell office:value-type="float" office:value="15">
                <text:p>15</text:p>
              </table:table-cell>
              <table:table-cell office:value-type="float" office:value="19.15">
                <text:p>19.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8:46.052</text:p>
              </table:table-cell>
              <table:table-cell office:value-type="float" office:value="15">
                <text:p>15</text:p>
              </table:table-cell>
              <table:table-cell office:value-type="float" office:value="19.15">
                <text:p>19.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8:52.216</text:p>
              </table:table-cell>
              <table:table-cell office:value-type="float" office:value="15">
                <text:p>15</text:p>
              </table:table-cell>
              <table:table-cell office:value-type="float" office:value="19.15">
                <text:p>19.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8:58.329</text:p>
              </table:table-cell>
              <table:table-cell office:value-type="float" office:value="15">
                <text:p>15</text:p>
              </table:table-cell>
              <table:table-cell office:value-type="float" office:value="19.15">
                <text:p>19.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9:04.466</text:p>
              </table:table-cell>
              <table:table-cell office:value-type="float" office:value="15">
                <text:p>15</text:p>
              </table:table-cell>
              <table:table-cell office:value-type="float" office:value="19.087">
                <text:p>19.0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9:10.605</text:p>
              </table:table-cell>
              <table:table-cell office:value-type="float" office:value="15">
                <text:p>15</text:p>
              </table:table-cell>
              <table:table-cell office:value-type="float" office:value="19.087">
                <text:p>19.0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9:16.756</text:p>
              </table:table-cell>
              <table:table-cell office:value-type="float" office:value="15">
                <text:p>15</text:p>
              </table:table-cell>
              <table:table-cell office:value-type="float" office:value="19.087">
                <text:p>19.0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9:22.890</text:p>
              </table:table-cell>
              <table:table-cell office:value-type="float" office:value="15">
                <text:p>15</text:p>
              </table:table-cell>
              <table:table-cell office:value-type="float" office:value="19.087">
                <text:p>19.0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9:29.041</text:p>
              </table:table-cell>
              <table:table-cell office:value-type="float" office:value="15">
                <text:p>15</text:p>
              </table:table-cell>
              <table:table-cell office:value-type="float" office:value="19.087">
                <text:p>19.0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9:35.175</text:p>
              </table:table-cell>
              <table:table-cell office:value-type="float" office:value="15">
                <text:p>15</text:p>
              </table:table-cell>
              <table:table-cell office:value-type="float" office:value="19.087">
                <text:p>19.0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9:41.308</text:p>
              </table:table-cell>
              <table:table-cell office:value-type="float" office:value="15">
                <text:p>15</text:p>
              </table:table-cell>
              <table:table-cell office:value-type="float" office:value="19.025">
                <text:p>19.0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9:47.451</text:p>
              </table:table-cell>
              <table:table-cell office:value-type="float" office:value="15">
                <text:p>15</text:p>
              </table:table-cell>
              <table:table-cell office:value-type="float" office:value="19.025">
                <text:p>19.0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9:53.592</text:p>
              </table:table-cell>
              <table:table-cell office:value-type="float" office:value="15">
                <text:p>15</text:p>
              </table:table-cell>
              <table:table-cell office:value-type="float" office:value="19.025">
                <text:p>19.0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39:59.702</text:p>
              </table:table-cell>
              <table:table-cell office:value-type="float" office:value="15">
                <text:p>15</text:p>
              </table:table-cell>
              <table:table-cell office:value-type="float" office:value="19.025">
                <text:p>19.0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40:05.828</text:p>
              </table:table-cell>
              <table:table-cell office:value-type="float" office:value="15">
                <text:p>15</text:p>
              </table:table-cell>
              <table:table-cell office:value-type="float" office:value="19.025">
                <text:p>19.0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40:11.968</text:p>
              </table:table-cell>
              <table:table-cell office:value-type="float" office:value="15">
                <text:p>15</text:p>
              </table:table-cell>
              <table:table-cell office:value-type="float" office:value="19.025">
                <text:p>19.0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40:18.114</text:p>
              </table:table-cell>
              <table:table-cell office:value-type="float" office:value="15">
                <text:p>15</text:p>
              </table:table-cell>
              <table:table-cell office:value-type="float" office:value="19.025">
                <text:p>19.0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40:24.254</text:p>
              </table:table-cell>
              <table:table-cell office:value-type="float" office:value="15">
                <text:p>15</text:p>
              </table:table-cell>
              <table:table-cell office:value-type="float" office:value="19.025">
                <text:p>19.0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40:30.378</text:p>
              </table:table-cell>
              <table:table-cell office:value-type="float" office:value="15">
                <text:p>15</text:p>
              </table:table-cell>
              <table:table-cell office:value-type="float" office:value="18.962">
                <text:p>18.9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40:36.527</text:p>
              </table:table-cell>
              <table:table-cell office:value-type="float" office:value="15">
                <text:p>15</text:p>
              </table:table-cell>
              <table:table-cell office:value-type="float" office:value="18.962">
                <text:p>18.9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40:42.660</text:p>
              </table:table-cell>
              <table:table-cell office:value-type="float" office:value="15">
                <text:p>15</text:p>
              </table:table-cell>
              <table:table-cell office:value-type="float" office:value="18.962">
                <text:p>18.9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40:48.789</text:p>
              </table:table-cell>
              <table:table-cell office:value-type="float" office:value="15">
                <text:p>15</text:p>
              </table:table-cell>
              <table:table-cell office:value-type="float" office:value="18.962">
                <text:p>18.9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40:54.958</text:p>
              </table:table-cell>
              <table:table-cell office:value-type="float" office:value="15">
                <text:p>15</text:p>
              </table:table-cell>
              <table:table-cell office:value-type="float" office:value="18.962">
                <text:p>18.9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41:01.086</text:p>
              </table:table-cell>
              <table:table-cell office:value-type="float" office:value="15">
                <text:p>15</text:p>
              </table:table-cell>
              <table:table-cell office:value-type="float" office:value="18.962">
                <text:p>18.9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41:07.212</text:p>
              </table:table-cell>
              <table:table-cell office:value-type="float" office:value="15">
                <text:p>15</text:p>
              </table:table-cell>
              <table:table-cell office:value-type="float" office:value="18.962">
                <text:p>18.9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41:13.354</text:p>
              </table:table-cell>
              <table:table-cell office:value-type="float" office:value="15">
                <text:p>15</text:p>
              </table:table-cell>
              <table:table-cell office:value-type="float" office:value="18.962">
                <text:p>18.9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41:19.475</text:p>
              </table:table-cell>
              <table:table-cell office:value-type="float" office:value="15">
                <text:p>15</text:p>
              </table:table-cell>
              <table:table-cell office:value-type="float" office:value="18.962">
                <text:p>18.9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41:25.600</text:p>
              </table:table-cell>
              <table:table-cell office:value-type="float" office:value="15">
                <text:p>15</text:p>
              </table:table-cell>
              <table:table-cell office:value-type="float" office:value="18.962">
                <text:p>18.9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41:31.774</text:p>
              </table:table-cell>
              <table:table-cell office:value-type="float" office:value="15">
                <text:p>15</text:p>
              </table:table-cell>
              <table:table-cell office:value-type="float" office:value="18.9">
                <text:p>18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:41:37.895</text:p>
              </table:table-cell>
              <table:table-cell office:value-type="float" office:value="20">
                <text:p>20</text:p>
              </table:table-cell>
              <table:table-cell office:value-type="float" office:value="18.9">
                <text:p>18.9</text:p>
              </table:table-cell>
              <table:table-cell office:value-type="float" office:value="47.796">
                <text:p>47.796</text:p>
              </table:table-cell>
            </table:table-row>
            <table:table-row>
              <table:table-cell office:value-type="string">
                <text:p>22:41:44.018</text:p>
              </table:table-cell>
              <table:table-cell office:value-type="float" office:value="20">
                <text:p>20</text:p>
              </table:table-cell>
              <table:table-cell office:value-type="float" office:value="18.9">
                <text:p>18.9</text:p>
              </table:table-cell>
              <table:table-cell office:value-type="float" office:value="47.928">
                <text:p>47.928</text:p>
              </table:table-cell>
            </table:table-row>
            <table:table-row>
              <table:table-cell office:value-type="string">
                <text:p>22:41:50.179</text:p>
              </table:table-cell>
              <table:table-cell office:value-type="float" office:value="20">
                <text:p>20</text:p>
              </table:table-cell>
              <table:table-cell office:value-type="float" office:value="18.9">
                <text:p>18.9</text:p>
              </table:table-cell>
              <table:table-cell office:value-type="float" office:value="48.06">
                <text:p>48.06</text:p>
              </table:table-cell>
            </table:table-row>
            <table:table-row>
              <table:table-cell office:value-type="string">
                <text:p>22:41:56.296</text:p>
              </table:table-cell>
              <table:table-cell office:value-type="float" office:value="20">
                <text:p>20</text:p>
              </table:table-cell>
              <table:table-cell office:value-type="float" office:value="18.9">
                <text:p>18.9</text:p>
              </table:table-cell>
              <table:table-cell office:value-type="float" office:value="48.192">
                <text:p>48.192</text:p>
              </table:table-cell>
            </table:table-row>
            <table:table-row>
              <table:table-cell office:value-type="string">
                <text:p>22:42:02.435</text:p>
              </table:table-cell>
              <table:table-cell office:value-type="float" office:value="20">
                <text:p>20</text:p>
              </table:table-cell>
              <table:table-cell office:value-type="float" office:value="18.9">
                <text:p>18.9</text:p>
              </table:table-cell>
              <table:table-cell office:value-type="float" office:value="48.324">
                <text:p>48.324</text:p>
              </table:table-cell>
            </table:table-row>
            <table:table-row>
              <table:table-cell office:value-type="string">
                <text:p>22:42:08.552</text:p>
              </table:table-cell>
              <table:table-cell office:value-type="float" office:value="20">
                <text:p>20</text:p>
              </table:table-cell>
              <table:table-cell office:value-type="float" office:value="18.9">
                <text:p>18.9</text:p>
              </table:table-cell>
              <table:table-cell office:value-type="float" office:value="48.456">
                <text:p>48.456</text:p>
              </table:table-cell>
            </table:table-row>
            <table:table-row>
              <table:table-cell office:value-type="string">
                <text:p>22:42:14.715</text:p>
              </table:table-cell>
              <table:table-cell office:value-type="float" office:value="20">
                <text:p>20</text:p>
              </table:table-cell>
              <table:table-cell office:value-type="float" office:value="18.9">
                <text:p>18.9</text:p>
              </table:table-cell>
              <table:table-cell office:value-type="float" office:value="48.588">
                <text:p>48.5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width="0.05cm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74cm" svg:y="3.715cm" style:legend-expansion="high" chart:style-name="ch2"/>
        <chart:plot-area chart:style-name="ch3" table:cell-range-address="Sheet1_2.A1:Sheet1_2.A225 Sheet1_2.E1:Sheet1_2.G225" chart:data-source-has-labels="row" svg:x="0.32cm" svg:y="0.18cm" svg:width="13.134cm" svg:height="7.676cm">
          <chart:coordinate-region svg:x="1.083cm" svg:y="0.375cm" svg:width="12.008cm" svg:height="7.286cm"/>
          <chart:axis chart:dimension="x" chart:name="primary-x" chart:style-name="ch4">
            <chart:title svg:x="6.477cm" svg:y="8.037cm" chart:style-name="ch5">
              <text:p>Time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_2.E2:Sheet1_2.E225" chart:label-cell-address="Sheet1_2.E1:Sheet1_2.E1" chart:class="chart:scatter">
            <chart:domain table:cell-range-address="Sheet1_2.A2:Sheet1_2.A225"/>
            <chart:data-point chart:repeated="224"/>
          </chart:series>
          <chart:series chart:style-name="ch9" chart:values-cell-range-address="Sheet1_2.F2:Sheet1_2.F225" chart:label-cell-address="Sheet1_2.F1:Sheet1_2.F1" chart:class="chart:scatter">
            <chart:data-point chart:repeated="224"/>
          </chart:series>
          <chart:series chart:style-name="ch10" chart:values-cell-range-address="Sheet1_2.G2:Sheet1_2.G225" chart:label-cell-address="Sheet1_2.G1:Sheet1_2.G1" chart:class="chart:scatter">
            <chart:data-point chart:repeated="2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</text:p>
                <draw:g>
                  <svg:desc>Sheet1_2.E1:Sheet1_2.E1</svg:desc>
                </draw:g>
              </table:table-cell>
              <table:table-cell office:value-type="string">
                <text:p>I</text:p>
                <draw:g>
                  <svg:desc>Sheet1_2.F1:Sheet1_2.F1</svg:desc>
                </draw:g>
              </table:table-cell>
              <table:table-cell office:value-type="string">
                <text:p>Boiler</text:p>
                <draw:g>
                  <svg:desc>Sheet1_2.G1:Sheet1_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_2.A2:Sheet1_2.A225</svg:desc>
                </draw:g>
              </table:table-cell>
              <table:table-cell office:value-type="float" office:value="34.75">
                <text:p>34.75</text:p>
                <draw:g>
                  <svg:desc>Sheet1_2.E2:Sheet1_2.E225</svg:desc>
                </draw:g>
              </table:table-cell>
              <table:table-cell office:value-type="float" office:value="1.236">
                <text:p>1.236</text:p>
                <draw:g>
                  <svg:desc>Sheet1_2.F2:Sheet1_2.F225</svg:desc>
                </draw:g>
              </table:table-cell>
              <table:table-cell office:value-type="float" office:value="35.986">
                <text:p>35.986</text:p>
                <draw:g>
                  <svg:desc>Sheet1_2.G2:Sheet1_2.G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4.75">
                <text:p>34.75</text:p>
              </table:table-cell>
              <table:table-cell office:value-type="float" office:value="1.236">
                <text:p>1.236</text:p>
              </table:table-cell>
              <table:table-cell office:value-type="float" office:value="35.986">
                <text:p>35.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5.375">
                <text:p>35.375</text:p>
              </table:table-cell>
              <table:table-cell office:value-type="float" office:value="1.661">
                <text:p>1.661</text:p>
              </table:table-cell>
              <table:table-cell office:value-type="float" office:value="37.036">
                <text:p>37.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5.375">
                <text:p>35.375</text:p>
              </table:table-cell>
              <table:table-cell office:value-type="float" office:value="2.085">
                <text:p>2.085</text:p>
              </table:table-cell>
              <table:table-cell office:value-type="float" office:value="37.46">
                <text:p>37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4.75">
                <text:p>34.75</text:p>
              </table:table-cell>
              <table:table-cell office:value-type="float" office:value="2.502">
                <text:p>2.502</text:p>
              </table:table-cell>
              <table:table-cell office:value-type="float" office:value="37.252">
                <text:p>37.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4.75">
                <text:p>34.75</text:p>
              </table:table-cell>
              <table:table-cell office:value-type="float" office:value="2.919">
                <text:p>2.919</text:p>
              </table:table-cell>
              <table:table-cell office:value-type="float" office:value="37.669">
                <text:p>37.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4.75">
                <text:p>34.75</text:p>
              </table:table-cell>
              <table:table-cell office:value-type="float" office:value="3.336">
                <text:p>3.336</text:p>
              </table:table-cell>
              <table:table-cell office:value-type="float" office:value="38.086">
                <text:p>38.0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4.125">
                <text:p>34.125</text:p>
              </table:table-cell>
              <table:table-cell office:value-type="float" office:value="3.746">
                <text:p>3.746</text:p>
              </table:table-cell>
              <table:table-cell office:value-type="float" office:value="37.871">
                <text:p>37.8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4.125">
                <text:p>34.125</text:p>
              </table:table-cell>
              <table:table-cell office:value-type="float" office:value="4.155">
                <text:p>4.155</text:p>
              </table:table-cell>
              <table:table-cell office:value-type="float" office:value="38.28">
                <text:p>38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.125">
                <text:p>34.125</text:p>
              </table:table-cell>
              <table:table-cell office:value-type="float" office:value="4.565">
                <text:p>4.565</text:p>
              </table:table-cell>
              <table:table-cell office:value-type="float" office:value="38.69">
                <text:p>38.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3.5">
                <text:p>33.5</text:p>
              </table:table-cell>
              <table:table-cell office:value-type="float" office:value="4.967">
                <text:p>4.967</text:p>
              </table:table-cell>
              <table:table-cell office:value-type="float" office:value="38.467">
                <text:p>38.4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3.5">
                <text:p>33.5</text:p>
              </table:table-cell>
              <table:table-cell office:value-type="float" office:value="5.369">
                <text:p>5.369</text:p>
              </table:table-cell>
              <table:table-cell office:value-type="float" office:value="38.869">
                <text:p>38.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3.5">
                <text:p>33.5</text:p>
              </table:table-cell>
              <table:table-cell office:value-type="float" office:value="5.771">
                <text:p>5.771</text:p>
              </table:table-cell>
              <table:table-cell office:value-type="float" office:value="39.271">
                <text:p>39.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2.875">
                <text:p>32.875</text:p>
              </table:table-cell>
              <table:table-cell office:value-type="float" office:value="6.165">
                <text:p>6.165</text:p>
              </table:table-cell>
              <table:table-cell office:value-type="float" office:value="39.04">
                <text:p>39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2.25">
                <text:p>32.25</text:p>
              </table:table-cell>
              <table:table-cell office:value-type="float" office:value="6.552">
                <text:p>6.552</text:p>
              </table:table-cell>
              <table:table-cell office:value-type="float" office:value="38.802">
                <text:p>38.8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.25">
                <text:p>32.25</text:p>
              </table:table-cell>
              <table:table-cell office:value-type="float" office:value="6.939">
                <text:p>6.939</text:p>
              </table:table-cell>
              <table:table-cell office:value-type="float" office:value="39.189">
                <text:p>39.1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1.625">
                <text:p>31.625</text:p>
              </table:table-cell>
              <table:table-cell office:value-type="float" office:value="7.319">
                <text:p>7.319</text:p>
              </table:table-cell>
              <table:table-cell office:value-type="float" office:value="38.944">
                <text:p>38.9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1.625">
                <text:p>31.625</text:p>
              </table:table-cell>
              <table:table-cell office:value-type="float" office:value="7.698">
                <text:p>7.698</text:p>
              </table:table-cell>
              <table:table-cell office:value-type="float" office:value="39.323">
                <text:p>39.3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1.625">
                <text:p>31.625</text:p>
              </table:table-cell>
              <table:table-cell office:value-type="float" office:value="8.078">
                <text:p>8.078</text:p>
              </table:table-cell>
              <table:table-cell office:value-type="float" office:value="39.703">
                <text:p>39.7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1.625">
                <text:p>31.625</text:p>
              </table:table-cell>
              <table:table-cell office:value-type="float" office:value="8.457">
                <text:p>8.457</text:p>
              </table:table-cell>
              <table:table-cell office:value-type="float" office:value="40.082">
                <text:p>40.0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8.829">
                <text:p>8.829</text:p>
              </table:table-cell>
              <table:table-cell office:value-type="float" office:value="39.829">
                <text:p>39.8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.375">
                <text:p>30.375</text:p>
              </table:table-cell>
              <table:table-cell office:value-type="float" office:value="9.194">
                <text:p>9.194</text:p>
              </table:table-cell>
              <table:table-cell office:value-type="float" office:value="39.569">
                <text:p>39.5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0.375">
                <text:p>30.375</text:p>
              </table:table-cell>
              <table:table-cell office:value-type="float" office:value="9.558">
                <text:p>9.558</text:p>
              </table:table-cell>
              <table:table-cell office:value-type="float" office:value="39.933">
                <text:p>39.9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9.75">
                <text:p>29.75</text:p>
              </table:table-cell>
              <table:table-cell office:value-type="float" office:value="9.915">
                <text:p>9.915</text:p>
              </table:table-cell>
              <table:table-cell office:value-type="float" office:value="39.665">
                <text:p>39.6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9.75">
                <text:p>29.75</text:p>
              </table:table-cell>
              <table:table-cell office:value-type="float" office:value="10.272">
                <text:p>10.272</text:p>
              </table:table-cell>
              <table:table-cell office:value-type="float" office:value="40.022">
                <text:p>40.0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9.75">
                <text:p>29.75</text:p>
              </table:table-cell>
              <table:table-cell office:value-type="float" office:value="10.629">
                <text:p>10.629</text:p>
              </table:table-cell>
              <table:table-cell office:value-type="float" office:value="40.379">
                <text:p>40.3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9.125">
                <text:p>29.125</text:p>
              </table:table-cell>
              <table:table-cell office:value-type="float" office:value="10.979">
                <text:p>10.979</text:p>
              </table:table-cell>
              <table:table-cell office:value-type="float" office:value="40.104">
                <text:p>40.1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9.125">
                <text:p>29.125</text:p>
              </table:table-cell>
              <table:table-cell office:value-type="float" office:value="11.328">
                <text:p>11.328</text:p>
              </table:table-cell>
              <table:table-cell office:value-type="float" office:value="40.453">
                <text:p>40.4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.125">
                <text:p>29.125</text:p>
              </table:table-cell>
              <table:table-cell office:value-type="float" office:value="11.677">
                <text:p>11.677</text:p>
              </table:table-cell>
              <table:table-cell office:value-type="float" office:value="40.803">
                <text:p>40.8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.5">
                <text:p>28.5</text:p>
              </table:table-cell>
              <table:table-cell office:value-type="float" office:value="12.019">
                <text:p>12.019</text:p>
              </table:table-cell>
              <table:table-cell office:value-type="float" office:value="40.52">
                <text:p>40.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8.5">
                <text:p>28.5</text:p>
              </table:table-cell>
              <table:table-cell office:value-type="float" office:value="12.361">
                <text:p>12.361</text:p>
              </table:table-cell>
              <table:table-cell office:value-type="float" office:value="40.862">
                <text:p>40.8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8.5">
                <text:p>28.5</text:p>
              </table:table-cell>
              <table:table-cell office:value-type="float" office:value="12.703">
                <text:p>12.703</text:p>
              </table:table-cell>
              <table:table-cell office:value-type="float" office:value="41.204">
                <text:p>41.2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8.5">
                <text:p>28.5</text:p>
              </table:table-cell>
              <table:table-cell office:value-type="float" office:value="13.045">
                <text:p>13.045</text:p>
              </table:table-cell>
              <table:table-cell office:value-type="float" office:value="41.546">
                <text:p>41.5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8.5">
                <text:p>28.5</text:p>
              </table:table-cell>
              <table:table-cell office:value-type="float" office:value="13.387">
                <text:p>13.387</text:p>
              </table:table-cell>
              <table:table-cell office:value-type="float" office:value="41.888">
                <text:p>41.8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8.5">
                <text:p>28.5</text:p>
              </table:table-cell>
              <table:table-cell office:value-type="float" office:value="13.729">
                <text:p>13.729</text:p>
              </table:table-cell>
              <table:table-cell office:value-type="float" office:value="42.229">
                <text:p>42.2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8.5">
                <text:p>28.5</text:p>
              </table:table-cell>
              <table:table-cell office:value-type="float" office:value="14.071">
                <text:p>14.071</text:p>
              </table:table-cell>
              <table:table-cell office:value-type="float" office:value="42.571">
                <text:p>42.5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8.5">
                <text:p>28.5</text:p>
              </table:table-cell>
              <table:table-cell office:value-type="float" office:value="14.413">
                <text:p>14.413</text:p>
              </table:table-cell>
              <table:table-cell office:value-type="float" office:value="42.913">
                <text:p>42.9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8.5">
                <text:p>28.5</text:p>
              </table:table-cell>
              <table:table-cell office:value-type="float" office:value="14.755">
                <text:p>14.755</text:p>
              </table:table-cell>
              <table:table-cell office:value-type="float" office:value="43.256">
                <text:p>43.2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8.5">
                <text:p>28.5</text:p>
              </table:table-cell>
              <table:table-cell office:value-type="float" office:value="15.097">
                <text:p>15.097</text:p>
              </table:table-cell>
              <table:table-cell office:value-type="float" office:value="43.597">
                <text:p>43.5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8.5">
                <text:p>28.5</text:p>
              </table:table-cell>
              <table:table-cell office:value-type="float" office:value="15.439">
                <text:p>15.439</text:p>
              </table:table-cell>
              <table:table-cell office:value-type="float" office:value="43.939">
                <text:p>43.9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8.5">
                <text:p>28.5</text:p>
              </table:table-cell>
              <table:table-cell office:value-type="float" office:value="15.781">
                <text:p>15.781</text:p>
              </table:table-cell>
              <table:table-cell office:value-type="float" office:value="44.281">
                <text:p>44.2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9.125">
                <text:p>29.125</text:p>
              </table:table-cell>
              <table:table-cell office:value-type="float" office:value="16.131">
                <text:p>16.131</text:p>
              </table:table-cell>
              <table:table-cell office:value-type="float" office:value="45.256">
                <text:p>45.2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9.125">
                <text:p>29.125</text:p>
              </table:table-cell>
              <table:table-cell office:value-type="float" office:value="16.48">
                <text:p>16.48</text:p>
              </table:table-cell>
              <table:table-cell office:value-type="float" office:value="45.605">
                <text:p>45.6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9.125">
                <text:p>29.125</text:p>
              </table:table-cell>
              <table:table-cell office:value-type="float" office:value="16.83">
                <text:p>16.83</text:p>
              </table:table-cell>
              <table:table-cell office:value-type="float" office:value="45.955">
                <text:p>45.9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9.125">
                <text:p>29.125</text:p>
              </table:table-cell>
              <table:table-cell office:value-type="float" office:value="17.179">
                <text:p>17.179</text:p>
              </table:table-cell>
              <table:table-cell office:value-type="float" office:value="46.304">
                <text:p>46.3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9.75">
                <text:p>29.75</text:p>
              </table:table-cell>
              <table:table-cell office:value-type="float" office:value="17.536">
                <text:p>17.536</text:p>
              </table:table-cell>
              <table:table-cell office:value-type="float" office:value="47.286">
                <text:p>47.2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9.75">
                <text:p>29.75</text:p>
              </table:table-cell>
              <table:table-cell office:value-type="float" office:value="17.893">
                <text:p>17.893</text:p>
              </table:table-cell>
              <table:table-cell office:value-type="float" office:value="47.643">
                <text:p>47.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0.375">
                <text:p>30.375</text:p>
              </table:table-cell>
              <table:table-cell office:value-type="float" office:value="18.258">
                <text:p>18.258</text:p>
              </table:table-cell>
              <table:table-cell office:value-type="float" office:value="48.633">
                <text:p>48.6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0.375">
                <text:p>30.375</text:p>
              </table:table-cell>
              <table:table-cell office:value-type="float" office:value="18.622">
                <text:p>18.622</text:p>
              </table:table-cell>
              <table:table-cell office:value-type="float" office:value="48.997">
                <text:p>48.9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0.375">
                <text:p>30.375</text:p>
              </table:table-cell>
              <table:table-cell office:value-type="float" office:value="18.987">
                <text:p>18.987</text:p>
              </table:table-cell>
              <table:table-cell office:value-type="float" office:value="49.362">
                <text:p>49.3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19.359">
                <text:p>19.359</text:p>
              </table:table-cell>
              <table:table-cell office:value-type="float" office:value="50.359">
                <text:p>50.3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19.731">
                <text:p>19.731</text:p>
              </table:table-cell>
              <table:table-cell office:value-type="float" office:value="50.731">
                <text:p>50.7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1.625">
                <text:p>31.625</text:p>
              </table:table-cell>
              <table:table-cell office:value-type="float" office:value="20.11">
                <text:p>20.11</text:p>
              </table:table-cell>
              <table:table-cell office:value-type="float" office:value="51.735">
                <text:p>51.7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1.625">
                <text:p>31.625</text:p>
              </table:table-cell>
              <table:table-cell office:value-type="float" office:value="20.49">
                <text:p>20.49</text:p>
              </table:table-cell>
              <table:table-cell office:value-type="float" office:value="52.115">
                <text:p>52.1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2.25">
                <text:p>32.25</text:p>
              </table:table-cell>
              <table:table-cell office:value-type="float" office:value="20.877">
                <text:p>20.877</text:p>
              </table:table-cell>
              <table:table-cell office:value-type="float" office:value="53.127">
                <text:p>53.1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2.25">
                <text:p>32.25</text:p>
              </table:table-cell>
              <table:table-cell office:value-type="float" office:value="21.264">
                <text:p>21.264</text:p>
              </table:table-cell>
              <table:table-cell office:value-type="float" office:value="53.514">
                <text:p>53.5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2.875">
                <text:p>32.875</text:p>
              </table:table-cell>
              <table:table-cell office:value-type="float" office:value="21.658">
                <text:p>21.658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2.875">
                <text:p>32.875</text:p>
              </table:table-cell>
              <table:table-cell office:value-type="float" office:value="22.053">
                <text:p>22.053</text:p>
              </table:table-cell>
              <table:table-cell office:value-type="float" office:value="54.928">
                <text:p>54.9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3.5">
                <text:p>33.5</text:p>
              </table:table-cell>
              <table:table-cell office:value-type="float" office:value="22.455">
                <text:p>22.455</text:p>
              </table:table-cell>
              <table:table-cell office:value-type="float" office:value="55.955">
                <text:p>55.9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4.125">
                <text:p>34.125</text:p>
              </table:table-cell>
              <table:table-cell office:value-type="float" office:value="22.864">
                <text:p>22.864</text:p>
              </table:table-cell>
              <table:table-cell office:value-type="float" office:value="56.989">
                <text:p>56.9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4.125">
                <text:p>34.125</text:p>
              </table:table-cell>
              <table:table-cell office:value-type="float" office:value="23.274">
                <text:p>23.274</text:p>
              </table:table-cell>
              <table:table-cell office:value-type="float" office:value="57.399">
                <text:p>57.3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4.125">
                <text:p>34.125</text:p>
              </table:table-cell>
              <table:table-cell office:value-type="float" office:value="23.683">
                <text:p>23.683</text:p>
              </table:table-cell>
              <table:table-cell office:value-type="float" office:value="57.808">
                <text:p>57.8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4.75">
                <text:p>34.75</text:p>
              </table:table-cell>
              <table:table-cell office:value-type="float" office:value="24.1">
                <text:p>24.1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4.75">
                <text:p>34.75</text:p>
              </table:table-cell>
              <table:table-cell office:value-type="float" office:value="24.517">
                <text:p>24.517</text:p>
              </table:table-cell>
              <table:table-cell office:value-type="float" office:value="59.267">
                <text:p>59.2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5.375">
                <text:p>35.375</text:p>
              </table:table-cell>
              <table:table-cell office:value-type="float" office:value="24.942">
                <text:p>24.942</text:p>
              </table:table-cell>
              <table:table-cell office:value-type="float" office:value="60.317">
                <text:p>60.3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6">
                <text:p>36</text:p>
              </table:table-cell>
              <table:table-cell office:value-type="float" office:value="25.374">
                <text:p>25.374</text:p>
              </table:table-cell>
              <table:table-cell office:value-type="float" office:value="61.374">
                <text:p>61.3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6">
                <text:p>36</text:p>
              </table:table-cell>
              <table:table-cell office:value-type="float" office:value="25.806">
                <text:p>25.806</text:p>
              </table:table-cell>
              <table:table-cell office:value-type="float" office:value="61.806">
                <text:p>61.8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6.625">
                <text:p>36.625</text:p>
              </table:table-cell>
              <table:table-cell office:value-type="float" office:value="26.245">
                <text:p>26.245</text:p>
              </table:table-cell>
              <table:table-cell office:value-type="float" office:value="62.87">
                <text:p>62.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7.25">
                <text:p>37.25</text:p>
              </table:table-cell>
              <table:table-cell office:value-type="float" office:value="26.692">
                <text:p>26.692</text:p>
              </table:table-cell>
              <table:table-cell office:value-type="float" office:value="63.942">
                <text:p>63.9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7.25">
                <text:p>37.25</text:p>
              </table:table-cell>
              <table:table-cell office:value-type="float" office:value="27.139">
                <text:p>27.139</text:p>
              </table:table-cell>
              <table:table-cell office:value-type="float" office:value="64.389">
                <text:p>64.3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7.875">
                <text:p>37.875</text:p>
              </table:table-cell>
              <table:table-cell office:value-type="float" office:value="27.594">
                <text:p>27.594</text:p>
              </table:table-cell>
              <table:table-cell office:value-type="float" office:value="65.469">
                <text:p>65.4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7.875">
                <text:p>37.875</text:p>
              </table:table-cell>
              <table:table-cell office:value-type="float" office:value="28.048">
                <text:p>28.048</text:p>
              </table:table-cell>
              <table:table-cell office:value-type="float" office:value="65.923">
                <text:p>65.9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8.5">
                <text:p>38.5</text:p>
              </table:table-cell>
              <table:table-cell office:value-type="float" office:value="28.51">
                <text:p>28.51</text:p>
              </table:table-cell>
              <table:table-cell office:value-type="float" office:value="67.01">
                <text:p>67.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8.5">
                <text:p>38.5</text:p>
              </table:table-cell>
              <table:table-cell office:value-type="float" office:value="28.972">
                <text:p>28.972</text:p>
              </table:table-cell>
              <table:table-cell office:value-type="float" office:value="67.472">
                <text:p>67.4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9.125">
                <text:p>39.125</text:p>
              </table:table-cell>
              <table:table-cell office:value-type="float" office:value="29.442">
                <text:p>29.442</text:p>
              </table:table-cell>
              <table:table-cell office:value-type="float" office:value="68.567">
                <text:p>68.5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9.75">
                <text:p>39.75</text:p>
              </table:table-cell>
              <table:table-cell office:value-type="float" office:value="29.919">
                <text:p>29.919</text:p>
              </table:table-cell>
              <table:table-cell office:value-type="float" office:value="69.669">
                <text:p>69.6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9.75">
                <text:p>39.75</text:p>
              </table:table-cell>
              <table:table-cell office:value-type="float" office:value="30.396">
                <text:p>30.396</text:p>
              </table:table-cell>
              <table:table-cell office:value-type="float" office:value="70.146">
                <text:p>70.1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0.375">
                <text:p>40.375</text:p>
              </table:table-cell>
              <table:table-cell office:value-type="float" office:value="30.88">
                <text:p>30.88</text:p>
              </table:table-cell>
              <table:table-cell office:value-type="float" office:value="71.255">
                <text:p>71.2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0.375">
                <text:p>40.375</text:p>
              </table:table-cell>
              <table:table-cell office:value-type="float" office:value="31.365">
                <text:p>31.365</text:p>
              </table:table-cell>
              <table:table-cell office:value-type="float" office:value="71.74">
                <text:p>71.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1">
                <text:p>41</text:p>
              </table:table-cell>
              <table:table-cell office:value-type="float" office:value="31.857">
                <text:p>31.857</text:p>
              </table:table-cell>
              <table:table-cell office:value-type="float" office:value="72.857">
                <text:p>72.8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1">
                <text:p>41</text:p>
              </table:table-cell>
              <table:table-cell office:value-type="float" office:value="32.349">
                <text:p>32.349</text:p>
              </table:table-cell>
              <table:table-cell office:value-type="float" office:value="73.349">
                <text:p>73.3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1.625">
                <text:p>41.625</text:p>
              </table:table-cell>
              <table:table-cell office:value-type="float" office:value="32.848">
                <text:p>32.848</text:p>
              </table:table-cell>
              <table:table-cell office:value-type="float" office:value="74.473">
                <text:p>74.4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42.25">
                <text:p>42.25</text:p>
              </table:table-cell>
              <table:table-cell office:value-type="float" office:value="33.355">
                <text:p>33.355</text:p>
              </table:table-cell>
              <table:table-cell office:value-type="float" office:value="75.605">
                <text:p>75.6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2.25">
                <text:p>42.25</text:p>
              </table:table-cell>
              <table:table-cell office:value-type="float" office:value="33.862">
                <text:p>33.862</text:p>
              </table:table-cell>
              <table:table-cell office:value-type="float" office:value="76.112">
                <text:p>76.1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42.875">
                <text:p>42.875</text:p>
              </table:table-cell>
              <table:table-cell office:value-type="float" office:value="34.377">
                <text:p>34.377</text:p>
              </table:table-cell>
              <table:table-cell office:value-type="float" office:value="77.252">
                <text:p>77.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2.875">
                <text:p>42.875</text:p>
              </table:table-cell>
              <table:table-cell office:value-type="float" office:value="34.891">
                <text:p>34.891</text:p>
              </table:table-cell>
              <table:table-cell office:value-type="float" office:value="77.766">
                <text:p>77.7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3.5">
                <text:p>43.5</text:p>
              </table:table-cell>
              <table:table-cell office:value-type="float" office:value="35.413">
                <text:p>35.413</text:p>
              </table:table-cell>
              <table:table-cell office:value-type="float" office:value="78.913">
                <text:p>78.9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43.5">
                <text:p>43.5</text:p>
              </table:table-cell>
              <table:table-cell office:value-type="float" office:value="35.935">
                <text:p>35.935</text:p>
              </table:table-cell>
              <table:table-cell office:value-type="float" office:value="79.435">
                <text:p>79.4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4.125">
                <text:p>44.125</text:p>
              </table:table-cell>
              <table:table-cell office:value-type="float" office:value="36.465">
                <text:p>36.4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4.125">
                <text:p>44.125</text:p>
              </table:table-cell>
              <table:table-cell office:value-type="float" office:value="36.465">
                <text:p>36.4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44.75">
                <text:p>44.75</text:p>
              </table:table-cell>
              <table:table-cell office:value-type="float" office:value="36.472">
                <text:p>36.4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44.75">
                <text:p>44.75</text:p>
              </table:table-cell>
              <table:table-cell office:value-type="float" office:value="36.472">
                <text:p>36.4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45.375">
                <text:p>45.375</text:p>
              </table:table-cell>
              <table:table-cell office:value-type="float" office:value="36.48">
                <text:p>36.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45.375">
                <text:p>45.375</text:p>
              </table:table-cell>
              <table:table-cell office:value-type="float" office:value="36.48">
                <text:p>36.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6">
                <text:p>46</text:p>
              </table:table-cell>
              <table:table-cell office:value-type="float" office:value="36.487">
                <text:p>36.4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6">
                <text:p>46</text:p>
              </table:table-cell>
              <table:table-cell office:value-type="float" office:value="36.487">
                <text:p>36.4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46.625">
                <text:p>46.625</text:p>
              </table:table-cell>
              <table:table-cell office:value-type="float" office:value="36.495">
                <text:p>36.4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6.625">
                <text:p>46.625</text:p>
              </table:table-cell>
              <table:table-cell office:value-type="float" office:value="36.495">
                <text:p>36.4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7.25">
                <text:p>47.25</text:p>
              </table:table-cell>
              <table:table-cell office:value-type="float" office:value="36.502">
                <text:p>36.50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7.25">
                <text:p>47.25</text:p>
              </table:table-cell>
              <table:table-cell office:value-type="float" office:value="36.502">
                <text:p>36.50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47.875">
                <text:p>47.875</text:p>
              </table:table-cell>
              <table:table-cell office:value-type="float" office:value="36.51">
                <text:p>36.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47.875">
                <text:p>47.875</text:p>
              </table:table-cell>
              <table:table-cell office:value-type="float" office:value="36.51">
                <text:p>36.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48.5">
                <text:p>48.5</text:p>
              </table:table-cell>
              <table:table-cell office:value-type="float" office:value="36.517">
                <text:p>36.5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48.5">
                <text:p>48.5</text:p>
              </table:table-cell>
              <table:table-cell office:value-type="float" office:value="36.517">
                <text:p>36.5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49.125">
                <text:p>49.125</text:p>
              </table:table-cell>
              <table:table-cell office:value-type="float" office:value="36.525">
                <text:p>36.5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49.125">
                <text:p>49.125</text:p>
              </table:table-cell>
              <table:table-cell office:value-type="float" office:value="36.525">
                <text:p>36.5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49.75">
                <text:p>49.75</text:p>
              </table:table-cell>
              <table:table-cell office:value-type="float" office:value="36.532">
                <text:p>36.5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49.75">
                <text:p>49.75</text:p>
              </table:table-cell>
              <table:table-cell office:value-type="float" office:value="36.532">
                <text:p>36.5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49.75">
                <text:p>49.75</text:p>
              </table:table-cell>
              <table:table-cell office:value-type="float" office:value="36.532">
                <text:p>36.5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50.375">
                <text:p>50.375</text:p>
              </table:table-cell>
              <table:table-cell office:value-type="float" office:value="36.54">
                <text:p>36.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50.375">
                <text:p>50.375</text:p>
              </table:table-cell>
              <table:table-cell office:value-type="float" office:value="36.54">
                <text:p>36.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50.375">
                <text:p>50.375</text:p>
              </table:table-cell>
              <table:table-cell office:value-type="float" office:value="36.54">
                <text:p>36.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51">
                <text:p>51</text:p>
              </table:table-cell>
              <table:table-cell office:value-type="float" office:value="36.547">
                <text:p>36.5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51">
                <text:p>51</text:p>
              </table:table-cell>
              <table:table-cell office:value-type="float" office:value="36.547">
                <text:p>36.5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51.625">
                <text:p>51.625</text:p>
              </table:table-cell>
              <table:table-cell office:value-type="float" office:value="36.555">
                <text:p>36.5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51.625">
                <text:p>51.625</text:p>
              </table:table-cell>
              <table:table-cell office:value-type="float" office:value="36.555">
                <text:p>36.5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51.625">
                <text:p>51.625</text:p>
              </table:table-cell>
              <table:table-cell office:value-type="float" office:value="36.555">
                <text:p>36.5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52.25">
                <text:p>52.25</text:p>
              </table:table-cell>
              <table:table-cell office:value-type="float" office:value="36.562">
                <text:p>36.5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52.25">
                <text:p>52.25</text:p>
              </table:table-cell>
              <table:table-cell office:value-type="float" office:value="36.562">
                <text:p>36.5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2.25">
                <text:p>52.25</text:p>
              </table:table-cell>
              <table:table-cell office:value-type="float" office:value="36.562">
                <text:p>36.5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52.875">
                <text:p>52.875</text:p>
              </table:table-cell>
              <table:table-cell office:value-type="float" office:value="36.57">
                <text:p>36.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53.5">
                <text:p>53.5</text:p>
              </table:table-cell>
              <table:table-cell office:value-type="float" office:value="36.577">
                <text:p>36.5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53.5">
                <text:p>53.5</text:p>
              </table:table-cell>
              <table:table-cell office:value-type="float" office:value="36.577">
                <text:p>36.5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53.5">
                <text:p>53.5</text:p>
              </table:table-cell>
              <table:table-cell office:value-type="float" office:value="36.577">
                <text:p>36.5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53.5">
                <text:p>53.5</text:p>
              </table:table-cell>
              <table:table-cell office:value-type="float" office:value="36.577">
                <text:p>36.5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4.125">
                <text:p>54.125</text:p>
              </table:table-cell>
              <table:table-cell office:value-type="float" office:value="36.585">
                <text:p>36.5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54.125">
                <text:p>54.125</text:p>
              </table:table-cell>
              <table:table-cell office:value-type="float" office:value="36.585">
                <text:p>36.5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54.75">
                <text:p>54.75</text:p>
              </table:table-cell>
              <table:table-cell office:value-type="float" office:value="36.592">
                <text:p>36.5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4.75">
                <text:p>54.75</text:p>
              </table:table-cell>
              <table:table-cell office:value-type="float" office:value="36.592">
                <text:p>36.5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54.75">
                <text:p>54.75</text:p>
              </table:table-cell>
              <table:table-cell office:value-type="float" office:value="36.592">
                <text:p>36.5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55.375">
                <text:p>55.375</text:p>
              </table:table-cell>
              <table:table-cell office:value-type="float" office:value="36.6">
                <text:p>36.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55.375">
                <text:p>55.375</text:p>
              </table:table-cell>
              <table:table-cell office:value-type="float" office:value="36.6">
                <text:p>36.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55.375">
                <text:p>55.375</text:p>
              </table:table-cell>
              <table:table-cell office:value-type="float" office:value="36.6">
                <text:p>36.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56">
                <text:p>56</text:p>
              </table:table-cell>
              <table:table-cell office:value-type="float" office:value="36.607">
                <text:p>36.6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56">
                <text:p>56</text:p>
              </table:table-cell>
              <table:table-cell office:value-type="float" office:value="36.607">
                <text:p>36.6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56">
                <text:p>56</text:p>
              </table:table-cell>
              <table:table-cell office:value-type="float" office:value="36.607">
                <text:p>36.6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56">
                <text:p>56</text:p>
              </table:table-cell>
              <table:table-cell office:value-type="float" office:value="36.607">
                <text:p>36.6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56.625">
                <text:p>56.625</text:p>
              </table:table-cell>
              <table:table-cell office:value-type="float" office:value="36.615">
                <text:p>36.6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56.625">
                <text:p>56.625</text:p>
              </table:table-cell>
              <table:table-cell office:value-type="float" office:value="36.615">
                <text:p>36.6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56.625">
                <text:p>56.625</text:p>
              </table:table-cell>
              <table:table-cell office:value-type="float" office:value="36.615">
                <text:p>36.6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57.25">
                <text:p>57.25</text:p>
              </table:table-cell>
              <table:table-cell office:value-type="float" office:value="36.622">
                <text:p>36.6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57.25">
                <text:p>57.25</text:p>
              </table:table-cell>
              <table:table-cell office:value-type="float" office:value="36.622">
                <text:p>36.6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57.25">
                <text:p>57.25</text:p>
              </table:table-cell>
              <table:table-cell office:value-type="float" office:value="36.622">
                <text:p>36.6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57.25">
                <text:p>57.25</text:p>
              </table:table-cell>
              <table:table-cell office:value-type="float" office:value="36.622">
                <text:p>36.6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47.875">
                <text:p>47.875</text:p>
              </table:table-cell>
              <table:table-cell office:value-type="float" office:value="36.51">
                <text:p>36.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.875">
                <text:p>7.875</text:p>
              </table:table-cell>
              <table:table-cell office:value-type="float" office:value="36.03">
                <text:p>36.03</text:p>
              </table:table-cell>
              <table:table-cell office:value-type="float" office:value="43.905">
                <text:p>43.9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.875">
                <text:p>7.875</text:p>
              </table:table-cell>
              <table:table-cell office:value-type="float" office:value="36.124">
                <text:p>36.124</text:p>
              </table:table-cell>
              <table:table-cell office:value-type="float" office:value="43.999">
                <text:p>43.9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8.5">
                <text:p>8.5</text:p>
              </table:table-cell>
              <table:table-cell office:value-type="float" office:value="36.226">
                <text:p>36.226</text:p>
              </table:table-cell>
              <table:table-cell office:value-type="float" office:value="44.726">
                <text:p>44.7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8.5">
                <text:p>8.5</text:p>
              </table:table-cell>
              <table:table-cell office:value-type="float" office:value="36.328">
                <text:p>36.328</text:p>
              </table:table-cell>
              <table:table-cell office:value-type="float" office:value="44.828">
                <text:p>44.8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.5">
                <text:p>8.5</text:p>
              </table:table-cell>
              <table:table-cell office:value-type="float" office:value="36.43">
                <text:p>36.43</text:p>
              </table:table-cell>
              <table:table-cell office:value-type="float" office:value="44.93">
                <text:p>44.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8.5">
                <text:p>8.5</text:p>
              </table:table-cell>
              <table:table-cell office:value-type="float" office:value="36.532">
                <text:p>36.532</text:p>
              </table:table-cell>
              <table:table-cell office:value-type="float" office:value="45.032">
                <text:p>45.0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9.125">
                <text:p>9.125</text:p>
              </table:table-cell>
              <table:table-cell office:value-type="float" office:value="36.642">
                <text:p>36.642</text:p>
              </table:table-cell>
              <table:table-cell office:value-type="float" office:value="45.767">
                <text:p>45.7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9.125">
                <text:p>9.125</text:p>
              </table:table-cell>
              <table:table-cell office:value-type="float" office:value="36.751">
                <text:p>36.751</text:p>
              </table:table-cell>
              <table:table-cell office:value-type="float" office:value="45.876">
                <text:p>45.8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-0.875">
                <text:p>-0.875</text:p>
              </table:table-cell>
              <table:table-cell office:value-type="float" office:value="36.741">
                <text:p>36.741</text:p>
              </table:table-cell>
              <table:table-cell office:value-type="float" office:value="35.866">
                <text:p>35.8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-0.875">
                <text:p>-0.875</text:p>
              </table:table-cell>
              <table:table-cell office:value-type="float" office:value="36.73">
                <text:p>36.73</text:p>
              </table:table-cell>
              <table:table-cell office:value-type="float" office:value="35.855">
                <text:p>35.8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-0.875">
                <text:p>-0.875</text:p>
              </table:table-cell>
              <table:table-cell office:value-type="float" office:value="36.72">
                <text:p>36.72</text:p>
              </table:table-cell>
              <table:table-cell office:value-type="float" office:value="35.845">
                <text:p>35.8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-0.25">
                <text:p>-0.25</text:p>
              </table:table-cell>
              <table:table-cell office:value-type="float" office:value="36.717">
                <text:p>36.717</text:p>
              </table:table-cell>
              <table:table-cell office:value-type="float" office:value="36.467">
                <text:p>36.4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-0.25">
                <text:p>-0.25</text:p>
              </table:table-cell>
              <table:table-cell office:value-type="float" office:value="36.714">
                <text:p>36.714</text:p>
              </table:table-cell>
              <table:table-cell office:value-type="float" office:value="36.464">
                <text:p>36.4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-0.25">
                <text:p>-0.25</text:p>
              </table:table-cell>
              <table:table-cell office:value-type="float" office:value="36.711">
                <text:p>36.711</text:p>
              </table:table-cell>
              <table:table-cell office:value-type="float" office:value="36.461">
                <text:p>36.4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375">
                <text:p>0.375</text:p>
              </table:table-cell>
              <table:table-cell office:value-type="float" office:value="36.715">
                <text:p>36.715</text:p>
              </table:table-cell>
              <table:table-cell office:value-type="float" office:value="37.09">
                <text:p>37.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375">
                <text:p>0.375</text:p>
              </table:table-cell>
              <table:table-cell office:value-type="float" office:value="36.72">
                <text:p>36.72</text:p>
              </table:table-cell>
              <table:table-cell office:value-type="float" office:value="37.095">
                <text:p>37.0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-4.625">
                <text:p>-4.625</text:p>
              </table:table-cell>
              <table:table-cell office:value-type="float" office:value="36.664">
                <text:p>36.664</text:p>
              </table:table-cell>
              <table:table-cell office:value-type="float" office:value="32.039">
                <text:p>32.0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-44.625">
                <text:p>-44.625</text:p>
              </table:table-cell>
              <table:table-cell office:value-type="float" office:value="36.129">
                <text:p>36.1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-44.625">
                <text:p>-44.625</text:p>
              </table:table-cell>
              <table:table-cell office:value-type="float" office:value="36.129">
                <text:p>36.1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-44">
                <text:p>-44</text:p>
              </table:table-cell>
              <table:table-cell office:value-type="float" office:value="36.136">
                <text:p>36.1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-44">
                <text:p>-44</text:p>
              </table:table-cell>
              <table:table-cell office:value-type="float" office:value="36.136">
                <text:p>36.1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44">
                <text:p>-44</text:p>
              </table:table-cell>
              <table:table-cell office:value-type="float" office:value="36.136">
                <text:p>36.1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-44">
                <text:p>-44</text:p>
              </table:table-cell>
              <table:table-cell office:value-type="float" office:value="36.136">
                <text:p>36.1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-44">
                <text:p>-44</text:p>
              </table:table-cell>
              <table:table-cell office:value-type="float" office:value="36.136">
                <text:p>36.1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-43.375">
                <text:p>-43.375</text:p>
              </table:table-cell>
              <table:table-cell office:value-type="float" office:value="36.144">
                <text:p>36.1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-43.375">
                <text:p>-43.375</text:p>
              </table:table-cell>
              <table:table-cell office:value-type="float" office:value="36.144">
                <text:p>36.1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-43.375">
                <text:p>-43.375</text:p>
              </table:table-cell>
              <table:table-cell office:value-type="float" office:value="36.144">
                <text:p>36.1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-43.375">
                <text:p>-43.375</text:p>
              </table:table-cell>
              <table:table-cell office:value-type="float" office:value="36.144">
                <text:p>36.1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-43.375">
                <text:p>-43.375</text:p>
              </table:table-cell>
              <table:table-cell office:value-type="float" office:value="36.144">
                <text:p>36.1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-42.75">
                <text:p>-42.75</text:p>
              </table:table-cell>
              <table:table-cell office:value-type="float" office:value="36.151">
                <text:p>36.1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-42.75">
                <text:p>-42.75</text:p>
              </table:table-cell>
              <table:table-cell office:value-type="float" office:value="36.151">
                <text:p>36.1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-42.75">
                <text:p>-42.75</text:p>
              </table:table-cell>
              <table:table-cell office:value-type="float" office:value="36.151">
                <text:p>36.1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-42.75">
                <text:p>-42.75</text:p>
              </table:table-cell>
              <table:table-cell office:value-type="float" office:value="36.151">
                <text:p>36.1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-42.75">
                <text:p>-42.75</text:p>
              </table:table-cell>
              <table:table-cell office:value-type="float" office:value="36.151">
                <text:p>36.1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-42.75">
                <text:p>-42.75</text:p>
              </table:table-cell>
              <table:table-cell office:value-type="float" office:value="36.151">
                <text:p>36.1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-42.75">
                <text:p>-42.75</text:p>
              </table:table-cell>
              <table:table-cell office:value-type="float" office:value="36.151">
                <text:p>36.1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-42.125">
                <text:p>-42.125</text:p>
              </table:table-cell>
              <table:table-cell office:value-type="float" office:value="36.159">
                <text:p>36.1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-42.125">
                <text:p>-42.125</text:p>
              </table:table-cell>
              <table:table-cell office:value-type="float" office:value="36.159">
                <text:p>36.1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-42.125">
                <text:p>-42.125</text:p>
              </table:table-cell>
              <table:table-cell office:value-type="float" office:value="36.159">
                <text:p>36.1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-42.125">
                <text:p>-42.125</text:p>
              </table:table-cell>
              <table:table-cell office:value-type="float" office:value="36.159">
                <text:p>36.1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-41.5">
                <text:p>-41.5</text:p>
              </table:table-cell>
              <table:table-cell office:value-type="float" office:value="36.166">
                <text:p>36.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-41.5">
                <text:p>-41.5</text:p>
              </table:table-cell>
              <table:table-cell office:value-type="float" office:value="36.166">
                <text:p>36.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-41.5">
                <text:p>-41.5</text:p>
              </table:table-cell>
              <table:table-cell office:value-type="float" office:value="36.166">
                <text:p>36.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41.5">
                <text:p>-41.5</text:p>
              </table:table-cell>
              <table:table-cell office:value-type="float" office:value="36.166">
                <text:p>36.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-41.5">
                <text:p>-41.5</text:p>
              </table:table-cell>
              <table:table-cell office:value-type="float" office:value="36.166">
                <text:p>36.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-41.5">
                <text:p>-41.5</text:p>
              </table:table-cell>
              <table:table-cell office:value-type="float" office:value="36.166">
                <text:p>36.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-41.5">
                <text:p>-41.5</text:p>
              </table:table-cell>
              <table:table-cell office:value-type="float" office:value="36.166">
                <text:p>36.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-40.875">
                <text:p>-40.875</text:p>
              </table:table-cell>
              <table:table-cell office:value-type="float" office:value="36.174">
                <text:p>36.1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-40.875">
                <text:p>-40.875</text:p>
              </table:table-cell>
              <table:table-cell office:value-type="float" office:value="36.174">
                <text:p>36.1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-40.875">
                <text:p>-40.875</text:p>
              </table:table-cell>
              <table:table-cell office:value-type="float" office:value="36.174">
                <text:p>36.1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-40.875">
                <text:p>-40.875</text:p>
              </table:table-cell>
              <table:table-cell office:value-type="float" office:value="36.174">
                <text:p>36.1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-40.875">
                <text:p>-40.875</text:p>
              </table:table-cell>
              <table:table-cell office:value-type="float" office:value="36.174">
                <text:p>36.1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-40.875">
                <text:p>-40.875</text:p>
              </table:table-cell>
              <table:table-cell office:value-type="float" office:value="36.174">
                <text:p>36.1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-40.25">
                <text:p>-40.25</text:p>
              </table:table-cell>
              <table:table-cell office:value-type="float" office:value="36.181">
                <text:p>36.1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40.25">
                <text:p>-40.25</text:p>
              </table:table-cell>
              <table:table-cell office:value-type="float" office:value="36.181">
                <text:p>36.1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-40.25">
                <text:p>-40.25</text:p>
              </table:table-cell>
              <table:table-cell office:value-type="float" office:value="36.181">
                <text:p>36.1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-40.25">
                <text:p>-40.25</text:p>
              </table:table-cell>
              <table:table-cell office:value-type="float" office:value="36.181">
                <text:p>36.1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-40.25">
                <text:p>-40.25</text:p>
              </table:table-cell>
              <table:table-cell office:value-type="float" office:value="36.181">
                <text:p>36.1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-40.25">
                <text:p>-40.25</text:p>
              </table:table-cell>
              <table:table-cell office:value-type="float" office:value="36.181">
                <text:p>36.1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-40.25">
                <text:p>-40.25</text:p>
              </table:table-cell>
              <table:table-cell office:value-type="float" office:value="36.181">
                <text:p>36.1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40.25">
                <text:p>-40.25</text:p>
              </table:table-cell>
              <table:table-cell office:value-type="float" office:value="36.181">
                <text:p>36.1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-39.625">
                <text:p>-39.625</text:p>
              </table:table-cell>
              <table:table-cell office:value-type="float" office:value="36.189">
                <text:p>36.1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-39.625">
                <text:p>-39.625</text:p>
              </table:table-cell>
              <table:table-cell office:value-type="float" office:value="36.189">
                <text:p>36.1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-39.625">
                <text:p>-39.625</text:p>
              </table:table-cell>
              <table:table-cell office:value-type="float" office:value="36.189">
                <text:p>36.1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39.625">
                <text:p>-39.625</text:p>
              </table:table-cell>
              <table:table-cell office:value-type="float" office:value="36.189">
                <text:p>36.1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-39.625">
                <text:p>-39.625</text:p>
              </table:table-cell>
              <table:table-cell office:value-type="float" office:value="36.189">
                <text:p>36.1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39.625">
                <text:p>-39.625</text:p>
              </table:table-cell>
              <table:table-cell office:value-type="float" office:value="36.189">
                <text:p>36.1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-39.625">
                <text:p>-39.625</text:p>
              </table:table-cell>
              <table:table-cell office:value-type="float" office:value="36.189">
                <text:p>36.1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-39.625">
                <text:p>-39.625</text:p>
              </table:table-cell>
              <table:table-cell office:value-type="float" office:value="36.189">
                <text:p>36.1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-39.625">
                <text:p>-39.625</text:p>
              </table:table-cell>
              <table:table-cell office:value-type="float" office:value="36.189">
                <text:p>36.1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-39.625">
                <text:p>-39.625</text:p>
              </table:table-cell>
              <table:table-cell office:value-type="float" office:value="36.189">
                <text:p>36.1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-39">
                <text:p>-39</text:p>
              </table:table-cell>
              <table:table-cell office:value-type="float" office:value="36.196">
                <text:p>36.1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1">
                <text:p>11</text:p>
              </table:table-cell>
              <table:table-cell office:value-type="float" office:value="36.796">
                <text:p>36.796</text:p>
              </table:table-cell>
              <table:table-cell office:value-type="float" office:value="47.796">
                <text:p>47.7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1">
                <text:p>11</text:p>
              </table:table-cell>
              <table:table-cell office:value-type="float" office:value="36.928">
                <text:p>36.928</text:p>
              </table:table-cell>
              <table:table-cell office:value-type="float" office:value="47.928">
                <text:p>47.9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1">
                <text:p>11</text:p>
              </table:table-cell>
              <table:table-cell office:value-type="float" office:value="37.06">
                <text:p>37.06</text:p>
              </table:table-cell>
              <table:table-cell office:value-type="float" office:value="48.06">
                <text:p>48.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1">
                <text:p>11</text:p>
              </table:table-cell>
              <table:table-cell office:value-type="float" office:value="37.192">
                <text:p>37.192</text:p>
              </table:table-cell>
              <table:table-cell office:value-type="float" office:value="48.192">
                <text:p>48.1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1">
                <text:p>11</text:p>
              </table:table-cell>
              <table:table-cell office:value-type="float" office:value="37.324">
                <text:p>37.324</text:p>
              </table:table-cell>
              <table:table-cell office:value-type="float" office:value="48.324">
                <text:p>48.3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1">
                <text:p>11</text:p>
              </table:table-cell>
              <table:table-cell office:value-type="float" office:value="37.456">
                <text:p>37.456</text:p>
              </table:table-cell>
              <table:table-cell office:value-type="float" office:value="48.456">
                <text:p>48.4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1">
                <text:p>11</text:p>
              </table:table-cell>
              <table:table-cell office:value-type="float" office:value="37.588">
                <text:p>37.588</text:p>
              </table:table-cell>
              <table:table-cell office:value-type="float" office:value="48.588">
                <text:p>48.5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width="0.05cm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6cm" svg:y="3.715cm" style:legend-expansion="high" chart:style-name="ch2"/>
        <chart:plot-area chart:style-name="ch3" table:cell-range-address="Sheet1_2.A2:Sheet1_2.D225 Sheet1_2.B1:Sheet1_2.D1" chart:data-source-has-labels="row" svg:x="0.32cm" svg:y="0.18cm" svg:width="12.446cm" svg:height="7.676cm">
          <chart:coordinate-region svg:x="1.083cm" svg:y="0.375cm" svg:width="11.39cm" svg:height="7.286cm"/>
          <chart:axis chart:dimension="x" chart:name="primary-x" chart:style-name="ch4">
            <chart:title svg:x="6.133cm" svg:y="8.037cm" chart:style-name="ch5">
              <text:p>Time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_2.B2:Sheet1_2.B225" chart:label-cell-address="Sheet1_2.B1:Sheet1_2.B1" chart:class="chart:scatter">
            <chart:domain table:cell-range-address="Sheet1_2.A2:Sheet1_2.A225"/>
            <chart:data-point chart:repeated="224"/>
          </chart:series>
          <chart:series chart:style-name="ch9" chart:values-cell-range-address="Sheet1_2.C2:Sheet1_2.C225" chart:label-cell-address="Sheet1_2.C1:Sheet1_2.C1" chart:class="chart:scatter">
            <chart:data-point chart:repeated="224"/>
          </chart:series>
          <chart:series chart:style-name="ch10" chart:values-cell-range-address="Sheet1_2.D2:Sheet1_2.D225" chart:label-cell-address="Sheet1_2.D1:Sheet1_2.D1" chart:class="chart:scatter">
            <chart:data-point chart:repeated="2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tpoint</text:p>
                <draw:g>
                  <svg:desc>Sheet1_2.B1:Sheet1_2.B1</svg:desc>
                </draw:g>
              </table:table-cell>
              <table:table-cell office:value-type="string">
                <text:p>Measured</text:p>
                <draw:g>
                  <svg:desc>Sheet1_2.C1:Sheet1_2.C1</svg:desc>
                </draw:g>
              </table:table-cell>
              <table:table-cell office:value-type="string">
                <text:p>Error</text:p>
                <draw:g>
                  <svg:desc>Sheet1_2.D1:Sheet1_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_2.A2:Sheet1_2.A225</svg:desc>
                </draw:g>
              </table:table-cell>
              <table:table-cell office:value-type="float" office:value="25.5">
                <text:p>25.5</text:p>
                <draw:g>
                  <svg:desc>Sheet1_2.B2:Sheet1_2.B225</svg:desc>
                </draw:g>
              </table:table-cell>
              <table:table-cell office:value-type="float" office:value="22.025">
                <text:p>22.025</text:p>
                <draw:g>
                  <svg:desc>Sheet1_2.C2:Sheet1_2.C225</svg:desc>
                </draw:g>
              </table:table-cell>
              <table:table-cell office:value-type="float" office:value="3.475">
                <text:p>3.475</text:p>
                <draw:g>
                  <svg:desc>Sheet1_2.D2:Sheet1_2.D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5">
                <text:p>25.5</text:p>
              </table:table-cell>
              <table:table-cell office:value-type="float" office:value="22.025">
                <text:p>22.025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.5">
                <text:p>25.5</text:p>
              </table:table-cell>
              <table:table-cell office:value-type="float" office:value="21.962">
                <text:p>21.962</text:p>
              </table:table-cell>
              <table:table-cell office:value-type="float" office:value="3.538">
                <text:p>3.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.5">
                <text:p>25.5</text:p>
              </table:table-cell>
              <table:table-cell office:value-type="float" office:value="21.962">
                <text:p>21.962</text:p>
              </table:table-cell>
              <table:table-cell office:value-type="float" office:value="3.538">
                <text:p>3.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.5">
                <text:p>25.5</text:p>
              </table:table-cell>
              <table:table-cell office:value-type="float" office:value="22.025">
                <text:p>22.025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5.5">
                <text:p>25.5</text:p>
              </table:table-cell>
              <table:table-cell office:value-type="float" office:value="22.025">
                <text:p>22.025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5.5">
                <text:p>25.5</text:p>
              </table:table-cell>
              <table:table-cell office:value-type="float" office:value="22.025">
                <text:p>22.025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5.5">
                <text:p>25.5</text:p>
              </table:table-cell>
              <table:table-cell office:value-type="float" office:value="22.087">
                <text:p>22.087</text:p>
              </table:table-cell>
              <table:table-cell office:value-type="float" office:value="3.413">
                <text:p>3.4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5.5">
                <text:p>25.5</text:p>
              </table:table-cell>
              <table:table-cell office:value-type="float" office:value="22.087">
                <text:p>22.087</text:p>
              </table:table-cell>
              <table:table-cell office:value-type="float" office:value="3.413">
                <text:p>3.4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.5">
                <text:p>25.5</text:p>
              </table:table-cell>
              <table:table-cell office:value-type="float" office:value="22.087">
                <text:p>22.087</text:p>
              </table:table-cell>
              <table:table-cell office:value-type="float" office:value="3.413">
                <text:p>3.4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5.5">
                <text:p>25.5</text:p>
              </table:table-cell>
              <table:table-cell office:value-type="float" office:value="22.15">
                <text:p>22.15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5.5">
                <text:p>25.5</text:p>
              </table:table-cell>
              <table:table-cell office:value-type="float" office:value="22.15">
                <text:p>22.15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5.5">
                <text:p>25.5</text:p>
              </table:table-cell>
              <table:table-cell office:value-type="float" office:value="22.15">
                <text:p>22.15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5.5">
                <text:p>25.5</text:p>
              </table:table-cell>
              <table:table-cell office:value-type="float" office:value="22.212">
                <text:p>22.212</text:p>
              </table:table-cell>
              <table:table-cell office:value-type="float" office:value="3.288">
                <text:p>3.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.5">
                <text:p>25.5</text:p>
              </table:table-cell>
              <table:table-cell office:value-type="float" office:value="22.275">
                <text:p>22.275</text:p>
              </table:table-cell>
              <table:table-cell office:value-type="float" office:value="3.225">
                <text:p>3.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5.5">
                <text:p>25.5</text:p>
              </table:table-cell>
              <table:table-cell office:value-type="float" office:value="22.275">
                <text:p>22.275</text:p>
              </table:table-cell>
              <table:table-cell office:value-type="float" office:value="3.225">
                <text:p>3.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5.5">
                <text:p>25.5</text:p>
              </table:table-cell>
              <table:table-cell office:value-type="float" office:value="22.337">
                <text:p>22.337</text:p>
              </table:table-cell>
              <table:table-cell office:value-type="float" office:value="3.163">
                <text:p>3.1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5.5">
                <text:p>25.5</text:p>
              </table:table-cell>
              <table:table-cell office:value-type="float" office:value="22.337">
                <text:p>22.337</text:p>
              </table:table-cell>
              <table:table-cell office:value-type="float" office:value="3.163">
                <text:p>3.1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5.5">
                <text:p>25.5</text:p>
              </table:table-cell>
              <table:table-cell office:value-type="float" office:value="22.337">
                <text:p>22.337</text:p>
              </table:table-cell>
              <table:table-cell office:value-type="float" office:value="3.163">
                <text:p>3.1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.5">
                <text:p>25.5</text:p>
              </table:table-cell>
              <table:table-cell office:value-type="float" office:value="22.337">
                <text:p>22.337</text:p>
              </table:table-cell>
              <table:table-cell office:value-type="float" office:value="3.163">
                <text:p>3.1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5.5">
                <text:p>25.5</text:p>
              </table:table-cell>
              <table:table-cell office:value-type="float" office:value="22.4">
                <text:p>22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5.5">
                <text:p>25.5</text:p>
              </table:table-cell>
              <table:table-cell office:value-type="float" office:value="22.462">
                <text:p>22.462</text:p>
              </table:table-cell>
              <table:table-cell office:value-type="float" office:value="3.038">
                <text:p>3.0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5.5">
                <text:p>25.5</text:p>
              </table:table-cell>
              <table:table-cell office:value-type="float" office:value="22.462">
                <text:p>22.462</text:p>
              </table:table-cell>
              <table:table-cell office:value-type="float" office:value="3.038">
                <text:p>3.0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.5">
                <text:p>25.5</text:p>
              </table:table-cell>
              <table:table-cell office:value-type="float" office:value="22.525">
                <text:p>22.525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5">
                <text:p>25.5</text:p>
              </table:table-cell>
              <table:table-cell office:value-type="float" office:value="22.525">
                <text:p>22.525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.5">
                <text:p>25.5</text:p>
              </table:table-cell>
              <table:table-cell office:value-type="float" office:value="22.525">
                <text:p>22.525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5.5">
                <text:p>25.5</text:p>
              </table:table-cell>
              <table:table-cell office:value-type="float" office:value="22.587">
                <text:p>22.587</text:p>
              </table:table-cell>
              <table:table-cell office:value-type="float" office:value="2.913">
                <text:p>2.9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5.5">
                <text:p>25.5</text:p>
              </table:table-cell>
              <table:table-cell office:value-type="float" office:value="22.587">
                <text:p>22.587</text:p>
              </table:table-cell>
              <table:table-cell office:value-type="float" office:value="2.913">
                <text:p>2.9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5.5">
                <text:p>25.5</text:p>
              </table:table-cell>
              <table:table-cell office:value-type="float" office:value="22.587">
                <text:p>22.587</text:p>
              </table:table-cell>
              <table:table-cell office:value-type="float" office:value="2.913">
                <text:p>2.9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5.5">
                <text:p>25.5</text:p>
              </table:table-cell>
              <table:table-cell office:value-type="float" office:value="22.65">
                <text:p>22.6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5.5">
                <text:p>25.5</text:p>
              </table:table-cell>
              <table:table-cell office:value-type="float" office:value="22.65">
                <text:p>22.6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5.5">
                <text:p>25.5</text:p>
              </table:table-cell>
              <table:table-cell office:value-type="float" office:value="22.65">
                <text:p>22.6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5.5">
                <text:p>25.5</text:p>
              </table:table-cell>
              <table:table-cell office:value-type="float" office:value="22.65">
                <text:p>22.6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5.5">
                <text:p>25.5</text:p>
              </table:table-cell>
              <table:table-cell office:value-type="float" office:value="22.65">
                <text:p>22.6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5.5">
                <text:p>25.5</text:p>
              </table:table-cell>
              <table:table-cell office:value-type="float" office:value="22.65">
                <text:p>22.6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5.5">
                <text:p>25.5</text:p>
              </table:table-cell>
              <table:table-cell office:value-type="float" office:value="22.65">
                <text:p>22.6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5.5">
                <text:p>25.5</text:p>
              </table:table-cell>
              <table:table-cell office:value-type="float" office:value="22.65">
                <text:p>22.6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5.5">
                <text:p>25.5</text:p>
              </table:table-cell>
              <table:table-cell office:value-type="float" office:value="22.65">
                <text:p>22.6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5.5">
                <text:p>25.5</text:p>
              </table:table-cell>
              <table:table-cell office:value-type="float" office:value="22.65">
                <text:p>22.6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5.5">
                <text:p>25.5</text:p>
              </table:table-cell>
              <table:table-cell office:value-type="float" office:value="22.65">
                <text:p>22.6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5.5">
                <text:p>25.5</text:p>
              </table:table-cell>
              <table:table-cell office:value-type="float" office:value="22.65">
                <text:p>22.6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5.5">
                <text:p>25.5</text:p>
              </table:table-cell>
              <table:table-cell office:value-type="float" office:value="22.587">
                <text:p>22.587</text:p>
              </table:table-cell>
              <table:table-cell office:value-type="float" office:value="2.913">
                <text:p>2.9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5.5">
                <text:p>25.5</text:p>
              </table:table-cell>
              <table:table-cell office:value-type="float" office:value="22.587">
                <text:p>22.587</text:p>
              </table:table-cell>
              <table:table-cell office:value-type="float" office:value="2.913">
                <text:p>2.9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5.5">
                <text:p>25.5</text:p>
              </table:table-cell>
              <table:table-cell office:value-type="float" office:value="22.587">
                <text:p>22.587</text:p>
              </table:table-cell>
              <table:table-cell office:value-type="float" office:value="2.913">
                <text:p>2.9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5.5">
                <text:p>25.5</text:p>
              </table:table-cell>
              <table:table-cell office:value-type="float" office:value="22.587">
                <text:p>22.587</text:p>
              </table:table-cell>
              <table:table-cell office:value-type="float" office:value="2.913">
                <text:p>2.9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5.5">
                <text:p>25.5</text:p>
              </table:table-cell>
              <table:table-cell office:value-type="float" office:value="22.525">
                <text:p>22.525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5.5">
                <text:p>25.5</text:p>
              </table:table-cell>
              <table:table-cell office:value-type="float" office:value="22.525">
                <text:p>22.525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5.5">
                <text:p>25.5</text:p>
              </table:table-cell>
              <table:table-cell office:value-type="float" office:value="22.462">
                <text:p>22.462</text:p>
              </table:table-cell>
              <table:table-cell office:value-type="float" office:value="3.038">
                <text:p>3.0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5.5">
                <text:p>25.5</text:p>
              </table:table-cell>
              <table:table-cell office:value-type="float" office:value="22.462">
                <text:p>22.462</text:p>
              </table:table-cell>
              <table:table-cell office:value-type="float" office:value="3.038">
                <text:p>3.0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5.5">
                <text:p>25.5</text:p>
              </table:table-cell>
              <table:table-cell office:value-type="float" office:value="22.462">
                <text:p>22.462</text:p>
              </table:table-cell>
              <table:table-cell office:value-type="float" office:value="3.038">
                <text:p>3.0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5.5">
                <text:p>25.5</text:p>
              </table:table-cell>
              <table:table-cell office:value-type="float" office:value="22.4">
                <text:p>22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22.4">
                <text:p>22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5.5">
                <text:p>25.5</text:p>
              </table:table-cell>
              <table:table-cell office:value-type="float" office:value="22.337">
                <text:p>22.337</text:p>
              </table:table-cell>
              <table:table-cell office:value-type="float" office:value="3.163">
                <text:p>3.1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5.5">
                <text:p>25.5</text:p>
              </table:table-cell>
              <table:table-cell office:value-type="float" office:value="22.337">
                <text:p>22.337</text:p>
              </table:table-cell>
              <table:table-cell office:value-type="float" office:value="3.163">
                <text:p>3.1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5.5">
                <text:p>25.5</text:p>
              </table:table-cell>
              <table:table-cell office:value-type="float" office:value="22.275">
                <text:p>22.275</text:p>
              </table:table-cell>
              <table:table-cell office:value-type="float" office:value="3.225">
                <text:p>3.2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5.5">
                <text:p>25.5</text:p>
              </table:table-cell>
              <table:table-cell office:value-type="float" office:value="22.275">
                <text:p>22.275</text:p>
              </table:table-cell>
              <table:table-cell office:value-type="float" office:value="3.225">
                <text:p>3.2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5.5">
                <text:p>25.5</text:p>
              </table:table-cell>
              <table:table-cell office:value-type="float" office:value="22.212">
                <text:p>22.212</text:p>
              </table:table-cell>
              <table:table-cell office:value-type="float" office:value="3.288">
                <text:p>3.2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5.5">
                <text:p>25.5</text:p>
              </table:table-cell>
              <table:table-cell office:value-type="float" office:value="22.212">
                <text:p>22.212</text:p>
              </table:table-cell>
              <table:table-cell office:value-type="float" office:value="3.288">
                <text:p>3.2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5.5">
                <text:p>25.5</text:p>
              </table:table-cell>
              <table:table-cell office:value-type="float" office:value="22.15">
                <text:p>22.15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5.5">
                <text:p>25.5</text:p>
              </table:table-cell>
              <table:table-cell office:value-type="float" office:value="22.087">
                <text:p>22.087</text:p>
              </table:table-cell>
              <table:table-cell office:value-type="float" office:value="3.413">
                <text:p>3.4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5.5">
                <text:p>25.5</text:p>
              </table:table-cell>
              <table:table-cell office:value-type="float" office:value="22.087">
                <text:p>22.087</text:p>
              </table:table-cell>
              <table:table-cell office:value-type="float" office:value="3.413">
                <text:p>3.4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5.5">
                <text:p>25.5</text:p>
              </table:table-cell>
              <table:table-cell office:value-type="float" office:value="22.087">
                <text:p>22.087</text:p>
              </table:table-cell>
              <table:table-cell office:value-type="float" office:value="3.413">
                <text:p>3.4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5.5">
                <text:p>25.5</text:p>
              </table:table-cell>
              <table:table-cell office:value-type="float" office:value="22.025">
                <text:p>22.025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5.5">
                <text:p>25.5</text:p>
              </table:table-cell>
              <table:table-cell office:value-type="float" office:value="22.025">
                <text:p>22.025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5.5">
                <text:p>25.5</text:p>
              </table:table-cell>
              <table:table-cell office:value-type="float" office:value="21.962">
                <text:p>21.962</text:p>
              </table:table-cell>
              <table:table-cell office:value-type="float" office:value="3.538">
                <text:p>3.5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5.5">
                <text:p>25.5</text:p>
              </table:table-cell>
              <table:table-cell office:value-type="float" office:value="21.9">
                <text:p>21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5.5">
                <text:p>25.5</text:p>
              </table:table-cell>
              <table:table-cell office:value-type="float" office:value="21.9">
                <text:p>21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5.5">
                <text:p>25.5</text:p>
              </table:table-cell>
              <table:table-cell office:value-type="float" office:value="21.837">
                <text:p>21.837</text:p>
              </table:table-cell>
              <table:table-cell office:value-type="float" office:value="3.663">
                <text:p>3.6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5.5">
                <text:p>25.5</text:p>
              </table:table-cell>
              <table:table-cell office:value-type="float" office:value="21.775">
                <text:p>21.775</text:p>
              </table:table-cell>
              <table:table-cell office:value-type="float" office:value="3.725">
                <text:p>3.7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5.5">
                <text:p>25.5</text:p>
              </table:table-cell>
              <table:table-cell office:value-type="float" office:value="21.775">
                <text:p>21.775</text:p>
              </table:table-cell>
              <table:table-cell office:value-type="float" office:value="3.725">
                <text:p>3.7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5.5">
                <text:p>25.5</text:p>
              </table:table-cell>
              <table:table-cell office:value-type="float" office:value="21.712">
                <text:p>21.712</text:p>
              </table:table-cell>
              <table:table-cell office:value-type="float" office:value="3.788">
                <text:p>3.7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5.5">
                <text:p>25.5</text:p>
              </table:table-cell>
              <table:table-cell office:value-type="float" office:value="21.712">
                <text:p>21.712</text:p>
              </table:table-cell>
              <table:table-cell office:value-type="float" office:value="3.788">
                <text:p>3.7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5.5">
                <text:p>25.5</text:p>
              </table:table-cell>
              <table:table-cell office:value-type="float" office:value="21.65">
                <text:p>21.65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5.5">
                <text:p>25.5</text:p>
              </table:table-cell>
              <table:table-cell office:value-type="float" office:value="21.65">
                <text:p>21.65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5.5">
                <text:p>25.5</text:p>
              </table:table-cell>
              <table:table-cell office:value-type="float" office:value="21.587">
                <text:p>21.587</text:p>
              </table:table-cell>
              <table:table-cell office:value-type="float" office:value="3.913">
                <text:p>3.9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5.5">
                <text:p>25.5</text:p>
              </table:table-cell>
              <table:table-cell office:value-type="float" office:value="21.525">
                <text:p>21.525</text:p>
              </table:table-cell>
              <table:table-cell office:value-type="float" office:value="3.975">
                <text:p>3.9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5.5">
                <text:p>25.5</text:p>
              </table:table-cell>
              <table:table-cell office:value-type="float" office:value="21.525">
                <text:p>21.525</text:p>
              </table:table-cell>
              <table:table-cell office:value-type="float" office:value="3.975">
                <text:p>3.9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5.5">
                <text:p>25.5</text:p>
              </table:table-cell>
              <table:table-cell office:value-type="float" office:value="21.462">
                <text:p>21.462</text:p>
              </table:table-cell>
              <table:table-cell office:value-type="float" office:value="4.038">
                <text:p>4.0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5.5">
                <text:p>25.5</text:p>
              </table:table-cell>
              <table:table-cell office:value-type="float" office:value="21.462">
                <text:p>21.462</text:p>
              </table:table-cell>
              <table:table-cell office:value-type="float" office:value="4.038">
                <text:p>4.0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5.5">
                <text:p>25.5</text:p>
              </table:table-cell>
              <table:table-cell office:value-type="float" office:value="21.4">
                <text:p>21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5.5">
                <text:p>25.5</text:p>
              </table:table-cell>
              <table:table-cell office:value-type="float" office:value="21.4">
                <text:p>21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5.5">
                <text:p>25.5</text:p>
              </table:table-cell>
              <table:table-cell office:value-type="float" office:value="21.337">
                <text:p>21.337</text:p>
              </table:table-cell>
              <table:table-cell office:value-type="float" office:value="4.163">
                <text:p>4.1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5.5">
                <text:p>25.5</text:p>
              </table:table-cell>
              <table:table-cell office:value-type="float" office:value="21.275">
                <text:p>21.275</text:p>
              </table:table-cell>
              <table:table-cell office:value-type="float" office:value="4.225">
                <text:p>4.2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5.5">
                <text:p>25.5</text:p>
              </table:table-cell>
              <table:table-cell office:value-type="float" office:value="21.275">
                <text:p>21.275</text:p>
              </table:table-cell>
              <table:table-cell office:value-type="float" office:value="4.225">
                <text:p>4.2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5.5">
                <text:p>25.5</text:p>
              </table:table-cell>
              <table:table-cell office:value-type="float" office:value="21.212">
                <text:p>21.212</text:p>
              </table:table-cell>
              <table:table-cell office:value-type="float" office:value="4.288">
                <text:p>4.2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5.5">
                <text:p>25.5</text:p>
              </table:table-cell>
              <table:table-cell office:value-type="float" office:value="21.212">
                <text:p>21.212</text:p>
              </table:table-cell>
              <table:table-cell office:value-type="float" office:value="4.288">
                <text:p>4.2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5.5">
                <text:p>25.5</text:p>
              </table:table-cell>
              <table:table-cell office:value-type="float" office:value="21.15">
                <text:p>21.15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5.5">
                <text:p>25.5</text:p>
              </table:table-cell>
              <table:table-cell office:value-type="float" office:value="21.15">
                <text:p>21.15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5.5">
                <text:p>25.5</text:p>
              </table:table-cell>
              <table:table-cell office:value-type="float" office:value="21.087">
                <text:p>21.087</text:p>
              </table:table-cell>
              <table:table-cell office:value-type="float" office:value="4.413">
                <text:p>4.4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5.5">
                <text:p>25.5</text:p>
              </table:table-cell>
              <table:table-cell office:value-type="float" office:value="21.087">
                <text:p>21.087</text:p>
              </table:table-cell>
              <table:table-cell office:value-type="float" office:value="4.413">
                <text:p>4.4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5.5">
                <text:p>25.5</text:p>
              </table:table-cell>
              <table:table-cell office:value-type="float" office:value="21.025">
                <text:p>21.025</text:p>
              </table:table-cell>
              <table:table-cell office:value-type="float" office:value="4.475">
                <text:p>4.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5.5">
                <text:p>25.5</text:p>
              </table:table-cell>
              <table:table-cell office:value-type="float" office:value="21.025">
                <text:p>21.025</text:p>
              </table:table-cell>
              <table:table-cell office:value-type="float" office:value="4.475">
                <text:p>4.4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5.5">
                <text:p>25.5</text:p>
              </table:table-cell>
              <table:table-cell office:value-type="float" office:value="20.962">
                <text:p>20.962</text:p>
              </table:table-cell>
              <table:table-cell office:value-type="float" office:value="4.538">
                <text:p>4.5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5.5">
                <text:p>25.5</text:p>
              </table:table-cell>
              <table:table-cell office:value-type="float" office:value="20.962">
                <text:p>20.962</text:p>
              </table:table-cell>
              <table:table-cell office:value-type="float" office:value="4.538">
                <text:p>4.5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5.5">
                <text:p>25.5</text:p>
              </table:table-cell>
              <table:table-cell office:value-type="float" office:value="20.9">
                <text:p>20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5.5">
                <text:p>25.5</text:p>
              </table:table-cell>
              <table:table-cell office:value-type="float" office:value="20.9">
                <text:p>20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5.5">
                <text:p>25.5</text:p>
              </table:table-cell>
              <table:table-cell office:value-type="float" office:value="20.837">
                <text:p>20.837</text:p>
              </table:table-cell>
              <table:table-cell office:value-type="float" office:value="4.663">
                <text:p>4.6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5.5">
                <text:p>25.5</text:p>
              </table:table-cell>
              <table:table-cell office:value-type="float" office:value="20.837">
                <text:p>20.837</text:p>
              </table:table-cell>
              <table:table-cell office:value-type="float" office:value="4.663">
                <text:p>4.6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5.5">
                <text:p>25.5</text:p>
              </table:table-cell>
              <table:table-cell office:value-type="float" office:value="20.775">
                <text:p>20.775</text:p>
              </table:table-cell>
              <table:table-cell office:value-type="float" office:value="4.725">
                <text:p>4.7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5.5">
                <text:p>25.5</text:p>
              </table:table-cell>
              <table:table-cell office:value-type="float" office:value="20.775">
                <text:p>20.775</text:p>
              </table:table-cell>
              <table:table-cell office:value-type="float" office:value="4.725">
                <text:p>4.7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5.5">
                <text:p>25.5</text:p>
              </table:table-cell>
              <table:table-cell office:value-type="float" office:value="20.712">
                <text:p>20.712</text:p>
              </table:table-cell>
              <table:table-cell office:value-type="float" office:value="4.788">
                <text:p>4.7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5.5">
                <text:p>25.5</text:p>
              </table:table-cell>
              <table:table-cell office:value-type="float" office:value="20.712">
                <text:p>20.712</text:p>
              </table:table-cell>
              <table:table-cell office:value-type="float" office:value="4.788">
                <text:p>4.7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5.5">
                <text:p>25.5</text:p>
              </table:table-cell>
              <table:table-cell office:value-type="float" office:value="20.65">
                <text:p>20.65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5.5">
                <text:p>25.5</text:p>
              </table:table-cell>
              <table:table-cell office:value-type="float" office:value="20.65">
                <text:p>20.65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5.5">
                <text:p>25.5</text:p>
              </table:table-cell>
              <table:table-cell office:value-type="float" office:value="20.587">
                <text:p>20.587</text:p>
              </table:table-cell>
              <table:table-cell office:value-type="float" office:value="4.913">
                <text:p>4.9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5.5">
                <text:p>25.5</text:p>
              </table:table-cell>
              <table:table-cell office:value-type="float" office:value="20.587">
                <text:p>20.587</text:p>
              </table:table-cell>
              <table:table-cell office:value-type="float" office:value="4.913">
                <text:p>4.9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5.5">
                <text:p>25.5</text:p>
              </table:table-cell>
              <table:table-cell office:value-type="float" office:value="20.525">
                <text:p>20.525</text:p>
              </table:table-cell>
              <table:table-cell office:value-type="float" office:value="4.975">
                <text:p>4.9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5.5">
                <text:p>25.5</text:p>
              </table:table-cell>
              <table:table-cell office:value-type="float" office:value="20.525">
                <text:p>20.525</text:p>
              </table:table-cell>
              <table:table-cell office:value-type="float" office:value="4.975">
                <text:p>4.9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5.5">
                <text:p>25.5</text:p>
              </table:table-cell>
              <table:table-cell office:value-type="float" office:value="20.525">
                <text:p>20.525</text:p>
              </table:table-cell>
              <table:table-cell office:value-type="float" office:value="4.975">
                <text:p>4.9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5.5">
                <text:p>25.5</text:p>
              </table:table-cell>
              <table:table-cell office:value-type="float" office:value="20.462">
                <text:p>20.462</text:p>
              </table:table-cell>
              <table:table-cell office:value-type="float" office:value="5.038">
                <text:p>5.0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5.5">
                <text:p>25.5</text:p>
              </table:table-cell>
              <table:table-cell office:value-type="float" office:value="20.462">
                <text:p>20.462</text:p>
              </table:table-cell>
              <table:table-cell office:value-type="float" office:value="5.038">
                <text:p>5.0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5.5">
                <text:p>25.5</text:p>
              </table:table-cell>
              <table:table-cell office:value-type="float" office:value="20.462">
                <text:p>20.462</text:p>
              </table:table-cell>
              <table:table-cell office:value-type="float" office:value="5.038">
                <text:p>5.0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5.5">
                <text:p>25.5</text:p>
              </table:table-cell>
              <table:table-cell office:value-type="float" office:value="20.4">
                <text:p>20.4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5.5">
                <text:p>25.5</text:p>
              </table:table-cell>
              <table:table-cell office:value-type="float" office:value="20.4">
                <text:p>20.4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5.5">
                <text:p>25.5</text:p>
              </table:table-cell>
              <table:table-cell office:value-type="float" office:value="20.337">
                <text:p>20.337</text:p>
              </table:table-cell>
              <table:table-cell office:value-type="float" office:value="5.163">
                <text:p>5.1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5.5">
                <text:p>25.5</text:p>
              </table:table-cell>
              <table:table-cell office:value-type="float" office:value="20.337">
                <text:p>20.337</text:p>
              </table:table-cell>
              <table:table-cell office:value-type="float" office:value="5.163">
                <text:p>5.1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5.5">
                <text:p>25.5</text:p>
              </table:table-cell>
              <table:table-cell office:value-type="float" office:value="20.337">
                <text:p>20.337</text:p>
              </table:table-cell>
              <table:table-cell office:value-type="float" office:value="5.163">
                <text:p>5.1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5.5">
                <text:p>25.5</text:p>
              </table:table-cell>
              <table:table-cell office:value-type="float" office:value="20.275">
                <text:p>20.275</text:p>
              </table:table-cell>
              <table:table-cell office:value-type="float" office:value="5.225">
                <text:p>5.2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5.5">
                <text:p>25.5</text:p>
              </table:table-cell>
              <table:table-cell office:value-type="float" office:value="20.275">
                <text:p>20.275</text:p>
              </table:table-cell>
              <table:table-cell office:value-type="float" office:value="5.225">
                <text:p>5.2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5.5">
                <text:p>25.5</text:p>
              </table:table-cell>
              <table:table-cell office:value-type="float" office:value="20.275">
                <text:p>20.275</text:p>
              </table:table-cell>
              <table:table-cell office:value-type="float" office:value="5.225">
                <text:p>5.2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5.5">
                <text:p>25.5</text:p>
              </table:table-cell>
              <table:table-cell office:value-type="float" office:value="20.212">
                <text:p>20.212</text:p>
              </table:table-cell>
              <table:table-cell office:value-type="float" office:value="5.288">
                <text:p>5.2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5.5">
                <text:p>25.5</text:p>
              </table:table-cell>
              <table:table-cell office:value-type="float" office:value="20.15">
                <text:p>20.15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5.5">
                <text:p>25.5</text:p>
              </table:table-cell>
              <table:table-cell office:value-type="float" office:value="20.15">
                <text:p>20.15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5.5">
                <text:p>25.5</text:p>
              </table:table-cell>
              <table:table-cell office:value-type="float" office:value="20.15">
                <text:p>20.15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5.5">
                <text:p>25.5</text:p>
              </table:table-cell>
              <table:table-cell office:value-type="float" office:value="20.15">
                <text:p>20.15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5.5">
                <text:p>25.5</text:p>
              </table:table-cell>
              <table:table-cell office:value-type="float" office:value="20.087">
                <text:p>20.087</text:p>
              </table:table-cell>
              <table:table-cell office:value-type="float" office:value="5.413">
                <text:p>5.4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5.5">
                <text:p>25.5</text:p>
              </table:table-cell>
              <table:table-cell office:value-type="float" office:value="20.087">
                <text:p>20.087</text:p>
              </table:table-cell>
              <table:table-cell office:value-type="float" office:value="5.413">
                <text:p>5.4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5.5">
                <text:p>25.5</text:p>
              </table:table-cell>
              <table:table-cell office:value-type="float" office:value="20.025">
                <text:p>20.025</text:p>
              </table:table-cell>
              <table:table-cell office:value-type="float" office:value="5.475">
                <text:p>5.4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5.5">
                <text:p>25.5</text:p>
              </table:table-cell>
              <table:table-cell office:value-type="float" office:value="20.025">
                <text:p>20.025</text:p>
              </table:table-cell>
              <table:table-cell office:value-type="float" office:value="5.475">
                <text:p>5.4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5.5">
                <text:p>25.5</text:p>
              </table:table-cell>
              <table:table-cell office:value-type="float" office:value="20.025">
                <text:p>20.025</text:p>
              </table:table-cell>
              <table:table-cell office:value-type="float" office:value="5.475">
                <text:p>5.4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5.5">
                <text:p>25.5</text:p>
              </table:table-cell>
              <table:table-cell office:value-type="float" office:value="19.962">
                <text:p>19.962</text:p>
              </table:table-cell>
              <table:table-cell office:value-type="float" office:value="5.538">
                <text:p>5.5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5.5">
                <text:p>25.5</text:p>
              </table:table-cell>
              <table:table-cell office:value-type="float" office:value="19.962">
                <text:p>19.962</text:p>
              </table:table-cell>
              <table:table-cell office:value-type="float" office:value="5.538">
                <text:p>5.5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5.5">
                <text:p>25.5</text:p>
              </table:table-cell>
              <table:table-cell office:value-type="float" office:value="19.962">
                <text:p>19.962</text:p>
              </table:table-cell>
              <table:table-cell office:value-type="float" office:value="5.538">
                <text:p>5.5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5.5">
                <text:p>25.5</text:p>
              </table:table-cell>
              <table:table-cell office:value-type="float" office:value="19.9">
                <text:p>1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5.5">
                <text:p>25.5</text:p>
              </table:table-cell>
              <table:table-cell office:value-type="float" office:value="19.9">
                <text:p>1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5.5">
                <text:p>25.5</text:p>
              </table:table-cell>
              <table:table-cell office:value-type="float" office:value="19.9">
                <text:p>1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5.5">
                <text:p>25.5</text:p>
              </table:table-cell>
              <table:table-cell office:value-type="float" office:value="19.9">
                <text:p>1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5.5">
                <text:p>25.5</text:p>
              </table:table-cell>
              <table:table-cell office:value-type="float" office:value="19.837">
                <text:p>19.837</text:p>
              </table:table-cell>
              <table:table-cell office:value-type="float" office:value="5.663">
                <text:p>5.6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5.5">
                <text:p>25.5</text:p>
              </table:table-cell>
              <table:table-cell office:value-type="float" office:value="19.837">
                <text:p>19.837</text:p>
              </table:table-cell>
              <table:table-cell office:value-type="float" office:value="5.663">
                <text:p>5.6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5.5">
                <text:p>25.5</text:p>
              </table:table-cell>
              <table:table-cell office:value-type="float" office:value="19.837">
                <text:p>19.837</text:p>
              </table:table-cell>
              <table:table-cell office:value-type="float" office:value="5.663">
                <text:p>5.6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5.5">
                <text:p>25.5</text:p>
              </table:table-cell>
              <table:table-cell office:value-type="float" office:value="19.775">
                <text:p>19.775</text:p>
              </table:table-cell>
              <table:table-cell office:value-type="float" office:value="5.725">
                <text:p>5.7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5.5">
                <text:p>25.5</text:p>
              </table:table-cell>
              <table:table-cell office:value-type="float" office:value="19.775">
                <text:p>19.775</text:p>
              </table:table-cell>
              <table:table-cell office:value-type="float" office:value="5.725">
                <text:p>5.7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5.5">
                <text:p>25.5</text:p>
              </table:table-cell>
              <table:table-cell office:value-type="float" office:value="19.775">
                <text:p>19.775</text:p>
              </table:table-cell>
              <table:table-cell office:value-type="float" office:value="5.725">
                <text:p>5.7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5.5">
                <text:p>25.5</text:p>
              </table:table-cell>
              <table:table-cell office:value-type="float" office:value="19.775">
                <text:p>19.775</text:p>
              </table:table-cell>
              <table:table-cell office:value-type="float" office:value="5.725">
                <text:p>5.7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4.5">
                <text:p>24.5</text:p>
              </table:table-cell>
              <table:table-cell office:value-type="float" office:value="19.712">
                <text:p>19.712</text:p>
              </table:table-cell>
              <table:table-cell office:value-type="float" office:value="4.788">
                <text:p>4.7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0.5">
                <text:p>20.5</text:p>
              </table:table-cell>
              <table:table-cell office:value-type="float" office:value="19.712">
                <text:p>19.712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0.5">
                <text:p>20.5</text:p>
              </table:table-cell>
              <table:table-cell office:value-type="float" office:value="19.712">
                <text:p>19.712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0.5">
                <text:p>20.5</text:p>
              </table:table-cell>
              <table:table-cell office:value-type="float" office:value="19.65">
                <text:p>19.6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0.5">
                <text:p>20.5</text:p>
              </table:table-cell>
              <table:table-cell office:value-type="float" office:value="19.65">
                <text:p>19.6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0.5">
                <text:p>20.5</text:p>
              </table:table-cell>
              <table:table-cell office:value-type="float" office:value="19.65">
                <text:p>19.6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0.5">
                <text:p>20.5</text:p>
              </table:table-cell>
              <table:table-cell office:value-type="float" office:value="19.65">
                <text:p>19.6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0.5">
                <text:p>20.5</text:p>
              </table:table-cell>
              <table:table-cell office:value-type="float" office:value="19.587">
                <text:p>19.587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0.5">
                <text:p>20.5</text:p>
              </table:table-cell>
              <table:table-cell office:value-type="float" office:value="19.587">
                <text:p>19.587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9.5">
                <text:p>19.5</text:p>
              </table:table-cell>
              <table:table-cell office:value-type="float" office:value="19.587">
                <text:p>19.587</text:p>
              </table:table-cell>
              <table:table-cell office:value-type="float" office:value="-0.087">
                <text:p>-0.0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9.5">
                <text:p>19.5</text:p>
              </table:table-cell>
              <table:table-cell office:value-type="float" office:value="19.587">
                <text:p>19.587</text:p>
              </table:table-cell>
              <table:table-cell office:value-type="float" office:value="-0.087">
                <text:p>-0.0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9.5">
                <text:p>19.5</text:p>
              </table:table-cell>
              <table:table-cell office:value-type="float" office:value="19.587">
                <text:p>19.587</text:p>
              </table:table-cell>
              <table:table-cell office:value-type="float" office:value="-0.087">
                <text:p>-0.0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9.5">
                <text:p>19.5</text:p>
              </table:table-cell>
              <table:table-cell office:value-type="float" office:value="19.525">
                <text:p>19.525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9.5">
                <text:p>19.5</text:p>
              </table:table-cell>
              <table:table-cell office:value-type="float" office:value="19.525">
                <text:p>19.525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9.5">
                <text:p>19.5</text:p>
              </table:table-cell>
              <table:table-cell office:value-type="float" office:value="19.525">
                <text:p>19.525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9.5">
                <text:p>19.5</text:p>
              </table:table-cell>
              <table:table-cell office:value-type="float" office:value="19.462">
                <text:p>19.462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9.5">
                <text:p>19.5</text:p>
              </table:table-cell>
              <table:table-cell office:value-type="float" office:value="19.462">
                <text:p>19.462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9">
                <text:p>19</text:p>
              </table:table-cell>
              <table:table-cell office:value-type="float" office:value="19.462">
                <text:p>19.462</text:p>
              </table:table-cell>
              <table:table-cell office:value-type="float" office:value="-0.462">
                <text:p>-0.4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5">
                <text:p>15</text:p>
              </table:table-cell>
              <table:table-cell office:value-type="float" office:value="19.462">
                <text:p>19.462</text:p>
              </table:table-cell>
              <table:table-cell office:value-type="float" office:value="-4.462">
                <text:p>-4.4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5">
                <text:p>15</text:p>
              </table:table-cell>
              <table:table-cell office:value-type="float" office:value="19.462">
                <text:p>19.462</text:p>
              </table:table-cell>
              <table:table-cell office:value-type="float" office:value="-4.462">
                <text:p>-4.4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5">
                <text:p>15</text:p>
              </table:table-cell>
              <table:table-cell office:value-type="float" office:value="19.4">
                <text:p>19.4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5">
                <text:p>15</text:p>
              </table:table-cell>
              <table:table-cell office:value-type="float" office:value="19.4">
                <text:p>19.4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5">
                <text:p>15</text:p>
              </table:table-cell>
              <table:table-cell office:value-type="float" office:value="19.4">
                <text:p>19.4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5">
                <text:p>15</text:p>
              </table:table-cell>
              <table:table-cell office:value-type="float" office:value="19.4">
                <text:p>19.4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5">
                <text:p>15</text:p>
              </table:table-cell>
              <table:table-cell office:value-type="float" office:value="19.4">
                <text:p>19.4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5">
                <text:p>15</text:p>
              </table:table-cell>
              <table:table-cell office:value-type="float" office:value="19.337">
                <text:p>19.337</text:p>
              </table:table-cell>
              <table:table-cell office:value-type="float" office:value="-4.337">
                <text:p>-4.3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5">
                <text:p>15</text:p>
              </table:table-cell>
              <table:table-cell office:value-type="float" office:value="19.337">
                <text:p>19.337</text:p>
              </table:table-cell>
              <table:table-cell office:value-type="float" office:value="-4.337">
                <text:p>-4.3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5">
                <text:p>15</text:p>
              </table:table-cell>
              <table:table-cell office:value-type="float" office:value="19.337">
                <text:p>19.337</text:p>
              </table:table-cell>
              <table:table-cell office:value-type="float" office:value="-4.337">
                <text:p>-4.3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5">
                <text:p>15</text:p>
              </table:table-cell>
              <table:table-cell office:value-type="float" office:value="19.337">
                <text:p>19.337</text:p>
              </table:table-cell>
              <table:table-cell office:value-type="float" office:value="-4.337">
                <text:p>-4.3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5">
                <text:p>15</text:p>
              </table:table-cell>
              <table:table-cell office:value-type="float" office:value="19.337">
                <text:p>19.337</text:p>
              </table:table-cell>
              <table:table-cell office:value-type="float" office:value="-4.337">
                <text:p>-4.3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5">
                <text:p>15</text:p>
              </table:table-cell>
              <table:table-cell office:value-type="float" office:value="19.275">
                <text:p>19.275</text:p>
              </table:table-cell>
              <table:table-cell office:value-type="float" office:value="-4.275">
                <text:p>-4.2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5">
                <text:p>15</text:p>
              </table:table-cell>
              <table:table-cell office:value-type="float" office:value="19.275">
                <text:p>19.275</text:p>
              </table:table-cell>
              <table:table-cell office:value-type="float" office:value="-4.275">
                <text:p>-4.2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5">
                <text:p>15</text:p>
              </table:table-cell>
              <table:table-cell office:value-type="float" office:value="19.275">
                <text:p>19.275</text:p>
              </table:table-cell>
              <table:table-cell office:value-type="float" office:value="-4.275">
                <text:p>-4.2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5">
                <text:p>15</text:p>
              </table:table-cell>
              <table:table-cell office:value-type="float" office:value="19.275">
                <text:p>19.275</text:p>
              </table:table-cell>
              <table:table-cell office:value-type="float" office:value="-4.275">
                <text:p>-4.2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5">
                <text:p>15</text:p>
              </table:table-cell>
              <table:table-cell office:value-type="float" office:value="19.275">
                <text:p>19.275</text:p>
              </table:table-cell>
              <table:table-cell office:value-type="float" office:value="-4.275">
                <text:p>-4.2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5">
                <text:p>15</text:p>
              </table:table-cell>
              <table:table-cell office:value-type="float" office:value="19.275">
                <text:p>19.275</text:p>
              </table:table-cell>
              <table:table-cell office:value-type="float" office:value="-4.275">
                <text:p>-4.2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5">
                <text:p>15</text:p>
              </table:table-cell>
              <table:table-cell office:value-type="float" office:value="19.275">
                <text:p>19.275</text:p>
              </table:table-cell>
              <table:table-cell office:value-type="float" office:value="-4.275">
                <text:p>-4.2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5">
                <text:p>15</text:p>
              </table:table-cell>
              <table:table-cell office:value-type="float" office:value="19.212">
                <text:p>19.212</text:p>
              </table:table-cell>
              <table:table-cell office:value-type="float" office:value="-4.212">
                <text:p>-4.2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5">
                <text:p>15</text:p>
              </table:table-cell>
              <table:table-cell office:value-type="float" office:value="19.212">
                <text:p>19.212</text:p>
              </table:table-cell>
              <table:table-cell office:value-type="float" office:value="-4.212">
                <text:p>-4.2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5">
                <text:p>15</text:p>
              </table:table-cell>
              <table:table-cell office:value-type="float" office:value="19.212">
                <text:p>19.212</text:p>
              </table:table-cell>
              <table:table-cell office:value-type="float" office:value="-4.212">
                <text:p>-4.2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5">
                <text:p>15</text:p>
              </table:table-cell>
              <table:table-cell office:value-type="float" office:value="19.212">
                <text:p>19.212</text:p>
              </table:table-cell>
              <table:table-cell office:value-type="float" office:value="-4.212">
                <text:p>-4.2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5">
                <text:p>15</text:p>
              </table:table-cell>
              <table:table-cell office:value-type="float" office:value="19.15">
                <text:p>19.15</text:p>
              </table:table-cell>
              <table:table-cell office:value-type="float" office:value="-4.15">
                <text:p>-4.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5">
                <text:p>15</text:p>
              </table:table-cell>
              <table:table-cell office:value-type="float" office:value="19.15">
                <text:p>19.15</text:p>
              </table:table-cell>
              <table:table-cell office:value-type="float" office:value="-4.15">
                <text:p>-4.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5">
                <text:p>15</text:p>
              </table:table-cell>
              <table:table-cell office:value-type="float" office:value="19.15">
                <text:p>19.15</text:p>
              </table:table-cell>
              <table:table-cell office:value-type="float" office:value="-4.15">
                <text:p>-4.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5">
                <text:p>15</text:p>
              </table:table-cell>
              <table:table-cell office:value-type="float" office:value="19.15">
                <text:p>19.15</text:p>
              </table:table-cell>
              <table:table-cell office:value-type="float" office:value="-4.15">
                <text:p>-4.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5">
                <text:p>15</text:p>
              </table:table-cell>
              <table:table-cell office:value-type="float" office:value="19.15">
                <text:p>19.15</text:p>
              </table:table-cell>
              <table:table-cell office:value-type="float" office:value="-4.15">
                <text:p>-4.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5">
                <text:p>15</text:p>
              </table:table-cell>
              <table:table-cell office:value-type="float" office:value="19.15">
                <text:p>19.15</text:p>
              </table:table-cell>
              <table:table-cell office:value-type="float" office:value="-4.15">
                <text:p>-4.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5">
                <text:p>15</text:p>
              </table:table-cell>
              <table:table-cell office:value-type="float" office:value="19.15">
                <text:p>19.15</text:p>
              </table:table-cell>
              <table:table-cell office:value-type="float" office:value="-4.15">
                <text:p>-4.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5">
                <text:p>15</text:p>
              </table:table-cell>
              <table:table-cell office:value-type="float" office:value="19.087">
                <text:p>19.087</text:p>
              </table:table-cell>
              <table:table-cell office:value-type="float" office:value="-4.087">
                <text:p>-4.0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5">
                <text:p>15</text:p>
              </table:table-cell>
              <table:table-cell office:value-type="float" office:value="19.087">
                <text:p>19.087</text:p>
              </table:table-cell>
              <table:table-cell office:value-type="float" office:value="-4.087">
                <text:p>-4.0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5">
                <text:p>15</text:p>
              </table:table-cell>
              <table:table-cell office:value-type="float" office:value="19.087">
                <text:p>19.087</text:p>
              </table:table-cell>
              <table:table-cell office:value-type="float" office:value="-4.087">
                <text:p>-4.0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5">
                <text:p>15</text:p>
              </table:table-cell>
              <table:table-cell office:value-type="float" office:value="19.087">
                <text:p>19.087</text:p>
              </table:table-cell>
              <table:table-cell office:value-type="float" office:value="-4.087">
                <text:p>-4.0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5">
                <text:p>15</text:p>
              </table:table-cell>
              <table:table-cell office:value-type="float" office:value="19.087">
                <text:p>19.087</text:p>
              </table:table-cell>
              <table:table-cell office:value-type="float" office:value="-4.087">
                <text:p>-4.0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5">
                <text:p>15</text:p>
              </table:table-cell>
              <table:table-cell office:value-type="float" office:value="19.087">
                <text:p>19.087</text:p>
              </table:table-cell>
              <table:table-cell office:value-type="float" office:value="-4.087">
                <text:p>-4.0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5">
                <text:p>15</text:p>
              </table:table-cell>
              <table:table-cell office:value-type="float" office:value="19.025">
                <text:p>19.025</text:p>
              </table:table-cell>
              <table:table-cell office:value-type="float" office:value="-4.025">
                <text:p>-4.0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5">
                <text:p>15</text:p>
              </table:table-cell>
              <table:table-cell office:value-type="float" office:value="19.025">
                <text:p>19.025</text:p>
              </table:table-cell>
              <table:table-cell office:value-type="float" office:value="-4.025">
                <text:p>-4.0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5">
                <text:p>15</text:p>
              </table:table-cell>
              <table:table-cell office:value-type="float" office:value="19.025">
                <text:p>19.025</text:p>
              </table:table-cell>
              <table:table-cell office:value-type="float" office:value="-4.025">
                <text:p>-4.0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5">
                <text:p>15</text:p>
              </table:table-cell>
              <table:table-cell office:value-type="float" office:value="19.025">
                <text:p>19.025</text:p>
              </table:table-cell>
              <table:table-cell office:value-type="float" office:value="-4.025">
                <text:p>-4.0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5">
                <text:p>15</text:p>
              </table:table-cell>
              <table:table-cell office:value-type="float" office:value="19.025">
                <text:p>19.025</text:p>
              </table:table-cell>
              <table:table-cell office:value-type="float" office:value="-4.025">
                <text:p>-4.0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5">
                <text:p>15</text:p>
              </table:table-cell>
              <table:table-cell office:value-type="float" office:value="19.025">
                <text:p>19.025</text:p>
              </table:table-cell>
              <table:table-cell office:value-type="float" office:value="-4.025">
                <text:p>-4.0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5">
                <text:p>15</text:p>
              </table:table-cell>
              <table:table-cell office:value-type="float" office:value="19.025">
                <text:p>19.025</text:p>
              </table:table-cell>
              <table:table-cell office:value-type="float" office:value="-4.025">
                <text:p>-4.0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5">
                <text:p>15</text:p>
              </table:table-cell>
              <table:table-cell office:value-type="float" office:value="19.025">
                <text:p>19.025</text:p>
              </table:table-cell>
              <table:table-cell office:value-type="float" office:value="-4.025">
                <text:p>-4.0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5">
                <text:p>15</text:p>
              </table:table-cell>
              <table:table-cell office:value-type="float" office:value="18.962">
                <text:p>18.962</text:p>
              </table:table-cell>
              <table:table-cell office:value-type="float" office:value="-3.962">
                <text:p>-3.9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5">
                <text:p>15</text:p>
              </table:table-cell>
              <table:table-cell office:value-type="float" office:value="18.962">
                <text:p>18.962</text:p>
              </table:table-cell>
              <table:table-cell office:value-type="float" office:value="-3.962">
                <text:p>-3.9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5">
                <text:p>15</text:p>
              </table:table-cell>
              <table:table-cell office:value-type="float" office:value="18.962">
                <text:p>18.962</text:p>
              </table:table-cell>
              <table:table-cell office:value-type="float" office:value="-3.962">
                <text:p>-3.9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5">
                <text:p>15</text:p>
              </table:table-cell>
              <table:table-cell office:value-type="float" office:value="18.962">
                <text:p>18.962</text:p>
              </table:table-cell>
              <table:table-cell office:value-type="float" office:value="-3.962">
                <text:p>-3.9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5">
                <text:p>15</text:p>
              </table:table-cell>
              <table:table-cell office:value-type="float" office:value="18.962">
                <text:p>18.962</text:p>
              </table:table-cell>
              <table:table-cell office:value-type="float" office:value="-3.962">
                <text:p>-3.9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5">
                <text:p>15</text:p>
              </table:table-cell>
              <table:table-cell office:value-type="float" office:value="18.962">
                <text:p>18.962</text:p>
              </table:table-cell>
              <table:table-cell office:value-type="float" office:value="-3.962">
                <text:p>-3.9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5">
                <text:p>15</text:p>
              </table:table-cell>
              <table:table-cell office:value-type="float" office:value="18.962">
                <text:p>18.962</text:p>
              </table:table-cell>
              <table:table-cell office:value-type="float" office:value="-3.962">
                <text:p>-3.9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5">
                <text:p>15</text:p>
              </table:table-cell>
              <table:table-cell office:value-type="float" office:value="18.962">
                <text:p>18.962</text:p>
              </table:table-cell>
              <table:table-cell office:value-type="float" office:value="-3.962">
                <text:p>-3.9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5">
                <text:p>15</text:p>
              </table:table-cell>
              <table:table-cell office:value-type="float" office:value="18.962">
                <text:p>18.962</text:p>
              </table:table-cell>
              <table:table-cell office:value-type="float" office:value="-3.962">
                <text:p>-3.9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5">
                <text:p>15</text:p>
              </table:table-cell>
              <table:table-cell office:value-type="float" office:value="18.962">
                <text:p>18.962</text:p>
              </table:table-cell>
              <table:table-cell office:value-type="float" office:value="-3.962">
                <text:p>-3.9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5">
                <text:p>15</text:p>
              </table:table-cell>
              <table:table-cell office:value-type="float" office:value="18.9">
                <text:p>18.9</text:p>
              </table:table-cell>
              <table:table-cell office:value-type="float" office:value="-3.9">
                <text:p>-3.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0">
                <text:p>20</text:p>
              </table:table-cell>
              <table:table-cell office:value-type="float" office:value="18.9">
                <text:p>18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0">
                <text:p>20</text:p>
              </table:table-cell>
              <table:table-cell office:value-type="float" office:value="18.9">
                <text:p>18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0">
                <text:p>20</text:p>
              </table:table-cell>
              <table:table-cell office:value-type="float" office:value="18.9">
                <text:p>18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0">
                <text:p>20</text:p>
              </table:table-cell>
              <table:table-cell office:value-type="float" office:value="18.9">
                <text:p>18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0">
                <text:p>20</text:p>
              </table:table-cell>
              <table:table-cell office:value-type="float" office:value="18.9">
                <text:p>18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0">
                <text:p>20</text:p>
              </table:table-cell>
              <table:table-cell office:value-type="float" office:value="18.9">
                <text:p>18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0">
                <text:p>20</text:p>
              </table:table-cell>
              <table:table-cell office:value-type="float" office:value="18.9">
                <text:p>18.9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